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rebuchet MS" svg:font-family="&quot;Trebuchet M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="thin solid #000000" style:vertical-align="top" fo:background-color="#FFFF00" style:repeat-content="false"/>
      <style:paragraph-properties fo:text-align="center"/>
      <style:text-properties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6600" style:repeat-content="false"/>
      <style:paragraph-properties fo:text-align="center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10" style:family="table-cell" style:parent-style-name="Default" style:data-style-name="N0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ext-properties fo:font-size="11pt" style:font-size-asian="11pt" style:font-size-complex="11pt"/>
    </style:style>
    <style:style style:name="ce15" style:family="table-cell" style:parent-style-name="Default" style:data-style-name="N0"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fo:color="#0000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transparent"/>
    </style:style>
    <style:style style:name="ce28" style:family="table-cell" style:parent-style-name="Default" style:data-style-name="N0">
      <style:table-cell-properties style:vertical-align="automatic" fo:background-color="#CC99FF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ackground-color="#FFFFFF"/>
      <style:text-properties fo:color="#FFFFFF" style:font-name="Trebuchet MS" style:font-name-asian="Trebuchet MS" style:font-name-complex="Trebuchet MS" fo:font-size="12pt" style:font-size-asian="12pt" style:font-size-complex="12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fo:color="#0000FF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fo:color="#0000FF"/>
    </style:style>
    <style:style style:name="ce34" style:family="table-cell" style:parent-style-name="Default" style:data-style-name="N0">
      <style:text-properties style:font-name="Trebuchet MS" style:font-name-asian="Trebuchet MS" style:font-name-complex="Trebuchet MS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12pt" style:font-size-asian="12pt" style:font-size-complex="12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style:cell-protect="none"/>
      <style:text-properties fo:color="#FFFFFF"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800080" style:repeat-content="false"/>
      <style:paragraph-properties fo:text-align="end" fo:margin-right="0cm"/>
      <style:text-properties fo:color="#FFFFFF"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color="#0000FF"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14pt" style:font-size-asian="14pt" style:font-size-complex="14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Trebuchet MS" style:font-name-asian="Trebuchet MS" style:font-name-complex="Trebuchet MS" fo:font-size="11pt" style:font-size-asian="11pt" style:font-size-complex="11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61" style:family="table-cell" style:parent-style-name="Default" style:data-style-name="N0">
      <style:table-cell-properties style:vertical-align="automatic" fo:background-color="#CC99FF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45520833333333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0.714375cm"/>
    </style:style>
    <style:style style:name="ro1" style:family="table-row">
      <style:table-row-properties style:row-height="99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56.2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35.25pt" style:use-optimal-row-height="false" fo:break-before="auto"/>
    </style:style>
    <style:style style:name="ro6" style:family="table-row">
      <style:table-row-properties style:row-height="16pt" style:use-optimal-row-height="true" fo:break-before="auto"/>
    </style:style>
    <style:style style:name="ro7" style:family="table-row">
      <style:table-row-properties style:row-height="42.7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13pt" style:use-optimal-row-height="true" fo:break-before="auto"/>
    </style:style>
    <style:style style:name="ro10" style:family="table-row">
      <style:table-row-properties style:row-height="30.75pt" style:use-optimal-row-height="false" fo:break-before="auto"/>
    </style:style>
    <style:style style:name="ro11" style:family="table-row">
      <style:table-row-properties style:row-height="75pt" style:use-optimal-row-height="false" fo:break-before="auto"/>
    </style:style>
    <style:style style:name="ro12" style:family="table-row">
      <style:table-row-properties style:row-height="20pt" style:use-optimal-row-height="true" fo:break-before="auto"/>
    </style:style>
    <style:style style:name="ro13" style:family="table-row">
      <style:table-row-properties style:row-height="88.5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75">
      <style:graphic-properties draw:fill="none" draw:stroke="none"/>
    </style:style>
    <style:style style:family="graphic" style:name="a76">
      <style:graphic-properties draw:fill="none" draw:stroke="none"/>
    </style:style>
    <style:style style:family="graphic" style:name="a77">
      <style:graphic-properties draw:fill="none" draw:stroke="none"/>
    </style:style>
    <style:style style:family="text" style:name="a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draw:fill="none" draw:stroke="none"/>
    </style:style>
    <style:style style:family="graphic" style:name="a201">
      <style:graphic-properties draw:fill="none" draw:stroke="none"/>
    </style:style>
    <style:style style:family="graphic" style:name="a202">
      <style:graphic-properties draw:fill="none" draw:stroke="none"/>
    </style:style>
    <style:style style:family="graphic" style:name="a203">
      <style:graphic-properties draw:fill="none" draw:stroke="none"/>
    </style:style>
    <style:style style:family="graphic" style:name="a204">
      <style:graphic-properties draw:fill="none" draw:stroke="none"/>
    </style:style>
    <style:style style:family="graphic" style:name="a205">
      <style:graphic-properties draw:fill="none" draw:stroke="none"/>
    </style:style>
    <style:style style:family="graphic" style:name="a206">
      <style:graphic-properties draw:fill="none" draw:stroke="none"/>
    </style:style>
    <style:style style:family="graphic" style:name="a207">
      <style:graphic-properties draw:fill="none" draw:stroke="none"/>
    </style:style>
    <style:style style:family="text" style:name="a2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4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8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0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1">
      <style:graphic-properties draw:fill="none" draw:stroke="none"/>
    </style:style>
    <style:style style:family="graphic" style:name="a82">
      <style:graphic-properties/>
    </style:style>
    <style:style style:family="graphic" style:name="a83">
      <style:graphic-properties/>
    </style:style>
    <style:style style:family="graphic" style:name="a84">
      <style:graphic-properties draw:fill="none" draw:stroke="none"/>
    </style:style>
    <style:style style:family="graphic" style:name="a100">
      <style:graphic-properties draw:fill="none" draw:stroke="none"/>
    </style:style>
    <style:style style:family="graphic" style:name="a85">
      <style:graphic-properties draw:fill="none" draw:stroke="none"/>
    </style:style>
    <style:style style:family="graphic" style:name="a101">
      <style:graphic-properties draw:fill="none" draw:stroke="none"/>
    </style:style>
    <style:style style:family="graphic" style:name="a86">
      <style:graphic-properties draw:fill="none" draw:stroke="none"/>
    </style:style>
    <style:style style:family="graphic" style:name="a102">
      <style:graphic-properties draw:fill="none" draw:stroke="none"/>
    </style:style>
    <style:style style:family="graphic" style:name="a87">
      <style:graphic-properties draw:fill="none" draw:stroke="none"/>
    </style:style>
    <style:style style:family="graphic" style:name="a103">
      <style:graphic-properties draw:fill="none" draw:stroke="none"/>
    </style:style>
    <style:style style:family="graphic" style:name="a88">
      <style:graphic-properties draw:fill="none" draw:stroke="none"/>
    </style:style>
    <style:style style:family="graphic" style:name="a104">
      <style:graphic-properties draw:fill="none" draw:stroke="none"/>
    </style:style>
    <style:style style:family="graphic" style:name="a89">
      <style:graphic-properties draw:fill="none" draw:stroke="none"/>
    </style:style>
    <style:style style:family="graphic" style:name="a105">
      <style:graphic-properties draw:fill="none" draw:stroke="none"/>
    </style:style>
    <style:style style:family="graphic" style:name="a106">
      <style:graphic-properties draw:fill="none" draw:stroke="none"/>
    </style:style>
    <style:style style:family="graphic" style:name="a107">
      <style:graphic-properties draw:fill="none" draw:stroke="none"/>
    </style:style>
    <style:style style:family="graphic" style:name="a210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8">
      <style:graphic-properties draw:fill="none" draw:stroke="none"/>
    </style:style>
    <style:style style:family="graphic" style:name="a211">
      <style:graphic-properties draw:fill="none" draw:stroke="none"/>
    </style:style>
    <style:style style:family="graphic" style:name="a109">
      <style:graphic-properties draw:fill="none" draw:stroke="none"/>
    </style:style>
    <style:style style:family="graphic" style:name="a212">
      <style:graphic-properties/>
    </style:style>
    <style:style style:family="graphic" style:name="a213">
      <style:graphic-properties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5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0">
      <style:paragraph-properties fo:line-height="0.3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0">
      <style:graphic-properties draw:fill="none" draw:stroke="none"/>
    </style:style>
    <style:style style:family="graphic" style:name="a91">
      <style:graphic-properties draw:fill="none" draw:stroke="none"/>
    </style:style>
    <style:style style:family="graphic" style:name="a92">
      <style:graphic-properties draw:fill="none" draw:stroke="none"/>
    </style:style>
    <style:style style:family="graphic" style:name="a93">
      <style:graphic-properties draw:fill="none" draw:stroke="none"/>
    </style:style>
    <style:style style:family="text" style:name="a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none" draw:stroke="none"/>
    </style:style>
    <style:style style:family="graphic" style:name="a112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8">
      <style:graphic-properties/>
    </style:style>
    <style:style style:family="graphic" style:name="a113">
      <style:graphic-properties draw:fill="none" draw:stroke="none"/>
    </style:style>
    <style:style style:family="graphic" style:name="a99">
      <style:graphic-properties/>
    </style:style>
    <style:style style:family="graphic" style:name="a114">
      <style:graphic-properties/>
    </style:style>
    <style:style style:family="graphic" style:name="a115">
      <style:graphic-properties/>
    </style:style>
    <style:style style:family="graphic" style:name="a116">
      <style:graphic-properties draw:fill="none" draw:stroke="none"/>
    </style:style>
    <style:style style:family="graphic" style:name="a117">
      <style:graphic-properties draw:fill="none" draw:stroke="non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">
      <style:graphic-properties draw:fill="none" draw:stroke="none"/>
    </style:style>
    <style:style style:family="paragraph" style:name="a221">
      <style:paragraph-properties fo:line-height="0.3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draw:fill="none" draw:stroke="non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3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331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3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7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9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draw:fill="none" draw:stroke="none"/>
    </style:style>
    <style:style style:family="graphic" style:name="a121">
      <style:graphic-properties draw:fill="none" draw:stroke="none"/>
    </style:style>
    <style:style style:family="graphic" style:name="a122">
      <style:graphic-properties draw:fill="none" draw:stroke="none"/>
    </style:style>
    <style:style style:family="graphic" style:name="a123">
      <style:graphic-properties draw:fill="none" draw:stroke="none"/>
    </style:style>
    <style:style style:family="graphic" style:name="a124">
      <style:graphic-properties draw:fill="none" draw:stroke="none"/>
    </style:style>
    <style:style style:family="graphic" style:name="a125">
      <style:graphic-properties draw:fill="none" draw:stroke="none"/>
    </style:style>
    <style:style style:family="text" style:name="a1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8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6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40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/>
    </style:style>
    <style:style style:family="graphic" style:name="a131">
      <style:graphic-properties/>
    </style:style>
    <style:style style:family="graphic" style:name="a132">
      <style:graphic-properties draw:fill="none" draw:stroke="none"/>
    </style:style>
    <style:style style:family="graphic" style:name="a133">
      <style:graphic-properties draw:fill="none" draw:stroke="none"/>
    </style:style>
    <style:style style:family="graphic" style:name="a134">
      <style:graphic-properties draw:fill="none" draw:stroke="none"/>
    </style:style>
    <style:style style:family="graphic" style:name="a135">
      <style:graphic-properties draw:fill="none" draw:stroke="none"/>
    </style:style>
    <style:style style:family="graphic" style:name="a136">
      <style:graphic-properties draw:fill="none" draw:stroke="none"/>
    </style:style>
    <style:style style:family="graphic" style:name="a137">
      <style:graphic-properties draw:fill="none" draw:stroke="none"/>
    </style:style>
    <style:style style:family="paragraph" style:name="a240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draw:fill="none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9">
      <style:graphic-properties draw:fill="none" draw:stroke="none"/>
    </style:style>
    <style:style style:family="paragraph" style:name="a242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248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0">
      <style:graphic-properties draw:fill="none" draw:stroke="none"/>
    </style:style>
    <style:style style:family="graphic" style:name="a141">
      <style:graphic-properties draw:fill="none" draw:stroke="none"/>
    </style:style>
    <style:style style:family="text" style:name="a1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5">
      <style:graphic-properties draw:fill="none" draw:stroke="none"/>
    </style:style>
    <style:style style:family="graphic" style:name="a146">
      <style:graphic-properties/>
    </style:style>
    <style:style style:family="graphic" style:name="a147">
      <style:graphic-properties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draw:fill="none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9">
      <style:graphic-properties draw:fill="none" draw:stroke="non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5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9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3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50">
      <style:graphic-properties draw:fill="none" draw:stroke="none"/>
    </style:style>
    <style:style style:family="graphic" style:name="a151">
      <style:graphic-properties draw:fill="none" draw:stroke="none"/>
    </style:style>
    <style:style style:family="graphic" style:name="a152">
      <style:graphic-properties draw:fill="none" draw:stroke="none"/>
    </style:style>
    <style:style style:family="graphic" style:name="a153">
      <style:graphic-properties draw:fill="none" draw:stroke="none"/>
    </style:style>
    <style:style style:family="graphic" style:name="a154">
      <style:graphic-properties draw:fill="none" draw:stroke="none"/>
    </style:style>
    <style:style style:family="graphic" style:name="a155">
      <style:graphic-properties draw:fill="none" draw:stroke="none"/>
    </style:style>
    <style:style style:family="graphic" style:name="a156">
      <style:graphic-properties draw:fill="none" draw:stroke="none"/>
    </style:style>
    <style:style style:family="graphic" style:name="a157">
      <style:graphic-properties draw:fill="none" draw:stroke="non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0.30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3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69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60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1">
      <style:graphic-properties draw:fill="none" draw:stroke="none"/>
    </style:style>
    <style:style style:family="graphic" style:name="a162">
      <style:graphic-properties/>
    </style:style>
    <style:style style:family="graphic" style:name="a163">
      <style:graphic-properties/>
    </style:style>
    <style:style style:family="graphic" style:name="a164">
      <style:graphic-properties draw:fill="none" draw:stroke="none"/>
    </style:style>
    <style:style style:family="graphic" style:name="a165">
      <style:graphic-properties draw:fill="none" draw:stroke="none"/>
    </style:style>
    <style:style style:family="graphic" style:name="a166">
      <style:graphic-properties draw:fill="none" draw:stroke="none"/>
    </style:style>
    <style:style style:family="graphic" style:name="a167">
      <style:graphic-properties draw:fill="none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8">
      <style:graphic-properties draw:fill="none" draw:stroke="non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none" draw:stroke="non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6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847in" style:font-size-asian="0.12847in" style:font-size-complex="0.1284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2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3">
      <style:graphic-properties draw:fill="none" draw:stroke="none"/>
    </style:style>
    <style:style style:family="graphic" style:name="a174">
      <style:graphic-properties draw:fill="none" draw:stroke="none"/>
    </style:style>
    <style:style style:family="graphic" style:name="a175">
      <style:graphic-properties draw:fill="none" draw:stroke="none"/>
    </style:style>
    <style:style style:family="text" style:name="a17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9">
      <style:graphic-properties draw:fill="none" draw:stroke="non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2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0">
      <style:graphic-properties/>
    </style:style>
    <style:style style:family="graphic" style:name="a181">
      <style:graphic-properties/>
    </style:style>
    <style:style style:family="graphic" style:name="a182">
      <style:graphic-properties draw:fill="none" draw:stroke="none"/>
    </style:style>
    <style:style style:family="graphic" style:name="a183">
      <style:graphic-properties draw:fill="none" draw:stroke="none"/>
    </style:style>
    <style:style style:family="graphic" style:name="a184">
      <style:graphic-properties draw:fill="none" draw:stroke="none"/>
    </style:style>
    <style:style style:family="graphic" style:name="a185">
      <style:graphic-properties draw:fill="none" draw:stroke="none"/>
    </style:style>
    <style:style style:family="graphic" style:name="a186">
      <style:graphic-properties draw:fill="none" draw:stroke="none"/>
    </style:style>
    <style:style style:family="graphic" style:name="a187">
      <style:graphic-properties draw:fill="none" draw:stroke="none"/>
    </style:style>
    <style:style style:family="graphic" style:name="a188">
      <style:graphic-properties draw:fill="none" draw:stroke="non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5">
      <style:paragraph-properties fo:line-height="0.2361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9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none" draw:stroke="none"/>
    </style:style>
    <style:style style:family="graphic" style:name="a191">
      <style:graphic-properties draw:fill="none" draw:stroke="none"/>
    </style:style>
    <style:style style:family="text" style:name="a1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5">
      <style:graphic-properties draw:fill="none" draw:stroke="none"/>
    </style:style>
    <style:style style:family="graphic" style:name="a196">
      <style:graphic-properties/>
    </style:style>
    <style:style style:family="graphic" style:name="a197">
      <style:graphic-properties/>
    </style:style>
    <style:style style:family="graphic" style:name="a198">
      <style:graphic-properties draw:fill="none" draw:stroke="none"/>
    </style:style>
    <style:style style:family="graphic" style:name="a199">
      <style:graphic-properties draw:fill="none" draw:stroke="none"/>
    </style:style>
    <style:style style:family="graphic" style:name="a10">
      <style:graphic-properties draw:fill="none" draw:stroke="none"/>
    </style:style>
    <style:style style:family="graphic" style:name="a11">
      <style:graphic-properties draw:fill="none" draw:stroke="none"/>
    </style:style>
    <style:style style:family="graphic" style:name="a12">
      <style:graphic-properties draw:fill="none" draw:stroke="none"/>
    </style:style>
    <style:style style:family="graphic" style:name="a13">
      <style:graphic-properties draw:fill="none" draw:stroke="none"/>
    </style:style>
    <style:style style:family="text" style:name="a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">
      <style:graphic-properties draw:fill="none" draw:stroke="none"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20">
      <style:graphic-properties draw:fill="none" draw:stroke="none"/>
    </style:style>
    <style:style style:family="graphic" style:name="a21">
      <style:graphic-properties draw:fill="none" draw:stroke="none"/>
    </style:style>
    <style:style style:family="graphic" style:name="a22">
      <style:graphic-properties draw:fill="none" draw:stroke="none"/>
    </style:style>
    <style:style style:family="graphic" style:name="a23">
      <style:graphic-properties draw:fill="none" draw:stroke="none"/>
    </style:style>
    <style:style style:family="graphic" style:name="a24">
      <style:graphic-properties draw:fill="none" draw:stroke="none"/>
    </style:style>
    <style:style style:family="graphic" style:name="a25">
      <style:graphic-properties draw:fill="none" draw:stroke="none"/>
    </style:style>
    <style:style style:family="graphic" style:name="a26">
      <style:graphic-properties draw:fill="none" draw:stroke="none"/>
    </style:style>
    <style:style style:family="graphic" style:name="a27">
      <style:graphic-properties draw:fill="none" draw:stroke="none"/>
    </style:style>
    <style:style style:family="graphic" style:name="a28">
      <style:graphic-properties draw:fill="none" draw:stroke="none"/>
    </style:style>
    <style:style style:family="graphic" style:name="a29">
      <style:graphic-properties draw:fill="none" draw:stroke="none"/>
    </style:style>
    <style:style style:family="text" style:name="a3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3">
      <style:graphic-properties draw:fill="none" draw:stroke="none"/>
    </style:style>
    <style:style style:family="graphic" style:name="a34">
      <style:graphic-properties/>
    </style:style>
    <style:style style:family="graphic" style:name="a35">
      <style:graphic-properties/>
    </style:style>
    <style:style style:family="graphic" style:name="a36">
      <style:graphic-properties draw:fill="none" draw:stroke="none"/>
    </style:style>
    <style:style style:family="graphic" style:name="a37">
      <style:graphic-properties draw:fill="none" draw:stroke="none"/>
    </style:style>
    <style:style style:family="graphic" style:name="a38">
      <style:graphic-properties draw:fill="none" draw:stroke="none"/>
    </style:style>
    <style:style style:family="graphic" style:name="a39">
      <style:graphic-properties draw:fill="none" draw:stroke="none"/>
    </style:style>
    <style:style style:family="graphic" style:name="a40">
      <style:graphic-properties draw:fill="none" draw:stroke="none"/>
    </style:style>
    <style:style style:family="graphic" style:name="a41">
      <style:graphic-properties draw:fill="none" draw:stroke="none"/>
    </style:style>
    <style:style style:family="graphic" style:name="a42">
      <style:graphic-properties draw:fill="none" draw:stroke="none"/>
    </style:style>
    <style:style style:family="graphic" style:name="a43">
      <style:graphic-properties draw:fill="none" draw:stroke="none"/>
    </style:style>
    <style:style style:family="graphic" style:name="a44">
      <style:graphic-properties draw:fill="none" draw:stroke="none"/>
    </style:style>
    <style:style style:family="graphic" style:name="a45">
      <style:graphic-properties draw:fill="none" draw:stroke="none"/>
    </style:style>
    <style:style style:family="text" style:name="a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9">
      <style:graphic-properties draw:fill="none" draw:stroke="non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/>
    </style:style>
    <style:style style:family="graphic" style:name="a4">
      <style:graphic-properties draw:fill="none" draw:stroke="none"/>
    </style:style>
    <style:style style:family="graphic" style:name="a5">
      <style:graphic-properties draw:fill="none" draw:stroke="none"/>
    </style:style>
    <style:style style:family="graphic" style:name="a6">
      <style:graphic-properties draw:fill="none" draw:stroke="none"/>
    </style:style>
    <style:style style:family="graphic" style:name="a7">
      <style:graphic-properties draw:fill="none" draw:stroke="none"/>
    </style:style>
    <style:style style:family="graphic" style:name="a8">
      <style:graphic-properties draw:fill="none" draw:stroke="none"/>
    </style:style>
    <style:style style:family="graphic" style:name="a9">
      <style:graphic-properties draw:fill="none" draw:stroke="none"/>
    </style:style>
    <style:style style:family="graphic" style:name="a50">
      <style:graphic-properties/>
    </style:style>
    <style:style style:family="graphic" style:name="a51">
      <style:graphic-properties/>
    </style:style>
    <style:style style:family="graphic" style:name="a52">
      <style:graphic-properties draw:fill="none" draw:stroke="none"/>
    </style:style>
    <style:style style:family="graphic" style:name="a53">
      <style:graphic-properties draw:fill="none" draw:stroke="none"/>
    </style:style>
    <style:style style:family="graphic" style:name="a54">
      <style:graphic-properties draw:fill="none" draw:stroke="none"/>
    </style:style>
    <style:style style:family="graphic" style:name="a55">
      <style:graphic-properties draw:fill="none" draw:stroke="none"/>
    </style:style>
    <style:style style:family="graphic" style:name="a56">
      <style:graphic-properties draw:fill="none" draw:stroke="none"/>
    </style:style>
    <style:style style:family="graphic" style:name="a57">
      <style:graphic-properties draw:fill="none" draw:stroke="none"/>
    </style:style>
    <style:style style:family="graphic" style:name="a58">
      <style:graphic-properties draw:fill="none" draw:stroke="none"/>
    </style:style>
    <style:style style:family="graphic" style:name="a59">
      <style:graphic-properties draw:fill="none" draw:stroke="none"/>
    </style:style>
    <style:style style:family="graphic" style:name="a60">
      <style:graphic-properties draw:fill="none" draw:stroke="none"/>
    </style:style>
    <style:style style:family="graphic" style:name="a61">
      <style:graphic-properties draw:fill="none" draw:stroke="none"/>
    </style:style>
    <style:style style:family="text" style:name="a6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Trebuchet MS" style:font-pitch="variable" fo:font-size="0.13194in" style:font-size-asian="0.13194in" style:font-size-complex="0.13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no-wrap" fo:padding-top="0.02in" fo:padding-bottom="0in" fo:padding-left="0.02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">
      <style:graphic-properties draw:fill="none" draw:stroke="none"/>
    </style:style>
    <style:style style:family="graphic" style:name="a66">
      <style:graphic-properties/>
    </style:style>
    <style:style style:family="graphic" style:name="a67">
      <style:graphic-properties/>
    </style:style>
    <style:style style:family="graphic" style:name="a68">
      <style:graphic-properties draw:fill="none" draw:stroke="none"/>
    </style:style>
    <style:style style:family="graphic" style:name="a69">
      <style:graphic-properties draw:fill="none" draw:stroke="non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1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25in" fo:padding-bottom="0in" fo:padding-left="0.04in" fo:padding-right="0.04in" draw:textarea-vertical-align="top" draw:textarea-horizontal-align="center" draw:fill="solid" draw:fill-color="#ffff99" draw:opacity="100%" draw:stroke="solid" svg:stroke-width="0.01042in" svg:stroke-color="#000000" svg:stroke-opacity="100%" draw:stroke-linejoin="round" draw:shadow="visible" draw:shadow-offset-x="0.08333in" draw:shadow-offset-y="0.08333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no-wrap" fo:padding-top="0.025in" fo:padding-bottom="0in" fo:padding-left="0.02in" fo:padding-right="0.02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pitch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none" draw:stroke="none"/>
    </style:style>
    <style:style style:family="graphic" style:name="a71">
      <style:graphic-properties draw:fill="none" draw:stroke="none"/>
    </style:style>
    <style:style style:family="graphic" style:name="a72">
      <style:graphic-properties draw:fill="none" draw:stroke="none"/>
    </style:style>
    <style:style style:family="graphic" style:name="a73">
      <style:graphic-properties draw:fill="none" draw:stroke="none"/>
    </style:style>
    <style:style style:family="graphic" style:name="a74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4" table:default-cell-style-name="ce1"/>
        <table:table-column table:style-name="co4" table:default-cell-style-name="ce1"/>
        <table:table-column table:style-name="co5" table:number-columns-repeated="3" table:default-cell-style-name="ce23"/>
        <table:table-column table:style-name="co6" table:number-columns-repeated="226" table:default-cell-style-name="ce1"/>
        <table:table-column table:style-name="co7" table:number-columns-repeated="16128" table:default-cell-style-name="ce1"/>
        <table:table-row table:style-name="ro1">
          <table:table-cell/>
          <table:table-cell table:number-columns-repeated="26" table:style-name="ce1"/>
          <table:table-cell table:number-columns-repeated="3" table:style-name="ce23"/>
          <table:table-cell table:number-columns-repeated="16354" table:style-name="ce1"/>
        </table:table-row>
        <table:table-row table:style-name="ro2">
          <table:table-cell/>
          <table:table-cell office:value-type="string" table:style-name="ce41">
            <text:p>Current Score</text:p>
          </table:table-cell>
          <table:table-cell office:value-type="string" table:number-columns-spanned="2" table:number-rows-spanned="1" table:style-name="ce60">
            <text:p>Group 1</text:p>
          </table:table-cell>
          <table:covered-table-cell/>
          <table:table-cell office:value-type="string" table:number-columns-spanned="2" table:number-rows-spanned="1" table:style-name="ce60">
            <text:p>Group 2</text:p>
          </table:table-cell>
          <table:covered-table-cell/>
          <table:table-cell office:value-type="string" table:number-columns-spanned="2" table:number-rows-spanned="1" table:style-name="ce60">
            <text:p>Group 3</text:p>
          </table:table-cell>
          <table:covered-table-cell/>
          <table:table-cell office:value-type="string" table:number-columns-spanned="2" table:number-rows-spanned="1" table:style-name="ce60">
            <text:p>Group 4</text:p>
          </table:table-cell>
          <table:covered-table-cell/>
          <table:table-cell office:value-type="string" table:number-columns-spanned="2" table:number-rows-spanned="1" table:style-name="ce60">
            <text:p>Group 5</text:p>
          </table:table-cell>
          <table:covered-table-cell/>
          <table:table-cell office:value-type="string" table:number-columns-spanned="2" table:number-rows-spanned="1" table:style-name="ce60">
            <text:p>Group 6</text:p>
          </table:table-cell>
          <table:covered-table-cell/>
          <table:table-cell office:value-type="string" table:number-columns-spanned="2" table:number-rows-spanned="1" table:style-name="ce60">
            <text:p>Group 7</text:p>
          </table:table-cell>
          <table:covered-table-cell/>
          <table:table-cell office:value-type="string" table:number-columns-spanned="2" table:number-rows-spanned="1" table:style-name="ce60">
            <text:p>Group 8</text:p>
          </table:table-cell>
          <table:covered-table-cell/>
          <table:table-cell office:value-type="string" table:number-columns-spanned="2" table:number-rows-spanned="1" table:style-name="ce60">
            <text:p>Group 9</text:p>
          </table:table-cell>
          <table:covered-table-cell/>
          <table:table-cell office:value-type="string" table:number-columns-spanned="2" table:number-rows-spanned="1" table:style-name="ce60">
            <text:p>Group 10</text:p>
          </table:table-cell>
          <table:covered-table-cell/>
          <table:table-cell office:value-type="string" table:number-columns-spanned="2" table:number-rows-spanned="1" table:style-name="ce60">
            <text:p>Group 11</text:p>
          </table:table-cell>
          <table:covered-table-cell/>
          <table:table-cell office:value-type="string" table:number-columns-spanned="2" table:number-rows-spanned="1" table:style-name="ce60">
            <text:p>Group 12</text:p>
          </table:table-cell>
          <table:covered-table-cell/>
          <table:table-cell table:style-name="ce35"/>
          <table:table-cell table:number-columns-repeated="3" table:style-name="ce23"/>
          <table:table-cell table:number-columns-repeated="16354" table:style-name="ce1"/>
        </table:table-row>
        <table:table-row table:style-name="ro3">
          <table:table-cell table:style-name="ce9"/>
          <table:table-cell table:style-name="ce42">
            <office:annotation draw:style-name="a0" svg:x="2.32291666666667in" svg:y="0.34375in" svg:width="1.125in" svg:height="0.53125in">
              <dc:creator>Geoff Parcell</dc:creator>
              <text:p><text:span text:style-name="T2">Geoff Parcell:</text:span></text:p>
              <text:p><text:span text:style-name="T2">Enter your subdistricts, cities or organisations in this row, up to 10</text:span></text:p>
            </office:annotation>
          </table:table-cell>
          <table:table-cell office:value-type="string" table:number-columns-spanned="2" table:number-rows-spanned="1" table:style-name="ce63">
            <text:p>Tom</text:p>
          </table:table-cell>
          <table:covered-table-cell/>
          <table:table-cell office:value-type="string" table:number-columns-spanned="2" table:number-rows-spanned="1" table:style-name="ce62">
            <text:p>Dick</text:p>
          </table:table-cell>
          <table:covered-table-cell/>
          <table:table-cell office:value-type="string" table:number-columns-spanned="2" table:number-rows-spanned="1" table:style-name="ce62">
            <text:p>Harry</text:p>
          </table:table-cell>
          <table:covered-table-cell/>
          <table:table-cell office:value-type="string" table:number-columns-spanned="2" table:number-rows-spanned="1" table:style-name="ce62">
            <text:p>Bob</text:p>
          </table:table-cell>
          <table:covered-table-cell/>
          <table:table-cell office:value-type="string" table:number-columns-spanned="2" table:number-rows-spanned="1" table:style-name="ce62">
            <text:p>Sam</text:p>
          </table:table-cell>
          <table:covered-table-cell/>
          <table:table-cell office:value-type="string" table:number-columns-spanned="2" table:number-rows-spanned="1" table:style-name="ce62">
            <text:p>Anne</text:p>
          </table:table-cell>
          <table:covered-table-cell/>
          <table:table-cell office:value-type="string" table:number-columns-spanned="2" table:number-rows-spanned="1" table:style-name="ce59">
            <text:p>Julie</text:p>
          </table:table-cell>
          <table:covered-table-cell/>
          <table:table-cell office:value-type="string" table:number-columns-spanned="2" table:number-rows-spanned="1" table:style-name="ce59">
            <text:p>Rosie</text:p>
          </table:table-cell>
          <table:covered-table-cell/>
          <table:table-cell office:value-type="string" table:number-columns-spanned="2" table:number-rows-spanned="1" table:style-name="ce59">
            <text:p>Jim</text:p>
          </table:table-cell>
          <table:covered-table-cell/>
          <table:table-cell office:value-type="string" table:number-columns-spanned="2" table:number-rows-spanned="1" table:style-name="ce59">
            <text:p>Kate</text:p>
          </table:table-cell>
          <table:covered-table-cell/>
          <table:table-cell office:value-type="string" table:number-columns-spanned="2" table:number-rows-spanned="1" table:style-name="ce59">
            <text:p>Jill</text:p>
          </table:table-cell>
          <table:covered-table-cell/>
          <table:table-cell office:value-type="string" table:number-columns-spanned="2" table:number-rows-spanned="1" table:style-name="ce59">
            <text:p>Wendy</text:p>
          </table:table-cell>
          <table:covered-table-cell/>
          <table:table-cell table:style-name="ce39"/>
          <table:table-cell office:value-type="string" table:style-name="ce24">
            <text:p>low</text:p>
          </table:table-cell>
          <table:table-cell office:value-type="string" table:style-name="ce24">
            <text:p>high</text:p>
          </table:table-cell>
          <table:table-cell office:value-type="string" table:style-name="ce24">
            <text:p>Gap</text:p>
          </table:table-cell>
          <table:table-cell table:number-columns-repeated="16354" table:style-name="ce9"/>
        </table:table-row>
        <table:table-row table:style-name="ro4">
          <table:table-cell table:style-name="ce22"/>
          <table:table-cell office:value-type="string" table:style-name="ce43">
            <text:p>C=Current, T=Target</text:p>
          </table:table-cell>
          <table:table-cell office:value-type="string" table:style-name="ce44">
            <text:p>C</text:p>
          </table:table-cell>
          <table:table-cell office:value-type="string" table:style-name="ce45">
            <text:p>T</text:p>
          </table:table-cell>
          <table:table-cell office:value-type="string" table:style-name="ce44">
            <text:p>C</text:p>
          </table:table-cell>
          <table:table-cell office:value-type="string" table:style-name="ce45">
            <text:p>T</text:p>
          </table:table-cell>
          <table:table-cell office:value-type="string" table:style-name="ce44">
            <text:p>C</text:p>
          </table:table-cell>
          <table:table-cell office:value-type="string" table:style-name="ce45">
            <text:p>T</text:p>
          </table:table-cell>
          <table:table-cell office:value-type="string" table:style-name="ce44">
            <text:p>C</text:p>
          </table:table-cell>
          <table:table-cell office:value-type="string" table:style-name="ce45">
            <text:p>T</text:p>
          </table:table-cell>
          <table:table-cell office:value-type="string" table:style-name="ce44">
            <text:p>C</text:p>
          </table:table-cell>
          <table:table-cell office:value-type="string" table:style-name="ce45">
            <text:p>T</text:p>
          </table:table-cell>
          <table:table-cell office:value-type="string" table:style-name="ce44">
            <text:p>C</text:p>
          </table:table-cell>
          <table:table-cell office:value-type="string" table:style-name="ce45">
            <text:p>T</text:p>
          </table:table-cell>
          <table:table-cell office:value-type="string" table:style-name="ce44">
            <text:p>C</text:p>
          </table:table-cell>
          <table:table-cell office:value-type="string" table:style-name="ce51">
            <text:p>T</text:p>
          </table:table-cell>
          <table:table-cell office:value-type="string" table:style-name="ce44">
            <text:p>C</text:p>
          </table:table-cell>
          <table:table-cell office:value-type="string" table:style-name="ce51">
            <text:p>T</text:p>
          </table:table-cell>
          <table:table-cell office:value-type="string" table:style-name="ce44">
            <text:p>C</text:p>
          </table:table-cell>
          <table:table-cell office:value-type="string" table:style-name="ce51">
            <text:p>T</text:p>
          </table:table-cell>
          <table:table-cell office:value-type="string" table:style-name="ce44">
            <text:p>C</text:p>
          </table:table-cell>
          <table:table-cell office:value-type="string" table:style-name="ce51">
            <text:p>T</text:p>
          </table:table-cell>
          <table:table-cell office:value-type="string" table:style-name="ce44">
            <text:p>C</text:p>
          </table:table-cell>
          <table:table-cell office:value-type="string" table:style-name="ce51">
            <text:p>T</text:p>
          </table:table-cell>
          <table:table-cell office:value-type="string" table:style-name="ce44">
            <text:p>C</text:p>
          </table:table-cell>
          <table:table-cell office:value-type="string" table:style-name="ce45">
            <text:p>T</text:p>
          </table:table-cell>
          <table:table-cell table:style-name="ce36"/>
          <table:table-cell table:number-columns-repeated="2" table:style-name="ce25"/>
          <table:table-cell table:style-name="ce26"/>
          <table:table-cell table:number-columns-repeated="16354" table:style-name="ce22"/>
        </table:table-row>
        <table:table-row table:style-name="ro5">
          <table:table-cell/>
          <table:table-cell office:value-type="string" table:style-name="ce49">
            <text:p>Taking a strategic approach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6">
            <text:p>2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46">
            <text:p>4</text:p>
          </table:table-cell>
          <table:table-cell office:value-type="float" office:value="4" table:style-name="ce47">
            <text:p>4</text:p>
          </table:table-cell>
          <table:table-cell office:value-type="float" office:value="1" table:style-name="ce46">
            <text:p>1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table:style-name="ce37"/>
          <table:table-cell office:value-type="float" office:value="1" table:formula="of:=MIN([.C5];[.E5];[.G5];[.I5];[.K5];[.M5];[.O5];[.Q5];[.S5];[.U5];[.W5];[.Y5])" table:style-name="ce23">
            <text:p>1</text:p>
          </table:table-cell>
          <table:table-cell office:value-type="float" office:value="4" table:formula="of:=MAX([.C5];[.E5];[.G5];[.I5];[.K5];[.M5];[.O5];[.Q5];[.S5];[.U5];[.W5];[.Y5])" table:style-name="ce23">
            <text:p>4</text:p>
          </table:table-cell>
          <table:table-cell office:value-type="float" office:value="3" table:formula="of:=[.AC5]-[.AB5]" table:style-name="ce23">
            <text:p>3</text:p>
          </table:table-cell>
          <table:table-cell table:number-columns-repeated="16354" table:style-name="ce1"/>
        </table:table-row>
        <table:table-row table:style-name="ro5">
          <table:table-cell/>
          <table:table-cell office:value-type="string" table:style-name="ce50">
            <text:p>Leadership<text:s/></text:p>
          </table:table-cell>
          <table:table-cell office:value-type="float" office:value="2" table:style-name="ce46">
            <text:p>2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48">
            <text:p>4</text:p>
          </table:table-cell>
          <table:table-cell office:value-type="float" office:value="4" table:style-name="ce47">
            <text:p>4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4" table:style-name="ce47">
            <text:p>4</text:p>
          </table:table-cell>
          <table:table-cell office:value-type="float" office:value="4" table:style-name="ce48">
            <text:p>4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8">
            <text:p>3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table:style-name="ce37"/>
          <table:table-cell office:value-type="float" office:value="2" table:formula="of:=MIN([.C6];[.E6];[.G6];[.I6];[.K6];[.M6];[.O6];[.Q6];[.S6];[.U6];[.W6];[.Y6])" table:style-name="ce23">
            <text:p>2</text:p>
          </table:table-cell>
          <table:table-cell office:value-type="float" office:value="4" table:formula="of:=MAX([.C6];[.E6];[.G6];[.I6];[.K6];[.M6];[.O6];[.Q6];[.S6];[.U6];[.W6];[.Y6])" table:style-name="ce23">
            <text:p>4</text:p>
          </table:table-cell>
          <table:table-cell office:value-type="float" office:value="2" table:formula="of:=[.AC6]-[.AB6]" table:style-name="ce23">
            <text:p>2</text:p>
          </table:table-cell>
          <table:table-cell table:number-columns-repeated="16354" table:style-name="ce1"/>
        </table:table-row>
        <table:table-row table:style-name="ro5">
          <table:table-cell/>
          <table:table-cell office:value-type="string" table:style-name="ce52">
            <text:p>Building a learning organisation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6">
            <text:p>2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8">
            <text:p>3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7">
            <text:p>4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8">
            <text:p>3</text:p>
          </table:table-cell>
          <table:table-cell office:value-type="float" office:value="4" table:style-name="ce47">
            <text:p>4</text:p>
          </table:table-cell>
          <table:table-cell table:style-name="ce37"/>
          <table:table-cell office:value-type="float" office:value="2" table:formula="of:=MIN([.C7];[.E7];[.G7];[.I7];[.K7];[.M7];[.O7];[.Q7];[.S7];[.U7];[.W7];[.Y7])" table:style-name="ce23">
            <text:p>2</text:p>
          </table:table-cell>
          <table:table-cell office:value-type="float" office:value="3" table:formula="of:=MAX([.C7];[.E7];[.G7];[.I7];[.K7];[.M7];[.O7];[.Q7];[.S7];[.U7];[.W7];[.Y7])" table:style-name="ce23">
            <text:p>3</text:p>
          </table:table-cell>
          <table:table-cell office:value-type="float" office:value="1" table:formula="of:=[.AC7]-[.AB7]" table:style-name="ce23">
            <text:p>1</text:p>
          </table:table-cell>
          <table:table-cell table:number-columns-repeated="16354" table:style-name="ce1"/>
        </table:table-row>
        <table:table-row table:style-name="ro5">
          <table:table-cell/>
          <table:table-cell office:value-type="string" table:style-name="ce53">
            <text:p>Networking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4" table:style-name="ce46">
            <text:p>4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6">
            <text:p>2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4" table:style-name="ce48">
            <text:p>4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7">
            <text:p>4</text:p>
          </table:table-cell>
          <table:table-cell table:style-name="ce37"/>
          <table:table-cell office:value-type="float" office:value="2" table:formula="of:=MIN([.C8];[.E8];[.G8];[.I8];[.K8];[.M8];[.O8];[.Q8];[.S8];[.U8];[.W8];[.Y8])" table:style-name="ce23">
            <text:p>2</text:p>
          </table:table-cell>
          <table:table-cell office:value-type="float" office:value="4" table:formula="of:=MAX([.C8];[.E8];[.G8];[.I8];[.K8];[.M8];[.O8];[.Q8];[.S8];[.U8];[.W8];[.Y8])" table:style-name="ce23">
            <text:p>4</text:p>
          </table:table-cell>
          <table:table-cell office:value-type="float" office:value="2" table:formula="of:=[.AC8]-[.AB8]" table:style-name="ce23">
            <text:p>2</text:p>
          </table:table-cell>
          <table:table-cell table:number-columns-repeated="16354" table:style-name="ce1"/>
        </table:table-row>
        <table:table-row table:style-name="ro5">
          <table:table-cell/>
          <table:table-cell office:value-type="string" table:style-name="ce54">
            <text:p>Measuring the value</text:p>
          </table:table-cell>
          <table:table-cell office:value-type="float" office:value="2" table:style-name="ce46">
            <text:p>2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6">
            <text:p>2</text:p>
          </table:table-cell>
          <table:table-cell office:value-type="float" office:value="4" table:style-name="ce47">
            <text:p>4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4" table:style-name="ce47">
            <text:p>4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table:style-name="ce37"/>
          <table:table-cell office:value-type="float" office:value="1" table:formula="of:=MIN([.C9];[.E9];[.G9];[.I9];[.K9];[.M9];[.O9];[.Q9];[.S9];[.U9];[.W9];[.Y9])" table:style-name="ce23">
            <text:p>1</text:p>
          </table:table-cell>
          <table:table-cell office:value-type="float" office:value="3" table:formula="of:=MAX([.C9];[.E9];[.G9];[.I9];[.K9];[.M9];[.O9];[.Q9];[.S9];[.U9];[.W9];[.Y9])" table:style-name="ce23">
            <text:p>3</text:p>
          </table:table-cell>
          <table:table-cell office:value-type="float" office:value="2" table:formula="of:=[.AC9]-[.AB9]" table:style-name="ce23">
            <text:p>2</text:p>
          </table:table-cell>
          <table:table-cell table:number-columns-repeated="16354" table:style-name="ce1"/>
        </table:table-row>
        <table:table-row table:style-name="ro5">
          <table:table-cell/>
          <table:table-cell office:value-type="string" table:style-name="ce52">
            <text:p>Capturing &amp; reapplying knowledge</text:p>
          </table:table-cell>
          <table:table-cell office:value-type="float" office:value="4" table:style-name="ce46">
            <text:p>4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6">
            <text:p>3</text:p>
          </table:table-cell>
          <table:table-cell office:value-type="float" office:value="5" table:style-name="ce47">
            <text:p>5</text:p>
          </table:table-cell>
          <table:table-cell office:value-type="float" office:value="4" table:style-name="ce48">
            <text:p>4</text:p>
          </table:table-cell>
          <table:table-cell office:value-type="float" office:value="4" table:style-name="ce47">
            <text:p>4</text:p>
          </table:table-cell>
          <table:table-cell office:value-type="float" office:value="4" table:style-name="ce46">
            <text:p>4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55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5">
            <text:p>3</text:p>
          </table:table-cell>
          <table:table-cell office:value-type="float" office:value="4" table:style-name="ce56">
            <text:p>4</text:p>
          </table:table-cell>
          <table:table-cell office:value-type="float" office:value="2" table:style-name="ce55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3" table:style-name="ce55">
            <text:p>3</text:p>
          </table:table-cell>
          <table:table-cell office:value-type="float" office:value="3" table:style-name="ce56">
            <text:p>3</text:p>
          </table:table-cell>
          <table:table-cell office:value-type="float" office:value="2" table:style-name="ce55">
            <text:p>2</text:p>
          </table:table-cell>
          <table:table-cell office:value-type="float" office:value="2" table:style-name="ce56">
            <text:p>2</text:p>
          </table:table-cell>
          <table:table-cell table:style-name="ce8"/>
          <table:table-cell office:value-type="float" office:value="2" table:formula="of:=MIN([.C10];[.E10];[.G10];[.I10];[.K10];[.M10];[.O10];[.Q10];[.S10];[.U10];[.W10];[.Y10])" table:style-name="ce23">
            <text:p>2</text:p>
          </table:table-cell>
          <table:table-cell office:value-type="float" office:value="4" table:formula="of:=MAX([.C10];[.E10];[.G10];[.I10];[.K10];[.M10];[.O10];[.Q10];[.S10];[.U10];[.W10];[.Y10])" table:style-name="ce23">
            <text:p>4</text:p>
          </table:table-cell>
          <table:table-cell office:value-type="float" office:value="2" table:formula="of:=[.AC10]-[.AB10]" table:style-name="ce23">
            <text:p>2</text:p>
          </table:table-cell>
          <table:table-cell table:number-columns-repeated="4" table:style-name="ce1"/>
          <table:table-cell table:style-name="ce1">
            <office:annotation draw:style-name="a1" svg:x="16.5104166666667in" svg:y="1.55208333333333in" svg:width="2.59375in" svg:height="0.510416666666667in">
              <dc:creator>Geoff Parcell</dc:creator>
              <text:p><text:span text:style-name="T2">Geoff Parcell:</text:span><text:span text:style-name="T1"/></text:p>
              <text:p><text:span text:style-name="T1">Finished? Now have a look at Group 1 sheet to see <text:s/>the completed river diagram</text:span></text:p>
            </office:annotation>
          </table:table-cell>
          <table:table-cell table:number-columns-repeated="16349"/>
        </table:table-row>
        <table:table-row table:style-name="ro5">
          <table:table-cell/>
          <table:table-cell office:value-type="string" table:style-name="ce54">
            <text:p>Innovation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4" table:style-name="ce47">
            <text:p>4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55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2" table:style-name="ce55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2" table:style-name="ce55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2" table:style-name="ce55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4" table:style-name="ce55">
            <text:p>4</text:p>
          </table:table-cell>
          <table:table-cell office:value-type="float" office:value="4" table:style-name="ce56">
            <text:p>4</text:p>
          </table:table-cell>
          <table:table-cell table:style-name="ce8"/>
          <table:table-cell office:value-type="float" office:value="2" table:formula="of:=MIN([.C11];[.E11];[.G11];[.I11];[.K11];[.M11];[.O11];[.Q11];[.S11];[.U11];[.W11];[.Y11])" table:style-name="ce23">
            <text:p>2</text:p>
          </table:table-cell>
          <table:table-cell office:value-type="float" office:value="4" table:formula="of:=MAX([.C11];[.E11];[.G11];[.I11];[.K11];[.M11];[.O11];[.Q11];[.S11];[.U11];[.W11];[.Y11])" table:style-name="ce23">
            <text:p>4</text:p>
          </table:table-cell>
          <table:table-cell office:value-type="float" office:value="2" table:formula="of:=[.AC11]-[.AB11]" table:style-name="ce23">
            <text:p>2</text:p>
          </table:table-cell>
          <table:table-cell table:number-columns-repeated="16354" table:style-name="ce1"/>
        </table:table-row>
        <table:table-row table:style-name="ro5">
          <table:table-cell/>
          <table:table-cell office:value-type="string" table:style-name="ce52">
            <text:p>Implementing efficiencies in our working practices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8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1" table:style-name="ce57">
            <text:p>1</text:p>
          </table:table-cell>
          <table:table-cell office:value-type="float" office:value="1" table:style-name="ce58">
            <text:p>1</text:p>
          </table:table-cell>
          <table:table-cell office:value-type="float" office:value="1" table:style-name="ce57">
            <text:p>1</text:p>
          </table:table-cell>
          <table:table-cell office:value-type="float" office:value="1" table:style-name="ce58">
            <text:p>1</text:p>
          </table:table-cell>
          <table:table-cell office:value-type="float" office:value="2" table:style-name="ce57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7">
            <text:p>2</text:p>
          </table:table-cell>
          <table:table-cell office:value-type="float" office:value="2" table:style-name="ce58">
            <text:p>2</text:p>
          </table:table-cell>
          <table:table-cell office:value-type="float" office:value="2" table:style-name="ce57">
            <text:p>2</text:p>
          </table:table-cell>
          <table:table-cell office:value-type="float" office:value="2" table:style-name="ce58">
            <text:p>2</text:p>
          </table:table-cell>
          <table:table-cell table:style-name="ce8"/>
          <table:table-cell office:value-type="float" office:value="1" table:formula="of:=MIN([.C12];[.E12];[.G12];[.I12];[.K12];[.M12];[.O12];[.Q12];[.S12];[.U12];[.W12];[.Y12])" table:style-name="ce23">
            <text:p>1</text:p>
          </table:table-cell>
          <table:table-cell office:value-type="float" office:value="3" table:formula="of:=MAX([.C12];[.E12];[.G12];[.I12];[.K12];[.M12];[.O12];[.Q12];[.S12];[.U12];[.W12];[.Y12])" table:style-name="ce23">
            <text:p>3</text:p>
          </table:table-cell>
          <table:table-cell office:value-type="float" office:value="2" table:formula="of:=[.AC12]-[.AB12]" table:style-name="ce23">
            <text:p>2</text:p>
          </table:table-cell>
          <table:table-cell table:number-columns-repeated="16354" table:style-name="ce1"/>
        </table:table-row>
        <table:table-row table:style-name="ro6">
          <table:table-cell/>
          <table:table-cell office:value-type="string" table:style-name="ce31">
            <text:p>Target Score</text:p>
          </table:table-cell>
          <table:table-cell table:number-columns-repeated="25" table:style-name="ce8"/>
          <table:table-cell table:number-columns-repeated="3" table:style-name="ce23"/>
          <table:table-cell table:number-columns-repeated="16354" table:style-name="ce1"/>
        </table:table-row>
        <table:table-row table:style-name="ro7">
          <table:table-cell/>
          <table:table-cell table:style-name="ce31"/>
          <table:table-cell table:number-columns-repeated="25" table:style-name="ce8"/>
          <table:table-cell table:number-columns-repeated="3" table:style-name="ce23"/>
          <table:table-cell table:number-columns-repeated="16354" table:style-name="ce1"/>
        </table:table-row>
        <table:table-row table:number-rows-repeated="2" table:style-name="ro6">
          <table:table-cell/>
          <table:table-cell table:style-name="ce31"/>
          <table:table-cell table:number-columns-repeated="25" table:style-name="ce8"/>
          <table:table-cell table:number-columns-repeated="3" table:style-name="ce23"/>
          <table:table-cell table:number-columns-repeated="16354" table:style-name="ce1"/>
        </table:table-row>
        <table:table-row table:style-name="ro6">
          <table:table-cell/>
          <table:table-cell table:style-name="ce31"/>
          <table:table-cell table:style-name="ce1"/>
          <table:table-cell table:number-columns-repeated="24" table:style-name="ce8"/>
          <table:table-cell table:number-columns-repeated="16357"/>
        </table:table-row>
        <table:table-row table:style-name="ro8">
          <table:table-cell/>
          <table:table-cell office:value-type="string" table:style-name="ce10">
            <office:annotation draw:style-name="a2" svg:x="2.32291666666667in" svg:y="3.11458333333333in" svg:width="1.125in" svg:height="0.572916666666667in">
              <dc:creator>Geoff Parcell</dc:creator>
              <text:p><text:span text:style-name="T2">Geoff Parcell:</text:span><text:span text:style-name="T1"/></text:p>
              <text:p><text:span text:style-name="T1">This table is protected and calculates the gap between target and current for you.</text:span></text:p>
            </office:annotation>
            <text:p>This table calculates the gap</text:p>
          </table:table-cell>
          <table:table-cell office:value-type="string" office:string-value="Tom" table:formula="of:=[.C3]" table:number-columns-spanned="2" table:number-rows-spanned="1" table:style-name="ce61">
            <text:p>Tom</text:p>
          </table:table-cell>
          <table:covered-table-cell/>
          <table:table-cell office:value-type="string" office:string-value="Dick" table:formula="of:=[.E3]" table:number-columns-spanned="2" table:number-rows-spanned="1" table:style-name="ce61">
            <text:p>Dick</text:p>
          </table:table-cell>
          <table:covered-table-cell/>
          <table:table-cell office:value-type="string" office:string-value="Harry" table:formula="of:=[.G3]" table:number-columns-spanned="2" table:number-rows-spanned="1" table:style-name="ce61">
            <text:p>Harry</text:p>
          </table:table-cell>
          <table:covered-table-cell/>
          <table:table-cell office:value-type="string" office:string-value="Bob" table:formula="of:=[.I3]" table:number-columns-spanned="2" table:number-rows-spanned="1" table:style-name="ce61">
            <text:p>Bob</text:p>
          </table:table-cell>
          <table:covered-table-cell/>
          <table:table-cell office:value-type="string" office:string-value="Sam" table:formula="of:=[.K3]" table:number-columns-spanned="2" table:number-rows-spanned="1" table:style-name="ce61">
            <text:p>Sam</text:p>
          </table:table-cell>
          <table:covered-table-cell/>
          <table:table-cell office:value-type="string" office:string-value="Anne" table:formula="of:=[.M3]" table:number-columns-spanned="2" table:number-rows-spanned="1" table:style-name="ce61">
            <text:p>Anne</text:p>
          </table:table-cell>
          <table:covered-table-cell/>
          <table:table-cell office:value-type="string" office:string-value="Julie" table:formula="of:=[.O3]" table:number-columns-spanned="2" table:number-rows-spanned="1" table:style-name="ce61">
            <text:p>Julie</text:p>
          </table:table-cell>
          <table:covered-table-cell/>
          <table:table-cell office:value-type="string" office:string-value="Rosie" table:formula="of:=[.Q3]" table:number-columns-spanned="2" table:number-rows-spanned="1" table:style-name="ce61">
            <text:p>Rosie</text:p>
          </table:table-cell>
          <table:covered-table-cell/>
          <table:table-cell office:value-type="string" office:string-value="Jim" table:formula="of:=[.S3]" table:number-columns-spanned="2" table:number-rows-spanned="1" table:style-name="ce61">
            <text:p>Jim</text:p>
          </table:table-cell>
          <table:covered-table-cell/>
          <table:table-cell office:value-type="string" office:string-value="Kate" table:formula="of:=[.U3]" table:number-columns-spanned="2" table:number-rows-spanned="1" table:style-name="ce61">
            <text:p>Kate</text:p>
          </table:table-cell>
          <table:covered-table-cell/>
          <table:table-cell office:value-type="string" office:string-value="Jill" table:formula="of:=[.W3]" table:number-columns-spanned="2" table:number-rows-spanned="1" table:style-name="ce61">
            <text:p>Jill</text:p>
          </table:table-cell>
          <table:covered-table-cell/>
          <table:table-cell office:value-type="string" office:string-value="Wendy" table:formula="of:=[.Y3]" table:number-columns-spanned="2" table:number-rows-spanned="1" table:style-name="ce61">
            <text:p>Wendy</text:p>
          </table:table-cell>
          <table:covered-table-cell/>
          <table:table-cell table:style-name="ce40"/>
          <table:table-cell table:number-columns-repeated="16357"/>
        </table:table-row>
        <table:table-row table:style-name="ro8">
          <table:table-cell/>
          <table:table-cell table:style-name="ce1"/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office:value-type="string" table:style-name="ce28">
            <text:p>Level</text:p>
          </table:table-cell>
          <table:table-cell office:value-type="string" table:style-name="ce28">
            <text:p>Gap</text:p>
          </table:table-cell>
          <table:table-cell table:style-name="ce40"/>
          <table:table-cell table:number-columns-repeated="16357"/>
        </table:table-row>
        <table:table-row table:style-name="ro8">
          <table:table-cell/>
          <table:table-cell office:value-type="string" office:string-value="Taking a strategic approach" table:formula="of:=[.B5]" table:style-name="ce27">
            <text:p>Taking a strategic approach</text:p>
          </table:table-cell>
          <table:table-cell office:value-type="float" office:value="3" table:formula="of:=[.C5]" table:style-name="ce29">
            <text:p>3</text:p>
          </table:table-cell>
          <table:table-cell office:value-type="float" office:value="0" table:formula="of:=[.D5]-[.C5]" table:style-name="ce32">
            <text:p>0</text:p>
          </table:table-cell>
          <table:table-cell office:value-type="float" office:value="2" table:formula="of:=[.E5]" table:style-name="ce29">
            <text:p>2</text:p>
          </table:table-cell>
          <table:table-cell office:value-type="float" office:value="2" table:formula="of:=[.F5]-[.E5]" table:style-name="ce32">
            <text:p>2</text:p>
          </table:table-cell>
          <table:table-cell office:value-type="float" office:value="3" table:formula="of:=[.G5]" table:style-name="ce29">
            <text:p>3</text:p>
          </table:table-cell>
          <table:table-cell office:value-type="float" office:value="0" table:formula="of:=[.H5]-[.G5]" table:style-name="ce32">
            <text:p>0</text:p>
          </table:table-cell>
          <table:table-cell office:value-type="float" office:value="4" table:formula="of:=[.I5]" table:style-name="ce29">
            <text:p>4</text:p>
          </table:table-cell>
          <table:table-cell office:value-type="float" office:value="0" table:formula="of:=[.J5]-[.I5]" table:style-name="ce32">
            <text:p>0</text:p>
          </table:table-cell>
          <table:table-cell office:value-type="float" office:value="1" table:formula="of:=[.K5]" table:style-name="ce29">
            <text:p>1</text:p>
          </table:table-cell>
          <table:table-cell office:value-type="float" office:value="3" table:formula="of:=[.L5]-[.K5]" table:style-name="ce32">
            <text:p>3</text:p>
          </table:table-cell>
          <table:table-cell office:value-type="float" office:value="3" table:formula="of:=[.M5]" table:style-name="ce29">
            <text:p>3</text:p>
          </table:table-cell>
          <table:table-cell office:value-type="float" office:value="0" table:formula="of:=[.N5]-[.M5]" table:style-name="ce32">
            <text:p>0</text:p>
          </table:table-cell>
          <table:table-cell office:value-type="float" office:value="2" table:formula="of:=[.O5]" table:style-name="ce29">
            <text:p>2</text:p>
          </table:table-cell>
          <table:table-cell office:value-type="float" office:value="1" table:formula="of:=[.P5]-[.O5]" table:style-name="ce32">
            <text:p>1</text:p>
          </table:table-cell>
          <table:table-cell office:value-type="float" office:value="3" table:formula="of:=[.Q5]" table:style-name="ce29">
            <text:p>3</text:p>
          </table:table-cell>
          <table:table-cell office:value-type="float" office:value="0" table:formula="of:=[.R5]-[.Q5]" table:style-name="ce32">
            <text:p>0</text:p>
          </table:table-cell>
          <table:table-cell office:value-type="float" office:value="2" table:formula="of:=[.S5]" table:style-name="ce29">
            <text:p>2</text:p>
          </table:table-cell>
          <table:table-cell office:value-type="float" office:value="0" table:formula="of:=[.T5]-[.S5]" table:style-name="ce32">
            <text:p>0</text:p>
          </table:table-cell>
          <table:table-cell office:value-type="float" office:value="3" table:formula="of:=[.U5]" table:style-name="ce29">
            <text:p>3</text:p>
          </table:table-cell>
          <table:table-cell office:value-type="float" office:value="1" table:formula="of:=[.V5]-[.U5]" table:style-name="ce32">
            <text:p>1</text:p>
          </table:table-cell>
          <table:table-cell office:value-type="float" office:value="3" table:formula="of:=[.W5]" table:style-name="ce29">
            <text:p>3</text:p>
          </table:table-cell>
          <table:table-cell office:value-type="float" office:value="0" table:formula="of:=[.X5]-[.W5]" table:style-name="ce32">
            <text:p>0</text:p>
          </table:table-cell>
          <table:table-cell office:value-type="float" office:value="2" table:formula="of:=[.Y5]" table:style-name="ce29">
            <text:p>2</text:p>
          </table:table-cell>
          <table:table-cell office:value-type="float" office:value="0" table:formula="of:=[.Z5]-[.Y5]" table:style-name="ce32">
            <text:p>0</text:p>
          </table:table-cell>
          <table:table-cell table:style-name="ce38"/>
          <table:table-cell table:number-columns-repeated="16357"/>
        </table:table-row>
        <table:table-row table:style-name="ro8">
          <table:table-cell/>
          <table:table-cell office:value-type="string" office:string-value="Leadership " table:formula="of:=[.B6]" table:style-name="ce27">
            <text:p>Leadership<text:s/></text:p>
          </table:table-cell>
          <table:table-cell office:value-type="float" office:value="2" table:formula="of:=[.C6]" table:style-name="ce30">
            <text:p>2</text:p>
          </table:table-cell>
          <table:table-cell office:value-type="float" office:value="2" table:formula="of:=[.D6]-[.C6]" table:style-name="ce33">
            <text:p>2</text:p>
          </table:table-cell>
          <table:table-cell office:value-type="float" office:value="3" table:formula="of:=[.E6]" table:style-name="ce30">
            <text:p>3</text:p>
          </table:table-cell>
          <table:table-cell office:value-type="float" office:value="0" table:formula="of:=[.F6]-[.E6]" table:style-name="ce33">
            <text:p>0</text:p>
          </table:table-cell>
          <table:table-cell office:value-type="float" office:value="3" table:formula="of:=[.G6]" table:style-name="ce30">
            <text:p>3</text:p>
          </table:table-cell>
          <table:table-cell office:value-type="float" office:value="0" table:formula="of:=[.H6]-[.G6]" table:style-name="ce33">
            <text:p>0</text:p>
          </table:table-cell>
          <table:table-cell office:value-type="float" office:value="4" table:formula="of:=[.I6]" table:style-name="ce30">
            <text:p>4</text:p>
          </table:table-cell>
          <table:table-cell office:value-type="float" office:value="0" table:formula="of:=[.J6]-[.I6]" table:style-name="ce33">
            <text:p>0</text:p>
          </table:table-cell>
          <table:table-cell office:value-type="float" office:value="2" table:formula="of:=[.K6]" table:style-name="ce30">
            <text:p>2</text:p>
          </table:table-cell>
          <table:table-cell office:value-type="float" office:value="0" table:formula="of:=[.L6]-[.K6]" table:style-name="ce33">
            <text:p>0</text:p>
          </table:table-cell>
          <table:table-cell office:value-type="float" office:value="3" table:formula="of:=[.M6]" table:style-name="ce30">
            <text:p>3</text:p>
          </table:table-cell>
          <table:table-cell office:value-type="float" office:value="1" table:formula="of:=[.N6]-[.M6]" table:style-name="ce33">
            <text:p>1</text:p>
          </table:table-cell>
          <table:table-cell office:value-type="float" office:value="4" table:formula="of:=[.O6]" table:style-name="ce30">
            <text:p>4</text:p>
          </table:table-cell>
          <table:table-cell office:value-type="float" office:value="0" table:formula="of:=[.P6]-[.O6]" table:style-name="ce33">
            <text:p>0</text:p>
          </table:table-cell>
          <table:table-cell office:value-type="float" office:value="3" table:formula="of:=[.Q6]" table:style-name="ce30">
            <text:p>3</text:p>
          </table:table-cell>
          <table:table-cell office:value-type="float" office:value="1" table:formula="of:=[.R6]-[.Q6]" table:style-name="ce33">
            <text:p>1</text:p>
          </table:table-cell>
          <table:table-cell office:value-type="float" office:value="3" table:formula="of:=[.S6]" table:style-name="ce30">
            <text:p>3</text:p>
          </table:table-cell>
          <table:table-cell office:value-type="float" office:value="0" table:formula="of:=[.T6]-[.S6]" table:style-name="ce33">
            <text:p>0</text:p>
          </table:table-cell>
          <table:table-cell office:value-type="float" office:value="2" table:formula="of:=[.U6]" table:style-name="ce30">
            <text:p>2</text:p>
          </table:table-cell>
          <table:table-cell office:value-type="float" office:value="0" table:formula="of:=[.V6]-[.U6]" table:style-name="ce33">
            <text:p>0</text:p>
          </table:table-cell>
          <table:table-cell office:value-type="float" office:value="2" table:formula="of:=[.W6]" table:style-name="ce30">
            <text:p>2</text:p>
          </table:table-cell>
          <table:table-cell office:value-type="float" office:value="2" table:formula="of:=[.X6]-[.W6]" table:style-name="ce33">
            <text:p>2</text:p>
          </table:table-cell>
          <table:table-cell office:value-type="float" office:value="3" table:formula="of:=[.Y6]" table:style-name="ce30">
            <text:p>3</text:p>
          </table:table-cell>
          <table:table-cell office:value-type="float" office:value="0" table:formula="of:=[.Z6]-[.Y6]" table:style-name="ce33">
            <text:p>0</text:p>
          </table:table-cell>
          <table:table-cell table:style-name="ce38"/>
          <table:table-cell table:number-columns-repeated="16357"/>
        </table:table-row>
        <table:table-row table:style-name="ro8">
          <table:table-cell/>
          <table:table-cell office:value-type="string" office:string-value="Building a learning organisation" table:formula="of:=[.B7]" table:style-name="ce27">
            <text:p>Building a learning organisation</text:p>
          </table:table-cell>
          <table:table-cell office:value-type="float" office:value="2" table:formula="of:=[.C7]" table:style-name="ce30">
            <text:p>2</text:p>
          </table:table-cell>
          <table:table-cell office:value-type="float" office:value="0" table:formula="of:=[.D7]-[.C7]" table:style-name="ce33">
            <text:p>0</text:p>
          </table:table-cell>
          <table:table-cell office:value-type="float" office:value="3" table:formula="of:=[.E7]" table:style-name="ce30">
            <text:p>3</text:p>
          </table:table-cell>
          <table:table-cell office:value-type="float" office:value="0" table:formula="of:=[.F7]-[.E7]" table:style-name="ce33">
            <text:p>0</text:p>
          </table:table-cell>
          <table:table-cell office:value-type="float" office:value="2" table:formula="of:=[.G7]" table:style-name="ce30">
            <text:p>2</text:p>
          </table:table-cell>
          <table:table-cell office:value-type="float" office:value="2" table:formula="of:=[.H7]-[.G7]" table:style-name="ce33">
            <text:p>2</text:p>
          </table:table-cell>
          <table:table-cell office:value-type="float" office:value="3" table:formula="of:=[.I7]" table:style-name="ce30">
            <text:p>3</text:p>
          </table:table-cell>
          <table:table-cell office:value-type="float" office:value="1" table:formula="of:=[.J7]-[.I7]" table:style-name="ce33">
            <text:p>1</text:p>
          </table:table-cell>
          <table:table-cell office:value-type="float" office:value="3" table:formula="of:=[.K7]" table:style-name="ce30">
            <text:p>3</text:p>
          </table:table-cell>
          <table:table-cell office:value-type="float" office:value="0" table:formula="of:=[.L7]-[.K7]" table:style-name="ce33">
            <text:p>0</text:p>
          </table:table-cell>
          <table:table-cell office:value-type="float" office:value="3" table:formula="of:=[.M7]" table:style-name="ce30">
            <text:p>3</text:p>
          </table:table-cell>
          <table:table-cell office:value-type="float" office:value="0" table:formula="of:=[.N7]-[.M7]" table:style-name="ce33">
            <text:p>0</text:p>
          </table:table-cell>
          <table:table-cell office:value-type="float" office:value="2" table:formula="of:=[.O7]" table:style-name="ce30">
            <text:p>2</text:p>
          </table:table-cell>
          <table:table-cell office:value-type="float" office:value="0" table:formula="of:=[.P7]-[.O7]" table:style-name="ce33">
            <text:p>0</text:p>
          </table:table-cell>
          <table:table-cell office:value-type="float" office:value="2" table:formula="of:=[.Q7]" table:style-name="ce30">
            <text:p>2</text:p>
          </table:table-cell>
          <table:table-cell office:value-type="float" office:value="0" table:formula="of:=[.R7]-[.Q7]" table:style-name="ce33">
            <text:p>0</text:p>
          </table:table-cell>
          <table:table-cell office:value-type="float" office:value="2" table:formula="of:=[.S7]" table:style-name="ce30">
            <text:p>2</text:p>
          </table:table-cell>
          <table:table-cell office:value-type="float" office:value="2" table:formula="of:=[.T7]-[.S7]" table:style-name="ce33">
            <text:p>2</text:p>
          </table:table-cell>
          <table:table-cell office:value-type="float" office:value="2" table:formula="of:=[.U7]" table:style-name="ce30">
            <text:p>2</text:p>
          </table:table-cell>
          <table:table-cell office:value-type="float" office:value="0" table:formula="of:=[.V7]-[.U7]" table:style-name="ce33">
            <text:p>0</text:p>
          </table:table-cell>
          <table:table-cell office:value-type="float" office:value="2" table:formula="of:=[.W7]" table:style-name="ce30">
            <text:p>2</text:p>
          </table:table-cell>
          <table:table-cell office:value-type="float" office:value="2" table:formula="of:=[.X7]-[.W7]" table:style-name="ce33">
            <text:p>2</text:p>
          </table:table-cell>
          <table:table-cell office:value-type="float" office:value="3" table:formula="of:=[.Y7]" table:style-name="ce30">
            <text:p>3</text:p>
          </table:table-cell>
          <table:table-cell office:value-type="float" office:value="1" table:formula="of:=[.Z7]-[.Y7]" table:style-name="ce33">
            <text:p>1</text:p>
          </table:table-cell>
          <table:table-cell table:style-name="ce38"/>
          <table:table-cell table:number-columns-repeated="16357"/>
        </table:table-row>
        <table:table-row table:style-name="ro8">
          <table:table-cell/>
          <table:table-cell office:value-type="string" office:string-value="Networking" table:formula="of:=[.B8]" table:style-name="ce27">
            <text:p>Networking</text:p>
          </table:table-cell>
          <table:table-cell office:value-type="float" office:value="3" table:formula="of:=[.C8]" table:style-name="ce30">
            <text:p>3</text:p>
          </table:table-cell>
          <table:table-cell office:value-type="float" office:value="0" table:formula="of:=[.D8]-[.C8]" table:style-name="ce33">
            <text:p>0</text:p>
          </table:table-cell>
          <table:table-cell office:value-type="float" office:value="2" table:formula="of:=[.E8]" table:style-name="ce30">
            <text:p>2</text:p>
          </table:table-cell>
          <table:table-cell office:value-type="float" office:value="0" table:formula="of:=[.F8]-[.E8]" table:style-name="ce33">
            <text:p>0</text:p>
          </table:table-cell>
          <table:table-cell office:value-type="float" office:value="4" table:formula="of:=[.G8]" table:style-name="ce30">
            <text:p>4</text:p>
          </table:table-cell>
          <table:table-cell office:value-type="float" office:value="0" table:formula="of:=[.H8]-[.G8]" table:style-name="ce33">
            <text:p>0</text:p>
          </table:table-cell>
          <table:table-cell office:value-type="float" office:value="3" table:formula="of:=[.I8]" table:style-name="ce30">
            <text:p>3</text:p>
          </table:table-cell>
          <table:table-cell office:value-type="float" office:value="0" table:formula="of:=[.J8]-[.I8]" table:style-name="ce33">
            <text:p>0</text:p>
          </table:table-cell>
          <table:table-cell office:value-type="float" office:value="2" table:formula="of:=[.K8]" table:style-name="ce30">
            <text:p>2</text:p>
          </table:table-cell>
          <table:table-cell office:value-type="float" office:value="1" table:formula="of:=[.L8]-[.K8]" table:style-name="ce33">
            <text:p>1</text:p>
          </table:table-cell>
          <table:table-cell office:value-type="float" office:value="2" table:formula="of:=[.M8]" table:style-name="ce30">
            <text:p>2</text:p>
          </table:table-cell>
          <table:table-cell office:value-type="float" office:value="0" table:formula="of:=[.N8]-[.M8]" table:style-name="ce33">
            <text:p>0</text:p>
          </table:table-cell>
          <table:table-cell office:value-type="float" office:value="2" table:formula="of:=[.O8]" table:style-name="ce30">
            <text:p>2</text:p>
          </table:table-cell>
          <table:table-cell office:value-type="float" office:value="2" table:formula="of:=[.P8]-[.O8]" table:style-name="ce33">
            <text:p>2</text:p>
          </table:table-cell>
          <table:table-cell office:value-type="float" office:value="3" table:formula="of:=[.Q8]" table:style-name="ce30">
            <text:p>3</text:p>
          </table:table-cell>
          <table:table-cell office:value-type="float" office:value="0" table:formula="of:=[.R8]-[.Q8]" table:style-name="ce33">
            <text:p>0</text:p>
          </table:table-cell>
          <table:table-cell office:value-type="float" office:value="2" table:formula="of:=[.S8]" table:style-name="ce30">
            <text:p>2</text:p>
          </table:table-cell>
          <table:table-cell office:value-type="float" office:value="0" table:formula="of:=[.T8]-[.S8]" table:style-name="ce33">
            <text:p>0</text:p>
          </table:table-cell>
          <table:table-cell office:value-type="float" office:value="4" table:formula="of:=[.U8]" table:style-name="ce30">
            <text:p>4</text:p>
          </table:table-cell>
          <table:table-cell office:value-type="float" office:value="0" table:formula="of:=[.V8]-[.U8]" table:style-name="ce33">
            <text:p>0</text:p>
          </table:table-cell>
          <table:table-cell office:value-type="float" office:value="3" table:formula="of:=[.W8]" table:style-name="ce30">
            <text:p>3</text:p>
          </table:table-cell>
          <table:table-cell office:value-type="float" office:value="0" table:formula="of:=[.X8]-[.W8]" table:style-name="ce33">
            <text:p>0</text:p>
          </table:table-cell>
          <table:table-cell office:value-type="float" office:value="2" table:formula="of:=[.Y8]" table:style-name="ce30">
            <text:p>2</text:p>
          </table:table-cell>
          <table:table-cell office:value-type="float" office:value="2" table:formula="of:=[.Z8]-[.Y8]" table:style-name="ce33">
            <text:p>2</text:p>
          </table:table-cell>
          <table:table-cell table:style-name="ce38"/>
          <table:table-cell table:number-columns-repeated="16357"/>
        </table:table-row>
        <table:table-row table:style-name="ro8">
          <table:table-cell/>
          <table:table-cell office:value-type="string" office:string-value="Measuring the value" table:formula="of:=[.B9]" table:style-name="ce27">
            <text:p>Measuring the value</text:p>
          </table:table-cell>
          <table:table-cell office:value-type="float" office:value="2" table:formula="of:=[.C9]" table:style-name="ce30">
            <text:p>2</text:p>
          </table:table-cell>
          <table:table-cell office:value-type="float" office:value="1" table:formula="of:=[.D9]-[.C9]" table:style-name="ce33">
            <text:p>1</text:p>
          </table:table-cell>
          <table:table-cell office:value-type="float" office:value="2" table:formula="of:=[.E9]" table:style-name="ce30">
            <text:p>2</text:p>
          </table:table-cell>
          <table:table-cell office:value-type="float" office:value="2" table:formula="of:=[.F9]-[.E9]" table:style-name="ce33">
            <text:p>2</text:p>
          </table:table-cell>
          <table:table-cell office:value-type="float" office:value="1" table:formula="of:=[.G9]" table:style-name="ce30">
            <text:p>1</text:p>
          </table:table-cell>
          <table:table-cell office:value-type="float" office:value="0" table:formula="of:=[.H9]-[.G9]" table:style-name="ce33">
            <text:p>0</text:p>
          </table:table-cell>
          <table:table-cell office:value-type="float" office:value="3" table:formula="of:=[.I9]" table:style-name="ce30">
            <text:p>3</text:p>
          </table:table-cell>
          <table:table-cell office:value-type="float" office:value="0" table:formula="of:=[.J9]-[.I9]" table:style-name="ce33">
            <text:p>0</text:p>
          </table:table-cell>
          <table:table-cell office:value-type="float" office:value="2" table:formula="of:=[.K9]" table:style-name="ce30">
            <text:p>2</text:p>
          </table:table-cell>
          <table:table-cell office:value-type="float" office:value="0" table:formula="of:=[.L9]-[.K9]" table:style-name="ce33">
            <text:p>0</text:p>
          </table:table-cell>
          <table:table-cell office:value-type="float" office:value="3" table:formula="of:=[.M9]" table:style-name="ce30">
            <text:p>3</text:p>
          </table:table-cell>
          <table:table-cell office:value-type="float" office:value="0" table:formula="of:=[.N9]-[.M9]" table:style-name="ce33">
            <text:p>0</text:p>
          </table:table-cell>
          <table:table-cell office:value-type="float" office:value="3" table:formula="of:=[.O9]" table:style-name="ce30">
            <text:p>3</text:p>
          </table:table-cell>
          <table:table-cell office:value-type="float" office:value="0" table:formula="of:=[.P9]-[.O9]" table:style-name="ce33">
            <text:p>0</text:p>
          </table:table-cell>
          <table:table-cell office:value-type="float" office:value="1" table:formula="of:=[.Q9]" table:style-name="ce30">
            <text:p>1</text:p>
          </table:table-cell>
          <table:table-cell office:value-type="float" office:value="1" table:formula="of:=[.R9]-[.Q9]" table:style-name="ce33">
            <text:p>1</text:p>
          </table:table-cell>
          <table:table-cell office:value-type="float" office:value="3" table:formula="of:=[.S9]" table:style-name="ce30">
            <text:p>3</text:p>
          </table:table-cell>
          <table:table-cell office:value-type="float" office:value="0" table:formula="of:=[.T9]-[.S9]" table:style-name="ce33">
            <text:p>0</text:p>
          </table:table-cell>
          <table:table-cell office:value-type="float" office:value="3" table:formula="of:=[.U9]" table:style-name="ce30">
            <text:p>3</text:p>
          </table:table-cell>
          <table:table-cell office:value-type="float" office:value="1" table:formula="of:=[.V9]-[.U9]" table:style-name="ce33">
            <text:p>1</text:p>
          </table:table-cell>
          <table:table-cell office:value-type="float" office:value="2" table:formula="of:=[.W9]" table:style-name="ce30">
            <text:p>2</text:p>
          </table:table-cell>
          <table:table-cell office:value-type="float" office:value="0" table:formula="of:=[.X9]-[.W9]" table:style-name="ce33">
            <text:p>0</text:p>
          </table:table-cell>
          <table:table-cell office:value-type="float" office:value="3" table:formula="of:=[.Y9]" table:style-name="ce30">
            <text:p>3</text:p>
          </table:table-cell>
          <table:table-cell office:value-type="float" office:value="0" table:formula="of:=[.Z9]-[.Y9]" table:style-name="ce33">
            <text:p>0</text:p>
          </table:table-cell>
          <table:table-cell table:style-name="ce38"/>
          <table:table-cell table:number-columns-repeated="16357"/>
        </table:table-row>
        <table:table-row table:style-name="ro8">
          <table:table-cell/>
          <table:table-cell office:value-type="string" office:string-value="Capturing &amp; reapplying knowledge" table:formula="of:=[.B10]" table:style-name="ce27">
            <text:p>Capturing &amp; reapplying knowledge</text:p>
          </table:table-cell>
          <table:table-cell office:value-type="float" office:value="4" table:formula="of:=[.C10]" table:style-name="ce30">
            <text:p>4</text:p>
          </table:table-cell>
          <table:table-cell office:value-type="float" office:value="0" table:formula="of:=[.D10]-[.C10]" table:style-name="ce33">
            <text:p>0</text:p>
          </table:table-cell>
          <table:table-cell office:value-type="float" office:value="3" table:formula="of:=[.E10]" table:style-name="ce30">
            <text:p>3</text:p>
          </table:table-cell>
          <table:table-cell office:value-type="float" office:value="0" table:formula="of:=[.F10]-[.E10]" table:style-name="ce33">
            <text:p>0</text:p>
          </table:table-cell>
          <table:table-cell office:value-type="float" office:value="3" table:formula="of:=[.G10]" table:style-name="ce30">
            <text:p>3</text:p>
          </table:table-cell>
          <table:table-cell office:value-type="float" office:value="2" table:formula="of:=[.H10]-[.G10]" table:style-name="ce33">
            <text:p>2</text:p>
          </table:table-cell>
          <table:table-cell office:value-type="float" office:value="4" table:formula="of:=[.I10]" table:style-name="ce30">
            <text:p>4</text:p>
          </table:table-cell>
          <table:table-cell office:value-type="float" office:value="0" table:formula="of:=[.J10]-[.I10]" table:style-name="ce33">
            <text:p>0</text:p>
          </table:table-cell>
          <table:table-cell office:value-type="float" office:value="4" table:formula="of:=[.K10]" table:style-name="ce30">
            <text:p>4</text:p>
          </table:table-cell>
          <table:table-cell office:value-type="float" office:value="0" table:formula="of:=[.L10]-[.K10]" table:style-name="ce33">
            <text:p>0</text:p>
          </table:table-cell>
          <table:table-cell office:value-type="float" office:value="3" table:formula="of:=[.M10]" table:style-name="ce30">
            <text:p>3</text:p>
          </table:table-cell>
          <table:table-cell office:value-type="float" office:value="0" table:formula="of:=[.N10]-[.M10]" table:style-name="ce33">
            <text:p>0</text:p>
          </table:table-cell>
          <table:table-cell office:value-type="float" office:value="2" table:formula="of:=[.O10]" table:style-name="ce30">
            <text:p>2</text:p>
          </table:table-cell>
          <table:table-cell office:value-type="float" office:value="0" table:formula="of:=[.P10]-[.O10]" table:style-name="ce33">
            <text:p>0</text:p>
          </table:table-cell>
          <table:table-cell office:value-type="float" office:value="3" table:formula="of:=[.Q10]" table:style-name="ce30">
            <text:p>3</text:p>
          </table:table-cell>
          <table:table-cell office:value-type="float" office:value="0" table:formula="of:=[.R10]-[.Q10]" table:style-name="ce33">
            <text:p>0</text:p>
          </table:table-cell>
          <table:table-cell office:value-type="float" office:value="3" table:formula="of:=[.S10]" table:style-name="ce30">
            <text:p>3</text:p>
          </table:table-cell>
          <table:table-cell office:value-type="float" office:value="1" table:formula="of:=[.T10]-[.S10]" table:style-name="ce33">
            <text:p>1</text:p>
          </table:table-cell>
          <table:table-cell office:value-type="float" office:value="2" table:formula="of:=[.U10]" table:style-name="ce30">
            <text:p>2</text:p>
          </table:table-cell>
          <table:table-cell office:value-type="float" office:value="0" table:formula="of:=[.V10]-[.U10]" table:style-name="ce33">
            <text:p>0</text:p>
          </table:table-cell>
          <table:table-cell office:value-type="float" office:value="3" table:formula="of:=[.W10]" table:style-name="ce30">
            <text:p>3</text:p>
          </table:table-cell>
          <table:table-cell office:value-type="float" office:value="0" table:formula="of:=[.X10]-[.W10]" table:style-name="ce33">
            <text:p>0</text:p>
          </table:table-cell>
          <table:table-cell office:value-type="float" office:value="2" table:formula="of:=[.Y10]" table:style-name="ce30">
            <text:p>2</text:p>
          </table:table-cell>
          <table:table-cell office:value-type="float" office:value="0" table:formula="of:=[.Z10]-[.Y10]" table:style-name="ce33">
            <text:p>0</text:p>
          </table:table-cell>
          <table:table-cell table:style-name="ce1"/>
          <table:table-cell table:number-columns-repeated="16357"/>
        </table:table-row>
        <table:table-row table:style-name="ro8">
          <table:table-cell/>
          <table:table-cell office:value-type="string" office:string-value="Innovation" table:formula="of:=[.B11]" table:style-name="ce27">
            <text:p>Innovation</text:p>
          </table:table-cell>
          <table:table-cell office:value-type="float" office:value="3" table:formula="of:=[.C11]" table:style-name="ce30">
            <text:p>3</text:p>
          </table:table-cell>
          <table:table-cell office:value-type="float" office:value="0" table:formula="of:=[.D11]-[.C11]" table:style-name="ce33">
            <text:p>0</text:p>
          </table:table-cell>
          <table:table-cell office:value-type="float" office:value="3" table:formula="of:=[.E11]" table:style-name="ce30">
            <text:p>3</text:p>
          </table:table-cell>
          <table:table-cell office:value-type="float" office:value="0" table:formula="of:=[.F11]-[.E11]" table:style-name="ce33">
            <text:p>0</text:p>
          </table:table-cell>
          <table:table-cell office:value-type="float" office:value="2" table:formula="of:=[.G11]" table:style-name="ce30">
            <text:p>2</text:p>
          </table:table-cell>
          <table:table-cell office:value-type="float" office:value="0" table:formula="of:=[.H11]-[.G11]" table:style-name="ce33">
            <text:p>0</text:p>
          </table:table-cell>
          <table:table-cell office:value-type="float" office:value="3" table:formula="of:=[.I11]" table:style-name="ce30">
            <text:p>3</text:p>
          </table:table-cell>
          <table:table-cell office:value-type="float" office:value="1" table:formula="of:=[.J11]-[.I11]" table:style-name="ce33">
            <text:p>1</text:p>
          </table:table-cell>
          <table:table-cell office:value-type="float" office:value="2" table:formula="of:=[.K11]" table:style-name="ce30">
            <text:p>2</text:p>
          </table:table-cell>
          <table:table-cell office:value-type="float" office:value="0" table:formula="of:=[.L11]-[.K11]" table:style-name="ce33">
            <text:p>0</text:p>
          </table:table-cell>
          <table:table-cell office:value-type="float" office:value="3" table:formula="of:=[.M11]" table:style-name="ce30">
            <text:p>3</text:p>
          </table:table-cell>
          <table:table-cell office:value-type="float" office:value="0" table:formula="of:=[.N11]-[.M11]" table:style-name="ce33">
            <text:p>0</text:p>
          </table:table-cell>
          <table:table-cell office:value-type="float" office:value="2" table:formula="of:=[.O11]" table:style-name="ce30">
            <text:p>2</text:p>
          </table:table-cell>
          <table:table-cell office:value-type="float" office:value="0" table:formula="of:=[.P11]-[.O11]" table:style-name="ce33">
            <text:p>0</text:p>
          </table:table-cell>
          <table:table-cell office:value-type="float" office:value="2" table:formula="of:=[.Q11]" table:style-name="ce30">
            <text:p>2</text:p>
          </table:table-cell>
          <table:table-cell office:value-type="float" office:value="0" table:formula="of:=[.R11]-[.Q11]" table:style-name="ce33">
            <text:p>0</text:p>
          </table:table-cell>
          <table:table-cell office:value-type="float" office:value="2" table:formula="of:=[.S11]" table:style-name="ce30">
            <text:p>2</text:p>
          </table:table-cell>
          <table:table-cell office:value-type="float" office:value="0" table:formula="of:=[.T11]-[.S11]" table:style-name="ce33">
            <text:p>0</text:p>
          </table:table-cell>
          <table:table-cell office:value-type="float" office:value="2" table:formula="of:=[.U11]" table:style-name="ce30">
            <text:p>2</text:p>
          </table:table-cell>
          <table:table-cell office:value-type="float" office:value="0" table:formula="of:=[.V11]-[.U11]" table:style-name="ce33">
            <text:p>0</text:p>
          </table:table-cell>
          <table:table-cell office:value-type="float" office:value="2" table:formula="of:=[.W11]" table:style-name="ce30">
            <text:p>2</text:p>
          </table:table-cell>
          <table:table-cell office:value-type="float" office:value="0" table:formula="of:=[.X11]-[.W11]" table:style-name="ce33">
            <text:p>0</text:p>
          </table:table-cell>
          <table:table-cell office:value-type="float" office:value="4" table:formula="of:=[.Y11]" table:style-name="ce30">
            <text:p>4</text:p>
          </table:table-cell>
          <table:table-cell office:value-type="float" office:value="0" table:formula="of:=[.Z11]-[.Y11]" table:style-name="ce33">
            <text:p>0</text:p>
          </table:table-cell>
          <table:table-cell table:style-name="ce1"/>
          <table:table-cell table:number-columns-repeated="16357"/>
        </table:table-row>
        <table:table-row table:style-name="ro8">
          <table:table-cell/>
          <table:table-cell office:value-type="string" office:string-value="Implementing efficiencies in our working practices" table:formula="of:=[.B12]" table:style-name="ce27">
            <text:p>Implementing efficiencies in our working practices</text:p>
          </table:table-cell>
          <table:table-cell office:value-type="float" office:value="2" table:formula="of:=[.C12]" table:style-name="ce30">
            <text:p>2</text:p>
          </table:table-cell>
          <table:table-cell office:value-type="float" office:value="0" table:formula="of:=[.D12]-[.C12]" table:style-name="ce33">
            <text:p>0</text:p>
          </table:table-cell>
          <table:table-cell office:value-type="float" office:value="2" table:formula="of:=[.E12]" table:style-name="ce30">
            <text:p>2</text:p>
          </table:table-cell>
          <table:table-cell office:value-type="float" office:value="0" table:formula="of:=[.F12]-[.E12]" table:style-name="ce33">
            <text:p>0</text:p>
          </table:table-cell>
          <table:table-cell office:value-type="float" office:value="1" table:formula="of:=[.G12]" table:style-name="ce30">
            <text:p>1</text:p>
          </table:table-cell>
          <table:table-cell office:value-type="float" office:value="0" table:formula="of:=[.H12]-[.G12]" table:style-name="ce33">
            <text:p>0</text:p>
          </table:table-cell>
          <table:table-cell office:value-type="float" office:value="3" table:formula="of:=[.I12]" table:style-name="ce30">
            <text:p>3</text:p>
          </table:table-cell>
          <table:table-cell office:value-type="float" office:value="0" table:formula="of:=[.J12]-[.I12]" table:style-name="ce33">
            <text:p>0</text:p>
          </table:table-cell>
          <table:table-cell office:value-type="float" office:value="2" table:formula="of:=[.K12]" table:style-name="ce30">
            <text:p>2</text:p>
          </table:table-cell>
          <table:table-cell office:value-type="float" office:value="0" table:formula="of:=[.L12]-[.K12]" table:style-name="ce33">
            <text:p>0</text:p>
          </table:table-cell>
          <table:table-cell office:value-type="float" office:value="2" table:formula="of:=[.M12]" table:style-name="ce30">
            <text:p>2</text:p>
          </table:table-cell>
          <table:table-cell office:value-type="float" office:value="0" table:formula="of:=[.N12]-[.M12]" table:style-name="ce33">
            <text:p>0</text:p>
          </table:table-cell>
          <table:table-cell office:value-type="float" office:value="3" table:formula="of:=[.O12]" table:style-name="ce30">
            <text:p>3</text:p>
          </table:table-cell>
          <table:table-cell office:value-type="float" office:value="0" table:formula="of:=[.P12]-[.O12]" table:style-name="ce33">
            <text:p>0</text:p>
          </table:table-cell>
          <table:table-cell office:value-type="float" office:value="1" table:formula="of:=[.Q12]" table:style-name="ce30">
            <text:p>1</text:p>
          </table:table-cell>
          <table:table-cell office:value-type="float" office:value="0" table:formula="of:=[.R12]-[.Q12]" table:style-name="ce33">
            <text:p>0</text:p>
          </table:table-cell>
          <table:table-cell office:value-type="float" office:value="1" table:formula="of:=[.S12]" table:style-name="ce30">
            <text:p>1</text:p>
          </table:table-cell>
          <table:table-cell office:value-type="float" office:value="0" table:formula="of:=[.T12]-[.S12]" table:style-name="ce33">
            <text:p>0</text:p>
          </table:table-cell>
          <table:table-cell office:value-type="float" office:value="2" table:formula="of:=[.U12]" table:style-name="ce30">
            <text:p>2</text:p>
          </table:table-cell>
          <table:table-cell office:value-type="float" office:value="0" table:formula="of:=[.V12]-[.U12]" table:style-name="ce33">
            <text:p>0</text:p>
          </table:table-cell>
          <table:table-cell office:value-type="float" office:value="2" table:formula="of:=[.W12]" table:style-name="ce30">
            <text:p>2</text:p>
          </table:table-cell>
          <table:table-cell office:value-type="float" office:value="0" table:formula="of:=[.X12]-[.W12]" table:style-name="ce33">
            <text:p>0</text:p>
          </table:table-cell>
          <table:table-cell office:value-type="float" office:value="2" table:formula="of:=[.Y12]" table:style-name="ce30">
            <text:p>2</text:p>
          </table:table-cell>
          <table:table-cell office:value-type="float" office:value="0" table:formula="of:=[.Z12]-[.Y12]" table:style-name="ce33">
            <text:p>0</text:p>
          </table:table-cell>
          <table:table-cell table:style-name="ce1"/>
          <table:table-cell table:number-columns-repeated="16357"/>
        </table:table-row>
        <table:table-row table:number-rows-repeated="1048549" table:style-name="ro9">
          <table:table-cell table:number-columns-repeated="16384"/>
        </table:table-row>
        <table:named-expressions>
          <table:named-range table:name="Print_Area" table:cell-range-address="Data.$B$2:Data.$L$9" table:base-cell-address="Data.$A$1"/>
        </table:named-expressions>
      </table:table>
      <table:table table:name="Line" table:style-name="ta2">
        <table:table-column table:style-name="co6" table:number-columns-repeated="256" table:default-cell-style-name="ce1"/>
        <table:table-column table:style-name="co7" table:number-columns-repeated="16128" table:default-cell-style-name="ce1"/>
        <table:table-row table:style-name="ro9">
          <table:table-cell table:style-name="ce1">
            <draw:frame draw:z-index="1" draw:id="id0" draw:style-name="a3" draw:name="Chart 1" svg:x="0.19444in" svg:y="0in" svg:width="11.22222in" svg:height="6.3472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9">
          <table:table-cell table:number-columns-repeated="16384"/>
        </table:table-row>
      </table:table>
      <table:table table:name="River">
        <table:shapes>
          <draw:g draw:z-index="1" draw:name="Chart 1" draw:id="id13" draw:style-name="a18">
            <svg:title/>
            <svg:desc/>
            <draw:frame draw:id="id14" draw:style-name="a19" svg:x="0in" svg:y="0in" svg:width="10.07997in" svg:height="6.14478in" style:rel-width="scale" style:rel-height="scale">
              <draw:object xlink:href="Object 2/" xlink:type="simple" xlink:show="embed" xlink:actuate="onLoad"/>
            </draw:frame>
            <draw:custom-shape svg:x="1.33812in" svg:y="3.32433in" svg:width="1.85471in" svg:height="2.71446in" draw:id="id1" draw:style-name="a4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6223in" svg:y="2.35499in" svg:width="0.5544in" svg:height="0.4286in" draw:id="id2" draw:style-name="a5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875in" svg:y="3.00173in" svg:width="0.67788in" svg:height="2.23977in" draw:id="id3" draw:style-name="a6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4102in" svg:y="2.88037in" svg:width="0.72828in" svg:height="2.19369in" draw:id="id4" draw:style-name="a7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6315in" svg:y="3.18453in" svg:width="0.83664in" svg:height="2.82353in" draw:id="id5" draw:style-name="a8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9365in" svg:y="3.18453in" svg:width="0.81648in" svg:height="2.82353in" draw:id="id6" draw:style-name="a9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8142in" svg:y="2.971in" svg:width="0.77616in" svg:height="2.16143in" draw:id="id7" draw:style-name="a10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1534in" svg:y="3.01555in" svg:width="0.69804in" svg:height="2.10305in" draw:id="id8" draw:style-name="a11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1013in" svg:y="3.01862in" svg:width="0.60984in" svg:height="1.91564in" draw:id="id9" draw:style-name="a12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3165in" svg:y="3.23215in" svg:width="0.882in" svg:height="2.78973in" draw:id="id10" draw:style-name="a13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" draw:style-name="a16" draw:name="Text Box 11" svg:x="4.47298in" svg:y="5.34903in" svg:width="3.43475in" svg:height="0.2504in">
              <draw:text-box>
                <text:p text:style-name="a15" text:class-names="" text:cond-style-name=""><text:span text:style-name="a14" text:class-names="">Click on the practice text to see who you can share with</text:span></text:p>
              </draw:text-box>
              <svg:title/>
              <svg:desc/>
            </draw:frame>
            <draw:custom-shape svg:x="5.52886in" svg:y="3.25673in" svg:width="0.88452in" svg:height="2.78205in" draw:id="id12" draw:style-name="a17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1">
        <table:shapes>
          <draw:g draw:z-index="1" draw:name="Chart 1" draw:id="id27" draw:style-name="a34">
            <svg:title/>
            <svg:desc/>
            <draw:frame draw:id="id28" draw:style-name="a35" svg:x="0in" svg:y="0in" svg:width="10.06944in" svg:height="6.13889in" style:rel-width="scale" style:rel-height="scale">
              <draw:object xlink:href="Object 3/" xlink:type="simple" xlink:show="embed" xlink:actuate="onLoad"/>
            </draw:frame>
            <draw:custom-shape svg:x="1.34175in" svg:y="3.32114in" svg:width="1.84774in" svg:height="2.71185in" draw:id="id15" draw:style-name="a20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799in" svg:y="2.35273in" svg:width="0.55382in" svg:height="0.42819in" draw:id="id16" draw:style-name="a21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7" draw:style-name="a22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8" draw:style-name="a23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3576in" svg:height="2.82082in" draw:id="id19" draw:style-name="a24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1563in" svg:height="2.82082in" draw:id="id20" draw:style-name="a25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21" draw:style-name="a26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0937in" svg:y="3.01266in" svg:width="0.69731in" svg:height="2.10103in" draw:id="id22" draw:style-name="a27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156in" svg:y="3.01573in" svg:width="0.6092in" svg:height="1.9138in" draw:id="id23" draw:style-name="a28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24" draw:style-name="a29" draw:name="Rectangle 1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5" draw:style-name="a32" draw:name="Text Box 13" svg:x="4.46832in" svg:y="5.3439in" svg:width="3.43116in" svg:height="0.25016in">
              <draw:text-box>
                <text:p text:style-name="a31" text:class-names="" text:cond-style-name=""><text:span text:style-name="a30" text:class-names="">Click on the practice text to see who you can share with</text:span></text:p>
              </draw:text-box>
              <svg:title/>
              <svg:desc/>
            </draw:frame>
            <draw:custom-shape svg:x="5.52309in" svg:y="3.25361in" svg:width="0.88359in" svg:height="2.77938in" draw:id="id26" draw:style-name="a33" draw:name="Rectangle 1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2">
        <table:shapes>
          <draw:g draw:z-index="1" draw:name="Chart 1" draw:id="id41" draw:style-name="a50">
            <svg:title/>
            <svg:desc/>
            <draw:frame draw:id="id42" draw:style-name="a51" svg:x="0in" svg:y="0in" svg:width="10.06944in" svg:height="6.13889in" style:rel-width="scale" style:rel-height="scale">
              <draw:object xlink:href="Object 4/" xlink:type="simple" xlink:show="embed" xlink:actuate="onLoad"/>
            </draw:frame>
            <draw:custom-shape svg:x="1.33672in" svg:y="3.32114in" svg:width="1.85278in" svg:height="2.71185in" draw:id="id29" draw:style-name="a36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799in" svg:y="2.35273in" svg:width="0.55382in" svg:height="0.42819in" draw:id="id30" draw:style-name="a37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31" draw:style-name="a38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32" draw:style-name="a39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3576in" svg:height="2.82082in" draw:id="id33" draw:style-name="a40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1563in" svg:height="2.82082in" draw:id="id34" draw:style-name="a41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35" draw:style-name="a42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0937in" svg:y="3.01266in" svg:width="0.69731in" svg:height="2.10103in" draw:id="id36" draw:style-name="a43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156in" svg:y="3.01573in" svg:width="0.6092in" svg:height="1.9138in" draw:id="id37" draw:style-name="a44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38" draw:style-name="a45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39" draw:style-name="a48" draw:name="Text Box 11" svg:x="4.46832in" svg:y="5.3439in" svg:width="3.43116in" svg:height="0.25016in">
              <draw:text-box>
                <text:p text:style-name="a47" text:class-names="" text:cond-style-name=""><text:span text:style-name="a46" text:class-names="">Click on the practice text to see who you can share with</text:span></text:p>
              </draw:text-box>
              <svg:title/>
              <svg:desc/>
            </draw:frame>
            <draw:custom-shape svg:x="5.52309in" svg:y="3.25361in" svg:width="0.88359in" svg:height="2.77938in" draw:id="id40" draw:style-name="a49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3">
        <table:shapes>
          <draw:g draw:z-index="1" draw:name="Chart 1" draw:id="id55" draw:style-name="a66">
            <svg:title/>
            <svg:desc/>
            <draw:frame draw:id="id56" draw:style-name="a67" svg:x="0in" svg:y="0in" svg:width="10.06944in" svg:height="6.13889in" style:rel-width="scale" style:rel-height="scale">
              <draw:object xlink:href="Object 5/" xlink:type="simple" xlink:show="embed" xlink:actuate="onLoad"/>
            </draw:frame>
            <draw:custom-shape svg:x="1.33672in" svg:y="3.32114in" svg:width="1.85278in" svg:height="2.71185in" draw:id="id43" draw:style-name="a52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799in" svg:y="2.35273in" svg:width="0.55382in" svg:height="0.42819in" draw:id="id44" draw:style-name="a53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45" draw:style-name="a54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46" draw:style-name="a55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3576in" svg:height="2.82082in" draw:id="id47" draw:style-name="a56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1563in" svg:height="2.82082in" draw:id="id48" draw:style-name="a57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49" draw:style-name="a58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0937in" svg:y="3.01266in" svg:width="0.69731in" svg:height="2.10103in" draw:id="id50" draw:style-name="a59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156in" svg:y="3.01573in" svg:width="0.6092in" svg:height="1.9138in" draw:id="id51" draw:style-name="a60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52" draw:style-name="a61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53" draw:style-name="a64" draw:name="Text Box 11" svg:x="4.46832in" svg:y="5.3439in" svg:width="3.43116in" svg:height="0.25016in">
              <draw:text-box>
                <text:p text:style-name="a63" text:class-names="" text:cond-style-name=""><text:span text:style-name="a62" text:class-names="">Click on the practice text to see who you can share with</text:span></text:p>
              </draw:text-box>
              <svg:title/>
              <svg:desc/>
            </draw:frame>
            <draw:custom-shape svg:x="5.52309in" svg:y="3.25361in" svg:width="0.88359in" svg:height="2.77938in" draw:id="id54" draw:style-name="a65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4">
        <table:shapes>
          <draw:g draw:z-index="1" draw:name="Chart 1" draw:id="id69" draw:style-name="a82">
            <svg:title/>
            <svg:desc/>
            <draw:frame draw:id="id70" draw:style-name="a83" svg:x="0in" svg:y="0in" svg:width="10.06944in" svg:height="6.13889in" style:rel-width="scale" style:rel-height="scale">
              <draw:object xlink:href="Object 6/" xlink:type="simple" xlink:show="embed" xlink:actuate="onLoad"/>
            </draw:frame>
            <draw:custom-shape svg:x="1.33672in" svg:y="3.32114in" svg:width="1.85278in" svg:height="2.71185in" draw:id="id57" draw:style-name="a68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799in" svg:y="2.35273in" svg:width="0.55382in" svg:height="0.42819in" draw:id="id58" draw:style-name="a69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59" draw:style-name="a70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60" draw:style-name="a71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3576in" svg:height="2.82082in" draw:id="id61" draw:style-name="a72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1563in" svg:height="2.82082in" draw:id="id62" draw:style-name="a73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63" draw:style-name="a74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0937in" svg:y="3.01266in" svg:width="0.69731in" svg:height="2.10103in" draw:id="id64" draw:style-name="a75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156in" svg:y="3.01573in" svg:width="0.6092in" svg:height="1.9138in" draw:id="id65" draw:style-name="a76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66" draw:style-name="a77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67" draw:style-name="a80" draw:name="Text Box 11" svg:x="4.46832in" svg:y="5.3439in" svg:width="3.43116in" svg:height="0.25016in">
              <draw:text-box>
                <text:p text:style-name="a79" text:class-names="" text:cond-style-name=""><text:span text:style-name="a78" text:class-names="">Click on the practice text to see who you can share with</text:span></text:p>
              </draw:text-box>
              <svg:title/>
              <svg:desc/>
            </draw:frame>
            <draw:custom-shape svg:x="5.52309in" svg:y="3.25361in" svg:width="0.88359in" svg:height="2.77938in" draw:id="id68" draw:style-name="a81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5">
        <table:shapes>
          <draw:g draw:z-index="1" draw:name="Chart 1" draw:id="id83" draw:style-name="a98">
            <svg:title/>
            <svg:desc/>
            <draw:frame draw:id="id84" draw:style-name="a99" svg:x="0in" svg:y="0in" svg:width="10.06944in" svg:height="6.13889in" style:rel-width="scale" style:rel-height="scale">
              <draw:object xlink:href="Object 7/" xlink:type="simple" xlink:show="embed" xlink:actuate="onLoad"/>
            </draw:frame>
            <draw:custom-shape svg:x="1.33672in" svg:y="3.32114in" svg:width="1.85278in" svg:height="2.71185in" draw:id="id71" draw:style-name="a84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799in" svg:y="2.35273in" svg:width="0.55382in" svg:height="0.42819in" draw:id="id72" draw:style-name="a85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73" draw:style-name="a86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74" draw:style-name="a87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3576in" svg:height="2.82082in" draw:id="id75" draw:style-name="a88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1563in" svg:height="2.82082in" draw:id="id76" draw:style-name="a89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77" draw:style-name="a90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04418in" svg:y="2.96508in" svg:width="0.69227in" svg:height="2.10103in" draw:id="id78" draw:style-name="a91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156in" svg:y="3.01573in" svg:width="0.6092in" svg:height="1.9138in" draw:id="id79" draw:style-name="a92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80" draw:style-name="a93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1" draw:style-name="a96" draw:name="Text Box 11" svg:x="4.46832in" svg:y="5.3439in" svg:width="3.43116in" svg:height="0.25016in">
              <draw:text-box>
                <text:p text:style-name="a95" text:class-names="" text:cond-style-name=""><text:span text:style-name="a94" text:class-names="">Click on the practice text to see who you can share with</text:span></text:p>
              </draw:text-box>
              <svg:title/>
              <svg:desc/>
            </draw:frame>
            <draw:custom-shape svg:x="4.87361in" svg:y="3.1293in" svg:width="0.89618in" svg:height="2.77938in" draw:id="id82" draw:style-name="a97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6">
        <table:shapes>
          <draw:g draw:z-index="1" draw:name="Chart 1" draw:id="id97" draw:style-name="a114">
            <svg:title/>
            <svg:desc/>
            <draw:frame draw:id="id98" draw:style-name="a115" svg:x="0in" svg:y="0in" svg:width="10.06944in" svg:height="6.13889in" style:rel-width="scale" style:rel-height="scale">
              <draw:object xlink:href="Object 8/" xlink:type="simple" xlink:show="embed" xlink:actuate="onLoad"/>
            </draw:frame>
            <draw:custom-shape svg:x="1.33672in" svg:y="3.32114in" svg:width="1.85278in" svg:height="2.71185in" draw:id="id85" draw:style-name="a100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799in" svg:y="2.35273in" svg:width="0.55382in" svg:height="0.42819in" draw:id="id86" draw:style-name="a101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87" draw:style-name="a102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93403in" svg:y="2.96508in" svg:width="0.72752in" svg:height="2.18851in" draw:id="id88" draw:style-name="a103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3576in" svg:height="2.82082in" draw:id="id89" draw:style-name="a104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1563in" svg:height="2.82082in" draw:id="id90" draw:style-name="a105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91" draw:style-name="a106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96927in" svg:y="3.0188in" svg:width="0.69227in" svg:height="2.10104in" draw:id="id92" draw:style-name="a107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156in" svg:y="3.01573in" svg:width="0.6092in" svg:height="1.9138in" draw:id="id93" draw:style-name="a108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94" draw:style-name="a109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5" draw:style-name="a112" draw:name="Text Box 11" svg:x="4.46832in" svg:y="5.3439in" svg:width="3.43116in" svg:height="0.25016in">
              <draw:text-box>
                <text:p text:style-name="a111" text:class-names="" text:cond-style-name=""><text:span text:style-name="a110" text:class-names="">Click on the practice text to see who you can share with</text:span></text:p>
              </draw:text-box>
              <svg:title/>
              <svg:desc/>
            </draw:frame>
            <draw:custom-shape svg:x="5.76224in" svg:y="3.23673in" svg:width="0.88359in" svg:height="2.77938in" draw:id="id96" draw:style-name="a113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7">
        <table:shapes>
          <draw:g draw:z-index="1" draw:name="Chart 1" draw:id="id111" draw:style-name="a130">
            <svg:title/>
            <svg:desc/>
            <draw:frame draw:id="id112" draw:style-name="a131" svg:x="0in" svg:y="0in" svg:width="10.06944in" svg:height="6.13889in" style:rel-width="scale" style:rel-height="scale">
              <draw:object xlink:href="Object 9/" xlink:type="simple" xlink:show="embed" xlink:actuate="onLoad"/>
            </draw:frame>
            <draw:custom-shape svg:x="1.33672in" svg:y="3.32114in" svg:width="1.85278in" svg:height="2.71185in" draw:id="id99" draw:style-name="a116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799in" svg:y="2.35273in" svg:width="0.55382in" svg:height="0.42819in" draw:id="id100" draw:style-name="a117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01" draw:style-name="a118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02" draw:style-name="a119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3576in" svg:height="2.82082in" draw:id="id103" draw:style-name="a120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1563in" svg:height="2.82082in" draw:id="id104" draw:style-name="a121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7734in" svg:y="3.02954in" svg:width="0.78038in" svg:height="2.15782in" draw:id="id105" draw:style-name="a122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85286in" svg:y="3.02954in" svg:width="0.70486in" svg:height="2.10103in" draw:id="id106" draw:style-name="a123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156in" svg:y="3.01573in" svg:width="0.6092in" svg:height="1.9138in" draw:id="id107" draw:style-name="a124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108" draw:style-name="a125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09" draw:style-name="a128" draw:name="Text Box 11" svg:x="4.46832in" svg:y="5.3439in" svg:width="3.43116in" svg:height="0.25016in">
              <draw:text-box>
                <text:p text:style-name="a127" text:class-names="" text:cond-style-name=""><text:span text:style-name="a126" text:class-names="">Click on the practice text to see who you can share with</text:span></text:p>
              </draw:text-box>
              <svg:title/>
              <svg:desc/>
            </draw:frame>
            <draw:custom-shape svg:x="4.8862in" svg:y="3.10628in" svg:width="0.88359in" svg:height="2.77938in" draw:id="id110" draw:style-name="a129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8">
        <table:shapes>
          <draw:g draw:z-index="1" draw:name="Chart 1" draw:id="id125" draw:style-name="a146">
            <svg:title/>
            <svg:desc/>
            <draw:frame draw:id="id126" draw:style-name="a147" svg:x="0in" svg:y="0in" svg:width="10.06944in" svg:height="6.13889in" style:rel-width="scale" style:rel-height="scale">
              <draw:object xlink:href="Object 10/" xlink:type="simple" xlink:show="embed" xlink:actuate="onLoad"/>
            </draw:frame>
            <draw:custom-shape svg:x="1.33672in" svg:y="3.32114in" svg:width="1.85278in" svg:height="2.71185in" draw:id="id113" draw:style-name="a132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799in" svg:y="2.35273in" svg:width="0.55382in" svg:height="0.42819in" draw:id="id114" draw:style-name="a133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15" draw:style-name="a134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16" draw:style-name="a135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3576in" svg:height="2.82082in" draw:id="id117" draw:style-name="a136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80443in" svg:y="3.08479in" svg:width="0.82066in" svg:height="2.82082in" draw:id="id118" draw:style-name="a137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80503in" svg:y="2.94053in" svg:width="0.76528in" svg:height="2.16242in" draw:id="id119" draw:style-name="a138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0937in" svg:y="3.01266in" svg:width="0.69731in" svg:height="2.10103in" draw:id="id120" draw:style-name="a139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156in" svg:y="3.01573in" svg:width="0.6092in" svg:height="1.9138in" draw:id="id121" draw:style-name="a140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122" draw:style-name="a141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23" draw:style-name="a144" draw:name="Text Box 11" svg:x="4.46832in" svg:y="5.3439in" svg:width="3.43116in" svg:height="0.25016in">
              <draw:text-box>
                <text:p text:style-name="a143" text:class-names="" text:cond-style-name=""><text:span text:style-name="a142" text:class-names="">Click on the practice text to see who you can share with</text:span></text:p>
              </draw:text-box>
              <svg:title/>
              <svg:desc/>
            </draw:frame>
            <draw:custom-shape svg:x="5.52309in" svg:y="3.25361in" svg:width="0.88359in" svg:height="2.77938in" draw:id="id124" draw:style-name="a145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9">
        <table:shapes>
          <draw:g draw:z-index="1" draw:name="Chart 1" draw:id="id139" draw:style-name="a162">
            <svg:title/>
            <svg:desc/>
            <draw:frame draw:id="id140" draw:style-name="a163" svg:x="0in" svg:y="0in" svg:width="10.06944in" svg:height="6.13889in" style:rel-width="scale" style:rel-height="scale">
              <draw:object xlink:href="Object 11/" xlink:type="simple" xlink:show="embed" xlink:actuate="onLoad"/>
            </draw:frame>
            <draw:custom-shape svg:x="1.33672in" svg:y="3.32114in" svg:width="1.85278in" svg:height="2.71185in" draw:id="id127" draw:style-name="a148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799in" svg:y="2.35273in" svg:width="0.55382in" svg:height="0.42819in" draw:id="id128" draw:style-name="a149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29" draw:style-name="a150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30" draw:style-name="a151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3576in" svg:height="2.82082in" draw:id="id131" draw:style-name="a152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1563in" svg:height="2.82082in" draw:id="id132" draw:style-name="a153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81198in" svg:y="2.96508in" svg:width="0.78038in" svg:height="2.15782in" draw:id="id133" draw:style-name="a154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0937in" svg:y="3.01266in" svg:width="0.69731in" svg:height="2.10103in" draw:id="id134" draw:style-name="a155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156in" svg:y="3.01573in" svg:width="0.6092in" svg:height="1.9138in" draw:id="id135" draw:style-name="a156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136" draw:style-name="a157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37" draw:style-name="a160" draw:name="Text Box 11" svg:x="4.46832in" svg:y="5.3439in" svg:width="3.43116in" svg:height="0.25016in">
              <draw:text-box>
                <text:p text:style-name="a159" text:class-names="" text:cond-style-name=""><text:span text:style-name="a158" text:class-names="">Click on the practice text to see who you can share with</text:span></text:p>
              </draw:text-box>
              <svg:title/>
              <svg:desc/>
            </draw:frame>
            <draw:custom-shape svg:x="5.52309in" svg:y="3.25361in" svg:width="0.88359in" svg:height="2.77938in" draw:id="id138" draw:style-name="a161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10">
        <table:shapes>
          <draw:g draw:z-index="1" draw:name="Chart 1" draw:id="id153" draw:style-name="a180">
            <svg:title/>
            <svg:desc/>
            <draw:frame draw:id="id154" draw:style-name="a181" svg:x="0in" svg:y="0in" svg:width="10.06944in" svg:height="6.13889in" style:rel-width="scale" style:rel-height="scale">
              <draw:object xlink:href="Object 12/" xlink:type="simple" xlink:show="embed" xlink:actuate="onLoad"/>
            </draw:frame>
            <draw:custom-shape svg:x="1.33672in" svg:y="3.32114in" svg:width="1.85278in" svg:height="2.71185in" draw:id="id141" draw:style-name="a164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799in" svg:y="2.35273in" svg:width="0.55382in" svg:height="0.42819in" draw:id="id142" draw:style-name="a165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43" draw:style-name="a166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44" draw:style-name="a167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3576in" svg:height="2.82082in" draw:id="id145" draw:style-name="a168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1563in" svg:height="2.82082in" draw:id="id146" draw:style-name="a169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147" draw:style-name="a172" draw:name="Rectangle 7">
              <svg:title/>
              <svg:desc/>
              <text:p text:style-name="a171" text:class-names="" text:cond-style-name=""><text:span text:style-name="a170" text:class-names="">`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0937in" svg:y="3.01266in" svg:width="0.69731in" svg:height="2.10103in" draw:id="id148" draw:style-name="a173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156in" svg:y="3.01573in" svg:width="0.6092in" svg:height="1.9138in" draw:id="id149" draw:style-name="a174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150" draw:style-name="a175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51" draw:style-name="a178" draw:name="Text Box 11" svg:x="4.46832in" svg:y="5.3439in" svg:width="3.43116in" svg:height="0.25016in">
              <draw:text-box>
                <text:p text:style-name="a177" text:class-names="" text:cond-style-name=""><text:span text:style-name="a176" text:class-names="">Click on the practice text to see who you can share with</text:span></text:p>
              </draw:text-box>
              <svg:title/>
              <svg:desc/>
            </draw:frame>
            <draw:custom-shape svg:x="5.52309in" svg:y="3.25361in" svg:width="0.88359in" svg:height="2.77938in" draw:id="id152" draw:style-name="a179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11">
        <table:shapes>
          <draw:g draw:z-index="1" draw:name="Chart 1" draw:id="id167" draw:style-name="a196">
            <svg:title/>
            <svg:desc/>
            <draw:frame draw:id="id168" draw:style-name="a197" svg:x="0in" svg:y="0in" svg:width="10.06944in" svg:height="6.13889in" style:rel-width="scale" style:rel-height="scale">
              <draw:object xlink:href="Object 13/" xlink:type="simple" xlink:show="embed" xlink:actuate="onLoad"/>
            </draw:frame>
            <draw:custom-shape svg:x="1.33672in" svg:y="3.32114in" svg:width="1.85278in" svg:height="2.71185in" draw:id="id155" draw:style-name="a182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799in" svg:y="2.35273in" svg:width="0.55382in" svg:height="0.42819in" draw:id="id156" draw:style-name="a183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57" draw:style-name="a184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58" draw:style-name="a185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3576in" svg:height="2.82082in" draw:id="id159" draw:style-name="a186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1563in" svg:height="2.82082in" draw:id="id160" draw:style-name="a187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161" draw:style-name="a188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0937in" svg:y="3.01266in" svg:width="0.69731in" svg:height="2.10103in" draw:id="id162" draw:style-name="a189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156in" svg:y="3.01573in" svg:width="0.6092in" svg:height="1.9138in" draw:id="id163" draw:style-name="a190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164" draw:style-name="a191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65" draw:style-name="a194" draw:name="Text Box 11" svg:x="4.46832in" svg:y="5.3439in" svg:width="3.43116in" svg:height="0.25016in">
              <draw:text-box>
                <text:p text:style-name="a193" text:class-names="" text:cond-style-name=""><text:span text:style-name="a192" text:class-names="">Click on the practice text to see who you can share with</text:span></text:p>
              </draw:text-box>
              <svg:title/>
              <svg:desc/>
            </draw:frame>
            <draw:custom-shape svg:x="5.52309in" svg:y="3.25361in" svg:width="0.88359in" svg:height="2.77938in" draw:id="id166" draw:style-name="a195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Group12">
        <table:shapes>
          <draw:g draw:z-index="1" draw:name="Chart 1" draw:id="id181" draw:style-name="a212">
            <svg:title/>
            <svg:desc/>
            <draw:frame draw:id="id182" draw:style-name="a213" svg:x="0in" svg:y="0in" svg:width="10.06944in" svg:height="6.13889in" style:rel-width="scale" style:rel-height="scale">
              <draw:object xlink:href="Object 14/" xlink:type="simple" xlink:show="embed" xlink:actuate="onLoad"/>
            </draw:frame>
            <draw:custom-shape svg:x="1.33672in" svg:y="3.32114in" svg:width="1.85278in" svg:height="2.71185in" draw:id="id169" draw:style-name="a198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05799in" svg:y="2.35273in" svg:width="0.55382in" svg:height="0.42819in" draw:id="id170" draw:style-name="a199" draw:name="Rectangle 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3in" svg:y="2.99885in" svg:width="0.67717in" svg:height="2.23762in" draw:id="id171" draw:style-name="a200" draw:name="Rectangle 3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4.53628in" svg:y="2.8776in" svg:width="0.72752in" svg:height="2.19158in" draw:id="id172" draw:style-name="a201" draw:name="Rectangle 4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85911in" svg:y="3.18148in" svg:width="0.83576in" svg:height="2.82082in" draw:id="id173" draw:style-name="a202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38594in" svg:y="3.18148in" svg:width="0.81563in" svg:height="2.82082in" draw:id="id174" draw:style-name="a203" draw:name="Rectangle 6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465in" svg:y="2.96815in" svg:width="0.77535in" svg:height="2.15935in" draw:id="id175" draw:style-name="a204" draw:name="Rectangle 7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70937in" svg:y="3.01266in" svg:width="0.69731in" svg:height="2.10103in" draw:id="id176" draw:style-name="a205" draw:name="Rectangle 8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20156in" svg:y="3.01573in" svg:width="0.6092in" svg:height="1.9138in" draw:id="id177" draw:style-name="a206" draw:name="Rectangle 9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02222in" svg:y="3.22906in" svg:width="0.88108in" svg:height="2.78706in" draw:id="id178" draw:style-name="a207" draw:name="Rectangle 10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79" draw:style-name="a210" draw:name="Text Box 11" svg:x="4.46832in" svg:y="5.3439in" svg:width="3.43116in" svg:height="0.25016in">
              <draw:text-box>
                <text:p text:style-name="a209" text:class-names="" text:cond-style-name=""><text:span text:style-name="a208" text:class-names="">Click on the practice text to see who you can share with</text:span></text:p>
              </draw:text-box>
              <svg:title/>
              <svg:desc/>
            </draw:frame>
            <draw:custom-shape svg:x="5.52309in" svg:y="3.25361in" svg:width="0.88359in" svg:height="2.77938in" draw:id="id180" draw:style-name="a211" draw:name="Rectangle 12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Strategy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183" draw:style-name="a224" draw:name="AutoShape 1">
              <svg:title/>
              <svg:desc/>
              <text:p text:style-name="a215" text:class-names="" text:cond-style-name=""><text:span text:style-name="a214" text:class-names=""/></text:p>
              <text:p text:style-name="a217" text:class-names="" text:cond-style-name=""><text:span text:style-name="a216" text:class-names=""/></text:p>
              <text:p text:style-name="a219" text:class-names="" text:cond-style-name=""><text:span text:style-name="a218" text:class-names="">Taking a Strategic</text:span></text:p>
              <text:p text:style-name="a221" text:class-names="" text:cond-style-name=""><text:span text:style-name="a220" text:class-names="">Approach</text:span></text:p>
              <text:p text:style-name="a223" text:class-names="" text:cond-style-name=""><text:span text:style-name="a22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184" draw:style-name="a229" draw:name="Text Box 2" svg:x="0.33333in" svg:y="0.25in" svg:width="1.26389in" svg:height="0.56944in">
              <draw:text-box>
                <text:p text:style-name="a226" text:class-names="" text:cond-style-name=""><text:span text:style-name="a225" text:class-names="">Something<text:s text:c="1"/></text:span></text:p>
                <text:p text:style-name="a228" text:class-names="" text:cond-style-name=""><text:span text:style-name="a227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Bob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>
            <text:p>Bob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Tom Harry Anne Rosie Jill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>
            <text:p>Tom Harry Anne Rosie Jill</text:p>
          </table:table-cell>
          <table:table-cell office:value-type="string" office:string-value="Kate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>
            <text:p>Kate</text:p>
          </table:table-cell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Jim Wendy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>
            <text:p>Jim Wendy</text:p>
          </table:table-cell>
          <table:table-cell office:value-type="string" office:string-value="Julie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>
            <text:p>Julie</text:p>
          </table:table-cell>
          <table:table-cell office:value-type="string" office:string-value="Dick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>
            <text:p>Dick</text:p>
          </table:table-cell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185" draw:style-name="a234" draw:name="Text Box 3" svg:x="0.23611in" svg:y="0.41667in" svg:width="1.26389in" svg:height="0.55556in">
              <draw:text-box>
                <text:p text:style-name="a231" text:class-names="" text:cond-style-name=""><text:span text:style-name="a230" text:class-names="">Something<text:s text:c="1"/></text:span></text:p>
                <text:p text:style-name="a233" text:class-names="" text:cond-style-name=""><text:span text:style-name="a232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Sam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>
            <text:p>Sam</text:p>
          </table:table-cell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0]=[.$I12];[Data.D$20]=[.$J12]);[Data.C$3];&quot;&quot;)" table:style-name="ce3"/>
          <table:table-cell office:value-type="string" office:string-value="" table:formula="of:=IF(AND([Data.E$20]=[.$I12];[Data.F$20]=[.$J12]);[Data.E$3];&quot;&quot;)" table:style-name="ce3"/>
          <table:table-cell office:value-type="string" office:string-value="" table:formula="of:=IF(AND([Data.G$20]=[.$I12];[Data.H$20]=[.$J12]);[Data.G$3];&quot;&quot;)" table:style-name="ce3"/>
          <table:table-cell office:value-type="string" office:string-value="" table:formula="of:=IF(AND([Data.I$20]=[.$I12];[Data.J$20]=[.$J12]);[Data.I$3];&quot;&quot;)" table:style-name="ce3"/>
          <table:table-cell office:value-type="string" office:string-value="" table:formula="of:=IF(AND([Data.K$20]=[.$I12];[Data.L$20]=[.$J12]);[Data.K$3];&quot;&quot;)" table:style-name="ce3"/>
          <table:table-cell office:value-type="string" office:string-value="" table:formula="of:=IF(AND([Data.M$20]=[.$I12];[Data.N$20]=[.$J12]);[Data.M$3];&quot;&quot;)" table:style-name="ce3"/>
          <table:table-cell office:value-type="string" office:string-value="" table:formula="of:=IF(AND([Data.O$20]=[.$I12];[Data.P$20]=[.$J12]);[Data.O$3];&quot;&quot;)" table:style-name="ce3"/>
          <table:table-cell office:value-type="string" office:string-value="" table:formula="of:=IF(AND([Data.Q$20]=[.$I12];[Data.R$20]=[.$J12]);[Data.Q$3];&quot;&quot;)" table:style-name="ce3"/>
          <table:table-cell office:value-type="string" office:string-value="" table:formula="of:=IF(AND([Data.S$20]=[.$I12];[Data.T$20]=[.$J12]);[Data.S$3];&quot;&quot;)" table:style-name="ce3"/>
          <table:table-cell office:value-type="string" office:string-value="" table:formula="of:=IF(AND([Data.U$20]=[.$I12];[Data.V$20]=[.$J12]);[Data.U$3];&quot;&quot;)" table:style-name="ce3"/>
          <table:table-cell office:value-type="string" office:string-value="" table:formula="of:=IF(AND([Data.W$20]=[.$I12];[Data.X$20]=[.$J12]);[Data.W$3];&quot;&quot;)" table:style-name="ce3"/>
          <table:table-cell office:value-type="string" office:string-value="" table:formula="of:=IF(AND([Data.Y$20]=[.$I12];[Data.Z$20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0]=[.$I13];[Data.D$20]=[.$J13]);[Data.C$3];&quot;&quot;)" table:style-name="ce3"/>
          <table:table-cell office:value-type="string" office:string-value="" table:formula="of:=IF(AND([Data.E$20]=[.$I13];[Data.F$20]=[.$J13]);[Data.E$3];&quot;&quot;)" table:style-name="ce3"/>
          <table:table-cell office:value-type="string" office:string-value="" table:formula="of:=IF(AND([Data.G$20]=[.$I13];[Data.H$20]=[.$J13]);[Data.G$3];&quot;&quot;)" table:style-name="ce3"/>
          <table:table-cell office:value-type="string" office:string-value="Bob" table:formula="of:=IF(AND([Data.I$20]=[.$I13];[Data.J$20]=[.$J13]);[Data.I$3];&quot;&quot;)" table:style-name="ce3">
            <text:p>Bob</text:p>
          </table:table-cell>
          <table:table-cell office:value-type="string" office:string-value="" table:formula="of:=IF(AND([Data.K$20]=[.$I13];[Data.L$20]=[.$J13]);[Data.K$3];&quot;&quot;)" table:style-name="ce3"/>
          <table:table-cell office:value-type="string" office:string-value="" table:formula="of:=IF(AND([Data.M$20]=[.$I13];[Data.N$20]=[.$J13]);[Data.M$3];&quot;&quot;)" table:style-name="ce3"/>
          <table:table-cell office:value-type="string" office:string-value="" table:formula="of:=IF(AND([Data.O$20]=[.$I13];[Data.P$20]=[.$J13]);[Data.O$3];&quot;&quot;)" table:style-name="ce3"/>
          <table:table-cell office:value-type="string" office:string-value="" table:formula="of:=IF(AND([Data.Q$20]=[.$I13];[Data.R$20]=[.$J13]);[Data.Q$3];&quot;&quot;)" table:style-name="ce3"/>
          <table:table-cell office:value-type="string" office:string-value="" table:formula="of:=IF(AND([Data.S$20]=[.$I13];[Data.T$20]=[.$J13]);[Data.S$3];&quot;&quot;)" table:style-name="ce3"/>
          <table:table-cell office:value-type="string" office:string-value="" table:formula="of:=IF(AND([Data.U$20]=[.$I13];[Data.V$20]=[.$J13]);[Data.U$3];&quot;&quot;)" table:style-name="ce3"/>
          <table:table-cell office:value-type="string" office:string-value="" table:formula="of:=IF(AND([Data.W$20]=[.$I13];[Data.X$20]=[.$J13]);[Data.W$3];&quot;&quot;)" table:style-name="ce3"/>
          <table:table-cell office:value-type="string" office:string-value="" table:formula="of:=IF(AND([Data.Y$20]=[.$I13];[Data.Z$20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0]=[.$I14];[Data.D$20]=[.$J14]);[Data.C$3];&quot;&quot;)" table:style-name="ce3"/>
          <table:table-cell office:value-type="string" office:string-value="" table:formula="of:=IF(AND([Data.E$20]=[.$I14];[Data.F$20]=[.$J14]);[Data.E$3];&quot;&quot;)" table:style-name="ce3"/>
          <table:table-cell office:value-type="string" office:string-value="" table:formula="of:=IF(AND([Data.G$20]=[.$I14];[Data.H$20]=[.$J14]);[Data.G$3];&quot;&quot;)" table:style-name="ce3"/>
          <table:table-cell office:value-type="string" office:string-value="" table:formula="of:=IF(AND([Data.I$20]=[.$I14];[Data.J$20]=[.$J14]);[Data.I$3];&quot;&quot;)" table:style-name="ce3"/>
          <table:table-cell office:value-type="string" office:string-value="" table:formula="of:=IF(AND([Data.K$20]=[.$I14];[Data.L$20]=[.$J14]);[Data.K$3];&quot;&quot;)" table:style-name="ce3"/>
          <table:table-cell office:value-type="string" office:string-value="" table:formula="of:=IF(AND([Data.M$20]=[.$I14];[Data.N$20]=[.$J14]);[Data.M$3];&quot;&quot;)" table:style-name="ce3"/>
          <table:table-cell office:value-type="string" office:string-value="" table:formula="of:=IF(AND([Data.O$20]=[.$I14];[Data.P$20]=[.$J14]);[Data.O$3];&quot;&quot;)" table:style-name="ce3"/>
          <table:table-cell office:value-type="string" office:string-value="" table:formula="of:=IF(AND([Data.Q$20]=[.$I14];[Data.R$20]=[.$J14]);[Data.Q$3];&quot;&quot;)" table:style-name="ce3"/>
          <table:table-cell office:value-type="string" office:string-value="" table:formula="of:=IF(AND([Data.S$20]=[.$I14];[Data.T$20]=[.$J14]);[Data.S$3];&quot;&quot;)" table:style-name="ce3"/>
          <table:table-cell office:value-type="string" office:string-value="" table:formula="of:=IF(AND([Data.U$20]=[.$I14];[Data.V$20]=[.$J14]);[Data.U$3];&quot;&quot;)" table:style-name="ce3"/>
          <table:table-cell office:value-type="string" office:string-value="" table:formula="of:=IF(AND([Data.W$20]=[.$I14];[Data.X$20]=[.$J14]);[Data.W$3];&quot;&quot;)" table:style-name="ce3"/>
          <table:table-cell office:value-type="string" office:string-value="" table:formula="of:=IF(AND([Data.Y$20]=[.$I14];[Data.Z$20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Tom" table:formula="of:=IF(AND([Data.C$20]=[.$I15];[Data.D$20]=[.$J15]);[Data.C$3];&quot;&quot;)" table:style-name="ce3">
            <text:p>Tom</text:p>
          </table:table-cell>
          <table:table-cell office:value-type="string" office:string-value="" table:formula="of:=IF(AND([Data.E$20]=[.$I15];[Data.F$20]=[.$J15]);[Data.E$3];&quot;&quot;)" table:style-name="ce3"/>
          <table:table-cell office:value-type="string" office:string-value="Harry" table:formula="of:=IF(AND([Data.G$20]=[.$I15];[Data.H$20]=[.$J15]);[Data.G$3];&quot;&quot;)" table:style-name="ce3">
            <text:p>Harry</text:p>
          </table:table-cell>
          <table:table-cell office:value-type="string" office:string-value="" table:formula="of:=IF(AND([Data.I$20]=[.$I15];[Data.J$20]=[.$J15]);[Data.I$3];&quot;&quot;)" table:style-name="ce3"/>
          <table:table-cell office:value-type="string" office:string-value="" table:formula="of:=IF(AND([Data.K$20]=[.$I15];[Data.L$20]=[.$J15]);[Data.K$3];&quot;&quot;)" table:style-name="ce3"/>
          <table:table-cell office:value-type="string" office:string-value="Anne" table:formula="of:=IF(AND([Data.M$20]=[.$I15];[Data.N$20]=[.$J15]);[Data.M$3];&quot;&quot;)" table:style-name="ce3">
            <text:p>Anne</text:p>
          </table:table-cell>
          <table:table-cell office:value-type="string" office:string-value="" table:formula="of:=IF(AND([Data.O$20]=[.$I15];[Data.P$20]=[.$J15]);[Data.O$3];&quot;&quot;)" table:style-name="ce3"/>
          <table:table-cell office:value-type="string" office:string-value="Rosie" table:formula="of:=IF(AND([Data.Q$20]=[.$I15];[Data.R$20]=[.$J15]);[Data.Q$3];&quot;&quot;)" table:style-name="ce3">
            <text:p>Rosie</text:p>
          </table:table-cell>
          <table:table-cell office:value-type="string" office:string-value="" table:formula="of:=IF(AND([Data.S$20]=[.$I15];[Data.T$20]=[.$J15]);[Data.S$3];&quot;&quot;)" table:style-name="ce3"/>
          <table:table-cell office:value-type="string" office:string-value="" table:formula="of:=IF(AND([Data.U$20]=[.$I15];[Data.V$20]=[.$J15]);[Data.U$3];&quot;&quot;)" table:style-name="ce3"/>
          <table:table-cell office:value-type="string" office:string-value="Jill" table:formula="of:=IF(AND([Data.W$20]=[.$I15];[Data.X$20]=[.$J15]);[Data.W$3];&quot;&quot;)" table:style-name="ce3">
            <text:p>Jill</text:p>
          </table:table-cell>
          <table:table-cell office:value-type="string" office:string-value="" table:formula="of:=IF(AND([Data.Y$20]=[.$I15];[Data.Z$20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0]=[.$I16];[Data.D$20]=[.$J16]);[Data.C$3];&quot;&quot;)" table:style-name="ce3"/>
          <table:table-cell office:value-type="string" office:string-value="" table:formula="of:=IF(AND([Data.E$20]=[.$I16];[Data.F$20]=[.$J16]);[Data.E$3];&quot;&quot;)" table:style-name="ce3"/>
          <table:table-cell office:value-type="string" office:string-value="" table:formula="of:=IF(AND([Data.G$20]=[.$I16];[Data.H$20]=[.$J16]);[Data.G$3];&quot;&quot;)" table:style-name="ce3"/>
          <table:table-cell office:value-type="string" office:string-value="" table:formula="of:=IF(AND([Data.I$20]=[.$I16];[Data.J$20]=[.$J16]);[Data.I$3];&quot;&quot;)" table:style-name="ce3"/>
          <table:table-cell office:value-type="string" office:string-value="" table:formula="of:=IF(AND([Data.K$20]=[.$I16];[Data.L$20]=[.$J16]);[Data.K$3];&quot;&quot;)" table:style-name="ce3"/>
          <table:table-cell office:value-type="string" office:string-value="" table:formula="of:=IF(AND([Data.M$20]=[.$I16];[Data.N$20]=[.$J16]);[Data.M$3];&quot;&quot;)" table:style-name="ce3"/>
          <table:table-cell office:value-type="string" office:string-value="" table:formula="of:=IF(AND([Data.O$20]=[.$I16];[Data.P$20]=[.$J16]);[Data.O$3];&quot;&quot;)" table:style-name="ce3"/>
          <table:table-cell office:value-type="string" office:string-value="" table:formula="of:=IF(AND([Data.Q$20]=[.$I16];[Data.R$20]=[.$J16]);[Data.Q$3];&quot;&quot;)" table:style-name="ce3"/>
          <table:table-cell office:value-type="string" office:string-value="" table:formula="of:=IF(AND([Data.S$20]=[.$I16];[Data.T$20]=[.$J16]);[Data.S$3];&quot;&quot;)" table:style-name="ce3"/>
          <table:table-cell office:value-type="string" office:string-value="Kate" table:formula="of:=IF(AND([Data.U$20]=[.$I16];[Data.V$20]=[.$J16]);[Data.U$3];&quot;&quot;)" table:style-name="ce3">
            <text:p>Kate</text:p>
          </table:table-cell>
          <table:table-cell office:value-type="string" office:string-value="" table:formula="of:=IF(AND([Data.W$20]=[.$I16];[Data.X$20]=[.$J16]);[Data.W$3];&quot;&quot;)" table:style-name="ce3"/>
          <table:table-cell office:value-type="string" office:string-value="" table:formula="of:=IF(AND([Data.Y$20]=[.$I16];[Data.Z$20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0]=[.$I17];[Data.D$20]=[.$J17]);[Data.C$3];&quot;&quot;)" table:style-name="ce3"/>
          <table:table-cell office:value-type="string" office:string-value="" table:formula="of:=IF(AND([Data.E$20]=[.$I17];[Data.F$20]=[.$J17]);[Data.E$3];&quot;&quot;)" table:style-name="ce3"/>
          <table:table-cell office:value-type="string" office:string-value="" table:formula="of:=IF(AND([Data.G$20]=[.$I17];[Data.H$20]=[.$J17]);[Data.G$3];&quot;&quot;)" table:style-name="ce3"/>
          <table:table-cell office:value-type="string" office:string-value="" table:formula="of:=IF(AND([Data.I$20]=[.$I17];[Data.J$20]=[.$J17]);[Data.I$3];&quot;&quot;)" table:style-name="ce3"/>
          <table:table-cell office:value-type="string" office:string-value="" table:formula="of:=IF(AND([Data.K$20]=[.$I17];[Data.L$20]=[.$J17]);[Data.K$3];&quot;&quot;)" table:style-name="ce3"/>
          <table:table-cell office:value-type="string" office:string-value="" table:formula="of:=IF(AND([Data.M$20]=[.$I17];[Data.N$20]=[.$J17]);[Data.M$3];&quot;&quot;)" table:style-name="ce3"/>
          <table:table-cell office:value-type="string" office:string-value="" table:formula="of:=IF(AND([Data.O$20]=[.$I17];[Data.P$20]=[.$J17]);[Data.O$3];&quot;&quot;)" table:style-name="ce3"/>
          <table:table-cell office:value-type="string" office:string-value="" table:formula="of:=IF(AND([Data.Q$20]=[.$I17];[Data.R$20]=[.$J17]);[Data.Q$3];&quot;&quot;)" table:style-name="ce3"/>
          <table:table-cell office:value-type="string" office:string-value="" table:formula="of:=IF(AND([Data.S$20]=[.$I17];[Data.T$20]=[.$J17]);[Data.S$3];&quot;&quot;)" table:style-name="ce3"/>
          <table:table-cell office:value-type="string" office:string-value="" table:formula="of:=IF(AND([Data.U$20]=[.$I17];[Data.V$20]=[.$J17]);[Data.U$3];&quot;&quot;)" table:style-name="ce3"/>
          <table:table-cell office:value-type="string" office:string-value="" table:formula="of:=IF(AND([Data.W$20]=[.$I17];[Data.X$20]=[.$J17]);[Data.W$3];&quot;&quot;)" table:style-name="ce3"/>
          <table:table-cell office:value-type="string" office:string-value="" table:formula="of:=IF(AND([Data.Y$20]=[.$I17];[Data.Z$20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0]=[.$I18];[Data.D$20]=[.$J18]);[Data.C$3];&quot;&quot;)" table:style-name="ce3"/>
          <table:table-cell office:value-type="string" office:string-value="" table:formula="of:=IF(AND([Data.E$20]=[.$I18];[Data.F$20]=[.$J18]);[Data.E$3];&quot;&quot;)" table:style-name="ce3"/>
          <table:table-cell office:value-type="string" office:string-value="" table:formula="of:=IF(AND([Data.G$20]=[.$I18];[Data.H$20]=[.$J18]);[Data.G$3];&quot;&quot;)" table:style-name="ce3"/>
          <table:table-cell office:value-type="string" office:string-value="" table:formula="of:=IF(AND([Data.I$20]=[.$I18];[Data.J$20]=[.$J18]);[Data.I$3];&quot;&quot;)" table:style-name="ce3"/>
          <table:table-cell office:value-type="string" office:string-value="" table:formula="of:=IF(AND([Data.K$20]=[.$I18];[Data.L$20]=[.$J18]);[Data.K$3];&quot;&quot;)" table:style-name="ce3"/>
          <table:table-cell office:value-type="string" office:string-value="" table:formula="of:=IF(AND([Data.M$20]=[.$I18];[Data.N$20]=[.$J18]);[Data.M$3];&quot;&quot;)" table:style-name="ce3"/>
          <table:table-cell office:value-type="string" office:string-value="" table:formula="of:=IF(AND([Data.O$20]=[.$I18];[Data.P$20]=[.$J18]);[Data.O$3];&quot;&quot;)" table:style-name="ce3"/>
          <table:table-cell office:value-type="string" office:string-value="" table:formula="of:=IF(AND([Data.Q$20]=[.$I18];[Data.R$20]=[.$J18]);[Data.Q$3];&quot;&quot;)" table:style-name="ce3"/>
          <table:table-cell office:value-type="string" office:string-value="Jim" table:formula="of:=IF(AND([Data.S$20]=[.$I18];[Data.T$20]=[.$J18]);[Data.S$3];&quot;&quot;)" table:style-name="ce3">
            <text:p>Jim</text:p>
          </table:table-cell>
          <table:table-cell office:value-type="string" office:string-value="" table:formula="of:=IF(AND([Data.U$20]=[.$I18];[Data.V$20]=[.$J18]);[Data.U$3];&quot;&quot;)" table:style-name="ce3"/>
          <table:table-cell office:value-type="string" office:string-value="" table:formula="of:=IF(AND([Data.W$20]=[.$I18];[Data.X$20]=[.$J18]);[Data.W$3];&quot;&quot;)" table:style-name="ce3"/>
          <table:table-cell office:value-type="string" office:string-value="Wendy" table:formula="of:=IF(AND([Data.Y$20]=[.$I18];[Data.Z$20]=[.$J18]);[Data.Y$3];&quot;&quot;)" table:style-name="ce3">
            <text:p>Wendy</text:p>
          </table:table-cell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0]=[.$I19];[Data.D$20]=[.$J19]);[Data.C$3];&quot;&quot;)" table:style-name="ce3"/>
          <table:table-cell office:value-type="string" office:string-value="" table:formula="of:=IF(AND([Data.E$20]=[.$I19];[Data.F$20]=[.$J19]);[Data.E$3];&quot;&quot;)" table:style-name="ce3"/>
          <table:table-cell office:value-type="string" office:string-value="" table:formula="of:=IF(AND([Data.G$20]=[.$I19];[Data.H$20]=[.$J19]);[Data.G$3];&quot;&quot;)" table:style-name="ce3"/>
          <table:table-cell office:value-type="string" office:string-value="" table:formula="of:=IF(AND([Data.I$20]=[.$I19];[Data.J$20]=[.$J19]);[Data.I$3];&quot;&quot;)" table:style-name="ce3"/>
          <table:table-cell office:value-type="string" office:string-value="" table:formula="of:=IF(AND([Data.K$20]=[.$I19];[Data.L$20]=[.$J19]);[Data.K$3];&quot;&quot;)" table:style-name="ce3"/>
          <table:table-cell office:value-type="string" office:string-value="" table:formula="of:=IF(AND([Data.M$20]=[.$I19];[Data.N$20]=[.$J19]);[Data.M$3];&quot;&quot;)" table:style-name="ce3"/>
          <table:table-cell office:value-type="string" office:string-value="Julie" table:formula="of:=IF(AND([Data.O$20]=[.$I19];[Data.P$20]=[.$J19]);[Data.O$3];&quot;&quot;)" table:style-name="ce3">
            <text:p>Julie</text:p>
          </table:table-cell>
          <table:table-cell office:value-type="string" office:string-value="" table:formula="of:=IF(AND([Data.Q$20]=[.$I19];[Data.R$20]=[.$J19]);[Data.Q$3];&quot;&quot;)" table:style-name="ce3"/>
          <table:table-cell office:value-type="string" office:string-value="" table:formula="of:=IF(AND([Data.S$20]=[.$I19];[Data.T$20]=[.$J19]);[Data.S$3];&quot;&quot;)" table:style-name="ce3"/>
          <table:table-cell office:value-type="string" office:string-value="" table:formula="of:=IF(AND([Data.U$20]=[.$I19];[Data.V$20]=[.$J19]);[Data.U$3];&quot;&quot;)" table:style-name="ce3"/>
          <table:table-cell office:value-type="string" office:string-value="" table:formula="of:=IF(AND([Data.W$20]=[.$I19];[Data.X$20]=[.$J19]);[Data.W$3];&quot;&quot;)" table:style-name="ce3"/>
          <table:table-cell office:value-type="string" office:string-value="" table:formula="of:=IF(AND([Data.Y$20]=[.$I19];[Data.Z$20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0]=[.$I20];[Data.D$20]=[.$J20]);[Data.C$3];&quot;&quot;)" table:style-name="ce3"/>
          <table:table-cell office:value-type="string" office:string-value="Dick" table:formula="of:=IF(AND([Data.E$20]=[.$I20];[Data.F$20]=[.$J20]);[Data.E$3];&quot;&quot;)" table:style-name="ce3">
            <text:p>Dick</text:p>
          </table:table-cell>
          <table:table-cell office:value-type="string" office:string-value="" table:formula="of:=IF(AND([Data.G$20]=[.$I20];[Data.H$20]=[.$J20]);[Data.G$3];&quot;&quot;)" table:style-name="ce3"/>
          <table:table-cell office:value-type="string" office:string-value="" table:formula="of:=IF(AND([Data.I$20]=[.$I20];[Data.J$20]=[.$J20]);[Data.I$3];&quot;&quot;)" table:style-name="ce3"/>
          <table:table-cell office:value-type="string" office:string-value="" table:formula="of:=IF(AND([Data.K$20]=[.$I20];[Data.L$20]=[.$J20]);[Data.K$3];&quot;&quot;)" table:style-name="ce3"/>
          <table:table-cell office:value-type="string" office:string-value="" table:formula="of:=IF(AND([Data.M$20]=[.$I20];[Data.N$20]=[.$J20]);[Data.M$3];&quot;&quot;)" table:style-name="ce3"/>
          <table:table-cell office:value-type="string" office:string-value="" table:formula="of:=IF(AND([Data.O$20]=[.$I20];[Data.P$20]=[.$J20]);[Data.O$3];&quot;&quot;)" table:style-name="ce3"/>
          <table:table-cell office:value-type="string" office:string-value="" table:formula="of:=IF(AND([Data.Q$20]=[.$I20];[Data.R$20]=[.$J20]);[Data.Q$3];&quot;&quot;)" table:style-name="ce3"/>
          <table:table-cell office:value-type="string" office:string-value="" table:formula="of:=IF(AND([Data.S$20]=[.$I20];[Data.T$20]=[.$J20]);[Data.S$3];&quot;&quot;)" table:style-name="ce3"/>
          <table:table-cell office:value-type="string" office:string-value="" table:formula="of:=IF(AND([Data.U$20]=[.$I20];[Data.V$20]=[.$J20]);[Data.U$3];&quot;&quot;)" table:style-name="ce3"/>
          <table:table-cell office:value-type="string" office:string-value="" table:formula="of:=IF(AND([Data.W$20]=[.$I20];[Data.X$20]=[.$J20]);[Data.W$3];&quot;&quot;)" table:style-name="ce3"/>
          <table:table-cell office:value-type="string" office:string-value="" table:formula="of:=IF(AND([Data.Y$20]=[.$I20];[Data.Z$20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0]=[.$I21];[Data.D$20]=[.$J21]);[Data.C$3];&quot;&quot;)" table:style-name="ce3"/>
          <table:table-cell office:value-type="string" office:string-value="" table:formula="of:=IF(AND([Data.E$20]=[.$I21];[Data.F$20]=[.$J21]);[Data.E$3];&quot;&quot;)" table:style-name="ce3"/>
          <table:table-cell office:value-type="string" office:string-value="" table:formula="of:=IF(AND([Data.G$20]=[.$I21];[Data.H$20]=[.$J21]);[Data.G$3];&quot;&quot;)" table:style-name="ce3"/>
          <table:table-cell office:value-type="string" office:string-value="" table:formula="of:=IF(AND([Data.I$20]=[.$I21];[Data.J$20]=[.$J21]);[Data.I$3];&quot;&quot;)" table:style-name="ce3"/>
          <table:table-cell office:value-type="string" office:string-value="" table:formula="of:=IF(AND([Data.K$20]=[.$I21];[Data.L$20]=[.$J21]);[Data.K$3];&quot;&quot;)" table:style-name="ce3"/>
          <table:table-cell office:value-type="string" office:string-value="" table:formula="of:=IF(AND([Data.M$20]=[.$I21];[Data.N$20]=[.$J21]);[Data.M$3];&quot;&quot;)" table:style-name="ce3"/>
          <table:table-cell office:value-type="string" office:string-value="" table:formula="of:=IF(AND([Data.O$20]=[.$I21];[Data.P$20]=[.$J21]);[Data.O$3];&quot;&quot;)" table:style-name="ce3"/>
          <table:table-cell office:value-type="string" office:string-value="" table:formula="of:=IF(AND([Data.Q$20]=[.$I21];[Data.R$20]=[.$J21]);[Data.Q$3];&quot;&quot;)" table:style-name="ce3"/>
          <table:table-cell office:value-type="string" office:string-value="" table:formula="of:=IF(AND([Data.S$20]=[.$I21];[Data.T$20]=[.$J21]);[Data.S$3];&quot;&quot;)" table:style-name="ce3"/>
          <table:table-cell office:value-type="string" office:string-value="" table:formula="of:=IF(AND([Data.U$20]=[.$I21];[Data.V$20]=[.$J21]);[Data.U$3];&quot;&quot;)" table:style-name="ce3"/>
          <table:table-cell office:value-type="string" office:string-value="" table:formula="of:=IF(AND([Data.W$20]=[.$I21];[Data.X$20]=[.$J21]);[Data.W$3];&quot;&quot;)" table:style-name="ce3"/>
          <table:table-cell office:value-type="string" office:string-value="" table:formula="of:=IF(AND([Data.Y$20]=[.$I21];[Data.Z$20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0]=[.$I22];[Data.D$20]=[.$J22]);[Data.C$3];&quot;&quot;)" table:style-name="ce3"/>
          <table:table-cell office:value-type="string" office:string-value="" table:formula="of:=IF(AND([Data.E$20]=[.$I22];[Data.F$20]=[.$J22]);[Data.E$3];&quot;&quot;)" table:style-name="ce3"/>
          <table:table-cell office:value-type="string" office:string-value="" table:formula="of:=IF(AND([Data.G$20]=[.$I22];[Data.H$20]=[.$J22]);[Data.G$3];&quot;&quot;)" table:style-name="ce3"/>
          <table:table-cell office:value-type="string" office:string-value="" table:formula="of:=IF(AND([Data.I$20]=[.$I22];[Data.J$20]=[.$J22]);[Data.I$3];&quot;&quot;)" table:style-name="ce3"/>
          <table:table-cell office:value-type="string" office:string-value="" table:formula="of:=IF(AND([Data.K$20]=[.$I22];[Data.L$20]=[.$J22]);[Data.K$3];&quot;&quot;)" table:style-name="ce3"/>
          <table:table-cell office:value-type="string" office:string-value="" table:formula="of:=IF(AND([Data.M$20]=[.$I22];[Data.N$20]=[.$J22]);[Data.M$3];&quot;&quot;)" table:style-name="ce3"/>
          <table:table-cell office:value-type="string" office:string-value="" table:formula="of:=IF(AND([Data.O$20]=[.$I22];[Data.P$20]=[.$J22]);[Data.O$3];&quot;&quot;)" table:style-name="ce3"/>
          <table:table-cell office:value-type="string" office:string-value="" table:formula="of:=IF(AND([Data.Q$20]=[.$I22];[Data.R$20]=[.$J22]);[Data.Q$3];&quot;&quot;)" table:style-name="ce3"/>
          <table:table-cell office:value-type="string" office:string-value="" table:formula="of:=IF(AND([Data.S$20]=[.$I22];[Data.T$20]=[.$J22]);[Data.S$3];&quot;&quot;)" table:style-name="ce3"/>
          <table:table-cell office:value-type="string" office:string-value="" table:formula="of:=IF(AND([Data.U$20]=[.$I22];[Data.V$20]=[.$J22]);[Data.U$3];&quot;&quot;)" table:style-name="ce3"/>
          <table:table-cell office:value-type="string" office:string-value="" table:formula="of:=IF(AND([Data.W$20]=[.$I22];[Data.X$20]=[.$J22]);[Data.W$3];&quot;&quot;)" table:style-name="ce3"/>
          <table:table-cell office:value-type="string" office:string-value="" table:formula="of:=IF(AND([Data.Y$20]=[.$I22];[Data.Z$20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0]=[.$I23];[Data.D$20]=[.$J23]);[Data.C$3];&quot;&quot;)" table:style-name="ce3"/>
          <table:table-cell office:value-type="string" office:string-value="" table:formula="of:=IF(AND([Data.E$20]=[.$I23];[Data.F$20]=[.$J23]);[Data.E$3];&quot;&quot;)" table:style-name="ce3"/>
          <table:table-cell office:value-type="string" office:string-value="" table:formula="of:=IF(AND([Data.G$20]=[.$I23];[Data.H$20]=[.$J23]);[Data.G$3];&quot;&quot;)" table:style-name="ce3"/>
          <table:table-cell office:value-type="string" office:string-value="" table:formula="of:=IF(AND([Data.I$20]=[.$I23];[Data.J$20]=[.$J23]);[Data.I$3];&quot;&quot;)" table:style-name="ce3"/>
          <table:table-cell office:value-type="string" office:string-value="" table:formula="of:=IF(AND([Data.K$20]=[.$I23];[Data.L$20]=[.$J23]);[Data.K$3];&quot;&quot;)" table:style-name="ce3"/>
          <table:table-cell office:value-type="string" office:string-value="" table:formula="of:=IF(AND([Data.M$20]=[.$I23];[Data.N$20]=[.$J23]);[Data.M$3];&quot;&quot;)" table:style-name="ce3"/>
          <table:table-cell office:value-type="string" office:string-value="" table:formula="of:=IF(AND([Data.O$20]=[.$I23];[Data.P$20]=[.$J23]);[Data.O$3];&quot;&quot;)" table:style-name="ce3"/>
          <table:table-cell office:value-type="string" office:string-value="" table:formula="of:=IF(AND([Data.Q$20]=[.$I23];[Data.R$20]=[.$J23]);[Data.Q$3];&quot;&quot;)" table:style-name="ce3"/>
          <table:table-cell office:value-type="string" office:string-value="" table:formula="of:=IF(AND([Data.S$20]=[.$I23];[Data.T$20]=[.$J23]);[Data.S$3];&quot;&quot;)" table:style-name="ce3"/>
          <table:table-cell office:value-type="string" office:string-value="" table:formula="of:=IF(AND([Data.U$20]=[.$I23];[Data.V$20]=[.$J23]);[Data.U$3];&quot;&quot;)" table:style-name="ce3"/>
          <table:table-cell office:value-type="string" office:string-value="" table:formula="of:=IF(AND([Data.W$20]=[.$I23];[Data.X$20]=[.$J23]);[Data.W$3];&quot;&quot;)" table:style-name="ce3"/>
          <table:table-cell office:value-type="string" office:string-value="" table:formula="of:=IF(AND([Data.Y$20]=[.$I23];[Data.Z$20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0]=[.$I24];[Data.D$20]=[.$J24]);[Data.C$3];&quot;&quot;)" table:style-name="ce3"/>
          <table:table-cell office:value-type="string" office:string-value="" table:formula="of:=IF(AND([Data.E$20]=[.$I24];[Data.F$20]=[.$J24]);[Data.E$3];&quot;&quot;)" table:style-name="ce3"/>
          <table:table-cell office:value-type="string" office:string-value="" table:formula="of:=IF(AND([Data.G$20]=[.$I24];[Data.H$20]=[.$J24]);[Data.G$3];&quot;&quot;)" table:style-name="ce3"/>
          <table:table-cell office:value-type="string" office:string-value="" table:formula="of:=IF(AND([Data.I$20]=[.$I24];[Data.J$20]=[.$J24]);[Data.I$3];&quot;&quot;)" table:style-name="ce3"/>
          <table:table-cell office:value-type="string" office:string-value="" table:formula="of:=IF(AND([Data.K$20]=[.$I24];[Data.L$20]=[.$J24]);[Data.K$3];&quot;&quot;)" table:style-name="ce3"/>
          <table:table-cell office:value-type="string" office:string-value="" table:formula="of:=IF(AND([Data.M$20]=[.$I24];[Data.N$20]=[.$J24]);[Data.M$3];&quot;&quot;)" table:style-name="ce3"/>
          <table:table-cell office:value-type="string" office:string-value="" table:formula="of:=IF(AND([Data.O$20]=[.$I24];[Data.P$20]=[.$J24]);[Data.O$3];&quot;&quot;)" table:style-name="ce3"/>
          <table:table-cell office:value-type="string" office:string-value="" table:formula="of:=IF(AND([Data.Q$20]=[.$I24];[Data.R$20]=[.$J24]);[Data.Q$3];&quot;&quot;)" table:style-name="ce3"/>
          <table:table-cell office:value-type="string" office:string-value="" table:formula="of:=IF(AND([Data.S$20]=[.$I24];[Data.T$20]=[.$J24]);[Data.S$3];&quot;&quot;)" table:style-name="ce3"/>
          <table:table-cell office:value-type="string" office:string-value="" table:formula="of:=IF(AND([Data.U$20]=[.$I24];[Data.V$20]=[.$J24]);[Data.U$3];&quot;&quot;)" table:style-name="ce3"/>
          <table:table-cell office:value-type="string" office:string-value="" table:formula="of:=IF(AND([Data.W$20]=[.$I24];[Data.X$20]=[.$J24]);[Data.W$3];&quot;&quot;)" table:style-name="ce3"/>
          <table:table-cell office:value-type="string" office:string-value="" table:formula="of:=IF(AND([Data.Y$20]=[.$I24];[Data.Z$20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0]=[.$I25];[Data.D$20]=[.$J25]);[Data.C$3];&quot;&quot;)" table:style-name="ce3"/>
          <table:table-cell office:value-type="string" office:string-value="" table:formula="of:=IF(AND([Data.E$20]=[.$I25];[Data.F$20]=[.$J25]);[Data.E$3];&quot;&quot;)" table:style-name="ce3"/>
          <table:table-cell office:value-type="string" office:string-value="" table:formula="of:=IF(AND([Data.G$20]=[.$I25];[Data.H$20]=[.$J25]);[Data.G$3];&quot;&quot;)" table:style-name="ce3"/>
          <table:table-cell office:value-type="string" office:string-value="" table:formula="of:=IF(AND([Data.I$20]=[.$I25];[Data.J$20]=[.$J25]);[Data.I$3];&quot;&quot;)" table:style-name="ce3"/>
          <table:table-cell office:value-type="string" office:string-value="Sam" table:formula="of:=IF(AND([Data.K$20]=[.$I25];[Data.L$20]=[.$J25]);[Data.K$3];&quot;&quot;)" table:style-name="ce3">
            <text:p>Sam</text:p>
          </table:table-cell>
          <table:table-cell office:value-type="string" office:string-value="" table:formula="of:=IF(AND([Data.M$20]=[.$I25];[Data.N$20]=[.$J25]);[Data.M$3];&quot;&quot;)" table:style-name="ce3"/>
          <table:table-cell office:value-type="string" office:string-value="" table:formula="of:=IF(AND([Data.O$20]=[.$I25];[Data.P$20]=[.$J25]);[Data.O$3];&quot;&quot;)" table:style-name="ce3"/>
          <table:table-cell office:value-type="string" office:string-value="" table:formula="of:=IF(AND([Data.Q$20]=[.$I25];[Data.R$20]=[.$J25]);[Data.Q$3];&quot;&quot;)" table:style-name="ce3"/>
          <table:table-cell office:value-type="string" office:string-value="" table:formula="of:=IF(AND([Data.S$20]=[.$I25];[Data.T$20]=[.$J25]);[Data.S$3];&quot;&quot;)" table:style-name="ce3"/>
          <table:table-cell office:value-type="string" office:string-value="" table:formula="of:=IF(AND([Data.U$20]=[.$I25];[Data.V$20]=[.$J25]);[Data.U$3];&quot;&quot;)" table:style-name="ce3"/>
          <table:table-cell office:value-type="string" office:string-value="" table:formula="of:=IF(AND([Data.W$20]=[.$I25];[Data.X$20]=[.$J25]);[Data.W$3];&quot;&quot;)" table:style-name="ce3"/>
          <table:table-cell office:value-type="string" office:string-value="" table:formula="of:=IF(AND([Data.Y$20]=[.$I25];[Data.Z$20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0]=[.$I26];[Data.D$20]=[.$J26]);[Data.C$3];&quot;&quot;)" table:style-name="ce3"/>
          <table:table-cell office:value-type="string" office:string-value="" table:formula="of:=IF(AND([Data.E$20]=[.$I26];[Data.F$20]=[.$J26]);[Data.E$3];&quot;&quot;)" table:style-name="ce3"/>
          <table:table-cell office:value-type="string" office:string-value="" table:formula="of:=IF(AND([Data.G$20]=[.$I26];[Data.H$20]=[.$J26]);[Data.G$3];&quot;&quot;)" table:style-name="ce3"/>
          <table:table-cell office:value-type="string" office:string-value="" table:formula="of:=IF(AND([Data.I$20]=[.$I26];[Data.J$20]=[.$J26]);[Data.I$3];&quot;&quot;)" table:style-name="ce3"/>
          <table:table-cell office:value-type="string" office:string-value="" table:formula="of:=IF(AND([Data.K$20]=[.$I26];[Data.L$20]=[.$J26]);[Data.K$3];&quot;&quot;)" table:style-name="ce3"/>
          <table:table-cell office:value-type="string" office:string-value="" table:formula="of:=IF(AND([Data.M$20]=[.$I26];[Data.N$20]=[.$J26]);[Data.M$3];&quot;&quot;)" table:style-name="ce3"/>
          <table:table-cell office:value-type="string" office:string-value="" table:formula="of:=IF(AND([Data.O$20]=[.$I26];[Data.P$20]=[.$J26]);[Data.O$3];&quot;&quot;)" table:style-name="ce3"/>
          <table:table-cell office:value-type="string" office:string-value="" table:formula="of:=IF(AND([Data.Q$20]=[.$I26];[Data.R$20]=[.$J26]);[Data.Q$3];&quot;&quot;)" table:style-name="ce3"/>
          <table:table-cell office:value-type="string" office:string-value="" table:formula="of:=IF(AND([Data.S$20]=[.$I26];[Data.T$20]=[.$J26]);[Data.S$3];&quot;&quot;)" table:style-name="ce3"/>
          <table:table-cell office:value-type="string" office:string-value="" table:formula="of:=IF(AND([Data.U$20]=[.$I26];[Data.V$20]=[.$J26]);[Data.U$3];&quot;&quot;)" table:style-name="ce3"/>
          <table:table-cell office:value-type="string" office:string-value="" table:formula="of:=IF(AND([Data.W$20]=[.$I26];[Data.X$20]=[.$J26]);[Data.W$3];&quot;&quot;)" table:style-name="ce3"/>
          <table:table-cell office:value-type="string" office:string-value="" table:formula="of:=IF(AND([Data.Y$20]=[.$I26];[Data.Z$20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Leadership_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186" draw:style-name="a243" draw:name="AutoShape 1">
              <svg:title/>
              <svg:desc/>
              <text:p text:style-name="a236" text:class-names="" text:cond-style-name=""><text:span text:style-name="a235" text:class-names=""/></text:p>
              <text:p text:style-name="a238" text:class-names="" text:cond-style-name=""><text:span text:style-name="a237" text:class-names=""/></text:p>
              <text:p text:style-name="a240" text:class-names="" text:cond-style-name=""><text:span text:style-name="a239" text:class-names="">Leadership</text:span></text:p>
              <text:p text:style-name="a242" text:class-names="" text:cond-style-name=""><text:span text:style-name="a241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187" draw:style-name="a248" draw:name="Text Box 2" svg:x="0.33333in" svg:y="0.25in" svg:width="1.26389in" svg:height="0.56944in">
              <draw:text-box>
                <text:p text:style-name="a245" text:class-names="" text:cond-style-name=""><text:span text:style-name="a244" text:class-names="">Something<text:s text:c="1"/></text:span></text:p>
                <text:p text:style-name="a247" text:class-names="" text:cond-style-name=""><text:span text:style-name="a246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Bob Julie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>
            <text:p>Bob Julie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Dick Harry Jim Wendy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>
            <text:p>Dick Harry Jim Wendy</text:p>
          </table:table-cell>
          <table:table-cell office:value-type="string" office:string-value="Anne Rosie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>
            <text:p>Anne Rosie</text:p>
          </table:table-cell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Sam Kate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>
            <text:p>Sam Kate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Tom Jill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>
            <text:p>Tom Jill</text:p>
          </table:table-cell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188" draw:style-name="a253" draw:name="Text Box 3" svg:x="0.23611in" svg:y="0.41667in" svg:width="1.26389in" svg:height="0.55556in">
              <draw:text-box>
                <text:p text:style-name="a250" text:class-names="" text:cond-style-name=""><text:span text:style-name="a249" text:class-names="">Something<text:s text:c="1"/></text:span></text:p>
                <text:p text:style-name="a252" text:class-names="" text:cond-style-name=""><text:span text:style-name="a251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1]=[.$I12];[Data.D$21]=[.$J12]);[Data.C$3];&quot;&quot;)" table:style-name="ce3"/>
          <table:table-cell office:value-type="string" office:string-value="" table:formula="of:=IF(AND([Data.E$21]=[.$I12];[Data.F$21]=[.$J12]);[Data.E$3];&quot;&quot;)" table:style-name="ce3"/>
          <table:table-cell office:value-type="string" office:string-value="" table:formula="of:=IF(AND([Data.G$21]=[.$I12];[Data.H$21]=[.$J12]);[Data.G$3];&quot;&quot;)" table:style-name="ce3"/>
          <table:table-cell office:value-type="string" office:string-value="" table:formula="of:=IF(AND([Data.I$21]=[.$I12];[Data.J$21]=[.$J12]);[Data.I$3];&quot;&quot;)" table:style-name="ce3"/>
          <table:table-cell office:value-type="string" office:string-value="" table:formula="of:=IF(AND([Data.K$21]=[.$I12];[Data.L$21]=[.$J12]);[Data.K$3];&quot;&quot;)" table:style-name="ce3"/>
          <table:table-cell office:value-type="string" office:string-value="" table:formula="of:=IF(AND([Data.M$21]=[.$I12];[Data.N$21]=[.$J12]);[Data.M$3];&quot;&quot;)" table:style-name="ce3"/>
          <table:table-cell office:value-type="string" office:string-value="" table:formula="of:=IF(AND([Data.O$21]=[.$I12];[Data.P$21]=[.$J12]);[Data.O$3];&quot;&quot;)" table:style-name="ce3"/>
          <table:table-cell office:value-type="string" office:string-value="" table:formula="of:=IF(AND([Data.Q$21]=[.$I12];[Data.R$21]=[.$J12]);[Data.Q$3];&quot;&quot;)" table:style-name="ce3"/>
          <table:table-cell office:value-type="string" office:string-value="" table:formula="of:=IF(AND([Data.S$21]=[.$I12];[Data.T$21]=[.$J12]);[Data.S$3];&quot;&quot;)" table:style-name="ce3"/>
          <table:table-cell office:value-type="string" office:string-value="" table:formula="of:=IF(AND([Data.U$21]=[.$I12];[Data.V$21]=[.$J12]);[Data.U$3];&quot;&quot;)" table:style-name="ce3"/>
          <table:table-cell office:value-type="string" office:string-value="" table:formula="of:=IF(AND([Data.W$21]=[.$I12];[Data.X$21]=[.$J12]);[Data.W$3];&quot;&quot;)" table:style-name="ce3"/>
          <table:table-cell office:value-type="string" office:string-value="" table:formula="of:=IF(AND([Data.Y$21]=[.$I12];[Data.Z$21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1]=[.$I13];[Data.D$21]=[.$J13]);[Data.C$3];&quot;&quot;)" table:style-name="ce3"/>
          <table:table-cell office:value-type="string" office:string-value="" table:formula="of:=IF(AND([Data.E$21]=[.$I13];[Data.F$21]=[.$J13]);[Data.E$3];&quot;&quot;)" table:style-name="ce3"/>
          <table:table-cell office:value-type="string" office:string-value="" table:formula="of:=IF(AND([Data.G$21]=[.$I13];[Data.H$21]=[.$J13]);[Data.G$3];&quot;&quot;)" table:style-name="ce3"/>
          <table:table-cell office:value-type="string" office:string-value="Bob" table:formula="of:=IF(AND([Data.I$21]=[.$I13];[Data.J$21]=[.$J13]);[Data.I$3];&quot;&quot;)" table:style-name="ce3">
            <text:p>Bob</text:p>
          </table:table-cell>
          <table:table-cell office:value-type="string" office:string-value="" table:formula="of:=IF(AND([Data.K$21]=[.$I13];[Data.L$21]=[.$J13]);[Data.K$3];&quot;&quot;)" table:style-name="ce3"/>
          <table:table-cell office:value-type="string" office:string-value="" table:formula="of:=IF(AND([Data.M$21]=[.$I13];[Data.N$21]=[.$J13]);[Data.M$3];&quot;&quot;)" table:style-name="ce3"/>
          <table:table-cell office:value-type="string" office:string-value="Julie" table:formula="of:=IF(AND([Data.O$21]=[.$I13];[Data.P$21]=[.$J13]);[Data.O$3];&quot;&quot;)" table:style-name="ce3">
            <text:p>Julie</text:p>
          </table:table-cell>
          <table:table-cell office:value-type="string" office:string-value="" table:formula="of:=IF(AND([Data.Q$21]=[.$I13];[Data.R$21]=[.$J13]);[Data.Q$3];&quot;&quot;)" table:style-name="ce3"/>
          <table:table-cell office:value-type="string" office:string-value="" table:formula="of:=IF(AND([Data.S$21]=[.$I13];[Data.T$21]=[.$J13]);[Data.S$3];&quot;&quot;)" table:style-name="ce3"/>
          <table:table-cell office:value-type="string" office:string-value="" table:formula="of:=IF(AND([Data.U$21]=[.$I13];[Data.V$21]=[.$J13]);[Data.U$3];&quot;&quot;)" table:style-name="ce3"/>
          <table:table-cell office:value-type="string" office:string-value="" table:formula="of:=IF(AND([Data.W$21]=[.$I13];[Data.X$21]=[.$J13]);[Data.W$3];&quot;&quot;)" table:style-name="ce3"/>
          <table:table-cell office:value-type="string" office:string-value="" table:formula="of:=IF(AND([Data.Y$21]=[.$I13];[Data.Z$21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1]=[.$I14];[Data.D$21]=[.$J14]);[Data.C$3];&quot;&quot;)" table:style-name="ce3"/>
          <table:table-cell office:value-type="string" office:string-value="" table:formula="of:=IF(AND([Data.E$21]=[.$I14];[Data.F$21]=[.$J14]);[Data.E$3];&quot;&quot;)" table:style-name="ce3"/>
          <table:table-cell office:value-type="string" office:string-value="" table:formula="of:=IF(AND([Data.G$21]=[.$I14];[Data.H$21]=[.$J14]);[Data.G$3];&quot;&quot;)" table:style-name="ce3"/>
          <table:table-cell office:value-type="string" office:string-value="" table:formula="of:=IF(AND([Data.I$21]=[.$I14];[Data.J$21]=[.$J14]);[Data.I$3];&quot;&quot;)" table:style-name="ce3"/>
          <table:table-cell office:value-type="string" office:string-value="" table:formula="of:=IF(AND([Data.K$21]=[.$I14];[Data.L$21]=[.$J14]);[Data.K$3];&quot;&quot;)" table:style-name="ce3"/>
          <table:table-cell office:value-type="string" office:string-value="" table:formula="of:=IF(AND([Data.M$21]=[.$I14];[Data.N$21]=[.$J14]);[Data.M$3];&quot;&quot;)" table:style-name="ce3"/>
          <table:table-cell office:value-type="string" office:string-value="" table:formula="of:=IF(AND([Data.O$21]=[.$I14];[Data.P$21]=[.$J14]);[Data.O$3];&quot;&quot;)" table:style-name="ce3"/>
          <table:table-cell office:value-type="string" office:string-value="" table:formula="of:=IF(AND([Data.Q$21]=[.$I14];[Data.R$21]=[.$J14]);[Data.Q$3];&quot;&quot;)" table:style-name="ce3"/>
          <table:table-cell office:value-type="string" office:string-value="" table:formula="of:=IF(AND([Data.S$21]=[.$I14];[Data.T$21]=[.$J14]);[Data.S$3];&quot;&quot;)" table:style-name="ce3"/>
          <table:table-cell office:value-type="string" office:string-value="" table:formula="of:=IF(AND([Data.U$21]=[.$I14];[Data.V$21]=[.$J14]);[Data.U$3];&quot;&quot;)" table:style-name="ce3"/>
          <table:table-cell office:value-type="string" office:string-value="" table:formula="of:=IF(AND([Data.W$21]=[.$I14];[Data.X$21]=[.$J14]);[Data.W$3];&quot;&quot;)" table:style-name="ce3"/>
          <table:table-cell office:value-type="string" office:string-value="" table:formula="of:=IF(AND([Data.Y$21]=[.$I14];[Data.Z$21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1]=[.$I15];[Data.D$21]=[.$J15]);[Data.C$3];&quot;&quot;)" table:style-name="ce3"/>
          <table:table-cell office:value-type="string" office:string-value="Dick" table:formula="of:=IF(AND([Data.E$21]=[.$I15];[Data.F$21]=[.$J15]);[Data.E$3];&quot;&quot;)" table:style-name="ce3">
            <text:p>Dick</text:p>
          </table:table-cell>
          <table:table-cell office:value-type="string" office:string-value="Harry" table:formula="of:=IF(AND([Data.G$21]=[.$I15];[Data.H$21]=[.$J15]);[Data.G$3];&quot;&quot;)" table:style-name="ce3">
            <text:p>Harry</text:p>
          </table:table-cell>
          <table:table-cell office:value-type="string" office:string-value="" table:formula="of:=IF(AND([Data.I$21]=[.$I15];[Data.J$21]=[.$J15]);[Data.I$3];&quot;&quot;)" table:style-name="ce3"/>
          <table:table-cell office:value-type="string" office:string-value="" table:formula="of:=IF(AND([Data.K$21]=[.$I15];[Data.L$21]=[.$J15]);[Data.K$3];&quot;&quot;)" table:style-name="ce3"/>
          <table:table-cell office:value-type="string" office:string-value="" table:formula="of:=IF(AND([Data.M$21]=[.$I15];[Data.N$21]=[.$J15]);[Data.M$3];&quot;&quot;)" table:style-name="ce3"/>
          <table:table-cell office:value-type="string" office:string-value="" table:formula="of:=IF(AND([Data.O$21]=[.$I15];[Data.P$21]=[.$J15]);[Data.O$3];&quot;&quot;)" table:style-name="ce3"/>
          <table:table-cell office:value-type="string" office:string-value="" table:formula="of:=IF(AND([Data.Q$21]=[.$I15];[Data.R$21]=[.$J15]);[Data.Q$3];&quot;&quot;)" table:style-name="ce3"/>
          <table:table-cell office:value-type="string" office:string-value="Jim" table:formula="of:=IF(AND([Data.S$21]=[.$I15];[Data.T$21]=[.$J15]);[Data.S$3];&quot;&quot;)" table:style-name="ce3">
            <text:p>Jim</text:p>
          </table:table-cell>
          <table:table-cell office:value-type="string" office:string-value="" table:formula="of:=IF(AND([Data.U$21]=[.$I15];[Data.V$21]=[.$J15]);[Data.U$3];&quot;&quot;)" table:style-name="ce3"/>
          <table:table-cell office:value-type="string" office:string-value="" table:formula="of:=IF(AND([Data.W$21]=[.$I15];[Data.X$21]=[.$J15]);[Data.W$3];&quot;&quot;)" table:style-name="ce3"/>
          <table:table-cell office:value-type="string" office:string-value="Wendy" table:formula="of:=IF(AND([Data.Y$21]=[.$I15];[Data.Z$21]=[.$J15]);[Data.Y$3];&quot;&quot;)" table:style-name="ce3">
            <text:p>Wendy</text:p>
          </table:table-cell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1]=[.$I16];[Data.D$21]=[.$J16]);[Data.C$3];&quot;&quot;)" table:style-name="ce3"/>
          <table:table-cell office:value-type="string" office:string-value="" table:formula="of:=IF(AND([Data.E$21]=[.$I16];[Data.F$21]=[.$J16]);[Data.E$3];&quot;&quot;)" table:style-name="ce3"/>
          <table:table-cell office:value-type="string" office:string-value="" table:formula="of:=IF(AND([Data.G$21]=[.$I16];[Data.H$21]=[.$J16]);[Data.G$3];&quot;&quot;)" table:style-name="ce3"/>
          <table:table-cell office:value-type="string" office:string-value="" table:formula="of:=IF(AND([Data.I$21]=[.$I16];[Data.J$21]=[.$J16]);[Data.I$3];&quot;&quot;)" table:style-name="ce3"/>
          <table:table-cell office:value-type="string" office:string-value="" table:formula="of:=IF(AND([Data.K$21]=[.$I16];[Data.L$21]=[.$J16]);[Data.K$3];&quot;&quot;)" table:style-name="ce3"/>
          <table:table-cell office:value-type="string" office:string-value="Anne" table:formula="of:=IF(AND([Data.M$21]=[.$I16];[Data.N$21]=[.$J16]);[Data.M$3];&quot;&quot;)" table:style-name="ce3">
            <text:p>Anne</text:p>
          </table:table-cell>
          <table:table-cell office:value-type="string" office:string-value="" table:formula="of:=IF(AND([Data.O$21]=[.$I16];[Data.P$21]=[.$J16]);[Data.O$3];&quot;&quot;)" table:style-name="ce3"/>
          <table:table-cell office:value-type="string" office:string-value="Rosie" table:formula="of:=IF(AND([Data.Q$21]=[.$I16];[Data.R$21]=[.$J16]);[Data.Q$3];&quot;&quot;)" table:style-name="ce3">
            <text:p>Rosie</text:p>
          </table:table-cell>
          <table:table-cell office:value-type="string" office:string-value="" table:formula="of:=IF(AND([Data.S$21]=[.$I16];[Data.T$21]=[.$J16]);[Data.S$3];&quot;&quot;)" table:style-name="ce3"/>
          <table:table-cell office:value-type="string" office:string-value="" table:formula="of:=IF(AND([Data.U$21]=[.$I16];[Data.V$21]=[.$J16]);[Data.U$3];&quot;&quot;)" table:style-name="ce3"/>
          <table:table-cell office:value-type="string" office:string-value="" table:formula="of:=IF(AND([Data.W$21]=[.$I16];[Data.X$21]=[.$J16]);[Data.W$3];&quot;&quot;)" table:style-name="ce3"/>
          <table:table-cell office:value-type="string" office:string-value="" table:formula="of:=IF(AND([Data.Y$21]=[.$I16];[Data.Z$21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1]=[.$I17];[Data.D$21]=[.$J17]);[Data.C$3];&quot;&quot;)" table:style-name="ce3"/>
          <table:table-cell office:value-type="string" office:string-value="" table:formula="of:=IF(AND([Data.E$21]=[.$I17];[Data.F$21]=[.$J17]);[Data.E$3];&quot;&quot;)" table:style-name="ce3"/>
          <table:table-cell office:value-type="string" office:string-value="" table:formula="of:=IF(AND([Data.G$21]=[.$I17];[Data.H$21]=[.$J17]);[Data.G$3];&quot;&quot;)" table:style-name="ce3"/>
          <table:table-cell office:value-type="string" office:string-value="" table:formula="of:=IF(AND([Data.I$21]=[.$I17];[Data.J$21]=[.$J17]);[Data.I$3];&quot;&quot;)" table:style-name="ce3"/>
          <table:table-cell office:value-type="string" office:string-value="" table:formula="of:=IF(AND([Data.K$21]=[.$I17];[Data.L$21]=[.$J17]);[Data.K$3];&quot;&quot;)" table:style-name="ce3"/>
          <table:table-cell office:value-type="string" office:string-value="" table:formula="of:=IF(AND([Data.M$21]=[.$I17];[Data.N$21]=[.$J17]);[Data.M$3];&quot;&quot;)" table:style-name="ce3"/>
          <table:table-cell office:value-type="string" office:string-value="" table:formula="of:=IF(AND([Data.O$21]=[.$I17];[Data.P$21]=[.$J17]);[Data.O$3];&quot;&quot;)" table:style-name="ce3"/>
          <table:table-cell office:value-type="string" office:string-value="" table:formula="of:=IF(AND([Data.Q$21]=[.$I17];[Data.R$21]=[.$J17]);[Data.Q$3];&quot;&quot;)" table:style-name="ce3"/>
          <table:table-cell office:value-type="string" office:string-value="" table:formula="of:=IF(AND([Data.S$21]=[.$I17];[Data.T$21]=[.$J17]);[Data.S$3];&quot;&quot;)" table:style-name="ce3"/>
          <table:table-cell office:value-type="string" office:string-value="" table:formula="of:=IF(AND([Data.U$21]=[.$I17];[Data.V$21]=[.$J17]);[Data.U$3];&quot;&quot;)" table:style-name="ce3"/>
          <table:table-cell office:value-type="string" office:string-value="" table:formula="of:=IF(AND([Data.W$21]=[.$I17];[Data.X$21]=[.$J17]);[Data.W$3];&quot;&quot;)" table:style-name="ce3"/>
          <table:table-cell office:value-type="string" office:string-value="" table:formula="of:=IF(AND([Data.Y$21]=[.$I17];[Data.Z$21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1]=[.$I18];[Data.D$21]=[.$J18]);[Data.C$3];&quot;&quot;)" table:style-name="ce3"/>
          <table:table-cell office:value-type="string" office:string-value="" table:formula="of:=IF(AND([Data.E$21]=[.$I18];[Data.F$21]=[.$J18]);[Data.E$3];&quot;&quot;)" table:style-name="ce3"/>
          <table:table-cell office:value-type="string" office:string-value="" table:formula="of:=IF(AND([Data.G$21]=[.$I18];[Data.H$21]=[.$J18]);[Data.G$3];&quot;&quot;)" table:style-name="ce3"/>
          <table:table-cell office:value-type="string" office:string-value="" table:formula="of:=IF(AND([Data.I$21]=[.$I18];[Data.J$21]=[.$J18]);[Data.I$3];&quot;&quot;)" table:style-name="ce3"/>
          <table:table-cell office:value-type="string" office:string-value="Sam" table:formula="of:=IF(AND([Data.K$21]=[.$I18];[Data.L$21]=[.$J18]);[Data.K$3];&quot;&quot;)" table:style-name="ce3">
            <text:p>Sam</text:p>
          </table:table-cell>
          <table:table-cell office:value-type="string" office:string-value="" table:formula="of:=IF(AND([Data.M$21]=[.$I18];[Data.N$21]=[.$J18]);[Data.M$3];&quot;&quot;)" table:style-name="ce3"/>
          <table:table-cell office:value-type="string" office:string-value="" table:formula="of:=IF(AND([Data.O$21]=[.$I18];[Data.P$21]=[.$J18]);[Data.O$3];&quot;&quot;)" table:style-name="ce3"/>
          <table:table-cell office:value-type="string" office:string-value="" table:formula="of:=IF(AND([Data.Q$21]=[.$I18];[Data.R$21]=[.$J18]);[Data.Q$3];&quot;&quot;)" table:style-name="ce3"/>
          <table:table-cell office:value-type="string" office:string-value="" table:formula="of:=IF(AND([Data.S$21]=[.$I18];[Data.T$21]=[.$J18]);[Data.S$3];&quot;&quot;)" table:style-name="ce3"/>
          <table:table-cell office:value-type="string" office:string-value="Kate" table:formula="of:=IF(AND([Data.U$21]=[.$I18];[Data.V$21]=[.$J18]);[Data.U$3];&quot;&quot;)" table:style-name="ce3">
            <text:p>Kate</text:p>
          </table:table-cell>
          <table:table-cell office:value-type="string" office:string-value="" table:formula="of:=IF(AND([Data.W$21]=[.$I18];[Data.X$21]=[.$J18]);[Data.W$3];&quot;&quot;)" table:style-name="ce3"/>
          <table:table-cell office:value-type="string" office:string-value="" table:formula="of:=IF(AND([Data.Y$21]=[.$I18];[Data.Z$21]=[.$J18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1]=[.$I19];[Data.D$21]=[.$J19]);[Data.C$3];&quot;&quot;)" table:style-name="ce3"/>
          <table:table-cell office:value-type="string" office:string-value="" table:formula="of:=IF(AND([Data.E$21]=[.$I19];[Data.F$21]=[.$J19]);[Data.E$3];&quot;&quot;)" table:style-name="ce3"/>
          <table:table-cell office:value-type="string" office:string-value="" table:formula="of:=IF(AND([Data.G$21]=[.$I19];[Data.H$21]=[.$J19]);[Data.G$3];&quot;&quot;)" table:style-name="ce3"/>
          <table:table-cell office:value-type="string" office:string-value="" table:formula="of:=IF(AND([Data.I$21]=[.$I19];[Data.J$21]=[.$J19]);[Data.I$3];&quot;&quot;)" table:style-name="ce3"/>
          <table:table-cell office:value-type="string" office:string-value="" table:formula="of:=IF(AND([Data.K$21]=[.$I19];[Data.L$21]=[.$J19]);[Data.K$3];&quot;&quot;)" table:style-name="ce3"/>
          <table:table-cell office:value-type="string" office:string-value="" table:formula="of:=IF(AND([Data.M$21]=[.$I19];[Data.N$21]=[.$J19]);[Data.M$3];&quot;&quot;)" table:style-name="ce3"/>
          <table:table-cell office:value-type="string" office:string-value="" table:formula="of:=IF(AND([Data.O$21]=[.$I19];[Data.P$21]=[.$J19]);[Data.O$3];&quot;&quot;)" table:style-name="ce3"/>
          <table:table-cell office:value-type="string" office:string-value="" table:formula="of:=IF(AND([Data.Q$21]=[.$I19];[Data.R$21]=[.$J19]);[Data.Q$3];&quot;&quot;)" table:style-name="ce3"/>
          <table:table-cell office:value-type="string" office:string-value="" table:formula="of:=IF(AND([Data.S$21]=[.$I19];[Data.T$21]=[.$J19]);[Data.S$3];&quot;&quot;)" table:style-name="ce3"/>
          <table:table-cell office:value-type="string" office:string-value="" table:formula="of:=IF(AND([Data.U$21]=[.$I19];[Data.V$21]=[.$J19]);[Data.U$3];&quot;&quot;)" table:style-name="ce3"/>
          <table:table-cell office:value-type="string" office:string-value="" table:formula="of:=IF(AND([Data.W$21]=[.$I19];[Data.X$21]=[.$J19]);[Data.W$3];&quot;&quot;)" table:style-name="ce3"/>
          <table:table-cell office:value-type="string" office:string-value="" table:formula="of:=IF(AND([Data.Y$21]=[.$I19];[Data.Z$21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Tom" table:formula="of:=IF(AND([Data.C$21]=[.$I20];[Data.D$21]=[.$J20]);[Data.C$3];&quot;&quot;)" table:style-name="ce3">
            <text:p>Tom</text:p>
          </table:table-cell>
          <table:table-cell office:value-type="string" office:string-value="" table:formula="of:=IF(AND([Data.E$21]=[.$I20];[Data.F$21]=[.$J20]);[Data.E$3];&quot;&quot;)" table:style-name="ce3"/>
          <table:table-cell office:value-type="string" office:string-value="" table:formula="of:=IF(AND([Data.G$21]=[.$I20];[Data.H$21]=[.$J20]);[Data.G$3];&quot;&quot;)" table:style-name="ce3"/>
          <table:table-cell office:value-type="string" office:string-value="" table:formula="of:=IF(AND([Data.I$21]=[.$I20];[Data.J$21]=[.$J20]);[Data.I$3];&quot;&quot;)" table:style-name="ce3"/>
          <table:table-cell office:value-type="string" office:string-value="" table:formula="of:=IF(AND([Data.K$21]=[.$I20];[Data.L$21]=[.$J20]);[Data.K$3];&quot;&quot;)" table:style-name="ce3"/>
          <table:table-cell office:value-type="string" office:string-value="" table:formula="of:=IF(AND([Data.M$21]=[.$I20];[Data.N$21]=[.$J20]);[Data.M$3];&quot;&quot;)" table:style-name="ce3"/>
          <table:table-cell office:value-type="string" office:string-value="" table:formula="of:=IF(AND([Data.O$21]=[.$I20];[Data.P$21]=[.$J20]);[Data.O$3];&quot;&quot;)" table:style-name="ce3"/>
          <table:table-cell office:value-type="string" office:string-value="" table:formula="of:=IF(AND([Data.Q$21]=[.$I20];[Data.R$21]=[.$J20]);[Data.Q$3];&quot;&quot;)" table:style-name="ce3"/>
          <table:table-cell office:value-type="string" office:string-value="" table:formula="of:=IF(AND([Data.S$21]=[.$I20];[Data.T$21]=[.$J20]);[Data.S$3];&quot;&quot;)" table:style-name="ce3"/>
          <table:table-cell office:value-type="string" office:string-value="" table:formula="of:=IF(AND([Data.U$21]=[.$I20];[Data.V$21]=[.$J20]);[Data.U$3];&quot;&quot;)" table:style-name="ce3"/>
          <table:table-cell office:value-type="string" office:string-value="Jill" table:formula="of:=IF(AND([Data.W$21]=[.$I20];[Data.X$21]=[.$J20]);[Data.W$3];&quot;&quot;)" table:style-name="ce3">
            <text:p>Jill</text:p>
          </table:table-cell>
          <table:table-cell office:value-type="string" office:string-value="" table:formula="of:=IF(AND([Data.Y$21]=[.$I20];[Data.Z$21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1]=[.$I21];[Data.D$21]=[.$J21]);[Data.C$3];&quot;&quot;)" table:style-name="ce3"/>
          <table:table-cell office:value-type="string" office:string-value="" table:formula="of:=IF(AND([Data.E$21]=[.$I21];[Data.F$21]=[.$J21]);[Data.E$3];&quot;&quot;)" table:style-name="ce3"/>
          <table:table-cell office:value-type="string" office:string-value="" table:formula="of:=IF(AND([Data.G$21]=[.$I21];[Data.H$21]=[.$J21]);[Data.G$3];&quot;&quot;)" table:style-name="ce3"/>
          <table:table-cell office:value-type="string" office:string-value="" table:formula="of:=IF(AND([Data.I$21]=[.$I21];[Data.J$21]=[.$J21]);[Data.I$3];&quot;&quot;)" table:style-name="ce3"/>
          <table:table-cell office:value-type="string" office:string-value="" table:formula="of:=IF(AND([Data.K$21]=[.$I21];[Data.L$21]=[.$J21]);[Data.K$3];&quot;&quot;)" table:style-name="ce3"/>
          <table:table-cell office:value-type="string" office:string-value="" table:formula="of:=IF(AND([Data.M$21]=[.$I21];[Data.N$21]=[.$J21]);[Data.M$3];&quot;&quot;)" table:style-name="ce3"/>
          <table:table-cell office:value-type="string" office:string-value="" table:formula="of:=IF(AND([Data.O$21]=[.$I21];[Data.P$21]=[.$J21]);[Data.O$3];&quot;&quot;)" table:style-name="ce3"/>
          <table:table-cell office:value-type="string" office:string-value="" table:formula="of:=IF(AND([Data.Q$21]=[.$I21];[Data.R$21]=[.$J21]);[Data.Q$3];&quot;&quot;)" table:style-name="ce3"/>
          <table:table-cell office:value-type="string" office:string-value="" table:formula="of:=IF(AND([Data.S$21]=[.$I21];[Data.T$21]=[.$J21]);[Data.S$3];&quot;&quot;)" table:style-name="ce3"/>
          <table:table-cell office:value-type="string" office:string-value="" table:formula="of:=IF(AND([Data.U$21]=[.$I21];[Data.V$21]=[.$J21]);[Data.U$3];&quot;&quot;)" table:style-name="ce3"/>
          <table:table-cell office:value-type="string" office:string-value="" table:formula="of:=IF(AND([Data.W$21]=[.$I21];[Data.X$21]=[.$J21]);[Data.W$3];&quot;&quot;)" table:style-name="ce3"/>
          <table:table-cell office:value-type="string" office:string-value="" table:formula="of:=IF(AND([Data.Y$21]=[.$I21];[Data.Z$21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1]=[.$I22];[Data.D$21]=[.$J22]);[Data.C$3];&quot;&quot;)" table:style-name="ce3"/>
          <table:table-cell office:value-type="string" office:string-value="" table:formula="of:=IF(AND([Data.E$21]=[.$I22];[Data.F$21]=[.$J22]);[Data.E$3];&quot;&quot;)" table:style-name="ce3"/>
          <table:table-cell office:value-type="string" office:string-value="" table:formula="of:=IF(AND([Data.G$21]=[.$I22];[Data.H$21]=[.$J22]);[Data.G$3];&quot;&quot;)" table:style-name="ce3"/>
          <table:table-cell office:value-type="string" office:string-value="" table:formula="of:=IF(AND([Data.I$21]=[.$I22];[Data.J$21]=[.$J22]);[Data.I$3];&quot;&quot;)" table:style-name="ce3"/>
          <table:table-cell office:value-type="string" office:string-value="" table:formula="of:=IF(AND([Data.K$21]=[.$I22];[Data.L$21]=[.$J22]);[Data.K$3];&quot;&quot;)" table:style-name="ce3"/>
          <table:table-cell office:value-type="string" office:string-value="" table:formula="of:=IF(AND([Data.M$21]=[.$I22];[Data.N$21]=[.$J22]);[Data.M$3];&quot;&quot;)" table:style-name="ce3"/>
          <table:table-cell office:value-type="string" office:string-value="" table:formula="of:=IF(AND([Data.O$21]=[.$I22];[Data.P$21]=[.$J22]);[Data.O$3];&quot;&quot;)" table:style-name="ce3"/>
          <table:table-cell office:value-type="string" office:string-value="" table:formula="of:=IF(AND([Data.Q$21]=[.$I22];[Data.R$21]=[.$J22]);[Data.Q$3];&quot;&quot;)" table:style-name="ce3"/>
          <table:table-cell office:value-type="string" office:string-value="" table:formula="of:=IF(AND([Data.S$21]=[.$I22];[Data.T$21]=[.$J22]);[Data.S$3];&quot;&quot;)" table:style-name="ce3"/>
          <table:table-cell office:value-type="string" office:string-value="" table:formula="of:=IF(AND([Data.U$21]=[.$I22];[Data.V$21]=[.$J22]);[Data.U$3];&quot;&quot;)" table:style-name="ce3"/>
          <table:table-cell office:value-type="string" office:string-value="" table:formula="of:=IF(AND([Data.W$21]=[.$I22];[Data.X$21]=[.$J22]);[Data.W$3];&quot;&quot;)" table:style-name="ce3"/>
          <table:table-cell office:value-type="string" office:string-value="" table:formula="of:=IF(AND([Data.Y$21]=[.$I22];[Data.Z$21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1]=[.$I23];[Data.D$21]=[.$J23]);[Data.C$3];&quot;&quot;)" table:style-name="ce3"/>
          <table:table-cell office:value-type="string" office:string-value="" table:formula="of:=IF(AND([Data.E$21]=[.$I23];[Data.F$21]=[.$J23]);[Data.E$3];&quot;&quot;)" table:style-name="ce3"/>
          <table:table-cell office:value-type="string" office:string-value="" table:formula="of:=IF(AND([Data.G$21]=[.$I23];[Data.H$21]=[.$J23]);[Data.G$3];&quot;&quot;)" table:style-name="ce3"/>
          <table:table-cell office:value-type="string" office:string-value="" table:formula="of:=IF(AND([Data.I$21]=[.$I23];[Data.J$21]=[.$J23]);[Data.I$3];&quot;&quot;)" table:style-name="ce3"/>
          <table:table-cell office:value-type="string" office:string-value="" table:formula="of:=IF(AND([Data.K$21]=[.$I23];[Data.L$21]=[.$J23]);[Data.K$3];&quot;&quot;)" table:style-name="ce3"/>
          <table:table-cell office:value-type="string" office:string-value="" table:formula="of:=IF(AND([Data.M$21]=[.$I23];[Data.N$21]=[.$J23]);[Data.M$3];&quot;&quot;)" table:style-name="ce3"/>
          <table:table-cell office:value-type="string" office:string-value="" table:formula="of:=IF(AND([Data.O$21]=[.$I23];[Data.P$21]=[.$J23]);[Data.O$3];&quot;&quot;)" table:style-name="ce3"/>
          <table:table-cell office:value-type="string" office:string-value="" table:formula="of:=IF(AND([Data.Q$21]=[.$I23];[Data.R$21]=[.$J23]);[Data.Q$3];&quot;&quot;)" table:style-name="ce3"/>
          <table:table-cell office:value-type="string" office:string-value="" table:formula="of:=IF(AND([Data.S$21]=[.$I23];[Data.T$21]=[.$J23]);[Data.S$3];&quot;&quot;)" table:style-name="ce3"/>
          <table:table-cell office:value-type="string" office:string-value="" table:formula="of:=IF(AND([Data.U$21]=[.$I23];[Data.V$21]=[.$J23]);[Data.U$3];&quot;&quot;)" table:style-name="ce3"/>
          <table:table-cell office:value-type="string" office:string-value="" table:formula="of:=IF(AND([Data.W$21]=[.$I23];[Data.X$21]=[.$J23]);[Data.W$3];&quot;&quot;)" table:style-name="ce3"/>
          <table:table-cell office:value-type="string" office:string-value="" table:formula="of:=IF(AND([Data.Y$21]=[.$I23];[Data.Z$21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1]=[.$I24];[Data.D$21]=[.$J24]);[Data.C$3];&quot;&quot;)" table:style-name="ce3"/>
          <table:table-cell office:value-type="string" office:string-value="" table:formula="of:=IF(AND([Data.E$21]=[.$I24];[Data.F$21]=[.$J24]);[Data.E$3];&quot;&quot;)" table:style-name="ce3"/>
          <table:table-cell office:value-type="string" office:string-value="" table:formula="of:=IF(AND([Data.G$21]=[.$I24];[Data.H$21]=[.$J24]);[Data.G$3];&quot;&quot;)" table:style-name="ce3"/>
          <table:table-cell office:value-type="string" office:string-value="" table:formula="of:=IF(AND([Data.I$21]=[.$I24];[Data.J$21]=[.$J24]);[Data.I$3];&quot;&quot;)" table:style-name="ce3"/>
          <table:table-cell office:value-type="string" office:string-value="" table:formula="of:=IF(AND([Data.K$21]=[.$I24];[Data.L$21]=[.$J24]);[Data.K$3];&quot;&quot;)" table:style-name="ce3"/>
          <table:table-cell office:value-type="string" office:string-value="" table:formula="of:=IF(AND([Data.M$21]=[.$I24];[Data.N$21]=[.$J24]);[Data.M$3];&quot;&quot;)" table:style-name="ce3"/>
          <table:table-cell office:value-type="string" office:string-value="" table:formula="of:=IF(AND([Data.O$21]=[.$I24];[Data.P$21]=[.$J24]);[Data.O$3];&quot;&quot;)" table:style-name="ce3"/>
          <table:table-cell office:value-type="string" office:string-value="" table:formula="of:=IF(AND([Data.Q$21]=[.$I24];[Data.R$21]=[.$J24]);[Data.Q$3];&quot;&quot;)" table:style-name="ce3"/>
          <table:table-cell office:value-type="string" office:string-value="" table:formula="of:=IF(AND([Data.S$21]=[.$I24];[Data.T$21]=[.$J24]);[Data.S$3];&quot;&quot;)" table:style-name="ce3"/>
          <table:table-cell office:value-type="string" office:string-value="" table:formula="of:=IF(AND([Data.U$21]=[.$I24];[Data.V$21]=[.$J24]);[Data.U$3];&quot;&quot;)" table:style-name="ce3"/>
          <table:table-cell office:value-type="string" office:string-value="" table:formula="of:=IF(AND([Data.W$21]=[.$I24];[Data.X$21]=[.$J24]);[Data.W$3];&quot;&quot;)" table:style-name="ce3"/>
          <table:table-cell office:value-type="string" office:string-value="" table:formula="of:=IF(AND([Data.Y$21]=[.$I24];[Data.Z$21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1]=[.$I25];[Data.D$21]=[.$J25]);[Data.C$3];&quot;&quot;)" table:style-name="ce3"/>
          <table:table-cell office:value-type="string" office:string-value="" table:formula="of:=IF(AND([Data.E$21]=[.$I25];[Data.F$21]=[.$J25]);[Data.E$3];&quot;&quot;)" table:style-name="ce3"/>
          <table:table-cell office:value-type="string" office:string-value="" table:formula="of:=IF(AND([Data.G$21]=[.$I25];[Data.H$21]=[.$J25]);[Data.G$3];&quot;&quot;)" table:style-name="ce3"/>
          <table:table-cell office:value-type="string" office:string-value="" table:formula="of:=IF(AND([Data.I$21]=[.$I25];[Data.J$21]=[.$J25]);[Data.I$3];&quot;&quot;)" table:style-name="ce3"/>
          <table:table-cell office:value-type="string" office:string-value="" table:formula="of:=IF(AND([Data.K$21]=[.$I25];[Data.L$21]=[.$J25]);[Data.K$3];&quot;&quot;)" table:style-name="ce3"/>
          <table:table-cell office:value-type="string" office:string-value="" table:formula="of:=IF(AND([Data.M$21]=[.$I25];[Data.N$21]=[.$J25]);[Data.M$3];&quot;&quot;)" table:style-name="ce3"/>
          <table:table-cell office:value-type="string" office:string-value="" table:formula="of:=IF(AND([Data.O$21]=[.$I25];[Data.P$21]=[.$J25]);[Data.O$3];&quot;&quot;)" table:style-name="ce3"/>
          <table:table-cell office:value-type="string" office:string-value="" table:formula="of:=IF(AND([Data.Q$21]=[.$I25];[Data.R$21]=[.$J25]);[Data.Q$3];&quot;&quot;)" table:style-name="ce3"/>
          <table:table-cell office:value-type="string" office:string-value="" table:formula="of:=IF(AND([Data.S$21]=[.$I25];[Data.T$21]=[.$J25]);[Data.S$3];&quot;&quot;)" table:style-name="ce3"/>
          <table:table-cell office:value-type="string" office:string-value="" table:formula="of:=IF(AND([Data.U$21]=[.$I25];[Data.V$21]=[.$J25]);[Data.U$3];&quot;&quot;)" table:style-name="ce3"/>
          <table:table-cell office:value-type="string" office:string-value="" table:formula="of:=IF(AND([Data.W$21]=[.$I25];[Data.X$21]=[.$J25]);[Data.W$3];&quot;&quot;)" table:style-name="ce3"/>
          <table:table-cell office:value-type="string" office:string-value="" table:formula="of:=IF(AND([Data.Y$21]=[.$I25];[Data.Z$21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1]=[.$I26];[Data.D$21]=[.$J26]);[Data.C$3];&quot;&quot;)" table:style-name="ce3"/>
          <table:table-cell office:value-type="string" office:string-value="" table:formula="of:=IF(AND([Data.E$21]=[.$I26];[Data.F$21]=[.$J26]);[Data.E$3];&quot;&quot;)" table:style-name="ce3"/>
          <table:table-cell office:value-type="string" office:string-value="" table:formula="of:=IF(AND([Data.G$21]=[.$I26];[Data.H$21]=[.$J26]);[Data.G$3];&quot;&quot;)" table:style-name="ce3"/>
          <table:table-cell office:value-type="string" office:string-value="" table:formula="of:=IF(AND([Data.I$21]=[.$I26];[Data.J$21]=[.$J26]);[Data.I$3];&quot;&quot;)" table:style-name="ce3"/>
          <table:table-cell office:value-type="string" office:string-value="" table:formula="of:=IF(AND([Data.K$21]=[.$I26];[Data.L$21]=[.$J26]);[Data.K$3];&quot;&quot;)" table:style-name="ce3"/>
          <table:table-cell office:value-type="string" office:string-value="" table:formula="of:=IF(AND([Data.M$21]=[.$I26];[Data.N$21]=[.$J26]);[Data.M$3];&quot;&quot;)" table:style-name="ce3"/>
          <table:table-cell office:value-type="string" office:string-value="" table:formula="of:=IF(AND([Data.O$21]=[.$I26];[Data.P$21]=[.$J26]);[Data.O$3];&quot;&quot;)" table:style-name="ce3"/>
          <table:table-cell office:value-type="string" office:string-value="" table:formula="of:=IF(AND([Data.Q$21]=[.$I26];[Data.R$21]=[.$J26]);[Data.Q$3];&quot;&quot;)" table:style-name="ce3"/>
          <table:table-cell office:value-type="string" office:string-value="" table:formula="of:=IF(AND([Data.S$21]=[.$I26];[Data.T$21]=[.$J26]);[Data.S$3];&quot;&quot;)" table:style-name="ce3"/>
          <table:table-cell office:value-type="string" office:string-value="" table:formula="of:=IF(AND([Data.U$21]=[.$I26];[Data.V$21]=[.$J26]);[Data.U$3];&quot;&quot;)" table:style-name="ce3"/>
          <table:table-cell office:value-type="string" office:string-value="" table:formula="of:=IF(AND([Data.W$21]=[.$I26];[Data.X$21]=[.$J26]);[Data.W$3];&quot;&quot;)" table:style-name="ce3"/>
          <table:table-cell office:value-type="string" office:string-value="" table:formula="of:=IF(AND([Data.Y$21]=[.$I26];[Data.Z$21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Learning_organisation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189" draw:style-name="a264" draw:name="AutoShape 1">
              <svg:title/>
              <svg:desc/>
              <text:p text:style-name="a255" text:class-names="" text:cond-style-name=""><text:span text:style-name="a254" text:class-names=""/></text:p>
              <text:p text:style-name="a257" text:class-names="" text:cond-style-name=""><text:span text:style-name="a256" text:class-names=""/></text:p>
              <text:p text:style-name="a259" text:class-names="" text:cond-style-name=""><text:span text:style-name="a258" text:class-names="">Building a<text:s text:c="1"/></text:span></text:p>
              <text:p text:style-name="a261" text:class-names="" text:cond-style-name=""><text:span text:style-name="a260" text:class-names="">Learning Organisation</text:span></text:p>
              <text:p text:style-name="a263" text:class-names="" text:cond-style-name=""><text:span text:style-name="a26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190" draw:style-name="a269" draw:name="Text Box 2" svg:x="0.33333in" svg:y="0.25in" svg:width="1.26389in" svg:height="0.56944in">
              <draw:text-box>
                <text:p text:style-name="a266" text:class-names="" text:cond-style-name=""><text:span text:style-name="a265" text:class-names="">Something<text:s text:c="1"/></text:span></text:p>
                <text:p text:style-name="a268" text:class-names="" text:cond-style-name=""><text:span text:style-name="a267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/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Dick Sam Anne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>
            <text:p>Dick Sam Anne</text:p>
          </table:table-cell>
          <table:table-cell office:value-type="string" office:string-value="Bob Wendy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>
            <text:p>Bob Wendy</text:p>
          </table:table-cell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Tom Julie Rosie Kate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>
            <text:p>Tom Julie Rosie Kate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Harry Jim Jill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>
            <text:p>Harry Jim Jill</text:p>
          </table:table-cell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191" draw:style-name="a274" draw:name="Text Box 3" svg:x="0.23611in" svg:y="0.41667in" svg:width="1.26389in" svg:height="0.55556in">
              <draw:text-box>
                <text:p text:style-name="a271" text:class-names="" text:cond-style-name=""><text:span text:style-name="a270" text:class-names="">Something<text:s text:c="1"/></text:span></text:p>
                <text:p text:style-name="a273" text:class-names="" text:cond-style-name=""><text:span text:style-name="a272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2]=[.$I12];[Data.D$22]=[.$J12]);[Data.C$3];&quot;&quot;)" table:style-name="ce3"/>
          <table:table-cell office:value-type="string" office:string-value="" table:formula="of:=IF(AND([Data.E$22]=[.$I12];[Data.F$22]=[.$J12]);[Data.E$3];&quot;&quot;)" table:style-name="ce3"/>
          <table:table-cell office:value-type="string" office:string-value="" table:formula="of:=IF(AND([Data.G$22]=[.$I12];[Data.H$22]=[.$J12]);[Data.G$3];&quot;&quot;)" table:style-name="ce3"/>
          <table:table-cell office:value-type="string" office:string-value="" table:formula="of:=IF(AND([Data.I$22]=[.$I12];[Data.J$22]=[.$J12]);[Data.I$3];&quot;&quot;)" table:style-name="ce3"/>
          <table:table-cell office:value-type="string" office:string-value="" table:formula="of:=IF(AND([Data.K$22]=[.$I12];[Data.L$22]=[.$J12]);[Data.K$3];&quot;&quot;)" table:style-name="ce3"/>
          <table:table-cell office:value-type="string" office:string-value="" table:formula="of:=IF(AND([Data.M$22]=[.$I12];[Data.N$22]=[.$J12]);[Data.M$3];&quot;&quot;)" table:style-name="ce3"/>
          <table:table-cell office:value-type="string" office:string-value="" table:formula="of:=IF(AND([Data.O$22]=[.$I12];[Data.P$22]=[.$J12]);[Data.O$3];&quot;&quot;)" table:style-name="ce3"/>
          <table:table-cell office:value-type="string" office:string-value="" table:formula="of:=IF(AND([Data.Q$22]=[.$I12];[Data.R$22]=[.$J12]);[Data.Q$3];&quot;&quot;)" table:style-name="ce3"/>
          <table:table-cell office:value-type="string" office:string-value="" table:formula="of:=IF(AND([Data.S$22]=[.$I12];[Data.T$22]=[.$J12]);[Data.S$3];&quot;&quot;)" table:style-name="ce3"/>
          <table:table-cell office:value-type="string" office:string-value="" table:formula="of:=IF(AND([Data.U$22]=[.$I12];[Data.V$22]=[.$J12]);[Data.U$3];&quot;&quot;)" table:style-name="ce3"/>
          <table:table-cell office:value-type="string" office:string-value="" table:formula="of:=IF(AND([Data.W$22]=[.$I12];[Data.X$22]=[.$J12]);[Data.W$3];&quot;&quot;)" table:style-name="ce3"/>
          <table:table-cell office:value-type="string" office:string-value="" table:formula="of:=IF(AND([Data.Y$22]=[.$I12];[Data.Z$22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2]=[.$I13];[Data.D$22]=[.$J13]);[Data.C$3];&quot;&quot;)" table:style-name="ce3"/>
          <table:table-cell office:value-type="string" office:string-value="" table:formula="of:=IF(AND([Data.E$22]=[.$I13];[Data.F$22]=[.$J13]);[Data.E$3];&quot;&quot;)" table:style-name="ce3"/>
          <table:table-cell office:value-type="string" office:string-value="" table:formula="of:=IF(AND([Data.G$22]=[.$I13];[Data.H$22]=[.$J13]);[Data.G$3];&quot;&quot;)" table:style-name="ce3"/>
          <table:table-cell office:value-type="string" office:string-value="" table:formula="of:=IF(AND([Data.I$22]=[.$I13];[Data.J$22]=[.$J13]);[Data.I$3];&quot;&quot;)" table:style-name="ce3"/>
          <table:table-cell office:value-type="string" office:string-value="" table:formula="of:=IF(AND([Data.K$22]=[.$I13];[Data.L$22]=[.$J13]);[Data.K$3];&quot;&quot;)" table:style-name="ce3"/>
          <table:table-cell office:value-type="string" office:string-value="" table:formula="of:=IF(AND([Data.M$22]=[.$I13];[Data.N$22]=[.$J13]);[Data.M$3];&quot;&quot;)" table:style-name="ce3"/>
          <table:table-cell office:value-type="string" office:string-value="" table:formula="of:=IF(AND([Data.O$22]=[.$I13];[Data.P$22]=[.$J13]);[Data.O$3];&quot;&quot;)" table:style-name="ce3"/>
          <table:table-cell office:value-type="string" office:string-value="" table:formula="of:=IF(AND([Data.Q$22]=[.$I13];[Data.R$22]=[.$J13]);[Data.Q$3];&quot;&quot;)" table:style-name="ce3"/>
          <table:table-cell office:value-type="string" office:string-value="" table:formula="of:=IF(AND([Data.S$22]=[.$I13];[Data.T$22]=[.$J13]);[Data.S$3];&quot;&quot;)" table:style-name="ce3"/>
          <table:table-cell office:value-type="string" office:string-value="" table:formula="of:=IF(AND([Data.U$22]=[.$I13];[Data.V$22]=[.$J13]);[Data.U$3];&quot;&quot;)" table:style-name="ce3"/>
          <table:table-cell office:value-type="string" office:string-value="" table:formula="of:=IF(AND([Data.W$22]=[.$I13];[Data.X$22]=[.$J13]);[Data.W$3];&quot;&quot;)" table:style-name="ce3"/>
          <table:table-cell office:value-type="string" office:string-value="" table:formula="of:=IF(AND([Data.Y$22]=[.$I13];[Data.Z$22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2]=[.$I14];[Data.D$22]=[.$J14]);[Data.C$3];&quot;&quot;)" table:style-name="ce3"/>
          <table:table-cell office:value-type="string" office:string-value="" table:formula="of:=IF(AND([Data.E$22]=[.$I14];[Data.F$22]=[.$J14]);[Data.E$3];&quot;&quot;)" table:style-name="ce3"/>
          <table:table-cell office:value-type="string" office:string-value="" table:formula="of:=IF(AND([Data.G$22]=[.$I14];[Data.H$22]=[.$J14]);[Data.G$3];&quot;&quot;)" table:style-name="ce3"/>
          <table:table-cell office:value-type="string" office:string-value="" table:formula="of:=IF(AND([Data.I$22]=[.$I14];[Data.J$22]=[.$J14]);[Data.I$3];&quot;&quot;)" table:style-name="ce3"/>
          <table:table-cell office:value-type="string" office:string-value="" table:formula="of:=IF(AND([Data.K$22]=[.$I14];[Data.L$22]=[.$J14]);[Data.K$3];&quot;&quot;)" table:style-name="ce3"/>
          <table:table-cell office:value-type="string" office:string-value="" table:formula="of:=IF(AND([Data.M$22]=[.$I14];[Data.N$22]=[.$J14]);[Data.M$3];&quot;&quot;)" table:style-name="ce3"/>
          <table:table-cell office:value-type="string" office:string-value="" table:formula="of:=IF(AND([Data.O$22]=[.$I14];[Data.P$22]=[.$J14]);[Data.O$3];&quot;&quot;)" table:style-name="ce3"/>
          <table:table-cell office:value-type="string" office:string-value="" table:formula="of:=IF(AND([Data.Q$22]=[.$I14];[Data.R$22]=[.$J14]);[Data.Q$3];&quot;&quot;)" table:style-name="ce3"/>
          <table:table-cell office:value-type="string" office:string-value="" table:formula="of:=IF(AND([Data.S$22]=[.$I14];[Data.T$22]=[.$J14]);[Data.S$3];&quot;&quot;)" table:style-name="ce3"/>
          <table:table-cell office:value-type="string" office:string-value="" table:formula="of:=IF(AND([Data.U$22]=[.$I14];[Data.V$22]=[.$J14]);[Data.U$3];&quot;&quot;)" table:style-name="ce3"/>
          <table:table-cell office:value-type="string" office:string-value="" table:formula="of:=IF(AND([Data.W$22]=[.$I14];[Data.X$22]=[.$J14]);[Data.W$3];&quot;&quot;)" table:style-name="ce3"/>
          <table:table-cell office:value-type="string" office:string-value="" table:formula="of:=IF(AND([Data.Y$22]=[.$I14];[Data.Z$22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2]=[.$I15];[Data.D$22]=[.$J15]);[Data.C$3];&quot;&quot;)" table:style-name="ce3"/>
          <table:table-cell office:value-type="string" office:string-value="Dick" table:formula="of:=IF(AND([Data.E$22]=[.$I15];[Data.F$22]=[.$J15]);[Data.E$3];&quot;&quot;)" table:style-name="ce3">
            <text:p>Dick</text:p>
          </table:table-cell>
          <table:table-cell office:value-type="string" office:string-value="" table:formula="of:=IF(AND([Data.G$22]=[.$I15];[Data.H$22]=[.$J15]);[Data.G$3];&quot;&quot;)" table:style-name="ce3"/>
          <table:table-cell office:value-type="string" office:string-value="" table:formula="of:=IF(AND([Data.I$22]=[.$I15];[Data.J$22]=[.$J15]);[Data.I$3];&quot;&quot;)" table:style-name="ce3"/>
          <table:table-cell office:value-type="string" office:string-value="Sam" table:formula="of:=IF(AND([Data.K$22]=[.$I15];[Data.L$22]=[.$J15]);[Data.K$3];&quot;&quot;)" table:style-name="ce3">
            <text:p>Sam</text:p>
          </table:table-cell>
          <table:table-cell office:value-type="string" office:string-value="Anne" table:formula="of:=IF(AND([Data.M$22]=[.$I15];[Data.N$22]=[.$J15]);[Data.M$3];&quot;&quot;)" table:style-name="ce3">
            <text:p>Anne</text:p>
          </table:table-cell>
          <table:table-cell office:value-type="string" office:string-value="" table:formula="of:=IF(AND([Data.O$22]=[.$I15];[Data.P$22]=[.$J15]);[Data.O$3];&quot;&quot;)" table:style-name="ce3"/>
          <table:table-cell office:value-type="string" office:string-value="" table:formula="of:=IF(AND([Data.Q$22]=[.$I15];[Data.R$22]=[.$J15]);[Data.Q$3];&quot;&quot;)" table:style-name="ce3"/>
          <table:table-cell office:value-type="string" office:string-value="" table:formula="of:=IF(AND([Data.S$22]=[.$I15];[Data.T$22]=[.$J15]);[Data.S$3];&quot;&quot;)" table:style-name="ce3"/>
          <table:table-cell office:value-type="string" office:string-value="" table:formula="of:=IF(AND([Data.U$22]=[.$I15];[Data.V$22]=[.$J15]);[Data.U$3];&quot;&quot;)" table:style-name="ce3"/>
          <table:table-cell office:value-type="string" office:string-value="" table:formula="of:=IF(AND([Data.W$22]=[.$I15];[Data.X$22]=[.$J15]);[Data.W$3];&quot;&quot;)" table:style-name="ce3"/>
          <table:table-cell office:value-type="string" office:string-value="" table:formula="of:=IF(AND([Data.Y$22]=[.$I15];[Data.Z$22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2]=[.$I16];[Data.D$22]=[.$J16]);[Data.C$3];&quot;&quot;)" table:style-name="ce3"/>
          <table:table-cell office:value-type="string" office:string-value="" table:formula="of:=IF(AND([Data.E$22]=[.$I16];[Data.F$22]=[.$J16]);[Data.E$3];&quot;&quot;)" table:style-name="ce3"/>
          <table:table-cell office:value-type="string" office:string-value="" table:formula="of:=IF(AND([Data.G$22]=[.$I16];[Data.H$22]=[.$J16]);[Data.G$3];&quot;&quot;)" table:style-name="ce3"/>
          <table:table-cell office:value-type="string" office:string-value="Bob" table:formula="of:=IF(AND([Data.I$22]=[.$I16];[Data.J$22]=[.$J16]);[Data.I$3];&quot;&quot;)" table:style-name="ce3">
            <text:p>Bob</text:p>
          </table:table-cell>
          <table:table-cell office:value-type="string" office:string-value="" table:formula="of:=IF(AND([Data.K$22]=[.$I16];[Data.L$22]=[.$J16]);[Data.K$3];&quot;&quot;)" table:style-name="ce3"/>
          <table:table-cell office:value-type="string" office:string-value="" table:formula="of:=IF(AND([Data.M$22]=[.$I16];[Data.N$22]=[.$J16]);[Data.M$3];&quot;&quot;)" table:style-name="ce3"/>
          <table:table-cell office:value-type="string" office:string-value="" table:formula="of:=IF(AND([Data.O$22]=[.$I16];[Data.P$22]=[.$J16]);[Data.O$3];&quot;&quot;)" table:style-name="ce3"/>
          <table:table-cell office:value-type="string" office:string-value="" table:formula="of:=IF(AND([Data.Q$22]=[.$I16];[Data.R$22]=[.$J16]);[Data.Q$3];&quot;&quot;)" table:style-name="ce3"/>
          <table:table-cell office:value-type="string" office:string-value="" table:formula="of:=IF(AND([Data.S$22]=[.$I16];[Data.T$22]=[.$J16]);[Data.S$3];&quot;&quot;)" table:style-name="ce3"/>
          <table:table-cell office:value-type="string" office:string-value="" table:formula="of:=IF(AND([Data.U$22]=[.$I16];[Data.V$22]=[.$J16]);[Data.U$3];&quot;&quot;)" table:style-name="ce3"/>
          <table:table-cell office:value-type="string" office:string-value="" table:formula="of:=IF(AND([Data.W$22]=[.$I16];[Data.X$22]=[.$J16]);[Data.W$3];&quot;&quot;)" table:style-name="ce3"/>
          <table:table-cell office:value-type="string" office:string-value="Wendy" table:formula="of:=IF(AND([Data.Y$22]=[.$I16];[Data.Z$22]=[.$J16]);[Data.Y$3];&quot;&quot;)" table:style-name="ce3">
            <text:p>Wendy</text:p>
          </table:table-cell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2]=[.$I17];[Data.D$22]=[.$J17]);[Data.C$3];&quot;&quot;)" table:style-name="ce3"/>
          <table:table-cell office:value-type="string" office:string-value="" table:formula="of:=IF(AND([Data.E$22]=[.$I17];[Data.F$22]=[.$J17]);[Data.E$3];&quot;&quot;)" table:style-name="ce3"/>
          <table:table-cell office:value-type="string" office:string-value="" table:formula="of:=IF(AND([Data.G$22]=[.$I17];[Data.H$22]=[.$J17]);[Data.G$3];&quot;&quot;)" table:style-name="ce3"/>
          <table:table-cell office:value-type="string" office:string-value="" table:formula="of:=IF(AND([Data.I$22]=[.$I17];[Data.J$22]=[.$J17]);[Data.I$3];&quot;&quot;)" table:style-name="ce3"/>
          <table:table-cell office:value-type="string" office:string-value="" table:formula="of:=IF(AND([Data.K$22]=[.$I17];[Data.L$22]=[.$J17]);[Data.K$3];&quot;&quot;)" table:style-name="ce3"/>
          <table:table-cell office:value-type="string" office:string-value="" table:formula="of:=IF(AND([Data.M$22]=[.$I17];[Data.N$22]=[.$J17]);[Data.M$3];&quot;&quot;)" table:style-name="ce3"/>
          <table:table-cell office:value-type="string" office:string-value="" table:formula="of:=IF(AND([Data.O$22]=[.$I17];[Data.P$22]=[.$J17]);[Data.O$3];&quot;&quot;)" table:style-name="ce3"/>
          <table:table-cell office:value-type="string" office:string-value="" table:formula="of:=IF(AND([Data.Q$22]=[.$I17];[Data.R$22]=[.$J17]);[Data.Q$3];&quot;&quot;)" table:style-name="ce3"/>
          <table:table-cell office:value-type="string" office:string-value="" table:formula="of:=IF(AND([Data.S$22]=[.$I17];[Data.T$22]=[.$J17]);[Data.S$3];&quot;&quot;)" table:style-name="ce3"/>
          <table:table-cell office:value-type="string" office:string-value="" table:formula="of:=IF(AND([Data.U$22]=[.$I17];[Data.V$22]=[.$J17]);[Data.U$3];&quot;&quot;)" table:style-name="ce3"/>
          <table:table-cell office:value-type="string" office:string-value="" table:formula="of:=IF(AND([Data.W$22]=[.$I17];[Data.X$22]=[.$J17]);[Data.W$3];&quot;&quot;)" table:style-name="ce3"/>
          <table:table-cell office:value-type="string" office:string-value="" table:formula="of:=IF(AND([Data.Y$22]=[.$I17];[Data.Z$22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Tom" table:formula="of:=IF(AND([Data.C$22]=[.$I18];[Data.D$22]=[.$J18]);[Data.C$3];&quot;&quot;)" table:style-name="ce3">
            <text:p>Tom</text:p>
          </table:table-cell>
          <table:table-cell office:value-type="string" office:string-value="" table:formula="of:=IF(AND([Data.E$22]=[.$I18];[Data.F$22]=[.$J18]);[Data.E$3];&quot;&quot;)" table:style-name="ce3"/>
          <table:table-cell office:value-type="string" office:string-value="" table:formula="of:=IF(AND([Data.G$22]=[.$I18];[Data.H$22]=[.$J18]);[Data.G$3];&quot;&quot;)" table:style-name="ce3"/>
          <table:table-cell office:value-type="string" office:string-value="" table:formula="of:=IF(AND([Data.I$22]=[.$I18];[Data.J$22]=[.$J18]);[Data.I$3];&quot;&quot;)" table:style-name="ce3"/>
          <table:table-cell office:value-type="string" office:string-value="" table:formula="of:=IF(AND([Data.K$22]=[.$I18];[Data.L$22]=[.$J18]);[Data.K$3];&quot;&quot;)" table:style-name="ce3"/>
          <table:table-cell office:value-type="string" office:string-value="" table:formula="of:=IF(AND([Data.M$22]=[.$I18];[Data.N$22]=[.$J18]);[Data.M$3];&quot;&quot;)" table:style-name="ce3"/>
          <table:table-cell office:value-type="string" office:string-value="Julie" table:formula="of:=IF(AND([Data.O$22]=[.$I18];[Data.P$22]=[.$J18]);[Data.O$3];&quot;&quot;)" table:style-name="ce3">
            <text:p>Julie</text:p>
          </table:table-cell>
          <table:table-cell office:value-type="string" office:string-value="Rosie" table:formula="of:=IF(AND([Data.Q$22]=[.$I18];[Data.R$22]=[.$J18]);[Data.Q$3];&quot;&quot;)" table:style-name="ce3">
            <text:p>Rosie</text:p>
          </table:table-cell>
          <table:table-cell office:value-type="string" office:string-value="" table:formula="of:=IF(AND([Data.S$22]=[.$I18];[Data.T$22]=[.$J18]);[Data.S$3];&quot;&quot;)" table:style-name="ce3"/>
          <table:table-cell office:value-type="string" office:string-value="Kate" table:formula="of:=IF(AND([Data.U$22]=[.$I18];[Data.V$22]=[.$J18]);[Data.U$3];&quot;&quot;)" table:style-name="ce3">
            <text:p>Kate</text:p>
          </table:table-cell>
          <table:table-cell office:value-type="string" office:string-value="" table:formula="of:=IF(AND([Data.W$22]=[.$I18];[Data.X$22]=[.$J18]);[Data.W$3];&quot;&quot;)" table:style-name="ce3"/>
          <table:table-cell office:value-type="string" office:string-value="" table:formula="of:=IF(AND([Data.Y$22]=[.$I18];[Data.Z$22]=[.$J18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2]=[.$I19];[Data.D$22]=[.$J19]);[Data.C$3];&quot;&quot;)" table:style-name="ce3"/>
          <table:table-cell office:value-type="string" office:string-value="" table:formula="of:=IF(AND([Data.E$22]=[.$I19];[Data.F$22]=[.$J19]);[Data.E$3];&quot;&quot;)" table:style-name="ce3"/>
          <table:table-cell office:value-type="string" office:string-value="" table:formula="of:=IF(AND([Data.G$22]=[.$I19];[Data.H$22]=[.$J19]);[Data.G$3];&quot;&quot;)" table:style-name="ce3"/>
          <table:table-cell office:value-type="string" office:string-value="" table:formula="of:=IF(AND([Data.I$22]=[.$I19];[Data.J$22]=[.$J19]);[Data.I$3];&quot;&quot;)" table:style-name="ce3"/>
          <table:table-cell office:value-type="string" office:string-value="" table:formula="of:=IF(AND([Data.K$22]=[.$I19];[Data.L$22]=[.$J19]);[Data.K$3];&quot;&quot;)" table:style-name="ce3"/>
          <table:table-cell office:value-type="string" office:string-value="" table:formula="of:=IF(AND([Data.M$22]=[.$I19];[Data.N$22]=[.$J19]);[Data.M$3];&quot;&quot;)" table:style-name="ce3"/>
          <table:table-cell office:value-type="string" office:string-value="" table:formula="of:=IF(AND([Data.O$22]=[.$I19];[Data.P$22]=[.$J19]);[Data.O$3];&quot;&quot;)" table:style-name="ce3"/>
          <table:table-cell office:value-type="string" office:string-value="" table:formula="of:=IF(AND([Data.Q$22]=[.$I19];[Data.R$22]=[.$J19]);[Data.Q$3];&quot;&quot;)" table:style-name="ce3"/>
          <table:table-cell office:value-type="string" office:string-value="" table:formula="of:=IF(AND([Data.S$22]=[.$I19];[Data.T$22]=[.$J19]);[Data.S$3];&quot;&quot;)" table:style-name="ce3"/>
          <table:table-cell office:value-type="string" office:string-value="" table:formula="of:=IF(AND([Data.U$22]=[.$I19];[Data.V$22]=[.$J19]);[Data.U$3];&quot;&quot;)" table:style-name="ce3"/>
          <table:table-cell office:value-type="string" office:string-value="" table:formula="of:=IF(AND([Data.W$22]=[.$I19];[Data.X$22]=[.$J19]);[Data.W$3];&quot;&quot;)" table:style-name="ce3"/>
          <table:table-cell office:value-type="string" office:string-value="" table:formula="of:=IF(AND([Data.Y$22]=[.$I19];[Data.Z$22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2]=[.$I20];[Data.D$22]=[.$J20]);[Data.C$3];&quot;&quot;)" table:style-name="ce3"/>
          <table:table-cell office:value-type="string" office:string-value="" table:formula="of:=IF(AND([Data.E$22]=[.$I20];[Data.F$22]=[.$J20]);[Data.E$3];&quot;&quot;)" table:style-name="ce3"/>
          <table:table-cell office:value-type="string" office:string-value="Harry" table:formula="of:=IF(AND([Data.G$22]=[.$I20];[Data.H$22]=[.$J20]);[Data.G$3];&quot;&quot;)" table:style-name="ce3">
            <text:p>Harry</text:p>
          </table:table-cell>
          <table:table-cell office:value-type="string" office:string-value="" table:formula="of:=IF(AND([Data.I$22]=[.$I20];[Data.J$22]=[.$J20]);[Data.I$3];&quot;&quot;)" table:style-name="ce3"/>
          <table:table-cell office:value-type="string" office:string-value="" table:formula="of:=IF(AND([Data.K$22]=[.$I20];[Data.L$22]=[.$J20]);[Data.K$3];&quot;&quot;)" table:style-name="ce3"/>
          <table:table-cell office:value-type="string" office:string-value="" table:formula="of:=IF(AND([Data.M$22]=[.$I20];[Data.N$22]=[.$J20]);[Data.M$3];&quot;&quot;)" table:style-name="ce3"/>
          <table:table-cell office:value-type="string" office:string-value="" table:formula="of:=IF(AND([Data.O$22]=[.$I20];[Data.P$22]=[.$J20]);[Data.O$3];&quot;&quot;)" table:style-name="ce3"/>
          <table:table-cell office:value-type="string" office:string-value="" table:formula="of:=IF(AND([Data.Q$22]=[.$I20];[Data.R$22]=[.$J20]);[Data.Q$3];&quot;&quot;)" table:style-name="ce3"/>
          <table:table-cell office:value-type="string" office:string-value="Jim" table:formula="of:=IF(AND([Data.S$22]=[.$I20];[Data.T$22]=[.$J20]);[Data.S$3];&quot;&quot;)" table:style-name="ce3">
            <text:p>Jim</text:p>
          </table:table-cell>
          <table:table-cell office:value-type="string" office:string-value="" table:formula="of:=IF(AND([Data.U$22]=[.$I20];[Data.V$22]=[.$J20]);[Data.U$3];&quot;&quot;)" table:style-name="ce3"/>
          <table:table-cell office:value-type="string" office:string-value="Jill" table:formula="of:=IF(AND([Data.W$22]=[.$I20];[Data.X$22]=[.$J20]);[Data.W$3];&quot;&quot;)" table:style-name="ce3">
            <text:p>Jill</text:p>
          </table:table-cell>
          <table:table-cell office:value-type="string" office:string-value="" table:formula="of:=IF(AND([Data.Y$22]=[.$I20];[Data.Z$22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2]=[.$I21];[Data.D$22]=[.$J21]);[Data.C$3];&quot;&quot;)" table:style-name="ce3"/>
          <table:table-cell office:value-type="string" office:string-value="" table:formula="of:=IF(AND([Data.E$22]=[.$I21];[Data.F$22]=[.$J21]);[Data.E$3];&quot;&quot;)" table:style-name="ce3"/>
          <table:table-cell office:value-type="string" office:string-value="" table:formula="of:=IF(AND([Data.G$22]=[.$I21];[Data.H$22]=[.$J21]);[Data.G$3];&quot;&quot;)" table:style-name="ce3"/>
          <table:table-cell office:value-type="string" office:string-value="" table:formula="of:=IF(AND([Data.I$22]=[.$I21];[Data.J$22]=[.$J21]);[Data.I$3];&quot;&quot;)" table:style-name="ce3"/>
          <table:table-cell office:value-type="string" office:string-value="" table:formula="of:=IF(AND([Data.K$22]=[.$I21];[Data.L$22]=[.$J21]);[Data.K$3];&quot;&quot;)" table:style-name="ce3"/>
          <table:table-cell office:value-type="string" office:string-value="" table:formula="of:=IF(AND([Data.M$22]=[.$I21];[Data.N$22]=[.$J21]);[Data.M$3];&quot;&quot;)" table:style-name="ce3"/>
          <table:table-cell office:value-type="string" office:string-value="" table:formula="of:=IF(AND([Data.O$22]=[.$I21];[Data.P$22]=[.$J21]);[Data.O$3];&quot;&quot;)" table:style-name="ce3"/>
          <table:table-cell office:value-type="string" office:string-value="" table:formula="of:=IF(AND([Data.Q$22]=[.$I21];[Data.R$22]=[.$J21]);[Data.Q$3];&quot;&quot;)" table:style-name="ce3"/>
          <table:table-cell office:value-type="string" office:string-value="" table:formula="of:=IF(AND([Data.S$22]=[.$I21];[Data.T$22]=[.$J21]);[Data.S$3];&quot;&quot;)" table:style-name="ce3"/>
          <table:table-cell office:value-type="string" office:string-value="" table:formula="of:=IF(AND([Data.U$22]=[.$I21];[Data.V$22]=[.$J21]);[Data.U$3];&quot;&quot;)" table:style-name="ce3"/>
          <table:table-cell office:value-type="string" office:string-value="" table:formula="of:=IF(AND([Data.W$22]=[.$I21];[Data.X$22]=[.$J21]);[Data.W$3];&quot;&quot;)" table:style-name="ce3"/>
          <table:table-cell office:value-type="string" office:string-value="" table:formula="of:=IF(AND([Data.Y$22]=[.$I21];[Data.Z$22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2]=[.$I22];[Data.D$22]=[.$J22]);[Data.C$3];&quot;&quot;)" table:style-name="ce3"/>
          <table:table-cell office:value-type="string" office:string-value="" table:formula="of:=IF(AND([Data.E$22]=[.$I22];[Data.F$22]=[.$J22]);[Data.E$3];&quot;&quot;)" table:style-name="ce3"/>
          <table:table-cell office:value-type="string" office:string-value="" table:formula="of:=IF(AND([Data.G$22]=[.$I22];[Data.H$22]=[.$J22]);[Data.G$3];&quot;&quot;)" table:style-name="ce3"/>
          <table:table-cell office:value-type="string" office:string-value="" table:formula="of:=IF(AND([Data.I$22]=[.$I22];[Data.J$22]=[.$J22]);[Data.I$3];&quot;&quot;)" table:style-name="ce3"/>
          <table:table-cell office:value-type="string" office:string-value="" table:formula="of:=IF(AND([Data.K$22]=[.$I22];[Data.L$22]=[.$J22]);[Data.K$3];&quot;&quot;)" table:style-name="ce3"/>
          <table:table-cell office:value-type="string" office:string-value="" table:formula="of:=IF(AND([Data.M$22]=[.$I22];[Data.N$22]=[.$J22]);[Data.M$3];&quot;&quot;)" table:style-name="ce3"/>
          <table:table-cell office:value-type="string" office:string-value="" table:formula="of:=IF(AND([Data.O$22]=[.$I22];[Data.P$22]=[.$J22]);[Data.O$3];&quot;&quot;)" table:style-name="ce3"/>
          <table:table-cell office:value-type="string" office:string-value="" table:formula="of:=IF(AND([Data.Q$22]=[.$I22];[Data.R$22]=[.$J22]);[Data.Q$3];&quot;&quot;)" table:style-name="ce3"/>
          <table:table-cell office:value-type="string" office:string-value="" table:formula="of:=IF(AND([Data.S$22]=[.$I22];[Data.T$22]=[.$J22]);[Data.S$3];&quot;&quot;)" table:style-name="ce3"/>
          <table:table-cell office:value-type="string" office:string-value="" table:formula="of:=IF(AND([Data.U$22]=[.$I22];[Data.V$22]=[.$J22]);[Data.U$3];&quot;&quot;)" table:style-name="ce3"/>
          <table:table-cell office:value-type="string" office:string-value="" table:formula="of:=IF(AND([Data.W$22]=[.$I22];[Data.X$22]=[.$J22]);[Data.W$3];&quot;&quot;)" table:style-name="ce3"/>
          <table:table-cell office:value-type="string" office:string-value="" table:formula="of:=IF(AND([Data.Y$22]=[.$I22];[Data.Z$22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2]=[.$I23];[Data.D$22]=[.$J23]);[Data.C$3];&quot;&quot;)" table:style-name="ce3"/>
          <table:table-cell office:value-type="string" office:string-value="" table:formula="of:=IF(AND([Data.E$22]=[.$I23];[Data.F$22]=[.$J23]);[Data.E$3];&quot;&quot;)" table:style-name="ce3"/>
          <table:table-cell office:value-type="string" office:string-value="" table:formula="of:=IF(AND([Data.G$22]=[.$I23];[Data.H$22]=[.$J23]);[Data.G$3];&quot;&quot;)" table:style-name="ce3"/>
          <table:table-cell office:value-type="string" office:string-value="" table:formula="of:=IF(AND([Data.I$22]=[.$I23];[Data.J$22]=[.$J23]);[Data.I$3];&quot;&quot;)" table:style-name="ce3"/>
          <table:table-cell office:value-type="string" office:string-value="" table:formula="of:=IF(AND([Data.K$22]=[.$I23];[Data.L$22]=[.$J23]);[Data.K$3];&quot;&quot;)" table:style-name="ce3"/>
          <table:table-cell office:value-type="string" office:string-value="" table:formula="of:=IF(AND([Data.M$22]=[.$I23];[Data.N$22]=[.$J23]);[Data.M$3];&quot;&quot;)" table:style-name="ce3"/>
          <table:table-cell office:value-type="string" office:string-value="" table:formula="of:=IF(AND([Data.O$22]=[.$I23];[Data.P$22]=[.$J23]);[Data.O$3];&quot;&quot;)" table:style-name="ce3"/>
          <table:table-cell office:value-type="string" office:string-value="" table:formula="of:=IF(AND([Data.Q$22]=[.$I23];[Data.R$22]=[.$J23]);[Data.Q$3];&quot;&quot;)" table:style-name="ce3"/>
          <table:table-cell office:value-type="string" office:string-value="" table:formula="of:=IF(AND([Data.S$22]=[.$I23];[Data.T$22]=[.$J23]);[Data.S$3];&quot;&quot;)" table:style-name="ce3"/>
          <table:table-cell office:value-type="string" office:string-value="" table:formula="of:=IF(AND([Data.U$22]=[.$I23];[Data.V$22]=[.$J23]);[Data.U$3];&quot;&quot;)" table:style-name="ce3"/>
          <table:table-cell office:value-type="string" office:string-value="" table:formula="of:=IF(AND([Data.W$22]=[.$I23];[Data.X$22]=[.$J23]);[Data.W$3];&quot;&quot;)" table:style-name="ce3"/>
          <table:table-cell office:value-type="string" office:string-value="" table:formula="of:=IF(AND([Data.Y$22]=[.$I23];[Data.Z$22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2]=[.$I24];[Data.D$22]=[.$J24]);[Data.C$3];&quot;&quot;)" table:style-name="ce3"/>
          <table:table-cell office:value-type="string" office:string-value="" table:formula="of:=IF(AND([Data.E$22]=[.$I24];[Data.F$22]=[.$J24]);[Data.E$3];&quot;&quot;)" table:style-name="ce3"/>
          <table:table-cell office:value-type="string" office:string-value="" table:formula="of:=IF(AND([Data.G$22]=[.$I24];[Data.H$22]=[.$J24]);[Data.G$3];&quot;&quot;)" table:style-name="ce3"/>
          <table:table-cell office:value-type="string" office:string-value="" table:formula="of:=IF(AND([Data.I$22]=[.$I24];[Data.J$22]=[.$J24]);[Data.I$3];&quot;&quot;)" table:style-name="ce3"/>
          <table:table-cell office:value-type="string" office:string-value="" table:formula="of:=IF(AND([Data.K$22]=[.$I24];[Data.L$22]=[.$J24]);[Data.K$3];&quot;&quot;)" table:style-name="ce3"/>
          <table:table-cell office:value-type="string" office:string-value="" table:formula="of:=IF(AND([Data.M$22]=[.$I24];[Data.N$22]=[.$J24]);[Data.M$3];&quot;&quot;)" table:style-name="ce3"/>
          <table:table-cell office:value-type="string" office:string-value="" table:formula="of:=IF(AND([Data.O$22]=[.$I24];[Data.P$22]=[.$J24]);[Data.O$3];&quot;&quot;)" table:style-name="ce3"/>
          <table:table-cell office:value-type="string" office:string-value="" table:formula="of:=IF(AND([Data.Q$22]=[.$I24];[Data.R$22]=[.$J24]);[Data.Q$3];&quot;&quot;)" table:style-name="ce3"/>
          <table:table-cell office:value-type="string" office:string-value="" table:formula="of:=IF(AND([Data.S$22]=[.$I24];[Data.T$22]=[.$J24]);[Data.S$3];&quot;&quot;)" table:style-name="ce3"/>
          <table:table-cell office:value-type="string" office:string-value="" table:formula="of:=IF(AND([Data.U$22]=[.$I24];[Data.V$22]=[.$J24]);[Data.U$3];&quot;&quot;)" table:style-name="ce3"/>
          <table:table-cell office:value-type="string" office:string-value="" table:formula="of:=IF(AND([Data.W$22]=[.$I24];[Data.X$22]=[.$J24]);[Data.W$3];&quot;&quot;)" table:style-name="ce3"/>
          <table:table-cell office:value-type="string" office:string-value="" table:formula="of:=IF(AND([Data.Y$22]=[.$I24];[Data.Z$22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2]=[.$I25];[Data.D$22]=[.$J25]);[Data.C$3];&quot;&quot;)" table:style-name="ce3"/>
          <table:table-cell office:value-type="string" office:string-value="" table:formula="of:=IF(AND([Data.E$22]=[.$I25];[Data.F$22]=[.$J25]);[Data.E$3];&quot;&quot;)" table:style-name="ce3"/>
          <table:table-cell office:value-type="string" office:string-value="" table:formula="of:=IF(AND([Data.G$22]=[.$I25];[Data.H$22]=[.$J25]);[Data.G$3];&quot;&quot;)" table:style-name="ce3"/>
          <table:table-cell office:value-type="string" office:string-value="" table:formula="of:=IF(AND([Data.I$22]=[.$I25];[Data.J$22]=[.$J25]);[Data.I$3];&quot;&quot;)" table:style-name="ce3"/>
          <table:table-cell office:value-type="string" office:string-value="" table:formula="of:=IF(AND([Data.K$22]=[.$I25];[Data.L$22]=[.$J25]);[Data.K$3];&quot;&quot;)" table:style-name="ce3"/>
          <table:table-cell office:value-type="string" office:string-value="" table:formula="of:=IF(AND([Data.M$22]=[.$I25];[Data.N$22]=[.$J25]);[Data.M$3];&quot;&quot;)" table:style-name="ce3"/>
          <table:table-cell office:value-type="string" office:string-value="" table:formula="of:=IF(AND([Data.O$22]=[.$I25];[Data.P$22]=[.$J25]);[Data.O$3];&quot;&quot;)" table:style-name="ce3"/>
          <table:table-cell office:value-type="string" office:string-value="" table:formula="of:=IF(AND([Data.Q$22]=[.$I25];[Data.R$22]=[.$J25]);[Data.Q$3];&quot;&quot;)" table:style-name="ce3"/>
          <table:table-cell office:value-type="string" office:string-value="" table:formula="of:=IF(AND([Data.S$22]=[.$I25];[Data.T$22]=[.$J25]);[Data.S$3];&quot;&quot;)" table:style-name="ce3"/>
          <table:table-cell office:value-type="string" office:string-value="" table:formula="of:=IF(AND([Data.U$22]=[.$I25];[Data.V$22]=[.$J25]);[Data.U$3];&quot;&quot;)" table:style-name="ce3"/>
          <table:table-cell office:value-type="string" office:string-value="" table:formula="of:=IF(AND([Data.W$22]=[.$I25];[Data.X$22]=[.$J25]);[Data.W$3];&quot;&quot;)" table:style-name="ce3"/>
          <table:table-cell office:value-type="string" office:string-value="" table:formula="of:=IF(AND([Data.Y$22]=[.$I25];[Data.Z$22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2]=[.$I26];[Data.D$22]=[.$J26]);[Data.C$3];&quot;&quot;)" table:style-name="ce3"/>
          <table:table-cell office:value-type="string" office:string-value="" table:formula="of:=IF(AND([Data.E$22]=[.$I26];[Data.F$22]=[.$J26]);[Data.E$3];&quot;&quot;)" table:style-name="ce3"/>
          <table:table-cell office:value-type="string" office:string-value="" table:formula="of:=IF(AND([Data.G$22]=[.$I26];[Data.H$22]=[.$J26]);[Data.G$3];&quot;&quot;)" table:style-name="ce3"/>
          <table:table-cell office:value-type="string" office:string-value="" table:formula="of:=IF(AND([Data.I$22]=[.$I26];[Data.J$22]=[.$J26]);[Data.I$3];&quot;&quot;)" table:style-name="ce3"/>
          <table:table-cell office:value-type="string" office:string-value="" table:formula="of:=IF(AND([Data.K$22]=[.$I26];[Data.L$22]=[.$J26]);[Data.K$3];&quot;&quot;)" table:style-name="ce3"/>
          <table:table-cell office:value-type="string" office:string-value="" table:formula="of:=IF(AND([Data.M$22]=[.$I26];[Data.N$22]=[.$J26]);[Data.M$3];&quot;&quot;)" table:style-name="ce3"/>
          <table:table-cell office:value-type="string" office:string-value="" table:formula="of:=IF(AND([Data.O$22]=[.$I26];[Data.P$22]=[.$J26]);[Data.O$3];&quot;&quot;)" table:style-name="ce3"/>
          <table:table-cell office:value-type="string" office:string-value="" table:formula="of:=IF(AND([Data.Q$22]=[.$I26];[Data.R$22]=[.$J26]);[Data.Q$3];&quot;&quot;)" table:style-name="ce3"/>
          <table:table-cell office:value-type="string" office:string-value="" table:formula="of:=IF(AND([Data.S$22]=[.$I26];[Data.T$22]=[.$J26]);[Data.S$3];&quot;&quot;)" table:style-name="ce3"/>
          <table:table-cell office:value-type="string" office:string-value="" table:formula="of:=IF(AND([Data.U$22]=[.$I26];[Data.V$22]=[.$J26]);[Data.U$3];&quot;&quot;)" table:style-name="ce3"/>
          <table:table-cell office:value-type="string" office:string-value="" table:formula="of:=IF(AND([Data.W$22]=[.$I26];[Data.X$22]=[.$J26]);[Data.W$3];&quot;&quot;)" table:style-name="ce3"/>
          <table:table-cell office:value-type="string" office:string-value="" table:formula="of:=IF(AND([Data.Y$22]=[.$I26];[Data.Z$22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Networking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192" draw:style-name="a283" draw:name="AutoShape 1">
              <svg:title/>
              <svg:desc/>
              <text:p text:style-name="a276" text:class-names="" text:cond-style-name=""><text:span text:style-name="a275" text:class-names=""/></text:p>
              <text:p text:style-name="a278" text:class-names="" text:cond-style-name=""><text:span text:style-name="a277" text:class-names=""/></text:p>
              <text:p text:style-name="a280" text:class-names="" text:cond-style-name=""><text:span text:style-name="a279" text:class-names="">Networking</text:span></text:p>
              <text:p text:style-name="a282" text:class-names="" text:cond-style-name=""><text:span text:style-name="a281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193" draw:style-name="a288" draw:name="Text Box 2" svg:x="0.33333in" svg:y="0.25in" svg:width="1.26389in" svg:height="0.56944in">
              <draw:text-box>
                <text:p text:style-name="a285" text:class-names="" text:cond-style-name=""><text:span text:style-name="a284" text:class-names="">Something<text:s text:c="1"/></text:span></text:p>
                <text:p text:style-name="a287" text:class-names="" text:cond-style-name=""><text:span text:style-name="a286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Harry Kate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>
            <text:p>Harry Kate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Tom Bob Rosie Jill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>
            <text:p>Tom Bob Rosie Jill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Dick Anne Jim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>
            <text:p>Dick Anne Jim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Julie Wendy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>
            <text:p>Julie Wendy</text:p>
          </table:table-cell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194" draw:style-name="a293" draw:name="Text Box 3" svg:x="0.23611in" svg:y="0.41667in" svg:width="1.26389in" svg:height="0.55556in">
              <draw:text-box>
                <text:p text:style-name="a290" text:class-names="" text:cond-style-name=""><text:span text:style-name="a289" text:class-names="">Something<text:s text:c="1"/></text:span></text:p>
                <text:p text:style-name="a292" text:class-names="" text:cond-style-name=""><text:span text:style-name="a291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3]=[.$I12];[Data.D$23]=[.$J12]);[Data.C$3];&quot;&quot;)" table:style-name="ce3"/>
          <table:table-cell office:value-type="string" office:string-value="" table:formula="of:=IF(AND([Data.E$23]=[.$I12];[Data.F$23]=[.$J12]);[Data.E$3];&quot;&quot;)" table:style-name="ce3"/>
          <table:table-cell office:value-type="string" office:string-value="" table:formula="of:=IF(AND([Data.G$23]=[.$I12];[Data.H$23]=[.$J12]);[Data.G$3];&quot;&quot;)" table:style-name="ce3"/>
          <table:table-cell office:value-type="string" office:string-value="" table:formula="of:=IF(AND([Data.I$23]=[.$I12];[Data.J$23]=[.$J12]);[Data.I$3];&quot;&quot;)" table:style-name="ce3"/>
          <table:table-cell office:value-type="string" office:string-value="" table:formula="of:=IF(AND([Data.K$2]=[.$I12];[Data.L$23]=[.$J12]);[Data.K$3];&quot;&quot;)" table:style-name="ce3"/>
          <table:table-cell office:value-type="string" office:string-value="" table:formula="of:=IF(AND([Data.M$23]=[.$I12];[Data.N$23]=[.$J12]);[Data.M$3];&quot;&quot;)" table:style-name="ce3"/>
          <table:table-cell office:value-type="string" office:string-value="" table:formula="of:=IF(AND([Data.O$23]=[.$I12];[Data.P$23]=[.$J12]);[Data.O$3];&quot;&quot;)" table:style-name="ce3"/>
          <table:table-cell office:value-type="string" office:string-value="" table:formula="of:=IF(AND([Data.Q$23]=[.$I12];[Data.R$23]=[.$J12]);[Data.Q$3];&quot;&quot;)" table:style-name="ce3"/>
          <table:table-cell office:value-type="string" office:string-value="" table:formula="of:=IF(AND([Data.S$23]=[.$I12];[Data.T$23]=[.$J12]);[Data.S$3];&quot;&quot;)" table:style-name="ce3"/>
          <table:table-cell office:value-type="string" office:string-value="" table:formula="of:=IF(AND([Data.U$23]=[.$I12];[Data.V$23]=[.$J12]);[Data.U$3];&quot;&quot;)" table:style-name="ce3"/>
          <table:table-cell office:value-type="string" office:string-value="" table:formula="of:=IF(AND([Data.W$23]=[.$I12];[Data.X$23]=[.$J12]);[Data.W$3];&quot;&quot;)" table:style-name="ce3"/>
          <table:table-cell office:value-type="string" office:string-value="" table:formula="of:=IF(AND([Data.Y$23]=[.$I12];[Data.Z$23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3]=[.$I13];[Data.D$23]=[.$J13]);[Data.C$3];&quot;&quot;)" table:style-name="ce3"/>
          <table:table-cell office:value-type="string" office:string-value="" table:formula="of:=IF(AND([Data.E$23]=[.$I13];[Data.F$23]=[.$J13]);[Data.E$3];&quot;&quot;)" table:style-name="ce3"/>
          <table:table-cell office:value-type="string" office:string-value="Harry" table:formula="of:=IF(AND([Data.G$23]=[.$I13];[Data.H$23]=[.$J13]);[Data.G$3];&quot;&quot;)" table:style-name="ce3">
            <text:p>Harry</text:p>
          </table:table-cell>
          <table:table-cell office:value-type="string" office:string-value="" table:formula="of:=IF(AND([Data.I$23]=[.$I13];[Data.J$23]=[.$J13]);[Data.I$3];&quot;&quot;)" table:style-name="ce3"/>
          <table:table-cell office:value-type="string" office:string-value="" table:formula="of:=IF(AND([Data.K$2]=[.$I13];[Data.L$23]=[.$J13]);[Data.K$3];&quot;&quot;)" table:style-name="ce3"/>
          <table:table-cell office:value-type="string" office:string-value="" table:formula="of:=IF(AND([Data.M$23]=[.$I13];[Data.N$23]=[.$J13]);[Data.M$3];&quot;&quot;)" table:style-name="ce3"/>
          <table:table-cell office:value-type="string" office:string-value="" table:formula="of:=IF(AND([Data.O$23]=[.$I13];[Data.P$23]=[.$J13]);[Data.O$3];&quot;&quot;)" table:style-name="ce3"/>
          <table:table-cell office:value-type="string" office:string-value="" table:formula="of:=IF(AND([Data.Q$23]=[.$I13];[Data.R$23]=[.$J13]);[Data.Q$3];&quot;&quot;)" table:style-name="ce3"/>
          <table:table-cell office:value-type="string" office:string-value="" table:formula="of:=IF(AND([Data.S$23]=[.$I13];[Data.T$23]=[.$J13]);[Data.S$3];&quot;&quot;)" table:style-name="ce3"/>
          <table:table-cell office:value-type="string" office:string-value="Kate" table:formula="of:=IF(AND([Data.U$23]=[.$I13];[Data.V$23]=[.$J13]);[Data.U$3];&quot;&quot;)" table:style-name="ce3">
            <text:p>Kate</text:p>
          </table:table-cell>
          <table:table-cell office:value-type="string" office:string-value="" table:formula="of:=IF(AND([Data.W$23]=[.$I13];[Data.X$23]=[.$J13]);[Data.W$3];&quot;&quot;)" table:style-name="ce3"/>
          <table:table-cell office:value-type="string" office:string-value="" table:formula="of:=IF(AND([Data.Y$23]=[.$I13];[Data.Z$23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3]=[.$I14];[Data.D$23]=[.$J14]);[Data.C$3];&quot;&quot;)" table:style-name="ce3"/>
          <table:table-cell office:value-type="string" office:string-value="" table:formula="of:=IF(AND([Data.E$23]=[.$I14];[Data.F$23]=[.$J14]);[Data.E$3];&quot;&quot;)" table:style-name="ce3"/>
          <table:table-cell office:value-type="string" office:string-value="" table:formula="of:=IF(AND([Data.G$23]=[.$I14];[Data.H$23]=[.$J14]);[Data.G$3];&quot;&quot;)" table:style-name="ce3"/>
          <table:table-cell office:value-type="string" office:string-value="" table:formula="of:=IF(AND([Data.I$23]=[.$I14];[Data.J$23]=[.$J14]);[Data.I$3];&quot;&quot;)" table:style-name="ce3"/>
          <table:table-cell office:value-type="string" office:string-value="" table:formula="of:=IF(AND([Data.K$2]=[.$I14];[Data.L$23]=[.$J14]);[Data.K$3];&quot;&quot;)" table:style-name="ce3"/>
          <table:table-cell office:value-type="string" office:string-value="" table:formula="of:=IF(AND([Data.M$23]=[.$I14];[Data.N$23]=[.$J14]);[Data.M$3];&quot;&quot;)" table:style-name="ce3"/>
          <table:table-cell office:value-type="string" office:string-value="" table:formula="of:=IF(AND([Data.O$23]=[.$I14];[Data.P$23]=[.$J14]);[Data.O$3];&quot;&quot;)" table:style-name="ce3"/>
          <table:table-cell office:value-type="string" office:string-value="" table:formula="of:=IF(AND([Data.Q$23]=[.$I14];[Data.R$23]=[.$J14]);[Data.Q$3];&quot;&quot;)" table:style-name="ce3"/>
          <table:table-cell office:value-type="string" office:string-value="" table:formula="of:=IF(AND([Data.S$23]=[.$I14];[Data.T$23]=[.$J14]);[Data.S$3];&quot;&quot;)" table:style-name="ce3"/>
          <table:table-cell office:value-type="string" office:string-value="" table:formula="of:=IF(AND([Data.U$23]=[.$I14];[Data.V$23]=[.$J14]);[Data.U$3];&quot;&quot;)" table:style-name="ce3"/>
          <table:table-cell office:value-type="string" office:string-value="" table:formula="of:=IF(AND([Data.W$23]=[.$I14];[Data.X$23]=[.$J14]);[Data.W$3];&quot;&quot;)" table:style-name="ce3"/>
          <table:table-cell office:value-type="string" office:string-value="" table:formula="of:=IF(AND([Data.Y$23]=[.$I14];[Data.Z$23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Tom" table:formula="of:=IF(AND([Data.C$23]=[.$I15];[Data.D$23]=[.$J15]);[Data.C$3];&quot;&quot;)" table:style-name="ce3">
            <text:p>Tom</text:p>
          </table:table-cell>
          <table:table-cell office:value-type="string" office:string-value="" table:formula="of:=IF(AND([Data.E$23]=[.$I15];[Data.F$23]=[.$J15]);[Data.E$3];&quot;&quot;)" table:style-name="ce3"/>
          <table:table-cell office:value-type="string" office:string-value="" table:formula="of:=IF(AND([Data.G$23]=[.$I15];[Data.H$23]=[.$J15]);[Data.G$3];&quot;&quot;)" table:style-name="ce3"/>
          <table:table-cell office:value-type="string" office:string-value="Bob" table:formula="of:=IF(AND([Data.I$23]=[.$I15];[Data.J$23]=[.$J15]);[Data.I$3];&quot;&quot;)" table:style-name="ce3">
            <text:p>Bob</text:p>
          </table:table-cell>
          <table:table-cell office:value-type="string" office:string-value="" table:formula="of:=IF(AND([Data.K$2]=[.$I15];[Data.L$23]=[.$J15]);[Data.K$3];&quot;&quot;)" table:style-name="ce3"/>
          <table:table-cell office:value-type="string" office:string-value="" table:formula="of:=IF(AND([Data.M$23]=[.$I15];[Data.N$23]=[.$J15]);[Data.M$3];&quot;&quot;)" table:style-name="ce3"/>
          <table:table-cell office:value-type="string" office:string-value="" table:formula="of:=IF(AND([Data.O$23]=[.$I15];[Data.P$23]=[.$J15]);[Data.O$3];&quot;&quot;)" table:style-name="ce3"/>
          <table:table-cell office:value-type="string" office:string-value="Rosie" table:formula="of:=IF(AND([Data.Q$23]=[.$I15];[Data.R$23]=[.$J15]);[Data.Q$3];&quot;&quot;)" table:style-name="ce3">
            <text:p>Rosie</text:p>
          </table:table-cell>
          <table:table-cell office:value-type="string" office:string-value="" table:formula="of:=IF(AND([Data.S$23]=[.$I15];[Data.T$23]=[.$J15]);[Data.S$3];&quot;&quot;)" table:style-name="ce3"/>
          <table:table-cell office:value-type="string" office:string-value="" table:formula="of:=IF(AND([Data.U$23]=[.$I15];[Data.V$23]=[.$J15]);[Data.U$3];&quot;&quot;)" table:style-name="ce3"/>
          <table:table-cell office:value-type="string" office:string-value="Jill" table:formula="of:=IF(AND([Data.W$23]=[.$I15];[Data.X$23]=[.$J15]);[Data.W$3];&quot;&quot;)" table:style-name="ce3">
            <text:p>Jill</text:p>
          </table:table-cell>
          <table:table-cell office:value-type="string" office:string-value="" table:formula="of:=IF(AND([Data.Y$23]=[.$I15];[Data.Z$23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3]=[.$I16];[Data.D$23]=[.$J16]);[Data.C$3];&quot;&quot;)" table:style-name="ce3"/>
          <table:table-cell office:value-type="string" office:string-value="" table:formula="of:=IF(AND([Data.E$23]=[.$I16];[Data.F$23]=[.$J16]);[Data.E$3];&quot;&quot;)" table:style-name="ce3"/>
          <table:table-cell office:value-type="string" office:string-value="" table:formula="of:=IF(AND([Data.G$23]=[.$I16];[Data.H$23]=[.$J16]);[Data.G$3];&quot;&quot;)" table:style-name="ce3"/>
          <table:table-cell office:value-type="string" office:string-value="" table:formula="of:=IF(AND([Data.I$23]=[.$I16];[Data.J$23]=[.$J16]);[Data.I$3];&quot;&quot;)" table:style-name="ce3"/>
          <table:table-cell office:value-type="string" office:string-value="" table:formula="of:=IF(AND([Data.K$2]=[.$I16];[Data.L$23]=[.$J16]);[Data.K$3];&quot;&quot;)" table:style-name="ce3"/>
          <table:table-cell office:value-type="string" office:string-value="" table:formula="of:=IF(AND([Data.M$23]=[.$I16];[Data.N$23]=[.$J16]);[Data.M$3];&quot;&quot;)" table:style-name="ce3"/>
          <table:table-cell office:value-type="string" office:string-value="" table:formula="of:=IF(AND([Data.O$23]=[.$I16];[Data.P$23]=[.$J16]);[Data.O$3];&quot;&quot;)" table:style-name="ce3"/>
          <table:table-cell office:value-type="string" office:string-value="" table:formula="of:=IF(AND([Data.Q$23]=[.$I16];[Data.R$23]=[.$J16]);[Data.Q$3];&quot;&quot;)" table:style-name="ce3"/>
          <table:table-cell office:value-type="string" office:string-value="" table:formula="of:=IF(AND([Data.S$23]=[.$I16];[Data.T$23]=[.$J16]);[Data.S$3];&quot;&quot;)" table:style-name="ce3"/>
          <table:table-cell office:value-type="string" office:string-value="" table:formula="of:=IF(AND([Data.U$23]=[.$I16];[Data.V$23]=[.$J16]);[Data.U$3];&quot;&quot;)" table:style-name="ce3"/>
          <table:table-cell office:value-type="string" office:string-value="" table:formula="of:=IF(AND([Data.W$23]=[.$I16];[Data.X$23]=[.$J16]);[Data.W$3];&quot;&quot;)" table:style-name="ce3"/>
          <table:table-cell office:value-type="string" office:string-value="" table:formula="of:=IF(AND([Data.Y$23]=[.$I16];[Data.Z$23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3]=[.$I17];[Data.D$23]=[.$J17]);[Data.C$3];&quot;&quot;)" table:style-name="ce3"/>
          <table:table-cell office:value-type="string" office:string-value="" table:formula="of:=IF(AND([Data.E$23]=[.$I17];[Data.F$23]=[.$J17]);[Data.E$3];&quot;&quot;)" table:style-name="ce3"/>
          <table:table-cell office:value-type="string" office:string-value="" table:formula="of:=IF(AND([Data.G$23]=[.$I17];[Data.H$23]=[.$J17]);[Data.G$3];&quot;&quot;)" table:style-name="ce3"/>
          <table:table-cell office:value-type="string" office:string-value="" table:formula="of:=IF(AND([Data.I$23]=[.$I17];[Data.J$23]=[.$J17]);[Data.I$3];&quot;&quot;)" table:style-name="ce3"/>
          <table:table-cell office:value-type="string" office:string-value="" table:formula="of:=IF(AND([Data.K$2]=[.$I17];[Data.L$23]=[.$J17]);[Data.K$3];&quot;&quot;)" table:style-name="ce3"/>
          <table:table-cell office:value-type="string" office:string-value="" table:formula="of:=IF(AND([Data.M$23]=[.$I17];[Data.N$23]=[.$J17]);[Data.M$3];&quot;&quot;)" table:style-name="ce3"/>
          <table:table-cell office:value-type="string" office:string-value="" table:formula="of:=IF(AND([Data.O$23]=[.$I17];[Data.P$23]=[.$J17]);[Data.O$3];&quot;&quot;)" table:style-name="ce3"/>
          <table:table-cell office:value-type="string" office:string-value="" table:formula="of:=IF(AND([Data.Q$23]=[.$I17];[Data.R$23]=[.$J17]);[Data.Q$3];&quot;&quot;)" table:style-name="ce3"/>
          <table:table-cell office:value-type="string" office:string-value="" table:formula="of:=IF(AND([Data.S$23]=[.$I17];[Data.T$23]=[.$J17]);[Data.S$3];&quot;&quot;)" table:style-name="ce3"/>
          <table:table-cell office:value-type="string" office:string-value="" table:formula="of:=IF(AND([Data.U$23]=[.$I17];[Data.V$23]=[.$J17]);[Data.U$3];&quot;&quot;)" table:style-name="ce3"/>
          <table:table-cell office:value-type="string" office:string-value="" table:formula="of:=IF(AND([Data.W$23]=[.$I17];[Data.X$23]=[.$J17]);[Data.W$3];&quot;&quot;)" table:style-name="ce3"/>
          <table:table-cell office:value-type="string" office:string-value="" table:formula="of:=IF(AND([Data.Y$23]=[.$I17];[Data.Z$23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3]=[.$I18];[Data.D$23]=[.$J18]);[Data.C$3];&quot;&quot;)" table:style-name="ce3"/>
          <table:table-cell office:value-type="string" office:string-value="Dick" table:formula="of:=IF(AND([Data.E$23]=[.$I18];[Data.F$23]=[.$J18]);[Data.E$3];&quot;&quot;)" table:style-name="ce3">
            <text:p>Dick</text:p>
          </table:table-cell>
          <table:table-cell office:value-type="string" office:string-value="" table:formula="of:=IF(AND([Data.G$23]=[.$I18];[Data.H$23]=[.$J18]);[Data.G$3];&quot;&quot;)" table:style-name="ce3"/>
          <table:table-cell office:value-type="string" office:string-value="" table:formula="of:=IF(AND([Data.I$23]=[.$I18];[Data.J$23]=[.$J18]);[Data.I$3];&quot;&quot;)" table:style-name="ce3"/>
          <table:table-cell office:value-type="string" office:string-value="" table:formula="of:=IF(AND([Data.K$2]=[.$I18];[Data.L$23]=[.$J18]);[Data.K$3];&quot;&quot;)" table:style-name="ce3"/>
          <table:table-cell office:value-type="string" office:string-value="Anne" table:formula="of:=IF(AND([Data.M$23]=[.$I18];[Data.N$23]=[.$J18]);[Data.M$3];&quot;&quot;)" table:style-name="ce3">
            <text:p>Anne</text:p>
          </table:table-cell>
          <table:table-cell office:value-type="string" office:string-value="" table:formula="of:=IF(AND([Data.O$23]=[.$I18];[Data.P$23]=[.$J18]);[Data.O$3];&quot;&quot;)" table:style-name="ce3"/>
          <table:table-cell office:value-type="string" office:string-value="" table:formula="of:=IF(AND([Data.Q$23]=[.$I18];[Data.R$23]=[.$J18]);[Data.Q$3];&quot;&quot;)" table:style-name="ce3"/>
          <table:table-cell office:value-type="string" office:string-value="Jim" table:formula="of:=IF(AND([Data.S$23]=[.$I18];[Data.T$23]=[.$J18]);[Data.S$3];&quot;&quot;)" table:style-name="ce3">
            <text:p>Jim</text:p>
          </table:table-cell>
          <table:table-cell office:value-type="string" office:string-value="" table:formula="of:=IF(AND([Data.U$23]=[.$I18];[Data.V$23]=[.$J18]);[Data.U$3];&quot;&quot;)" table:style-name="ce3"/>
          <table:table-cell office:value-type="string" office:string-value="" table:formula="of:=IF(AND([Data.W$23]=[.$I18];[Data.X$23]=[.$J18]);[Data.W$3];&quot;&quot;)" table:style-name="ce3"/>
          <table:table-cell office:value-type="string" office:string-value="" table:formula="of:=IF(AND([Data.Y$23]=[.$I18];[Data.Z$23]=[.$J18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3]=[.$I19];[Data.D$23]=[.$J19]);[Data.C$3];&quot;&quot;)" table:style-name="ce3"/>
          <table:table-cell office:value-type="string" office:string-value="" table:formula="of:=IF(AND([Data.E$23]=[.$I19];[Data.F$23]=[.$J19]);[Data.E$3];&quot;&quot;)" table:style-name="ce3"/>
          <table:table-cell office:value-type="string" office:string-value="" table:formula="of:=IF(AND([Data.G$23]=[.$I19];[Data.H$23]=[.$J19]);[Data.G$3];&quot;&quot;)" table:style-name="ce3"/>
          <table:table-cell office:value-type="string" office:string-value="" table:formula="of:=IF(AND([Data.I$23]=[.$I19];[Data.J$23]=[.$J19]);[Data.I$3];&quot;&quot;)" table:style-name="ce3"/>
          <table:table-cell office:value-type="string" office:string-value="" table:formula="of:=IF(AND([Data.K$2]=[.$I19];[Data.L$23]=[.$J19]);[Data.K$3];&quot;&quot;)" table:style-name="ce3"/>
          <table:table-cell office:value-type="string" office:string-value="" table:formula="of:=IF(AND([Data.M$23]=[.$I19];[Data.N$23]=[.$J19]);[Data.M$3];&quot;&quot;)" table:style-name="ce3"/>
          <table:table-cell office:value-type="string" office:string-value="" table:formula="of:=IF(AND([Data.O$23]=[.$I19];[Data.P$23]=[.$J19]);[Data.O$3];&quot;&quot;)" table:style-name="ce3"/>
          <table:table-cell office:value-type="string" office:string-value="" table:formula="of:=IF(AND([Data.Q$23]=[.$I19];[Data.R$23]=[.$J19]);[Data.Q$3];&quot;&quot;)" table:style-name="ce3"/>
          <table:table-cell office:value-type="string" office:string-value="" table:formula="of:=IF(AND([Data.S$23]=[.$I19];[Data.T$23]=[.$J19]);[Data.S$3];&quot;&quot;)" table:style-name="ce3"/>
          <table:table-cell office:value-type="string" office:string-value="" table:formula="of:=IF(AND([Data.U$23]=[.$I19];[Data.V$23]=[.$J19]);[Data.U$3];&quot;&quot;)" table:style-name="ce3"/>
          <table:table-cell office:value-type="string" office:string-value="" table:formula="of:=IF(AND([Data.W$23]=[.$I19];[Data.X$23]=[.$J19]);[Data.W$3];&quot;&quot;)" table:style-name="ce3"/>
          <table:table-cell office:value-type="string" office:string-value="" table:formula="of:=IF(AND([Data.Y$23]=[.$I19];[Data.Z$23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3]=[.$I20];[Data.D$23]=[.$J20]);[Data.C$3];&quot;&quot;)" table:style-name="ce3"/>
          <table:table-cell office:value-type="string" office:string-value="" table:formula="of:=IF(AND([Data.E$23]=[.$I20];[Data.F$23]=[.$J20]);[Data.E$3];&quot;&quot;)" table:style-name="ce3"/>
          <table:table-cell office:value-type="string" office:string-value="" table:formula="of:=IF(AND([Data.G$23]=[.$I20];[Data.H$23]=[.$J20]);[Data.G$3];&quot;&quot;)" table:style-name="ce3"/>
          <table:table-cell office:value-type="string" office:string-value="" table:formula="of:=IF(AND([Data.I$23]=[.$I20];[Data.J$23]=[.$J20]);[Data.I$3];&quot;&quot;)" table:style-name="ce3"/>
          <table:table-cell office:value-type="string" office:string-value="" table:formula="of:=IF(AND([Data.K$2]=[.$I20];[Data.L$23]=[.$J20]);[Data.K$3];&quot;&quot;)" table:style-name="ce3"/>
          <table:table-cell office:value-type="string" office:string-value="" table:formula="of:=IF(AND([Data.M$23]=[.$I20];[Data.N$23]=[.$J20]);[Data.M$3];&quot;&quot;)" table:style-name="ce3"/>
          <table:table-cell office:value-type="string" office:string-value="Julie" table:formula="of:=IF(AND([Data.O$23]=[.$I20];[Data.P$23]=[.$J20]);[Data.O$3];&quot;&quot;)" table:style-name="ce3">
            <text:p>Julie</text:p>
          </table:table-cell>
          <table:table-cell office:value-type="string" office:string-value="" table:formula="of:=IF(AND([Data.Q$23]=[.$I20];[Data.R$23]=[.$J20]);[Data.Q$3];&quot;&quot;)" table:style-name="ce3"/>
          <table:table-cell office:value-type="string" office:string-value="" table:formula="of:=IF(AND([Data.S$23]=[.$I20];[Data.T$23]=[.$J20]);[Data.S$3];&quot;&quot;)" table:style-name="ce3"/>
          <table:table-cell office:value-type="string" office:string-value="" table:formula="of:=IF(AND([Data.U$23]=[.$I20];[Data.V$23]=[.$J20]);[Data.U$3];&quot;&quot;)" table:style-name="ce3"/>
          <table:table-cell office:value-type="string" office:string-value="" table:formula="of:=IF(AND([Data.W$23]=[.$I20];[Data.X$23]=[.$J20]);[Data.W$3];&quot;&quot;)" table:style-name="ce3"/>
          <table:table-cell office:value-type="string" office:string-value="Wendy" table:formula="of:=IF(AND([Data.Y$23]=[.$I20];[Data.Z$23]=[.$J20]);[Data.Y$3];&quot;&quot;)" table:style-name="ce3">
            <text:p>Wendy</text:p>
          </table:table-cell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3]=[.$I21];[Data.D$23]=[.$J21]);[Data.C$3];&quot;&quot;)" table:style-name="ce3"/>
          <table:table-cell office:value-type="string" office:string-value="" table:formula="of:=IF(AND([Data.E$23]=[.$I21];[Data.F$23]=[.$J21]);[Data.E$3];&quot;&quot;)" table:style-name="ce3"/>
          <table:table-cell office:value-type="string" office:string-value="" table:formula="of:=IF(AND([Data.G$23]=[.$I21];[Data.H$23]=[.$J21]);[Data.G$3];&quot;&quot;)" table:style-name="ce3"/>
          <table:table-cell office:value-type="string" office:string-value="" table:formula="of:=IF(AND([Data.I$23]=[.$I21];[Data.J$23]=[.$J21]);[Data.I$3];&quot;&quot;)" table:style-name="ce3"/>
          <table:table-cell office:value-type="string" office:string-value="" table:formula="of:=IF(AND([Data.K$2]=[.$I21];[Data.L$23]=[.$J21]);[Data.K$3];&quot;&quot;)" table:style-name="ce3"/>
          <table:table-cell office:value-type="string" office:string-value="" table:formula="of:=IF(AND([Data.M$23]=[.$I21];[Data.N$23]=[.$J21]);[Data.M$3];&quot;&quot;)" table:style-name="ce3"/>
          <table:table-cell office:value-type="string" office:string-value="" table:formula="of:=IF(AND([Data.O$23]=[.$I21];[Data.P$23]=[.$J21]);[Data.O$3];&quot;&quot;)" table:style-name="ce3"/>
          <table:table-cell office:value-type="string" office:string-value="" table:formula="of:=IF(AND([Data.Q$23]=[.$I21];[Data.R$23]=[.$J21]);[Data.Q$3];&quot;&quot;)" table:style-name="ce3"/>
          <table:table-cell office:value-type="string" office:string-value="" table:formula="of:=IF(AND([Data.S$23]=[.$I21];[Data.T$23]=[.$J21]);[Data.S$3];&quot;&quot;)" table:style-name="ce3"/>
          <table:table-cell office:value-type="string" office:string-value="" table:formula="of:=IF(AND([Data.U$23]=[.$I21];[Data.V$23]=[.$J21]);[Data.U$3];&quot;&quot;)" table:style-name="ce3"/>
          <table:table-cell office:value-type="string" office:string-value="" table:formula="of:=IF(AND([Data.W$23]=[.$I21];[Data.X$23]=[.$J21]);[Data.W$3];&quot;&quot;)" table:style-name="ce3"/>
          <table:table-cell office:value-type="string" office:string-value="" table:formula="of:=IF(AND([Data.Y$23]=[.$I21];[Data.Z$23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3]=[.$I22];[Data.D$23]=[.$J22]);[Data.C$3];&quot;&quot;)" table:style-name="ce3"/>
          <table:table-cell office:value-type="string" office:string-value="" table:formula="of:=IF(AND([Data.E$23]=[.$I22];[Data.F$23]=[.$J22]);[Data.E$3];&quot;&quot;)" table:style-name="ce3"/>
          <table:table-cell office:value-type="string" office:string-value="" table:formula="of:=IF(AND([Data.G$23]=[.$I22];[Data.H$23]=[.$J22]);[Data.G$3];&quot;&quot;)" table:style-name="ce3"/>
          <table:table-cell office:value-type="string" office:string-value="" table:formula="of:=IF(AND([Data.I$23]=[.$I22];[Data.J$23]=[.$J22]);[Data.I$3];&quot;&quot;)" table:style-name="ce3"/>
          <table:table-cell office:value-type="string" office:string-value="" table:formula="of:=IF(AND([Data.K$2]=[.$I22];[Data.L$23]=[.$J22]);[Data.K$3];&quot;&quot;)" table:style-name="ce3"/>
          <table:table-cell office:value-type="string" office:string-value="" table:formula="of:=IF(AND([Data.M$23]=[.$I22];[Data.N$23]=[.$J22]);[Data.M$3];&quot;&quot;)" table:style-name="ce3"/>
          <table:table-cell office:value-type="string" office:string-value="" table:formula="of:=IF(AND([Data.O$23]=[.$I22];[Data.P$23]=[.$J22]);[Data.O$3];&quot;&quot;)" table:style-name="ce3"/>
          <table:table-cell office:value-type="string" office:string-value="" table:formula="of:=IF(AND([Data.Q$23]=[.$I22];[Data.R$23]=[.$J22]);[Data.Q$3];&quot;&quot;)" table:style-name="ce3"/>
          <table:table-cell office:value-type="string" office:string-value="" table:formula="of:=IF(AND([Data.S$23]=[.$I22];[Data.T$23]=[.$J22]);[Data.S$3];&quot;&quot;)" table:style-name="ce3"/>
          <table:table-cell office:value-type="string" office:string-value="" table:formula="of:=IF(AND([Data.U$23]=[.$I22];[Data.V$23]=[.$J22]);[Data.U$3];&quot;&quot;)" table:style-name="ce3"/>
          <table:table-cell office:value-type="string" office:string-value="" table:formula="of:=IF(AND([Data.W$23]=[.$I22];[Data.X$23]=[.$J22]);[Data.W$3];&quot;&quot;)" table:style-name="ce3"/>
          <table:table-cell office:value-type="string" office:string-value="" table:formula="of:=IF(AND([Data.Y$23]=[.$I22];[Data.Z$23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3]=[.$I23];[Data.D$23]=[.$J23]);[Data.C$3];&quot;&quot;)" table:style-name="ce3"/>
          <table:table-cell office:value-type="string" office:string-value="" table:formula="of:=IF(AND([Data.E$23]=[.$I23];[Data.F$23]=[.$J23]);[Data.E$3];&quot;&quot;)" table:style-name="ce3"/>
          <table:table-cell office:value-type="string" office:string-value="" table:formula="of:=IF(AND([Data.G$23]=[.$I23];[Data.H$23]=[.$J23]);[Data.G$3];&quot;&quot;)" table:style-name="ce3"/>
          <table:table-cell office:value-type="string" office:string-value="" table:formula="of:=IF(AND([Data.I$23]=[.$I23];[Data.J$23]=[.$J23]);[Data.I$3];&quot;&quot;)" table:style-name="ce3"/>
          <table:table-cell office:value-type="string" office:string-value="" table:formula="of:=IF(AND([Data.K$2]=[.$I23];[Data.L$23]=[.$J23]);[Data.K$3];&quot;&quot;)" table:style-name="ce3"/>
          <table:table-cell office:value-type="string" office:string-value="" table:formula="of:=IF(AND([Data.M$23]=[.$I23];[Data.N$23]=[.$J23]);[Data.M$3];&quot;&quot;)" table:style-name="ce3"/>
          <table:table-cell office:value-type="string" office:string-value="" table:formula="of:=IF(AND([Data.O$23]=[.$I23];[Data.P$23]=[.$J23]);[Data.O$3];&quot;&quot;)" table:style-name="ce3"/>
          <table:table-cell office:value-type="string" office:string-value="" table:formula="of:=IF(AND([Data.Q$23]=[.$I23];[Data.R$23]=[.$J23]);[Data.Q$3];&quot;&quot;)" table:style-name="ce3"/>
          <table:table-cell office:value-type="string" office:string-value="" table:formula="of:=IF(AND([Data.S$23]=[.$I23];[Data.T$23]=[.$J23]);[Data.S$3];&quot;&quot;)" table:style-name="ce3"/>
          <table:table-cell office:value-type="string" office:string-value="" table:formula="of:=IF(AND([Data.U$23]=[.$I23];[Data.V$23]=[.$J23]);[Data.U$3];&quot;&quot;)" table:style-name="ce3"/>
          <table:table-cell office:value-type="string" office:string-value="" table:formula="of:=IF(AND([Data.W$23]=[.$I23];[Data.X$23]=[.$J23]);[Data.W$3];&quot;&quot;)" table:style-name="ce3"/>
          <table:table-cell office:value-type="string" office:string-value="" table:formula="of:=IF(AND([Data.Y$23]=[.$I23];[Data.Z$23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3]=[.$I24];[Data.D$23]=[.$J24]);[Data.C$3];&quot;&quot;)" table:style-name="ce3"/>
          <table:table-cell office:value-type="string" office:string-value="" table:formula="of:=IF(AND([Data.E$23]=[.$I24];[Data.F$23]=[.$J24]);[Data.E$3];&quot;&quot;)" table:style-name="ce3"/>
          <table:table-cell office:value-type="string" office:string-value="" table:formula="of:=IF(AND([Data.G$23]=[.$I24];[Data.H$23]=[.$J24]);[Data.G$3];&quot;&quot;)" table:style-name="ce3"/>
          <table:table-cell office:value-type="string" office:string-value="" table:formula="of:=IF(AND([Data.I$23]=[.$I24];[Data.J$23]=[.$J24]);[Data.I$3];&quot;&quot;)" table:style-name="ce3"/>
          <table:table-cell office:value-type="string" office:string-value="" table:formula="of:=IF(AND([Data.K$2]=[.$I24];[Data.L$23]=[.$J24]);[Data.K$3];&quot;&quot;)" table:style-name="ce3"/>
          <table:table-cell office:value-type="string" office:string-value="" table:formula="of:=IF(AND([Data.M$23]=[.$I24];[Data.N$23]=[.$J24]);[Data.M$3];&quot;&quot;)" table:style-name="ce3"/>
          <table:table-cell office:value-type="string" office:string-value="" table:formula="of:=IF(AND([Data.O$23]=[.$I24];[Data.P$23]=[.$J24]);[Data.O$3];&quot;&quot;)" table:style-name="ce3"/>
          <table:table-cell office:value-type="string" office:string-value="" table:formula="of:=IF(AND([Data.Q$23]=[.$I24];[Data.R$23]=[.$J24]);[Data.Q$3];&quot;&quot;)" table:style-name="ce3"/>
          <table:table-cell office:value-type="string" office:string-value="" table:formula="of:=IF(AND([Data.S$23]=[.$I24];[Data.T$23]=[.$J24]);[Data.S$3];&quot;&quot;)" table:style-name="ce3"/>
          <table:table-cell office:value-type="string" office:string-value="" table:formula="of:=IF(AND([Data.U$23]=[.$I24];[Data.V$23]=[.$J24]);[Data.U$3];&quot;&quot;)" table:style-name="ce3"/>
          <table:table-cell office:value-type="string" office:string-value="" table:formula="of:=IF(AND([Data.W$23]=[.$I24];[Data.X$23]=[.$J24]);[Data.W$3];&quot;&quot;)" table:style-name="ce3"/>
          <table:table-cell office:value-type="string" office:string-value="" table:formula="of:=IF(AND([Data.Y$23]=[.$I24];[Data.Z$23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3]=[.$I25];[Data.D$23]=[.$J25]);[Data.C$3];&quot;&quot;)" table:style-name="ce3"/>
          <table:table-cell office:value-type="string" office:string-value="" table:formula="of:=IF(AND([Data.E$23]=[.$I25];[Data.F$23]=[.$J25]);[Data.E$3];&quot;&quot;)" table:style-name="ce3"/>
          <table:table-cell office:value-type="string" office:string-value="" table:formula="of:=IF(AND([Data.G$23]=[.$I25];[Data.H$23]=[.$J25]);[Data.G$3];&quot;&quot;)" table:style-name="ce3"/>
          <table:table-cell office:value-type="string" office:string-value="" table:formula="of:=IF(AND([Data.I$23]=[.$I25];[Data.J$23]=[.$J25]);[Data.I$3];&quot;&quot;)" table:style-name="ce3"/>
          <table:table-cell office:value-type="string" office:string-value="" table:formula="of:=IF(AND([Data.K$2]=[.$I25];[Data.L$23]=[.$J25]);[Data.K$3];&quot;&quot;)" table:style-name="ce3"/>
          <table:table-cell office:value-type="string" office:string-value="" table:formula="of:=IF(AND([Data.M$23]=[.$I25];[Data.N$23]=[.$J25]);[Data.M$3];&quot;&quot;)" table:style-name="ce3"/>
          <table:table-cell office:value-type="string" office:string-value="" table:formula="of:=IF(AND([Data.O$23]=[.$I25];[Data.P$23]=[.$J25]);[Data.O$3];&quot;&quot;)" table:style-name="ce3"/>
          <table:table-cell office:value-type="string" office:string-value="" table:formula="of:=IF(AND([Data.Q$23]=[.$I25];[Data.R$23]=[.$J25]);[Data.Q$3];&quot;&quot;)" table:style-name="ce3"/>
          <table:table-cell office:value-type="string" office:string-value="" table:formula="of:=IF(AND([Data.S$23]=[.$I25];[Data.T$23]=[.$J25]);[Data.S$3];&quot;&quot;)" table:style-name="ce3"/>
          <table:table-cell office:value-type="string" office:string-value="" table:formula="of:=IF(AND([Data.U$23]=[.$I25];[Data.V$23]=[.$J25]);[Data.U$3];&quot;&quot;)" table:style-name="ce3"/>
          <table:table-cell office:value-type="string" office:string-value="" table:formula="of:=IF(AND([Data.W$23]=[.$I25];[Data.X$23]=[.$J25]);[Data.W$3];&quot;&quot;)" table:style-name="ce3"/>
          <table:table-cell office:value-type="string" office:string-value="" table:formula="of:=IF(AND([Data.Y$23]=[.$I25];[Data.Z$23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3]=[.$I26];[Data.D$23]=[.$J26]);[Data.C$3];&quot;&quot;)" table:style-name="ce3"/>
          <table:table-cell office:value-type="string" office:string-value="" table:formula="of:=IF(AND([Data.E$23]=[.$I26];[Data.F$23]=[.$J26]);[Data.E$3];&quot;&quot;)" table:style-name="ce3"/>
          <table:table-cell office:value-type="string" office:string-value="" table:formula="of:=IF(AND([Data.G$23]=[.$I26];[Data.H$23]=[.$J26]);[Data.G$3];&quot;&quot;)" table:style-name="ce3"/>
          <table:table-cell office:value-type="string" office:string-value="" table:formula="of:=IF(AND([Data.I$23]=[.$I26];[Data.J$23]=[.$J26]);[Data.I$3];&quot;&quot;)" table:style-name="ce3"/>
          <table:table-cell office:value-type="string" office:string-value="" table:formula="of:=IF(AND([Data.K$2]=[.$I26];[Data.L$23]=[.$J26]);[Data.K$3];&quot;&quot;)" table:style-name="ce3"/>
          <table:table-cell office:value-type="string" office:string-value="" table:formula="of:=IF(AND([Data.M$23]=[.$I26];[Data.N$23]=[.$J26]);[Data.M$3];&quot;&quot;)" table:style-name="ce3"/>
          <table:table-cell office:value-type="string" office:string-value="" table:formula="of:=IF(AND([Data.O$23]=[.$I26];[Data.P$23]=[.$J26]);[Data.O$3];&quot;&quot;)" table:style-name="ce3"/>
          <table:table-cell office:value-type="string" office:string-value="" table:formula="of:=IF(AND([Data.Q$23]=[.$I26];[Data.R$23]=[.$J26]);[Data.Q$3];&quot;&quot;)" table:style-name="ce3"/>
          <table:table-cell office:value-type="string" office:string-value="" table:formula="of:=IF(AND([Data.S$23]=[.$I26];[Data.T$23]=[.$J26]);[Data.S$3];&quot;&quot;)" table:style-name="ce3"/>
          <table:table-cell office:value-type="string" office:string-value="" table:formula="of:=IF(AND([Data.U$23]=[.$I26];[Data.V$23]=[.$J26]);[Data.U$3];&quot;&quot;)" table:style-name="ce3"/>
          <table:table-cell office:value-type="string" office:string-value="" table:formula="of:=IF(AND([Data.W$23]=[.$I26];[Data.X$23]=[.$J26]);[Data.W$3];&quot;&quot;)" table:style-name="ce3"/>
          <table:table-cell office:value-type="string" office:string-value="" table:formula="of:=IF(AND([Data.Y$23]=[.$I26];[Data.Z$23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Measuring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195" draw:style-name="a302" draw:name="AutoShape 1">
              <svg:title/>
              <svg:desc/>
              <text:p text:style-name="a295" text:class-names="" text:cond-style-name=""><text:span text:style-name="a294" text:class-names=""/></text:p>
              <text:p text:style-name="a297" text:class-names="" text:cond-style-name=""><text:span text:style-name="a296" text:class-names=""/></text:p>
              <text:p text:style-name="a299" text:class-names="" text:cond-style-name=""><text:span text:style-name="a298" text:class-names="">Measuring the Value</text:span></text:p>
              <text:p text:style-name="a301" text:class-names="" text:cond-style-name=""><text:span text:style-name="a300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196" draw:style-name="a307" draw:name="Text Box 2" svg:x="0.33333in" svg:y="0.25in" svg:width="1.26389in" svg:height="0.56944in">
              <draw:text-box>
                <text:p text:style-name="a304" text:class-names="" text:cond-style-name=""><text:span text:style-name="a303" text:class-names="">Something<text:s text:c="1"/></text:span></text:p>
                <text:p text:style-name="a306" text:class-names="" text:cond-style-name=""><text:span text:style-name="a305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/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Bob Anne Julie Jim Wendy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>
            <text:p>Bob Anne Julie Jim Wendy</text:p>
          </table:table-cell>
          <table:table-cell office:value-type="string" office:string-value="Kate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>
            <text:p>Kate</text:p>
          </table:table-cell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Sam Jill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>
            <text:p>Sam Jill</text:p>
          </table:table-cell>
          <table:table-cell office:value-type="string" office:string-value="Tom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>
            <text:p>Tom</text:p>
          </table:table-cell>
          <table:table-cell office:value-type="string" office:string-value="Dick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>
            <text:p>Dick</text:p>
          </table:table-cell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197" draw:style-name="a312" draw:name="Text Box 3" svg:x="0.23611in" svg:y="0.41667in" svg:width="1.26389in" svg:height="0.55556in">
              <draw:text-box>
                <text:p text:style-name="a309" text:class-names="" text:cond-style-name=""><text:span text:style-name="a308" text:class-names="">Something<text:s text:c="1"/></text:span></text:p>
                <text:p text:style-name="a311" text:class-names="" text:cond-style-name=""><text:span text:style-name="a310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Harry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>
            <text:p>Harry</text:p>
          </table:table-cell>
          <table:table-cell office:value-type="string" office:string-value="Rosie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>
            <text:p>Rosie</text:p>
          </table:table-cell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4]=[.$I12];[Data.D$24]=[.$J12]);[Data.C$3];&quot;&quot;)" table:style-name="ce3"/>
          <table:table-cell office:value-type="string" office:string-value="" table:formula="of:=IF(AND([Data.E$24]=[.$I12];[Data.F$24]=[.$J12]);[Data.E$3];&quot;&quot;)" table:style-name="ce3"/>
          <table:table-cell office:value-type="string" office:string-value="" table:formula="of:=IF(AND([Data.G$24]=[.$I12];[Data.H$24]=[.$J12]);[Data.G$3];&quot;&quot;)" table:style-name="ce3"/>
          <table:table-cell office:value-type="string" office:string-value="" table:formula="of:=IF(AND([Data.I$24]=[.$I12];[Data.J$24]=[.$J12]);[Data.I$3];&quot;&quot;)" table:style-name="ce3"/>
          <table:table-cell office:value-type="string" office:string-value="" table:formula="of:=IF(AND([Data.K$24]=[.$I12];[Data.L$24]=[.$J12]);[Data.K$3];&quot;&quot;)" table:style-name="ce3"/>
          <table:table-cell office:value-type="string" office:string-value="" table:formula="of:=IF(AND([Data.M$24]=[.$I12];[Data.N$24]=[.$J12]);[Data.M$3];&quot;&quot;)" table:style-name="ce3"/>
          <table:table-cell office:value-type="string" office:string-value="" table:formula="of:=IF(AND([Data.O$24]=[.$I12];[Data.P$24]=[.$J12]);[Data.O$3];&quot;&quot;)" table:style-name="ce3"/>
          <table:table-cell office:value-type="string" office:string-value="" table:formula="of:=IF(AND([Data.Q$24]=[.$I12];[Data.R$24]=[.$J12]);[Data.Q$3];&quot;&quot;)" table:style-name="ce3"/>
          <table:table-cell office:value-type="string" office:string-value="" table:formula="of:=IF(AND([Data.S$24]=[.$I12];[Data.T$24]=[.$J12]);[Data.S$3];&quot;&quot;)" table:style-name="ce3"/>
          <table:table-cell office:value-type="string" office:string-value="" table:formula="of:=IF(AND([Data.U$24]=[.$I12];[Data.V$24]=[.$J12]);[Data.U$3];&quot;&quot;)" table:style-name="ce3"/>
          <table:table-cell office:value-type="string" office:string-value="" table:formula="of:=IF(AND([Data.W$24]=[.$I12];[Data.X$24]=[.$J12]);[Data.W$3];&quot;&quot;)" table:style-name="ce3"/>
          <table:table-cell office:value-type="string" office:string-value="" table:formula="of:=IF(AND([Data.Y$24]=[.$I12];[Data.Z$24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4]=[.$I13];[Data.D$24]=[.$J13]);[Data.C$3];&quot;&quot;)" table:style-name="ce3"/>
          <table:table-cell office:value-type="string" office:string-value="" table:formula="of:=IF(AND([Data.E$24]=[.$I13];[Data.F$24]=[.$J13]);[Data.E$3];&quot;&quot;)" table:style-name="ce3"/>
          <table:table-cell office:value-type="string" office:string-value="" table:formula="of:=IF(AND([Data.G$24]=[.$I13];[Data.H$24]=[.$J13]);[Data.G$3];&quot;&quot;)" table:style-name="ce3"/>
          <table:table-cell office:value-type="string" office:string-value="" table:formula="of:=IF(AND([Data.I$24]=[.$I13];[Data.J$24]=[.$J13]);[Data.I$3];&quot;&quot;)" table:style-name="ce3"/>
          <table:table-cell office:value-type="string" office:string-value="" table:formula="of:=IF(AND([Data.K$24]=[.$I13];[Data.L$24]=[.$J13]);[Data.K$3];&quot;&quot;)" table:style-name="ce3"/>
          <table:table-cell office:value-type="string" office:string-value="" table:formula="of:=IF(AND([Data.M$24]=[.$I13];[Data.N$24]=[.$J13]);[Data.M$3];&quot;&quot;)" table:style-name="ce3"/>
          <table:table-cell office:value-type="string" office:string-value="" table:formula="of:=IF(AND([Data.O$24]=[.$I13];[Data.P$24]=[.$J13]);[Data.O$3];&quot;&quot;)" table:style-name="ce3"/>
          <table:table-cell office:value-type="string" office:string-value="" table:formula="of:=IF(AND([Data.Q$24]=[.$I13];[Data.R$24]=[.$J13]);[Data.Q$3];&quot;&quot;)" table:style-name="ce3"/>
          <table:table-cell office:value-type="string" office:string-value="" table:formula="of:=IF(AND([Data.S$24]=[.$I13];[Data.T$24]=[.$J13]);[Data.S$3];&quot;&quot;)" table:style-name="ce3"/>
          <table:table-cell office:value-type="string" office:string-value="" table:formula="of:=IF(AND([Data.U$24]=[.$I13];[Data.V$24]=[.$J13]);[Data.U$3];&quot;&quot;)" table:style-name="ce3"/>
          <table:table-cell office:value-type="string" office:string-value="" table:formula="of:=IF(AND([Data.W$24]=[.$I13];[Data.X$24]=[.$J13]);[Data.W$3];&quot;&quot;)" table:style-name="ce3"/>
          <table:table-cell office:value-type="string" office:string-value="" table:formula="of:=IF(AND([Data.Y$24]=[.$I13];[Data.Z$24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4]=[.$I14];[Data.D$24]=[.$J14]);[Data.C$3];&quot;&quot;)" table:style-name="ce3"/>
          <table:table-cell office:value-type="string" office:string-value="" table:formula="of:=IF(AND([Data.E$24]=[.$I14];[Data.F$24]=[.$J14]);[Data.E$3];&quot;&quot;)" table:style-name="ce3"/>
          <table:table-cell office:value-type="string" office:string-value="" table:formula="of:=IF(AND([Data.G$24]=[.$I14];[Data.H$24]=[.$J14]);[Data.G$3];&quot;&quot;)" table:style-name="ce3"/>
          <table:table-cell office:value-type="string" office:string-value="" table:formula="of:=IF(AND([Data.I$24]=[.$I14];[Data.J$24]=[.$J14]);[Data.I$3];&quot;&quot;)" table:style-name="ce3"/>
          <table:table-cell office:value-type="string" office:string-value="" table:formula="of:=IF(AND([Data.K$24]=[.$I14];[Data.L$24]=[.$J14]);[Data.K$3];&quot;&quot;)" table:style-name="ce3"/>
          <table:table-cell office:value-type="string" office:string-value="" table:formula="of:=IF(AND([Data.M$24]=[.$I14];[Data.N$24]=[.$J14]);[Data.M$3];&quot;&quot;)" table:style-name="ce3"/>
          <table:table-cell office:value-type="string" office:string-value="" table:formula="of:=IF(AND([Data.O$24]=[.$I14];[Data.P$24]=[.$J14]);[Data.O$3];&quot;&quot;)" table:style-name="ce3"/>
          <table:table-cell office:value-type="string" office:string-value="" table:formula="of:=IF(AND([Data.Q$24]=[.$I14];[Data.R$24]=[.$J14]);[Data.Q$3];&quot;&quot;)" table:style-name="ce3"/>
          <table:table-cell office:value-type="string" office:string-value="" table:formula="of:=IF(AND([Data.S$24]=[.$I14];[Data.T$24]=[.$J14]);[Data.S$3];&quot;&quot;)" table:style-name="ce3"/>
          <table:table-cell office:value-type="string" office:string-value="" table:formula="of:=IF(AND([Data.U$24]=[.$I14];[Data.V$24]=[.$J14]);[Data.U$3];&quot;&quot;)" table:style-name="ce3"/>
          <table:table-cell office:value-type="string" office:string-value="" table:formula="of:=IF(AND([Data.W$24]=[.$I14];[Data.X$24]=[.$J14]);[Data.W$3];&quot;&quot;)" table:style-name="ce3"/>
          <table:table-cell office:value-type="string" office:string-value="" table:formula="of:=IF(AND([Data.Y$24]=[.$I14];[Data.Z$24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4]=[.$I15];[Data.D$24]=[.$J15]);[Data.C$3];&quot;&quot;)" table:style-name="ce3"/>
          <table:table-cell office:value-type="string" office:string-value="" table:formula="of:=IF(AND([Data.E$24]=[.$I15];[Data.F$24]=[.$J15]);[Data.E$3];&quot;&quot;)" table:style-name="ce3"/>
          <table:table-cell office:value-type="string" office:string-value="" table:formula="of:=IF(AND([Data.G$24]=[.$I15];[Data.H$24]=[.$J15]);[Data.G$3];&quot;&quot;)" table:style-name="ce3"/>
          <table:table-cell office:value-type="string" office:string-value="Bob" table:formula="of:=IF(AND([Data.I$24]=[.$I15];[Data.J$24]=[.$J15]);[Data.I$3];&quot;&quot;)" table:style-name="ce3">
            <text:p>Bob</text:p>
          </table:table-cell>
          <table:table-cell office:value-type="string" office:string-value="" table:formula="of:=IF(AND([Data.K$24]=[.$I15];[Data.L$24]=[.$J15]);[Data.K$3];&quot;&quot;)" table:style-name="ce3"/>
          <table:table-cell office:value-type="string" office:string-value="Anne" table:formula="of:=IF(AND([Data.M$24]=[.$I15];[Data.N$24]=[.$J15]);[Data.M$3];&quot;&quot;)" table:style-name="ce3">
            <text:p>Anne</text:p>
          </table:table-cell>
          <table:table-cell office:value-type="string" office:string-value="Julie" table:formula="of:=IF(AND([Data.O$24]=[.$I15];[Data.P$24]=[.$J15]);[Data.O$3];&quot;&quot;)" table:style-name="ce3">
            <text:p>Julie</text:p>
          </table:table-cell>
          <table:table-cell office:value-type="string" office:string-value="" table:formula="of:=IF(AND([Data.Q$24]=[.$I15];[Data.R$24]=[.$J15]);[Data.Q$3];&quot;&quot;)" table:style-name="ce3"/>
          <table:table-cell office:value-type="string" office:string-value="Jim" table:formula="of:=IF(AND([Data.S$24]=[.$I15];[Data.T$24]=[.$J15]);[Data.S$3];&quot;&quot;)" table:style-name="ce3">
            <text:p>Jim</text:p>
          </table:table-cell>
          <table:table-cell office:value-type="string" office:string-value="" table:formula="of:=IF(AND([Data.U$24]=[.$I15];[Data.V$24]=[.$J15]);[Data.U$3];&quot;&quot;)" table:style-name="ce3"/>
          <table:table-cell office:value-type="string" office:string-value="" table:formula="of:=IF(AND([Data.W$24]=[.$I15];[Data.X$24]=[.$J15]);[Data.W$3];&quot;&quot;)" table:style-name="ce3"/>
          <table:table-cell office:value-type="string" office:string-value="Wendy" table:formula="of:=IF(AND([Data.Y$24]=[.$I15];[Data.Z$24]=[.$J15]);[Data.Y$3];&quot;&quot;)" table:style-name="ce3">
            <text:p>Wendy</text:p>
          </table:table-cell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4]=[.$I16];[Data.D$24]=[.$J16]);[Data.C$3];&quot;&quot;)" table:style-name="ce3"/>
          <table:table-cell office:value-type="string" office:string-value="" table:formula="of:=IF(AND([Data.E$24]=[.$I16];[Data.F$24]=[.$J16]);[Data.E$3];&quot;&quot;)" table:style-name="ce3"/>
          <table:table-cell office:value-type="string" office:string-value="" table:formula="of:=IF(AND([Data.G$24]=[.$I16];[Data.H$24]=[.$J16]);[Data.G$3];&quot;&quot;)" table:style-name="ce3"/>
          <table:table-cell office:value-type="string" office:string-value="" table:formula="of:=IF(AND([Data.I$24]=[.$I16];[Data.J$24]=[.$J16]);[Data.I$3];&quot;&quot;)" table:style-name="ce3"/>
          <table:table-cell office:value-type="string" office:string-value="" table:formula="of:=IF(AND([Data.K$24]=[.$I16];[Data.L$24]=[.$J16]);[Data.K$3];&quot;&quot;)" table:style-name="ce3"/>
          <table:table-cell office:value-type="string" office:string-value="" table:formula="of:=IF(AND([Data.M$24]=[.$I16];[Data.N$24]=[.$J16]);[Data.M$3];&quot;&quot;)" table:style-name="ce3"/>
          <table:table-cell office:value-type="string" office:string-value="" table:formula="of:=IF(AND([Data.O$24]=[.$I16];[Data.P$24]=[.$J16]);[Data.O$3];&quot;&quot;)" table:style-name="ce3"/>
          <table:table-cell office:value-type="string" office:string-value="" table:formula="of:=IF(AND([Data.Q$24]=[.$I16];[Data.R$24]=[.$J16]);[Data.Q$3];&quot;&quot;)" table:style-name="ce3"/>
          <table:table-cell office:value-type="string" office:string-value="" table:formula="of:=IF(AND([Data.S$24]=[.$I16];[Data.T$24]=[.$J16]);[Data.S$3];&quot;&quot;)" table:style-name="ce3"/>
          <table:table-cell office:value-type="string" office:string-value="Kate" table:formula="of:=IF(AND([Data.U$24]=[.$I16];[Data.V$24]=[.$J16]);[Data.U$3];&quot;&quot;)" table:style-name="ce3">
            <text:p>Kate</text:p>
          </table:table-cell>
          <table:table-cell office:value-type="string" office:string-value="" table:formula="of:=IF(AND([Data.W$24]=[.$I16];[Data.X$24]=[.$J16]);[Data.W$3];&quot;&quot;)" table:style-name="ce3"/>
          <table:table-cell office:value-type="string" office:string-value="" table:formula="of:=IF(AND([Data.Y$24]=[.$I16];[Data.Z$24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4]=[.$I17];[Data.D$24]=[.$J17]);[Data.C$3];&quot;&quot;)" table:style-name="ce3"/>
          <table:table-cell office:value-type="string" office:string-value="" table:formula="of:=IF(AND([Data.E$24]=[.$I17];[Data.F$24]=[.$J17]);[Data.E$3];&quot;&quot;)" table:style-name="ce3"/>
          <table:table-cell office:value-type="string" office:string-value="" table:formula="of:=IF(AND([Data.G$24]=[.$I17];[Data.H$24]=[.$J17]);[Data.G$3];&quot;&quot;)" table:style-name="ce3"/>
          <table:table-cell office:value-type="string" office:string-value="" table:formula="of:=IF(AND([Data.I$24]=[.$I17];[Data.J$24]=[.$J17]);[Data.I$3];&quot;&quot;)" table:style-name="ce3"/>
          <table:table-cell office:value-type="string" office:string-value="" table:formula="of:=IF(AND([Data.K$24]=[.$I17];[Data.L$24]=[.$J17]);[Data.K$3];&quot;&quot;)" table:style-name="ce3"/>
          <table:table-cell office:value-type="string" office:string-value="" table:formula="of:=IF(AND([Data.M$24]=[.$I17];[Data.N$24]=[.$J17]);[Data.M$3];&quot;&quot;)" table:style-name="ce3"/>
          <table:table-cell office:value-type="string" office:string-value="" table:formula="of:=IF(AND([Data.O$24]=[.$I17];[Data.P$24]=[.$J17]);[Data.O$3];&quot;&quot;)" table:style-name="ce3"/>
          <table:table-cell office:value-type="string" office:string-value="" table:formula="of:=IF(AND([Data.Q$24]=[.$I17];[Data.R$24]=[.$J17]);[Data.Q$3];&quot;&quot;)" table:style-name="ce3"/>
          <table:table-cell office:value-type="string" office:string-value="" table:formula="of:=IF(AND([Data.S$24]=[.$I17];[Data.T$24]=[.$J17]);[Data.S$3];&quot;&quot;)" table:style-name="ce3"/>
          <table:table-cell office:value-type="string" office:string-value="" table:formula="of:=IF(AND([Data.U$24]=[.$I17];[Data.V$24]=[.$J17]);[Data.U$3];&quot;&quot;)" table:style-name="ce3"/>
          <table:table-cell office:value-type="string" office:string-value="" table:formula="of:=IF(AND([Data.W$24]=[.$I17];[Data.X$24]=[.$J17]);[Data.W$3];&quot;&quot;)" table:style-name="ce3"/>
          <table:table-cell office:value-type="string" office:string-value="" table:formula="of:=IF(AND([Data.Y$24]=[.$I17];[Data.Z$24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4]=[.$I18];[Data.D$24]=[.$J18]);[Data.C$3];&quot;&quot;)" table:style-name="ce3"/>
          <table:table-cell office:value-type="string" office:string-value="" table:formula="of:=IF(AND([Data.E$24]=[.$I18];[Data.F$24]=[.$J18]);[Data.E$3];&quot;&quot;)" table:style-name="ce3"/>
          <table:table-cell office:value-type="string" office:string-value="" table:formula="of:=IF(AND([Data.G$24]=[.$I18];[Data.H$24]=[.$J18]);[Data.G$3];&quot;&quot;)" table:style-name="ce3"/>
          <table:table-cell office:value-type="string" office:string-value="" table:formula="of:=IF(AND([Data.I$24]=[.$I18];[Data.J$24]=[.$J18]);[Data.I$3];&quot;&quot;)" table:style-name="ce3"/>
          <table:table-cell office:value-type="string" office:string-value="Sam" table:formula="of:=IF(AND([Data.K$24]=[.$I18];[Data.L$24]=[.$J18]);[Data.K$3];&quot;&quot;)" table:style-name="ce3">
            <text:p>Sam</text:p>
          </table:table-cell>
          <table:table-cell office:value-type="string" office:string-value="" table:formula="of:=IF(AND([Data.M$24]=[.$I18];[Data.N$24]=[.$J18]);[Data.M$3];&quot;&quot;)" table:style-name="ce3"/>
          <table:table-cell office:value-type="string" office:string-value="" table:formula="of:=IF(AND([Data.O$24]=[.$I18];[Data.P$24]=[.$J18]);[Data.O$3];&quot;&quot;)" table:style-name="ce3"/>
          <table:table-cell office:value-type="string" office:string-value="" table:formula="of:=IF(AND([Data.Q$24]=[.$I18];[Data.R$24]=[.$J18]);[Data.Q$3];&quot;&quot;)" table:style-name="ce3"/>
          <table:table-cell office:value-type="string" office:string-value="" table:formula="of:=IF(AND([Data.S$24]=[.$I18];[Data.T$24]=[.$J18]);[Data.S$3];&quot;&quot;)" table:style-name="ce3"/>
          <table:table-cell office:value-type="string" office:string-value="" table:formula="of:=IF(AND([Data.U$24]=[.$I18];[Data.V$24]=[.$J18]);[Data.U$3];&quot;&quot;)" table:style-name="ce3"/>
          <table:table-cell office:value-type="string" office:string-value="Jill" table:formula="of:=IF(AND([Data.W$24]=[.$I18];[Data.X$24]=[.$J18]);[Data.W$3];&quot;&quot;)" table:style-name="ce3">
            <text:p>Jill</text:p>
          </table:table-cell>
          <table:table-cell office:value-type="string" office:string-value="" table:formula="of:=IF(AND([Data.Y$24]=[.$I18];[Data.Z$24]=[.$J18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Tom" table:formula="of:=IF(AND([Data.C$24]=[.$I19];[Data.D$24]=[.$J19]);[Data.C$3];&quot;&quot;)" table:style-name="ce3">
            <text:p>Tom</text:p>
          </table:table-cell>
          <table:table-cell office:value-type="string" office:string-value="" table:formula="of:=IF(AND([Data.E$24]=[.$I19];[Data.F$24]=[.$J19]);[Data.E$3];&quot;&quot;)" table:style-name="ce3"/>
          <table:table-cell office:value-type="string" office:string-value="" table:formula="of:=IF(AND([Data.G$24]=[.$I19];[Data.H$24]=[.$J19]);[Data.G$3];&quot;&quot;)" table:style-name="ce3"/>
          <table:table-cell office:value-type="string" office:string-value="" table:formula="of:=IF(AND([Data.I$24]=[.$I19];[Data.J$24]=[.$J19]);[Data.I$3];&quot;&quot;)" table:style-name="ce3"/>
          <table:table-cell office:value-type="string" office:string-value="" table:formula="of:=IF(AND([Data.K$24]=[.$I19];[Data.L$24]=[.$J19]);[Data.K$3];&quot;&quot;)" table:style-name="ce3"/>
          <table:table-cell office:value-type="string" office:string-value="" table:formula="of:=IF(AND([Data.M$24]=[.$I19];[Data.N$24]=[.$J19]);[Data.M$3];&quot;&quot;)" table:style-name="ce3"/>
          <table:table-cell office:value-type="string" office:string-value="" table:formula="of:=IF(AND([Data.O$24]=[.$I19];[Data.P$24]=[.$J19]);[Data.O$3];&quot;&quot;)" table:style-name="ce3"/>
          <table:table-cell office:value-type="string" office:string-value="" table:formula="of:=IF(AND([Data.Q$24]=[.$I19];[Data.R$24]=[.$J19]);[Data.Q$3];&quot;&quot;)" table:style-name="ce3"/>
          <table:table-cell office:value-type="string" office:string-value="" table:formula="of:=IF(AND([Data.S$24]=[.$I19];[Data.T$24]=[.$J19]);[Data.S$3];&quot;&quot;)" table:style-name="ce3"/>
          <table:table-cell office:value-type="string" office:string-value="" table:formula="of:=IF(AND([Data.U$24]=[.$I19];[Data.V$24]=[.$J19]);[Data.U$3];&quot;&quot;)" table:style-name="ce3"/>
          <table:table-cell office:value-type="string" office:string-value="" table:formula="of:=IF(AND([Data.W$24]=[.$I19];[Data.X$24]=[.$J19]);[Data.W$3];&quot;&quot;)" table:style-name="ce3"/>
          <table:table-cell office:value-type="string" office:string-value="" table:formula="of:=IF(AND([Data.Y$24]=[.$I19];[Data.Z$24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4]=[.$I20];[Data.D$24]=[.$J20]);[Data.C$3];&quot;&quot;)" table:style-name="ce3"/>
          <table:table-cell office:value-type="string" office:string-value="Dick" table:formula="of:=IF(AND([Data.E$24]=[.$I20];[Data.F$24]=[.$J20]);[Data.E$3];&quot;&quot;)" table:style-name="ce3">
            <text:p>Dick</text:p>
          </table:table-cell>
          <table:table-cell office:value-type="string" office:string-value="" table:formula="of:=IF(AND([Data.G$24]=[.$I20];[Data.H$24]=[.$J20]);[Data.G$3];&quot;&quot;)" table:style-name="ce3"/>
          <table:table-cell office:value-type="string" office:string-value="" table:formula="of:=IF(AND([Data.I$24]=[.$I20];[Data.J$24]=[.$J20]);[Data.I$3];&quot;&quot;)" table:style-name="ce3"/>
          <table:table-cell office:value-type="string" office:string-value="" table:formula="of:=IF(AND([Data.K$24]=[.$I20];[Data.L$24]=[.$J20]);[Data.K$3];&quot;&quot;)" table:style-name="ce3"/>
          <table:table-cell office:value-type="string" office:string-value="" table:formula="of:=IF(AND([Data.M$24]=[.$I20];[Data.N$24]=[.$J20]);[Data.M$3];&quot;&quot;)" table:style-name="ce3"/>
          <table:table-cell office:value-type="string" office:string-value="" table:formula="of:=IF(AND([Data.O$24]=[.$I20];[Data.P$24]=[.$J20]);[Data.O$3];&quot;&quot;)" table:style-name="ce3"/>
          <table:table-cell office:value-type="string" office:string-value="" table:formula="of:=IF(AND([Data.Q$24]=[.$I20];[Data.R$24]=[.$J20]);[Data.Q$3];&quot;&quot;)" table:style-name="ce3"/>
          <table:table-cell office:value-type="string" office:string-value="" table:formula="of:=IF(AND([Data.S$24]=[.$I20];[Data.T$24]=[.$J20]);[Data.S$3];&quot;&quot;)" table:style-name="ce3"/>
          <table:table-cell office:value-type="string" office:string-value="" table:formula="of:=IF(AND([Data.U$24]=[.$I20];[Data.V$24]=[.$J20]);[Data.U$3];&quot;&quot;)" table:style-name="ce3"/>
          <table:table-cell office:value-type="string" office:string-value="" table:formula="of:=IF(AND([Data.W$24]=[.$I20];[Data.X$24]=[.$J20]);[Data.W$3];&quot;&quot;)" table:style-name="ce3"/>
          <table:table-cell office:value-type="string" office:string-value="" table:formula="of:=IF(AND([Data.Y$24]=[.$I20];[Data.Z$24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4]=[.$I21];[Data.D$24]=[.$J21]);[Data.C$3];&quot;&quot;)" table:style-name="ce3"/>
          <table:table-cell office:value-type="string" office:string-value="" table:formula="of:=IF(AND([Data.E$24]=[.$I21];[Data.F$24]=[.$J21]);[Data.E$3];&quot;&quot;)" table:style-name="ce3"/>
          <table:table-cell office:value-type="string" office:string-value="" table:formula="of:=IF(AND([Data.G$24]=[.$I21];[Data.H$24]=[.$J21]);[Data.G$3];&quot;&quot;)" table:style-name="ce3"/>
          <table:table-cell office:value-type="string" office:string-value="" table:formula="of:=IF(AND([Data.I$24]=[.$I21];[Data.J$24]=[.$J21]);[Data.I$3];&quot;&quot;)" table:style-name="ce3"/>
          <table:table-cell office:value-type="string" office:string-value="" table:formula="of:=IF(AND([Data.K$24]=[.$I21];[Data.L$24]=[.$J21]);[Data.K$3];&quot;&quot;)" table:style-name="ce3"/>
          <table:table-cell office:value-type="string" office:string-value="" table:formula="of:=IF(AND([Data.M$24]=[.$I21];[Data.N$24]=[.$J21]);[Data.M$3];&quot;&quot;)" table:style-name="ce3"/>
          <table:table-cell office:value-type="string" office:string-value="" table:formula="of:=IF(AND([Data.O$24]=[.$I21];[Data.P$24]=[.$J21]);[Data.O$3];&quot;&quot;)" table:style-name="ce3"/>
          <table:table-cell office:value-type="string" office:string-value="" table:formula="of:=IF(AND([Data.Q$24]=[.$I21];[Data.R$24]=[.$J21]);[Data.Q$3];&quot;&quot;)" table:style-name="ce3"/>
          <table:table-cell office:value-type="string" office:string-value="" table:formula="of:=IF(AND([Data.S$24]=[.$I21];[Data.T$24]=[.$J21]);[Data.S$3];&quot;&quot;)" table:style-name="ce3"/>
          <table:table-cell office:value-type="string" office:string-value="" table:formula="of:=IF(AND([Data.U$24]=[.$I21];[Data.V$24]=[.$J21]);[Data.U$3];&quot;&quot;)" table:style-name="ce3"/>
          <table:table-cell office:value-type="string" office:string-value="" table:formula="of:=IF(AND([Data.W$24]=[.$I21];[Data.X$24]=[.$J21]);[Data.W$3];&quot;&quot;)" table:style-name="ce3"/>
          <table:table-cell office:value-type="string" office:string-value="" table:formula="of:=IF(AND([Data.Y$24]=[.$I21];[Data.Z$24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4]=[.$I22];[Data.D$24]=[.$J22]);[Data.C$3];&quot;&quot;)" table:style-name="ce3"/>
          <table:table-cell office:value-type="string" office:string-value="" table:formula="of:=IF(AND([Data.E$24]=[.$I22];[Data.F$24]=[.$J22]);[Data.E$3];&quot;&quot;)" table:style-name="ce3"/>
          <table:table-cell office:value-type="string" office:string-value="Harry" table:formula="of:=IF(AND([Data.G$24]=[.$I22];[Data.H$24]=[.$J22]);[Data.G$3];&quot;&quot;)" table:style-name="ce3">
            <text:p>Harry</text:p>
          </table:table-cell>
          <table:table-cell office:value-type="string" office:string-value="" table:formula="of:=IF(AND([Data.I$24]=[.$I22];[Data.J$24]=[.$J22]);[Data.I$3];&quot;&quot;)" table:style-name="ce3"/>
          <table:table-cell office:value-type="string" office:string-value="" table:formula="of:=IF(AND([Data.K$24]=[.$I22];[Data.L$24]=[.$J22]);[Data.K$3];&quot;&quot;)" table:style-name="ce3"/>
          <table:table-cell office:value-type="string" office:string-value="" table:formula="of:=IF(AND([Data.M$24]=[.$I22];[Data.N$24]=[.$J22]);[Data.M$3];&quot;&quot;)" table:style-name="ce3"/>
          <table:table-cell office:value-type="string" office:string-value="" table:formula="of:=IF(AND([Data.O$24]=[.$I22];[Data.P$24]=[.$J22]);[Data.O$3];&quot;&quot;)" table:style-name="ce3"/>
          <table:table-cell office:value-type="string" office:string-value="" table:formula="of:=IF(AND([Data.Q$24]=[.$I22];[Data.R$24]=[.$J22]);[Data.Q$3];&quot;&quot;)" table:style-name="ce3"/>
          <table:table-cell office:value-type="string" office:string-value="" table:formula="of:=IF(AND([Data.S$24]=[.$I22];[Data.T$24]=[.$J22]);[Data.S$3];&quot;&quot;)" table:style-name="ce3"/>
          <table:table-cell office:value-type="string" office:string-value="" table:formula="of:=IF(AND([Data.U$24]=[.$I22];[Data.V$24]=[.$J22]);[Data.U$3];&quot;&quot;)" table:style-name="ce3"/>
          <table:table-cell office:value-type="string" office:string-value="" table:formula="of:=IF(AND([Data.W$24]=[.$I22];[Data.X$24]=[.$J22]);[Data.W$3];&quot;&quot;)" table:style-name="ce3"/>
          <table:table-cell office:value-type="string" office:string-value="" table:formula="of:=IF(AND([Data.Y$24]=[.$I22];[Data.Z$24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4]=[.$I23];[Data.D$24]=[.$J23]);[Data.C$3];&quot;&quot;)" table:style-name="ce3"/>
          <table:table-cell office:value-type="string" office:string-value="" table:formula="of:=IF(AND([Data.E$24]=[.$I23];[Data.F$24]=[.$J23]);[Data.E$3];&quot;&quot;)" table:style-name="ce3"/>
          <table:table-cell office:value-type="string" office:string-value="" table:formula="of:=IF(AND([Data.G$24]=[.$I23];[Data.H$24]=[.$J23]);[Data.G$3];&quot;&quot;)" table:style-name="ce3"/>
          <table:table-cell office:value-type="string" office:string-value="" table:formula="of:=IF(AND([Data.I$24]=[.$I23];[Data.J$24]=[.$J23]);[Data.I$3];&quot;&quot;)" table:style-name="ce3"/>
          <table:table-cell office:value-type="string" office:string-value="" table:formula="of:=IF(AND([Data.K$24]=[.$I23];[Data.L$24]=[.$J23]);[Data.K$3];&quot;&quot;)" table:style-name="ce3"/>
          <table:table-cell office:value-type="string" office:string-value="" table:formula="of:=IF(AND([Data.M$24]=[.$I23];[Data.N$24]=[.$J23]);[Data.M$3];&quot;&quot;)" table:style-name="ce3"/>
          <table:table-cell office:value-type="string" office:string-value="" table:formula="of:=IF(AND([Data.O$24]=[.$I23];[Data.P$24]=[.$J23]);[Data.O$3];&quot;&quot;)" table:style-name="ce3"/>
          <table:table-cell office:value-type="string" office:string-value="Rosie" table:formula="of:=IF(AND([Data.Q$24]=[.$I23];[Data.R$24]=[.$J23]);[Data.Q$3];&quot;&quot;)" table:style-name="ce3">
            <text:p>Rosie</text:p>
          </table:table-cell>
          <table:table-cell office:value-type="string" office:string-value="" table:formula="of:=IF(AND([Data.S$24]=[.$I23];[Data.T$24]=[.$J23]);[Data.S$3];&quot;&quot;)" table:style-name="ce3"/>
          <table:table-cell office:value-type="string" office:string-value="" table:formula="of:=IF(AND([Data.U$24]=[.$I23];[Data.V$24]=[.$J23]);[Data.U$3];&quot;&quot;)" table:style-name="ce3"/>
          <table:table-cell office:value-type="string" office:string-value="" table:formula="of:=IF(AND([Data.W$24]=[.$I23];[Data.X$24]=[.$J23]);[Data.W$3];&quot;&quot;)" table:style-name="ce3"/>
          <table:table-cell office:value-type="string" office:string-value="" table:formula="of:=IF(AND([Data.Y$24]=[.$I23];[Data.Z$24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4]=[.$I24];[Data.D$24]=[.$J24]);[Data.C$3];&quot;&quot;)" table:style-name="ce3"/>
          <table:table-cell office:value-type="string" office:string-value="" table:formula="of:=IF(AND([Data.E$24]=[.$I24];[Data.F$24]=[.$J24]);[Data.E$3];&quot;&quot;)" table:style-name="ce3"/>
          <table:table-cell office:value-type="string" office:string-value="" table:formula="of:=IF(AND([Data.G$24]=[.$I24];[Data.H$24]=[.$J24]);[Data.G$3];&quot;&quot;)" table:style-name="ce3"/>
          <table:table-cell office:value-type="string" office:string-value="" table:formula="of:=IF(AND([Data.I$24]=[.$I24];[Data.J$24]=[.$J24]);[Data.I$3];&quot;&quot;)" table:style-name="ce3"/>
          <table:table-cell office:value-type="string" office:string-value="" table:formula="of:=IF(AND([Data.K$24]=[.$I24];[Data.L$24]=[.$J24]);[Data.K$3];&quot;&quot;)" table:style-name="ce3"/>
          <table:table-cell office:value-type="string" office:string-value="" table:formula="of:=IF(AND([Data.M$24]=[.$I24];[Data.N$24]=[.$J24]);[Data.M$3];&quot;&quot;)" table:style-name="ce3"/>
          <table:table-cell office:value-type="string" office:string-value="" table:formula="of:=IF(AND([Data.O$24]=[.$I24];[Data.P$24]=[.$J24]);[Data.O$3];&quot;&quot;)" table:style-name="ce3"/>
          <table:table-cell office:value-type="string" office:string-value="" table:formula="of:=IF(AND([Data.Q$24]=[.$I24];[Data.R$24]=[.$J24]);[Data.Q$3];&quot;&quot;)" table:style-name="ce3"/>
          <table:table-cell office:value-type="string" office:string-value="" table:formula="of:=IF(AND([Data.S$24]=[.$I24];[Data.T$24]=[.$J24]);[Data.S$3];&quot;&quot;)" table:style-name="ce3"/>
          <table:table-cell office:value-type="string" office:string-value="" table:formula="of:=IF(AND([Data.U$24]=[.$I24];[Data.V$24]=[.$J24]);[Data.U$3];&quot;&quot;)" table:style-name="ce3"/>
          <table:table-cell office:value-type="string" office:string-value="" table:formula="of:=IF(AND([Data.W$24]=[.$I24];[Data.X$24]=[.$J24]);[Data.W$3];&quot;&quot;)" table:style-name="ce3"/>
          <table:table-cell office:value-type="string" office:string-value="" table:formula="of:=IF(AND([Data.Y$24]=[.$I24];[Data.Z$24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4]=[.$I25];[Data.D$24]=[.$J25]);[Data.C$3];&quot;&quot;)" table:style-name="ce3"/>
          <table:table-cell office:value-type="string" office:string-value="" table:formula="of:=IF(AND([Data.E$24]=[.$I25];[Data.F$24]=[.$J25]);[Data.E$3];&quot;&quot;)" table:style-name="ce3"/>
          <table:table-cell office:value-type="string" office:string-value="" table:formula="of:=IF(AND([Data.G$24]=[.$I25];[Data.H$24]=[.$J25]);[Data.G$3];&quot;&quot;)" table:style-name="ce3"/>
          <table:table-cell office:value-type="string" office:string-value="" table:formula="of:=IF(AND([Data.I$24]=[.$I25];[Data.J$24]=[.$J25]);[Data.I$3];&quot;&quot;)" table:style-name="ce3"/>
          <table:table-cell office:value-type="string" office:string-value="" table:formula="of:=IF(AND([Data.K$24]=[.$I25];[Data.L$24]=[.$J25]);[Data.K$3];&quot;&quot;)" table:style-name="ce3"/>
          <table:table-cell office:value-type="string" office:string-value="" table:formula="of:=IF(AND([Data.M$24]=[.$I25];[Data.N$24]=[.$J25]);[Data.M$3];&quot;&quot;)" table:style-name="ce3"/>
          <table:table-cell office:value-type="string" office:string-value="" table:formula="of:=IF(AND([Data.O$24]=[.$I25];[Data.P$24]=[.$J25]);[Data.O$3];&quot;&quot;)" table:style-name="ce3"/>
          <table:table-cell office:value-type="string" office:string-value="" table:formula="of:=IF(AND([Data.Q$24]=[.$I25];[Data.R$24]=[.$J25]);[Data.Q$3];&quot;&quot;)" table:style-name="ce3"/>
          <table:table-cell office:value-type="string" office:string-value="" table:formula="of:=IF(AND([Data.S$24]=[.$I25];[Data.T$24]=[.$J25]);[Data.S$3];&quot;&quot;)" table:style-name="ce3"/>
          <table:table-cell office:value-type="string" office:string-value="" table:formula="of:=IF(AND([Data.U$24]=[.$I25];[Data.V$24]=[.$J25]);[Data.U$3];&quot;&quot;)" table:style-name="ce3"/>
          <table:table-cell office:value-type="string" office:string-value="" table:formula="of:=IF(AND([Data.W$24]=[.$I25];[Data.X$24]=[.$J25]);[Data.W$3];&quot;&quot;)" table:style-name="ce3"/>
          <table:table-cell office:value-type="string" office:string-value="" table:formula="of:=IF(AND([Data.Y$24]=[.$I25];[Data.Z$24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4]=[.$I26];[Data.D$24]=[.$J26]);[Data.C$3];&quot;&quot;)" table:style-name="ce3"/>
          <table:table-cell office:value-type="string" office:string-value="" table:formula="of:=IF(AND([Data.E$24]=[.$I26];[Data.F$24]=[.$J26]);[Data.E$3];&quot;&quot;)" table:style-name="ce3"/>
          <table:table-cell office:value-type="string" office:string-value="" table:formula="of:=IF(AND([Data.G$24]=[.$I26];[Data.H$24]=[.$J26]);[Data.G$3];&quot;&quot;)" table:style-name="ce3"/>
          <table:table-cell office:value-type="string" office:string-value="" table:formula="of:=IF(AND([Data.I$24]=[.$I26];[Data.J$24]=[.$J26]);[Data.I$3];&quot;&quot;)" table:style-name="ce3"/>
          <table:table-cell office:value-type="string" office:string-value="" table:formula="of:=IF(AND([Data.K$24]=[.$I26];[Data.L$24]=[.$J26]);[Data.K$3];&quot;&quot;)" table:style-name="ce3"/>
          <table:table-cell office:value-type="string" office:string-value="" table:formula="of:=IF(AND([Data.M$24]=[.$I26];[Data.N$24]=[.$J26]);[Data.M$3];&quot;&quot;)" table:style-name="ce3"/>
          <table:table-cell office:value-type="string" office:string-value="" table:formula="of:=IF(AND([Data.O$24]=[.$I26];[Data.P$24]=[.$J26]);[Data.O$3];&quot;&quot;)" table:style-name="ce3"/>
          <table:table-cell office:value-type="string" office:string-value="" table:formula="of:=IF(AND([Data.Q$24]=[.$I26];[Data.R$24]=[.$J26]);[Data.Q$3];&quot;&quot;)" table:style-name="ce3"/>
          <table:table-cell office:value-type="string" office:string-value="" table:formula="of:=IF(AND([Data.S$24]=[.$I26];[Data.T$24]=[.$J26]);[Data.S$3];&quot;&quot;)" table:style-name="ce3"/>
          <table:table-cell office:value-type="string" office:string-value="" table:formula="of:=IF(AND([Data.U$24]=[.$I26];[Data.V$24]=[.$J26]);[Data.U$3];&quot;&quot;)" table:style-name="ce3"/>
          <table:table-cell office:value-type="string" office:string-value="" table:formula="of:=IF(AND([Data.W$24]=[.$I26];[Data.X$24]=[.$J26]);[Data.W$3];&quot;&quot;)" table:style-name="ce3"/>
          <table:table-cell office:value-type="string" office:string-value="" table:formula="of:=IF(AND([Data.Y$24]=[.$I26];[Data.Z$24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Capture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198" draw:style-name="a321" draw:name="AutoShape 1">
              <svg:title/>
              <svg:desc/>
              <text:p text:style-name="a314" text:class-names="" text:cond-style-name=""><text:span text:style-name="a313" text:class-names=""/></text:p>
              <text:p text:style-name="a316" text:class-names="" text:cond-style-name=""><text:span text:style-name="a315" text:class-names=""/></text:p>
              <text:p text:style-name="a318" text:class-names="" text:cond-style-name=""><text:span text:style-name="a317" text:class-names="">Capture &amp; Reapply Knowledge</text:span></text:p>
              <text:p text:style-name="a320" text:class-names="" text:cond-style-name=""><text:span text:style-name="a319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199" draw:style-name="a326" draw:name="Text Box 2" svg:x="0.33333in" svg:y="0.25in" svg:width="1.26389in" svg:height="0.56944in">
              <draw:text-box>
                <text:p text:style-name="a323" text:class-names="" text:cond-style-name=""><text:span text:style-name="a322" text:class-names="">Something<text:s text:c="1"/></text:span></text:p>
                <text:p text:style-name="a325" text:class-names="" text:cond-style-name=""><text:span text:style-name="a324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Tom Bob Sam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>
            <text:p>Tom Bob Sam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Dick Anne Rosie Jill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>
            <text:p>Dick Anne Rosie Jill</text:p>
          </table:table-cell>
          <table:table-cell office:value-type="string" office:string-value="Jim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>
            <text:p>Jim</text:p>
          </table:table-cell>
          <table:table-cell office:value-type="string" office:string-value="Harry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>
            <text:p>Harry</text:p>
          </table:table-cell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Julie Kate Wendy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>
            <text:p>Julie Kate Wendy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200" draw:style-name="a331" draw:name="Text Box 3" svg:x="0.23611in" svg:y="0.41667in" svg:width="1.26389in" svg:height="0.55556in">
              <draw:text-box>
                <text:p text:style-name="a328" text:class-names="" text:cond-style-name=""><text:span text:style-name="a327" text:class-names="">Something<text:s text:c="1"/></text:span></text:p>
                <text:p text:style-name="a330" text:class-names="" text:cond-style-name=""><text:span text:style-name="a329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5]=[.$I12];[Data.D$25]=[.$J12]);[Data.C$3];&quot;&quot;)" table:style-name="ce3"/>
          <table:table-cell office:value-type="string" office:string-value="" table:formula="of:=IF(AND([Data.E$25]=[.$I12];[Data.F$25]=[.$J12]);[Data.E$3];&quot;&quot;)" table:style-name="ce3"/>
          <table:table-cell office:value-type="string" office:string-value="" table:formula="of:=IF(AND([Data.G$25]=[.$I12];[Data.H$25]=[.$J12]);[Data.G$3];&quot;&quot;)" table:style-name="ce3"/>
          <table:table-cell office:value-type="string" office:string-value="" table:formula="of:=IF(AND([Data.I$25]=[.$I12];[Data.J$25]=[.$J12]);[Data.I$3];&quot;&quot;)" table:style-name="ce3"/>
          <table:table-cell office:value-type="string" office:string-value="" table:formula="of:=IF(AND([Data.K$25]=[.$I12];[Data.L$25]=[.$J12]);[Data.K$3];&quot;&quot;)" table:style-name="ce3"/>
          <table:table-cell office:value-type="string" office:string-value="" table:formula="of:=IF(AND([Data.M$25]=[.$I12];[Data.N$25]=[.$J12]);[Data.M$3];&quot;&quot;)" table:style-name="ce3"/>
          <table:table-cell office:value-type="string" office:string-value="" table:formula="of:=IF(AND([Data.O$25]=[.$I12];[Data.P$25]=[.$J12]);[Data.O$3];&quot;&quot;)" table:style-name="ce3"/>
          <table:table-cell office:value-type="string" office:string-value="" table:formula="of:=IF(AND([Data.Q$25]=[.$I12];[Data.R$25]=[.$J12]);[Data.Q$3];&quot;&quot;)" table:style-name="ce3"/>
          <table:table-cell office:value-type="string" office:string-value="" table:formula="of:=IF(AND([Data.S$25]=[.$I12];[Data.T$25]=[.$J12]);[Data.S$3];&quot;&quot;)" table:style-name="ce3"/>
          <table:table-cell office:value-type="string" office:string-value="" table:formula="of:=IF(AND([Data.U$25]=[.$I12];[Data.V$25]=[.$J12]);[Data.U$3];&quot;&quot;)" table:style-name="ce3"/>
          <table:table-cell office:value-type="string" office:string-value="" table:formula="of:=IF(AND([Data.W$25]=[.$I12];[Data.X$25]=[.$J12]);[Data.W$3];&quot;&quot;)" table:style-name="ce3"/>
          <table:table-cell office:value-type="string" office:string-value="" table:formula="of:=IF(AND([Data.Y$25]=[.$I12];[Data.Z$25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Tom" table:formula="of:=IF(AND([Data.C$25]=[.$I13];[Data.D$25]=[.$J13]);[Data.C$3];&quot;&quot;)" table:style-name="ce3">
            <text:p>Tom</text:p>
          </table:table-cell>
          <table:table-cell office:value-type="string" office:string-value="" table:formula="of:=IF(AND([Data.E$25]=[.$I13];[Data.F$25]=[.$J13]);[Data.E$3];&quot;&quot;)" table:style-name="ce3"/>
          <table:table-cell office:value-type="string" office:string-value="" table:formula="of:=IF(AND([Data.G$25]=[.$I13];[Data.H$25]=[.$J13]);[Data.G$3];&quot;&quot;)" table:style-name="ce3"/>
          <table:table-cell office:value-type="string" office:string-value="Bob" table:formula="of:=IF(AND([Data.I$25]=[.$I13];[Data.J$25]=[.$J13]);[Data.I$3];&quot;&quot;)" table:style-name="ce3">
            <text:p>Bob</text:p>
          </table:table-cell>
          <table:table-cell office:value-type="string" office:string-value="Sam" table:formula="of:=IF(AND([Data.K$25]=[.$I13];[Data.L$25]=[.$J13]);[Data.K$3];&quot;&quot;)" table:style-name="ce3">
            <text:p>Sam</text:p>
          </table:table-cell>
          <table:table-cell office:value-type="string" office:string-value="" table:formula="of:=IF(AND([Data.M$25]=[.$I13];[Data.N$25]=[.$J13]);[Data.M$3];&quot;&quot;)" table:style-name="ce3"/>
          <table:table-cell office:value-type="string" office:string-value="" table:formula="of:=IF(AND([Data.O$25]=[.$I13];[Data.P$25]=[.$J13]);[Data.O$3];&quot;&quot;)" table:style-name="ce3"/>
          <table:table-cell office:value-type="string" office:string-value="" table:formula="of:=IF(AND([Data.Q$25]=[.$I13];[Data.R$25]=[.$J13]);[Data.Q$3];&quot;&quot;)" table:style-name="ce3"/>
          <table:table-cell office:value-type="string" office:string-value="" table:formula="of:=IF(AND([Data.S$25]=[.$I13];[Data.T$25]=[.$J13]);[Data.S$3];&quot;&quot;)" table:style-name="ce3"/>
          <table:table-cell office:value-type="string" office:string-value="" table:formula="of:=IF(AND([Data.U$25]=[.$I13];[Data.V$25]=[.$J13]);[Data.U$3];&quot;&quot;)" table:style-name="ce3"/>
          <table:table-cell office:value-type="string" office:string-value="" table:formula="of:=IF(AND([Data.W$25]=[.$I13];[Data.X$25]=[.$J13]);[Data.W$3];&quot;&quot;)" table:style-name="ce3"/>
          <table:table-cell office:value-type="string" office:string-value="" table:formula="of:=IF(AND([Data.Y$25]=[.$I13];[Data.Z$25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5]=[.$I14];[Data.D$25]=[.$J14]);[Data.C$3];&quot;&quot;)" table:style-name="ce3"/>
          <table:table-cell office:value-type="string" office:string-value="" table:formula="of:=IF(AND([Data.E$25]=[.$I14];[Data.F$25]=[.$J14]);[Data.E$3];&quot;&quot;)" table:style-name="ce3"/>
          <table:table-cell office:value-type="string" office:string-value="" table:formula="of:=IF(AND([Data.G$25]=[.$I14];[Data.H$25]=[.$J14]);[Data.G$3];&quot;&quot;)" table:style-name="ce3"/>
          <table:table-cell office:value-type="string" office:string-value="" table:formula="of:=IF(AND([Data.I$25]=[.$I14];[Data.J$25]=[.$J14]);[Data.I$3];&quot;&quot;)" table:style-name="ce3"/>
          <table:table-cell office:value-type="string" office:string-value="" table:formula="of:=IF(AND([Data.K$25]=[.$I14];[Data.L$25]=[.$J14]);[Data.K$3];&quot;&quot;)" table:style-name="ce3"/>
          <table:table-cell office:value-type="string" office:string-value="" table:formula="of:=IF(AND([Data.M$25]=[.$I14];[Data.N$25]=[.$J14]);[Data.M$3];&quot;&quot;)" table:style-name="ce3"/>
          <table:table-cell office:value-type="string" office:string-value="" table:formula="of:=IF(AND([Data.O$25]=[.$I14];[Data.P$25]=[.$J14]);[Data.O$3];&quot;&quot;)" table:style-name="ce3"/>
          <table:table-cell office:value-type="string" office:string-value="" table:formula="of:=IF(AND([Data.Q$25]=[.$I14];[Data.R$25]=[.$J14]);[Data.Q$3];&quot;&quot;)" table:style-name="ce3"/>
          <table:table-cell office:value-type="string" office:string-value="" table:formula="of:=IF(AND([Data.S$25]=[.$I14];[Data.T$25]=[.$J14]);[Data.S$3];&quot;&quot;)" table:style-name="ce3"/>
          <table:table-cell office:value-type="string" office:string-value="" table:formula="of:=IF(AND([Data.U$25]=[.$I14];[Data.V$25]=[.$J14]);[Data.U$3];&quot;&quot;)" table:style-name="ce3"/>
          <table:table-cell office:value-type="string" office:string-value="" table:formula="of:=IF(AND([Data.W$25]=[.$I14];[Data.X$25]=[.$J14]);[Data.W$3];&quot;&quot;)" table:style-name="ce3"/>
          <table:table-cell office:value-type="string" office:string-value="" table:formula="of:=IF(AND([Data.Y$25]=[.$I14];[Data.Z$25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5]=[.$I15];[Data.D$25]=[.$J15]);[Data.C$3];&quot;&quot;)" table:style-name="ce3"/>
          <table:table-cell office:value-type="string" office:string-value="Dick" table:formula="of:=IF(AND([Data.E$25]=[.$I15];[Data.F$25]=[.$J15]);[Data.E$3];&quot;&quot;)" table:style-name="ce3">
            <text:p>Dick</text:p>
          </table:table-cell>
          <table:table-cell office:value-type="string" office:string-value="" table:formula="of:=IF(AND([Data.G$25]=[.$I15];[Data.H$25]=[.$J15]);[Data.G$3];&quot;&quot;)" table:style-name="ce3"/>
          <table:table-cell office:value-type="string" office:string-value="" table:formula="of:=IF(AND([Data.I$25]=[.$I15];[Data.J$25]=[.$J15]);[Data.I$3];&quot;&quot;)" table:style-name="ce3"/>
          <table:table-cell office:value-type="string" office:string-value="" table:formula="of:=IF(AND([Data.K$25]=[.$I15];[Data.L$25]=[.$J15]);[Data.K$3];&quot;&quot;)" table:style-name="ce3"/>
          <table:table-cell office:value-type="string" office:string-value="Anne" table:formula="of:=IF(AND([Data.M$25]=[.$I15];[Data.N$25]=[.$J15]);[Data.M$3];&quot;&quot;)" table:style-name="ce3">
            <text:p>Anne</text:p>
          </table:table-cell>
          <table:table-cell office:value-type="string" office:string-value="" table:formula="of:=IF(AND([Data.O$25]=[.$I15];[Data.P$25]=[.$J15]);[Data.O$3];&quot;&quot;)" table:style-name="ce3"/>
          <table:table-cell office:value-type="string" office:string-value="Rosie" table:formula="of:=IF(AND([Data.Q$25]=[.$I15];[Data.R$25]=[.$J15]);[Data.Q$3];&quot;&quot;)" table:style-name="ce3">
            <text:p>Rosie</text:p>
          </table:table-cell>
          <table:table-cell office:value-type="string" office:string-value="" table:formula="of:=IF(AND([Data.S$25]=[.$I15];[Data.T$25]=[.$J15]);[Data.S$3];&quot;&quot;)" table:style-name="ce3"/>
          <table:table-cell office:value-type="string" office:string-value="" table:formula="of:=IF(AND([Data.U$25]=[.$I15];[Data.V$25]=[.$J15]);[Data.U$3];&quot;&quot;)" table:style-name="ce3"/>
          <table:table-cell office:value-type="string" office:string-value="Jill" table:formula="of:=IF(AND([Data.W$25]=[.$I15];[Data.X$25]=[.$J15]);[Data.W$3];&quot;&quot;)" table:style-name="ce3">
            <text:p>Jill</text:p>
          </table:table-cell>
          <table:table-cell office:value-type="string" office:string-value="" table:formula="of:=IF(AND([Data.Y$25]=[.$I15];[Data.Z$25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5]=[.$I16];[Data.D$25]=[.$J16]);[Data.C$3];&quot;&quot;)" table:style-name="ce3"/>
          <table:table-cell office:value-type="string" office:string-value="" table:formula="of:=IF(AND([Data.E$25]=[.$I16];[Data.F$25]=[.$J16]);[Data.E$3];&quot;&quot;)" table:style-name="ce3"/>
          <table:table-cell office:value-type="string" office:string-value="" table:formula="of:=IF(AND([Data.G$25]=[.$I16];[Data.H$25]=[.$J16]);[Data.G$3];&quot;&quot;)" table:style-name="ce3"/>
          <table:table-cell office:value-type="string" office:string-value="" table:formula="of:=IF(AND([Data.I$25]=[.$I16];[Data.J$25]=[.$J16]);[Data.I$3];&quot;&quot;)" table:style-name="ce3"/>
          <table:table-cell office:value-type="string" office:string-value="" table:formula="of:=IF(AND([Data.K$25]=[.$I16];[Data.L$25]=[.$J16]);[Data.K$3];&quot;&quot;)" table:style-name="ce3"/>
          <table:table-cell office:value-type="string" office:string-value="" table:formula="of:=IF(AND([Data.M$25]=[.$I16];[Data.N$25]=[.$J16]);[Data.M$3];&quot;&quot;)" table:style-name="ce3"/>
          <table:table-cell office:value-type="string" office:string-value="" table:formula="of:=IF(AND([Data.O$25]=[.$I16];[Data.P$25]=[.$J16]);[Data.O$3];&quot;&quot;)" table:style-name="ce3"/>
          <table:table-cell office:value-type="string" office:string-value="" table:formula="of:=IF(AND([Data.Q$25]=[.$I16];[Data.R$25]=[.$J16]);[Data.Q$3];&quot;&quot;)" table:style-name="ce3"/>
          <table:table-cell office:value-type="string" office:string-value="Jim" table:formula="of:=IF(AND([Data.S$25]=[.$I16];[Data.T$25]=[.$J16]);[Data.S$3];&quot;&quot;)" table:style-name="ce3">
            <text:p>Jim</text:p>
          </table:table-cell>
          <table:table-cell office:value-type="string" office:string-value="" table:formula="of:=IF(AND([Data.U$25]=[.$I16];[Data.V$25]=[.$J16]);[Data.U$3];&quot;&quot;)" table:style-name="ce3"/>
          <table:table-cell office:value-type="string" office:string-value="" table:formula="of:=IF(AND([Data.W$25]=[.$I16];[Data.X$25]=[.$J16]);[Data.W$3];&quot;&quot;)" table:style-name="ce3"/>
          <table:table-cell office:value-type="string" office:string-value="" table:formula="of:=IF(AND([Data.Y$25]=[.$I16];[Data.Z$25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5]=[.$I17];[Data.D$25]=[.$J17]);[Data.C$3];&quot;&quot;)" table:style-name="ce3"/>
          <table:table-cell office:value-type="string" office:string-value="" table:formula="of:=IF(AND([Data.E$25]=[.$I17];[Data.F$25]=[.$J17]);[Data.E$3];&quot;&quot;)" table:style-name="ce3"/>
          <table:table-cell office:value-type="string" office:string-value="Harry" table:formula="of:=IF(AND([Data.G$25]=[.$I17];[Data.H$25]=[.$J17]);[Data.G$3];&quot;&quot;)" table:style-name="ce3">
            <text:p>Harry</text:p>
          </table:table-cell>
          <table:table-cell office:value-type="string" office:string-value="" table:formula="of:=IF(AND([Data.I$25]=[.$I17];[Data.J$25]=[.$J17]);[Data.I$3];&quot;&quot;)" table:style-name="ce3"/>
          <table:table-cell office:value-type="string" office:string-value="" table:formula="of:=IF(AND([Data.K$25]=[.$I17];[Data.L$25]=[.$J17]);[Data.K$3];&quot;&quot;)" table:style-name="ce3"/>
          <table:table-cell office:value-type="string" office:string-value="" table:formula="of:=IF(AND([Data.M$25]=[.$I17];[Data.N$25]=[.$J17]);[Data.M$3];&quot;&quot;)" table:style-name="ce3"/>
          <table:table-cell office:value-type="string" office:string-value="" table:formula="of:=IF(AND([Data.O$25]=[.$I17];[Data.P$25]=[.$J17]);[Data.O$3];&quot;&quot;)" table:style-name="ce3"/>
          <table:table-cell office:value-type="string" office:string-value="" table:formula="of:=IF(AND([Data.Q$25]=[.$I17];[Data.R$25]=[.$J17]);[Data.Q$3];&quot;&quot;)" table:style-name="ce3"/>
          <table:table-cell office:value-type="string" office:string-value="" table:formula="of:=IF(AND([Data.S$25]=[.$I17];[Data.T$25]=[.$J17]);[Data.S$3];&quot;&quot;)" table:style-name="ce3"/>
          <table:table-cell office:value-type="string" office:string-value="" table:formula="of:=IF(AND([Data.U$25]=[.$I17];[Data.V$25]=[.$J17]);[Data.U$3];&quot;&quot;)" table:style-name="ce3"/>
          <table:table-cell office:value-type="string" office:string-value="" table:formula="of:=IF(AND([Data.W$25]=[.$I17];[Data.X$25]=[.$J17]);[Data.W$3];&quot;&quot;)" table:style-name="ce3"/>
          <table:table-cell office:value-type="string" office:string-value="" table:formula="of:=IF(AND([Data.Y$25]=[.$I17];[Data.Z$25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5]=[.$I18];[Data.D$25]=[.$J18]);[Data.C$3];&quot;&quot;)" table:style-name="ce3"/>
          <table:table-cell office:value-type="string" office:string-value="" table:formula="of:=IF(AND([Data.E$25]=[.$I18];[Data.F$25]=[.$J18]);[Data.E$3];&quot;&quot;)" table:style-name="ce3"/>
          <table:table-cell office:value-type="string" office:string-value="" table:formula="of:=IF(AND([Data.G$25]=[.$I18];[Data.H$25]=[.$J18]);[Data.G$3];&quot;&quot;)" table:style-name="ce3"/>
          <table:table-cell office:value-type="string" office:string-value="" table:formula="of:=IF(AND([Data.I$25]=[.$I18];[Data.J$25]=[.$J18]);[Data.I$3];&quot;&quot;)" table:style-name="ce3"/>
          <table:table-cell office:value-type="string" office:string-value="" table:formula="of:=IF(AND([Data.K$25]=[.$I18];[Data.L$25]=[.$J18]);[Data.K$3];&quot;&quot;)" table:style-name="ce3"/>
          <table:table-cell office:value-type="string" office:string-value="" table:formula="of:=IF(AND([Data.M$25]=[.$I18];[Data.N$25]=[.$J18]);[Data.M$3];&quot;&quot;)" table:style-name="ce3"/>
          <table:table-cell office:value-type="string" office:string-value="Julie" table:formula="of:=IF(AND([Data.O$25]=[.$I18];[Data.P$25]=[.$J18]);[Data.O$3];&quot;&quot;)" table:style-name="ce3">
            <text:p>Julie</text:p>
          </table:table-cell>
          <table:table-cell office:value-type="string" office:string-value="" table:formula="of:=IF(AND([Data.Q$25]=[.$I18];[Data.R$25]=[.$J18]);[Data.Q$3];&quot;&quot;)" table:style-name="ce3"/>
          <table:table-cell office:value-type="string" office:string-value="" table:formula="of:=IF(AND([Data.S$25]=[.$I18];[Data.T$25]=[.$J18]);[Data.S$3];&quot;&quot;)" table:style-name="ce3"/>
          <table:table-cell office:value-type="string" office:string-value="Kate" table:formula="of:=IF(AND([Data.U$25]=[.$I18];[Data.V$25]=[.$J18]);[Data.U$3];&quot;&quot;)" table:style-name="ce3">
            <text:p>Kate</text:p>
          </table:table-cell>
          <table:table-cell office:value-type="string" office:string-value="" table:formula="of:=IF(AND([Data.W$25]=[.$I18];[Data.X$25]=[.$J18]);[Data.W$3];&quot;&quot;)" table:style-name="ce3"/>
          <table:table-cell office:value-type="string" office:string-value="Wendy" table:formula="of:=IF(AND([Data.Y$25]=[.$I18];[Data.Z$25]=[.$J18]);[Data.Y$3];&quot;&quot;)" table:style-name="ce3">
            <text:p>Wendy</text:p>
          </table:table-cell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5]=[.$I19];[Data.D$25]=[.$J19]);[Data.C$3];&quot;&quot;)" table:style-name="ce3"/>
          <table:table-cell office:value-type="string" office:string-value="" table:formula="of:=IF(AND([Data.E$25]=[.$I19];[Data.F$25]=[.$J19]);[Data.E$3];&quot;&quot;)" table:style-name="ce3"/>
          <table:table-cell office:value-type="string" office:string-value="" table:formula="of:=IF(AND([Data.G$25]=[.$I19];[Data.H$25]=[.$J19]);[Data.G$3];&quot;&quot;)" table:style-name="ce3"/>
          <table:table-cell office:value-type="string" office:string-value="" table:formula="of:=IF(AND([Data.I$25]=[.$I19];[Data.J$25]=[.$J19]);[Data.I$3];&quot;&quot;)" table:style-name="ce3"/>
          <table:table-cell office:value-type="string" office:string-value="" table:formula="of:=IF(AND([Data.K$25]=[.$I19];[Data.L$25]=[.$J19]);[Data.K$3];&quot;&quot;)" table:style-name="ce3"/>
          <table:table-cell office:value-type="string" office:string-value="" table:formula="of:=IF(AND([Data.M$25]=[.$I19];[Data.N$25]=[.$J19]);[Data.M$3];&quot;&quot;)" table:style-name="ce3"/>
          <table:table-cell office:value-type="string" office:string-value="" table:formula="of:=IF(AND([Data.O$25]=[.$I19];[Data.P$25]=[.$J19]);[Data.O$3];&quot;&quot;)" table:style-name="ce3"/>
          <table:table-cell office:value-type="string" office:string-value="" table:formula="of:=IF(AND([Data.Q$25]=[.$I19];[Data.R$25]=[.$J19]);[Data.Q$3];&quot;&quot;)" table:style-name="ce3"/>
          <table:table-cell office:value-type="string" office:string-value="" table:formula="of:=IF(AND([Data.S$25]=[.$I19];[Data.T$25]=[.$J19]);[Data.S$3];&quot;&quot;)" table:style-name="ce3"/>
          <table:table-cell office:value-type="string" office:string-value="" table:formula="of:=IF(AND([Data.U$25]=[.$I19];[Data.V$25]=[.$J19]);[Data.U$3];&quot;&quot;)" table:style-name="ce3"/>
          <table:table-cell office:value-type="string" office:string-value="" table:formula="of:=IF(AND([Data.W$25]=[.$I19];[Data.X$25]=[.$J19]);[Data.W$3];&quot;&quot;)" table:style-name="ce3"/>
          <table:table-cell office:value-type="string" office:string-value="" table:formula="of:=IF(AND([Data.Y$25]=[.$I19];[Data.Z$25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5]=[.$I20];[Data.D$25]=[.$J20]);[Data.C$3];&quot;&quot;)" table:style-name="ce3"/>
          <table:table-cell office:value-type="string" office:string-value="" table:formula="of:=IF(AND([Data.E$25]=[.$I20];[Data.F$25]=[.$J20]);[Data.E$3];&quot;&quot;)" table:style-name="ce3"/>
          <table:table-cell office:value-type="string" office:string-value="" table:formula="of:=IF(AND([Data.G$25]=[.$I20];[Data.H$25]=[.$J20]);[Data.G$3];&quot;&quot;)" table:style-name="ce3"/>
          <table:table-cell office:value-type="string" office:string-value="" table:formula="of:=IF(AND([Data.I$25]=[.$I20];[Data.J$25]=[.$J20]);[Data.I$3];&quot;&quot;)" table:style-name="ce3"/>
          <table:table-cell office:value-type="string" office:string-value="" table:formula="of:=IF(AND([Data.K$25]=[.$I20];[Data.L$25]=[.$J20]);[Data.K$3];&quot;&quot;)" table:style-name="ce3"/>
          <table:table-cell office:value-type="string" office:string-value="" table:formula="of:=IF(AND([Data.M$25]=[.$I20];[Data.N$25]=[.$J20]);[Data.M$3];&quot;&quot;)" table:style-name="ce3"/>
          <table:table-cell office:value-type="string" office:string-value="" table:formula="of:=IF(AND([Data.O$25]=[.$I20];[Data.P$25]=[.$J20]);[Data.O$3];&quot;&quot;)" table:style-name="ce3"/>
          <table:table-cell office:value-type="string" office:string-value="" table:formula="of:=IF(AND([Data.Q$25]=[.$I20];[Data.R$25]=[.$J20]);[Data.Q$3];&quot;&quot;)" table:style-name="ce3"/>
          <table:table-cell office:value-type="string" office:string-value="" table:formula="of:=IF(AND([Data.S$25]=[.$I20];[Data.T$25]=[.$J20]);[Data.S$3];&quot;&quot;)" table:style-name="ce3"/>
          <table:table-cell office:value-type="string" office:string-value="" table:formula="of:=IF(AND([Data.U$25]=[.$I20];[Data.V$25]=[.$J20]);[Data.U$3];&quot;&quot;)" table:style-name="ce3"/>
          <table:table-cell office:value-type="string" office:string-value="" table:formula="of:=IF(AND([Data.W$25]=[.$I20];[Data.X$25]=[.$J20]);[Data.W$3];&quot;&quot;)" table:style-name="ce3"/>
          <table:table-cell office:value-type="string" office:string-value="" table:formula="of:=IF(AND([Data.Y$25]=[.$I20];[Data.Z$25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5]=[.$I21];[Data.D$25]=[.$J21]);[Data.C$3];&quot;&quot;)" table:style-name="ce3"/>
          <table:table-cell office:value-type="string" office:string-value="" table:formula="of:=IF(AND([Data.E$25]=[.$I21];[Data.F$25]=[.$J21]);[Data.E$3];&quot;&quot;)" table:style-name="ce3"/>
          <table:table-cell office:value-type="string" office:string-value="" table:formula="of:=IF(AND([Data.G$25]=[.$I21];[Data.H$25]=[.$J21]);[Data.G$3];&quot;&quot;)" table:style-name="ce3"/>
          <table:table-cell office:value-type="string" office:string-value="" table:formula="of:=IF(AND([Data.I$25]=[.$I21];[Data.J$25]=[.$J21]);[Data.I$3];&quot;&quot;)" table:style-name="ce3"/>
          <table:table-cell office:value-type="string" office:string-value="" table:formula="of:=IF(AND([Data.K$25]=[.$I21];[Data.L$25]=[.$J21]);[Data.K$3];&quot;&quot;)" table:style-name="ce3"/>
          <table:table-cell office:value-type="string" office:string-value="" table:formula="of:=IF(AND([Data.M$25]=[.$I21];[Data.N$25]=[.$J21]);[Data.M$3];&quot;&quot;)" table:style-name="ce3"/>
          <table:table-cell office:value-type="string" office:string-value="" table:formula="of:=IF(AND([Data.O$25]=[.$I21];[Data.P$25]=[.$J21]);[Data.O$3];&quot;&quot;)" table:style-name="ce3"/>
          <table:table-cell office:value-type="string" office:string-value="" table:formula="of:=IF(AND([Data.Q$25]=[.$I21];[Data.R$25]=[.$J21]);[Data.Q$3];&quot;&quot;)" table:style-name="ce3"/>
          <table:table-cell office:value-type="string" office:string-value="" table:formula="of:=IF(AND([Data.S$25]=[.$I21];[Data.T$25]=[.$J21]);[Data.S$3];&quot;&quot;)" table:style-name="ce3"/>
          <table:table-cell office:value-type="string" office:string-value="" table:formula="of:=IF(AND([Data.U$25]=[.$I21];[Data.V$25]=[.$J21]);[Data.U$3];&quot;&quot;)" table:style-name="ce3"/>
          <table:table-cell office:value-type="string" office:string-value="" table:formula="of:=IF(AND([Data.W$25]=[.$I21];[Data.X$25]=[.$J21]);[Data.W$3];&quot;&quot;)" table:style-name="ce3"/>
          <table:table-cell office:value-type="string" office:string-value="" table:formula="of:=IF(AND([Data.Y$25]=[.$I21];[Data.Z$25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5]=[.$I22];[Data.D$25]=[.$J22]);[Data.C$3];&quot;&quot;)" table:style-name="ce3"/>
          <table:table-cell office:value-type="string" office:string-value="" table:formula="of:=IF(AND([Data.E$25]=[.$I22];[Data.F$25]=[.$J22]);[Data.E$3];&quot;&quot;)" table:style-name="ce3"/>
          <table:table-cell office:value-type="string" office:string-value="" table:formula="of:=IF(AND([Data.G$25]=[.$I22];[Data.H$25]=[.$J22]);[Data.G$3];&quot;&quot;)" table:style-name="ce3"/>
          <table:table-cell office:value-type="string" office:string-value="" table:formula="of:=IF(AND([Data.I$25]=[.$I22];[Data.J$25]=[.$J22]);[Data.I$3];&quot;&quot;)" table:style-name="ce3"/>
          <table:table-cell office:value-type="string" office:string-value="" table:formula="of:=IF(AND([Data.K$25]=[.$I22];[Data.L$25]=[.$J22]);[Data.K$3];&quot;&quot;)" table:style-name="ce3"/>
          <table:table-cell office:value-type="string" office:string-value="" table:formula="of:=IF(AND([Data.M$25]=[.$I22];[Data.N$25]=[.$J22]);[Data.M$3];&quot;&quot;)" table:style-name="ce3"/>
          <table:table-cell office:value-type="string" office:string-value="" table:formula="of:=IF(AND([Data.O$25]=[.$I22];[Data.P$25]=[.$J22]);[Data.O$3];&quot;&quot;)" table:style-name="ce3"/>
          <table:table-cell office:value-type="string" office:string-value="" table:formula="of:=IF(AND([Data.Q$25]=[.$I22];[Data.R$25]=[.$J22]);[Data.Q$3];&quot;&quot;)" table:style-name="ce3"/>
          <table:table-cell office:value-type="string" office:string-value="" table:formula="of:=IF(AND([Data.S$25]=[.$I22];[Data.T$25]=[.$J22]);[Data.S$3];&quot;&quot;)" table:style-name="ce3"/>
          <table:table-cell office:value-type="string" office:string-value="" table:formula="of:=IF(AND([Data.U$25]=[.$I22];[Data.V$25]=[.$J22]);[Data.U$3];&quot;&quot;)" table:style-name="ce3"/>
          <table:table-cell office:value-type="string" office:string-value="" table:formula="of:=IF(AND([Data.W$25]=[.$I22];[Data.X$25]=[.$J22]);[Data.W$3];&quot;&quot;)" table:style-name="ce3"/>
          <table:table-cell office:value-type="string" office:string-value="" table:formula="of:=IF(AND([Data.Y$25]=[.$I22];[Data.Z$25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5]=[.$I23];[Data.D$25]=[.$J23]);[Data.C$3];&quot;&quot;)" table:style-name="ce3"/>
          <table:table-cell office:value-type="string" office:string-value="" table:formula="of:=IF(AND([Data.E$25]=[.$I23];[Data.F$25]=[.$J23]);[Data.E$3];&quot;&quot;)" table:style-name="ce3"/>
          <table:table-cell office:value-type="string" office:string-value="" table:formula="of:=IF(AND([Data.G$25]=[.$I23];[Data.H$25]=[.$J23]);[Data.G$3];&quot;&quot;)" table:style-name="ce3"/>
          <table:table-cell office:value-type="string" office:string-value="" table:formula="of:=IF(AND([Data.I$25]=[.$I23];[Data.J$25]=[.$J23]);[Data.I$3];&quot;&quot;)" table:style-name="ce3"/>
          <table:table-cell office:value-type="string" office:string-value="" table:formula="of:=IF(AND([Data.K$25]=[.$I23];[Data.L$25]=[.$J23]);[Data.K$3];&quot;&quot;)" table:style-name="ce3"/>
          <table:table-cell office:value-type="string" office:string-value="" table:formula="of:=IF(AND([Data.M$25]=[.$I23];[Data.N$25]=[.$J23]);[Data.M$3];&quot;&quot;)" table:style-name="ce3"/>
          <table:table-cell office:value-type="string" office:string-value="" table:formula="of:=IF(AND([Data.O$25]=[.$I23];[Data.P$25]=[.$J23]);[Data.O$3];&quot;&quot;)" table:style-name="ce3"/>
          <table:table-cell office:value-type="string" office:string-value="" table:formula="of:=IF(AND([Data.Q$25]=[.$I23];[Data.R$25]=[.$J23]);[Data.Q$3];&quot;&quot;)" table:style-name="ce3"/>
          <table:table-cell office:value-type="string" office:string-value="" table:formula="of:=IF(AND([Data.S$25]=[.$I23];[Data.T$25]=[.$J23]);[Data.S$3];&quot;&quot;)" table:style-name="ce3"/>
          <table:table-cell office:value-type="string" office:string-value="" table:formula="of:=IF(AND([Data.U$25]=[.$I23];[Data.V$25]=[.$J23]);[Data.U$3];&quot;&quot;)" table:style-name="ce3"/>
          <table:table-cell office:value-type="string" office:string-value="" table:formula="of:=IF(AND([Data.W$25]=[.$I23];[Data.X$25]=[.$J23]);[Data.W$3];&quot;&quot;)" table:style-name="ce3"/>
          <table:table-cell office:value-type="string" office:string-value="" table:formula="of:=IF(AND([Data.Y$25]=[.$I23];[Data.Z$25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5]=[.$I24];[Data.D$25]=[.$J24]);[Data.C$3];&quot;&quot;)" table:style-name="ce3"/>
          <table:table-cell office:value-type="string" office:string-value="" table:formula="of:=IF(AND([Data.E$25]=[.$I24];[Data.F$25]=[.$J24]);[Data.E$3];&quot;&quot;)" table:style-name="ce3"/>
          <table:table-cell office:value-type="string" office:string-value="" table:formula="of:=IF(AND([Data.G$25]=[.$I24];[Data.H$25]=[.$J24]);[Data.G$3];&quot;&quot;)" table:style-name="ce3"/>
          <table:table-cell office:value-type="string" office:string-value="" table:formula="of:=IF(AND([Data.I$25]=[.$I24];[Data.J$25]=[.$J24]);[Data.I$3];&quot;&quot;)" table:style-name="ce3"/>
          <table:table-cell office:value-type="string" office:string-value="" table:formula="of:=IF(AND([Data.K$25]=[.$I24];[Data.L$25]=[.$J24]);[Data.K$3];&quot;&quot;)" table:style-name="ce3"/>
          <table:table-cell office:value-type="string" office:string-value="" table:formula="of:=IF(AND([Data.M$25]=[.$I24];[Data.N$25]=[.$J24]);[Data.M$3];&quot;&quot;)" table:style-name="ce3"/>
          <table:table-cell office:value-type="string" office:string-value="" table:formula="of:=IF(AND([Data.O$25]=[.$I24];[Data.P$25]=[.$J24]);[Data.O$3];&quot;&quot;)" table:style-name="ce3"/>
          <table:table-cell office:value-type="string" office:string-value="" table:formula="of:=IF(AND([Data.Q$25]=[.$I24];[Data.R$25]=[.$J24]);[Data.Q$3];&quot;&quot;)" table:style-name="ce3"/>
          <table:table-cell office:value-type="string" office:string-value="" table:formula="of:=IF(AND([Data.S$25]=[.$I24];[Data.T$25]=[.$J24]);[Data.S$3];&quot;&quot;)" table:style-name="ce3"/>
          <table:table-cell office:value-type="string" office:string-value="" table:formula="of:=IF(AND([Data.U$25]=[.$I24];[Data.V$25]=[.$J24]);[Data.U$3];&quot;&quot;)" table:style-name="ce3"/>
          <table:table-cell office:value-type="string" office:string-value="" table:formula="of:=IF(AND([Data.W$25]=[.$I24];[Data.X$25]=[.$J24]);[Data.W$3];&quot;&quot;)" table:style-name="ce3"/>
          <table:table-cell office:value-type="string" office:string-value="" table:formula="of:=IF(AND([Data.Y$25]=[.$I24];[Data.Z$25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5]=[.$I25];[Data.D$25]=[.$J25]);[Data.C$3];&quot;&quot;)" table:style-name="ce3"/>
          <table:table-cell office:value-type="string" office:string-value="" table:formula="of:=IF(AND([Data.E$25]=[.$I25];[Data.F$25]=[.$J25]);[Data.E$3];&quot;&quot;)" table:style-name="ce3"/>
          <table:table-cell office:value-type="string" office:string-value="" table:formula="of:=IF(AND([Data.G$25]=[.$I25];[Data.H$25]=[.$J25]);[Data.G$3];&quot;&quot;)" table:style-name="ce3"/>
          <table:table-cell office:value-type="string" office:string-value="" table:formula="of:=IF(AND([Data.I$25]=[.$I25];[Data.J$25]=[.$J25]);[Data.I$3];&quot;&quot;)" table:style-name="ce3"/>
          <table:table-cell office:value-type="string" office:string-value="" table:formula="of:=IF(AND([Data.K$25]=[.$I25];[Data.L$25]=[.$J25]);[Data.K$3];&quot;&quot;)" table:style-name="ce3"/>
          <table:table-cell office:value-type="string" office:string-value="" table:formula="of:=IF(AND([Data.M$25]=[.$I25];[Data.N$25]=[.$J25]);[Data.M$3];&quot;&quot;)" table:style-name="ce3"/>
          <table:table-cell office:value-type="string" office:string-value="" table:formula="of:=IF(AND([Data.O$25]=[.$I25];[Data.P$25]=[.$J25]);[Data.O$3];&quot;&quot;)" table:style-name="ce3"/>
          <table:table-cell office:value-type="string" office:string-value="" table:formula="of:=IF(AND([Data.Q$25]=[.$I25];[Data.R$25]=[.$J25]);[Data.Q$3];&quot;&quot;)" table:style-name="ce3"/>
          <table:table-cell office:value-type="string" office:string-value="" table:formula="of:=IF(AND([Data.S$25]=[.$I25];[Data.T$25]=[.$J25]);[Data.S$3];&quot;&quot;)" table:style-name="ce3"/>
          <table:table-cell office:value-type="string" office:string-value="" table:formula="of:=IF(AND([Data.U$25]=[.$I25];[Data.V$25]=[.$J25]);[Data.U$3];&quot;&quot;)" table:style-name="ce3"/>
          <table:table-cell office:value-type="string" office:string-value="" table:formula="of:=IF(AND([Data.W$25]=[.$I25];[Data.X$25]=[.$J25]);[Data.W$3];&quot;&quot;)" table:style-name="ce3"/>
          <table:table-cell office:value-type="string" office:string-value="" table:formula="of:=IF(AND([Data.Y$25]=[.$I25];[Data.Z$25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5]=[.$I26];[Data.D$25]=[.$J26]);[Data.C$3];&quot;&quot;)" table:style-name="ce3"/>
          <table:table-cell office:value-type="string" office:string-value="" table:formula="of:=IF(AND([Data.E$25]=[.$I26];[Data.F$25]=[.$J26]);[Data.E$3];&quot;&quot;)" table:style-name="ce3"/>
          <table:table-cell office:value-type="string" office:string-value="" table:formula="of:=IF(AND([Data.G$25]=[.$I26];[Data.H$25]=[.$J26]);[Data.G$3];&quot;&quot;)" table:style-name="ce3"/>
          <table:table-cell office:value-type="string" office:string-value="" table:formula="of:=IF(AND([Data.I$25]=[.$I26];[Data.J$25]=[.$J26]);[Data.I$3];&quot;&quot;)" table:style-name="ce3"/>
          <table:table-cell office:value-type="string" office:string-value="" table:formula="of:=IF(AND([Data.K$25]=[.$I26];[Data.L$25]=[.$J26]);[Data.K$3];&quot;&quot;)" table:style-name="ce3"/>
          <table:table-cell office:value-type="string" office:string-value="" table:formula="of:=IF(AND([Data.M$25]=[.$I26];[Data.N$25]=[.$J26]);[Data.M$3];&quot;&quot;)" table:style-name="ce3"/>
          <table:table-cell office:value-type="string" office:string-value="" table:formula="of:=IF(AND([Data.O$25]=[.$I26];[Data.P$25]=[.$J26]);[Data.O$3];&quot;&quot;)" table:style-name="ce3"/>
          <table:table-cell office:value-type="string" office:string-value="" table:formula="of:=IF(AND([Data.Q$25]=[.$I26];[Data.R$25]=[.$J26]);[Data.Q$3];&quot;&quot;)" table:style-name="ce3"/>
          <table:table-cell office:value-type="string" office:string-value="" table:formula="of:=IF(AND([Data.S$25]=[.$I26];[Data.T$25]=[.$J26]);[Data.S$3];&quot;&quot;)" table:style-name="ce3"/>
          <table:table-cell office:value-type="string" office:string-value="" table:formula="of:=IF(AND([Data.U$25]=[.$I26];[Data.V$25]=[.$J26]);[Data.U$3];&quot;&quot;)" table:style-name="ce3"/>
          <table:table-cell office:value-type="string" office:string-value="" table:formula="of:=IF(AND([Data.W$25]=[.$I26];[Data.X$25]=[.$J26]);[Data.W$3];&quot;&quot;)" table:style-name="ce3"/>
          <table:table-cell office:value-type="string" office:string-value="" table:formula="of:=IF(AND([Data.Y$25]=[.$I26];[Data.Z$25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Innovation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201" draw:style-name="a340" draw:name="AutoShape 1">
              <svg:title/>
              <svg:desc/>
              <text:p text:style-name="a333" text:class-names="" text:cond-style-name=""><text:span text:style-name="a332" text:class-names=""/></text:p>
              <text:p text:style-name="a335" text:class-names="" text:cond-style-name=""><text:span text:style-name="a334" text:class-names=""/></text:p>
              <text:p text:style-name="a337" text:class-names="" text:cond-style-name=""><text:span text:style-name="a336" text:class-names="">Innovation</text:span></text:p>
              <text:p text:style-name="a339" text:class-names="" text:cond-style-name=""><text:span text:style-name="a338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202" draw:style-name="a345" draw:name="Text Box 2" svg:x="0.33333in" svg:y="0.25in" svg:width="1.26389in" svg:height="0.56944in">
              <draw:text-box>
                <text:p text:style-name="a342" text:class-names="" text:cond-style-name=""><text:span text:style-name="a341" text:class-names="">Something<text:s text:c="1"/></text:span></text:p>
                <text:p text:style-name="a344" text:class-names="" text:cond-style-name=""><text:span text:style-name="a343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Wendy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>
            <text:p>Wendy</text:p>
          </table:table-cell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Tom Dick Anne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>
            <text:p>Tom Dick Anne</text:p>
          </table:table-cell>
          <table:table-cell office:value-type="string" office:string-value="Bob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>
            <text:p>Bob</text:p>
          </table:table-cell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Harry Sam Julie Rosie Jim Kate Jill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>
            <text:p>Harry Sam Julie Rosie Jim Kate Jill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203" draw:style-name="a350" draw:name="Text Box 3" svg:x="0.23611in" svg:y="0.41667in" svg:width="1.26389in" svg:height="0.55556in">
              <draw:text-box>
                <text:p text:style-name="a347" text:class-names="" text:cond-style-name=""><text:span text:style-name="a346" text:class-names="">Something<text:s text:c="1"/></text:span></text:p>
                <text:p text:style-name="a349" text:class-names="" text:cond-style-name=""><text:span text:style-name="a348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/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6]=[.$I12];[Data.D$26]=[.$J12]);[Data.C$3];&quot;&quot;)" table:style-name="ce3"/>
          <table:table-cell office:value-type="string" office:string-value="" table:formula="of:=IF(AND([Data.E$26]=[.$I12];[Data.F$26]=[.$J12]);[Data.E$3];&quot;&quot;)" table:style-name="ce3"/>
          <table:table-cell office:value-type="string" office:string-value="" table:formula="of:=IF(AND([Data.G$26]=[.$I12];[Data.H$26]=[.$J12]);[Data.G$3];&quot;&quot;)" table:style-name="ce3"/>
          <table:table-cell office:value-type="string" office:string-value="" table:formula="of:=IF(AND([Data.I$26]=[.$I12];[Data.J$26]=[.$J12]);[Data.I$3];&quot;&quot;)" table:style-name="ce3"/>
          <table:table-cell office:value-type="string" office:string-value="" table:formula="of:=IF(AND([Data.K$26]=[.$I12];[Data.L$26]=[.$J12]);[Data.K$3];&quot;&quot;)" table:style-name="ce3"/>
          <table:table-cell office:value-type="string" office:string-value="" table:formula="of:=IF(AND([Data.M$26]=[.$I12];[Data.N$26]=[.$J12]);[Data.M$3];&quot;&quot;)" table:style-name="ce3"/>
          <table:table-cell office:value-type="string" office:string-value="" table:formula="of:=IF(AND([Data.O$26]=[.$I12];[Data.P$26]=[.$J12]);[Data.O$3];&quot;&quot;)" table:style-name="ce3"/>
          <table:table-cell office:value-type="string" office:string-value="" table:formula="of:=IF(AND([Data.Q$26]=[.$I12];[Data.R$26]=[.$J12]);[Data.Q$3];&quot;&quot;)" table:style-name="ce3"/>
          <table:table-cell office:value-type="string" office:string-value="" table:formula="of:=IF(AND([Data.S$26]=[.$I12];[Data.T$26]=[.$J12]);[Data.S$3];&quot;&quot;)" table:style-name="ce3"/>
          <table:table-cell office:value-type="string" office:string-value="" table:formula="of:=IF(AND([Data.U$26]=[.$I12];[Data.V$26]=[.$J12]);[Data.U$3];&quot;&quot;)" table:style-name="ce3"/>
          <table:table-cell office:value-type="string" office:string-value="" table:formula="of:=IF(AND([Data.W$26]=[.$I12];[Data.X$26]=[.$J12]);[Data.W$3];&quot;&quot;)" table:style-name="ce3"/>
          <table:table-cell office:value-type="string" office:string-value="" table:formula="of:=IF(AND([Data.Y$26]=[.$I12];[Data.Z$26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6]=[.$I13];[Data.D$26]=[.$J13]);[Data.C$3];&quot;&quot;)" table:style-name="ce3"/>
          <table:table-cell office:value-type="string" office:string-value="" table:formula="of:=IF(AND([Data.E$26]=[.$I13];[Data.F$26]=[.$J13]);[Data.E$3];&quot;&quot;)" table:style-name="ce3"/>
          <table:table-cell office:value-type="string" office:string-value="" table:formula="of:=IF(AND([Data.G$26]=[.$I13];[Data.H$26]=[.$J13]);[Data.G$3];&quot;&quot;)" table:style-name="ce3"/>
          <table:table-cell office:value-type="string" office:string-value="" table:formula="of:=IF(AND([Data.I$26]=[.$I13];[Data.J$26]=[.$J13]);[Data.I$3];&quot;&quot;)" table:style-name="ce3"/>
          <table:table-cell office:value-type="string" office:string-value="" table:formula="of:=IF(AND([Data.K$26]=[.$I13];[Data.L$26]=[.$J13]);[Data.K$3];&quot;&quot;)" table:style-name="ce3"/>
          <table:table-cell office:value-type="string" office:string-value="" table:formula="of:=IF(AND([Data.M$26]=[.$I13];[Data.N$26]=[.$J13]);[Data.M$3];&quot;&quot;)" table:style-name="ce3"/>
          <table:table-cell office:value-type="string" office:string-value="" table:formula="of:=IF(AND([Data.O$26]=[.$I13];[Data.P$26]=[.$J13]);[Data.O$3];&quot;&quot;)" table:style-name="ce3"/>
          <table:table-cell office:value-type="string" office:string-value="" table:formula="of:=IF(AND([Data.Q$26]=[.$I13];[Data.R$26]=[.$J13]);[Data.Q$3];&quot;&quot;)" table:style-name="ce3"/>
          <table:table-cell office:value-type="string" office:string-value="" table:formula="of:=IF(AND([Data.S$26]=[.$I13];[Data.T$26]=[.$J13]);[Data.S$3];&quot;&quot;)" table:style-name="ce3"/>
          <table:table-cell office:value-type="string" office:string-value="" table:formula="of:=IF(AND([Data.U$26]=[.$I13];[Data.V$26]=[.$J13]);[Data.U$3];&quot;&quot;)" table:style-name="ce3"/>
          <table:table-cell office:value-type="string" office:string-value="" table:formula="of:=IF(AND([Data.W$26]=[.$I13];[Data.X$26]=[.$J13]);[Data.W$3];&quot;&quot;)" table:style-name="ce3"/>
          <table:table-cell office:value-type="string" office:string-value="Wendy" table:formula="of:=IF(AND([Data.Y$26]=[.$I13];[Data.Z$26]=[.$J13]);[Data.Y$3];&quot;&quot;)" table:style-name="ce3">
            <text:p>Wendy</text:p>
          </table:table-cell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6]=[.$I14];[Data.D$26]=[.$J14]);[Data.C$3];&quot;&quot;)" table:style-name="ce3"/>
          <table:table-cell office:value-type="string" office:string-value="" table:formula="of:=IF(AND([Data.E$26]=[.$I14];[Data.F$26]=[.$J14]);[Data.E$3];&quot;&quot;)" table:style-name="ce3"/>
          <table:table-cell office:value-type="string" office:string-value="" table:formula="of:=IF(AND([Data.G$26]=[.$I14];[Data.H$26]=[.$J14]);[Data.G$3];&quot;&quot;)" table:style-name="ce3"/>
          <table:table-cell office:value-type="string" office:string-value="" table:formula="of:=IF(AND([Data.I$26]=[.$I14];[Data.J$26]=[.$J14]);[Data.I$3];&quot;&quot;)" table:style-name="ce3"/>
          <table:table-cell office:value-type="string" office:string-value="" table:formula="of:=IF(AND([Data.K$26]=[.$I14];[Data.L$26]=[.$J14]);[Data.K$3];&quot;&quot;)" table:style-name="ce3"/>
          <table:table-cell office:value-type="string" office:string-value="" table:formula="of:=IF(AND([Data.M$26]=[.$I14];[Data.N$26]=[.$J14]);[Data.M$3];&quot;&quot;)" table:style-name="ce3"/>
          <table:table-cell office:value-type="string" office:string-value="" table:formula="of:=IF(AND([Data.O$26]=[.$I14];[Data.P$26]=[.$J14]);[Data.O$3];&quot;&quot;)" table:style-name="ce3"/>
          <table:table-cell office:value-type="string" office:string-value="" table:formula="of:=IF(AND([Data.Q$26]=[.$I14];[Data.R$26]=[.$J14]);[Data.Q$3];&quot;&quot;)" table:style-name="ce3"/>
          <table:table-cell office:value-type="string" office:string-value="" table:formula="of:=IF(AND([Data.S$26]=[.$I14];[Data.T$26]=[.$J14]);[Data.S$3];&quot;&quot;)" table:style-name="ce3"/>
          <table:table-cell office:value-type="string" office:string-value="" table:formula="of:=IF(AND([Data.U$26]=[.$I14];[Data.V$26]=[.$J14]);[Data.U$3];&quot;&quot;)" table:style-name="ce3"/>
          <table:table-cell office:value-type="string" office:string-value="" table:formula="of:=IF(AND([Data.W$26]=[.$I14];[Data.X$26]=[.$J14]);[Data.W$3];&quot;&quot;)" table:style-name="ce3"/>
          <table:table-cell office:value-type="string" office:string-value="" table:formula="of:=IF(AND([Data.Y$26]=[.$I14];[Data.Z$26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Tom" table:formula="of:=IF(AND([Data.C$26]=[.$I15];[Data.D$26]=[.$J15]);[Data.C$3];&quot;&quot;)" table:style-name="ce3">
            <text:p>Tom</text:p>
          </table:table-cell>
          <table:table-cell office:value-type="string" office:string-value="Dick" table:formula="of:=IF(AND([Data.E$26]=[.$I15];[Data.F$26]=[.$J15]);[Data.E$3];&quot;&quot;)" table:style-name="ce3">
            <text:p>Dick</text:p>
          </table:table-cell>
          <table:table-cell office:value-type="string" office:string-value="" table:formula="of:=IF(AND([Data.G$26]=[.$I15];[Data.H$26]=[.$J15]);[Data.G$3];&quot;&quot;)" table:style-name="ce3"/>
          <table:table-cell office:value-type="string" office:string-value="" table:formula="of:=IF(AND([Data.I$26]=[.$I15];[Data.J$26]=[.$J15]);[Data.I$3];&quot;&quot;)" table:style-name="ce3"/>
          <table:table-cell office:value-type="string" office:string-value="" table:formula="of:=IF(AND([Data.K$26]=[.$I15];[Data.L$26]=[.$J15]);[Data.K$3];&quot;&quot;)" table:style-name="ce3"/>
          <table:table-cell office:value-type="string" office:string-value="Anne" table:formula="of:=IF(AND([Data.M$26]=[.$I15];[Data.N$26]=[.$J15]);[Data.M$3];&quot;&quot;)" table:style-name="ce3">
            <text:p>Anne</text:p>
          </table:table-cell>
          <table:table-cell office:value-type="string" office:string-value="" table:formula="of:=IF(AND([Data.O$26]=[.$I15];[Data.P$26]=[.$J15]);[Data.O$3];&quot;&quot;)" table:style-name="ce3"/>
          <table:table-cell office:value-type="string" office:string-value="" table:formula="of:=IF(AND([Data.Q$26]=[.$I15];[Data.R$26]=[.$J15]);[Data.Q$3];&quot;&quot;)" table:style-name="ce3"/>
          <table:table-cell office:value-type="string" office:string-value="" table:formula="of:=IF(AND([Data.S$26]=[.$I15];[Data.T$26]=[.$J15]);[Data.S$3];&quot;&quot;)" table:style-name="ce3"/>
          <table:table-cell office:value-type="string" office:string-value="" table:formula="of:=IF(AND([Data.U$26]=[.$I15];[Data.V$26]=[.$J15]);[Data.U$3];&quot;&quot;)" table:style-name="ce3"/>
          <table:table-cell office:value-type="string" office:string-value="" table:formula="of:=IF(AND([Data.W$26]=[.$I15];[Data.X$26]=[.$J15]);[Data.W$3];&quot;&quot;)" table:style-name="ce3"/>
          <table:table-cell office:value-type="string" office:string-value="" table:formula="of:=IF(AND([Data.Y$26]=[.$I15];[Data.Z$26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6]=[.$I16];[Data.D$26]=[.$J16]);[Data.C$3];&quot;&quot;)" table:style-name="ce3"/>
          <table:table-cell office:value-type="string" office:string-value="" table:formula="of:=IF(AND([Data.E$26]=[.$I16];[Data.F$26]=[.$J16]);[Data.E$3];&quot;&quot;)" table:style-name="ce3"/>
          <table:table-cell office:value-type="string" office:string-value="" table:formula="of:=IF(AND([Data.G$26]=[.$I16];[Data.H$26]=[.$J16]);[Data.G$3];&quot;&quot;)" table:style-name="ce3"/>
          <table:table-cell office:value-type="string" office:string-value="Bob" table:formula="of:=IF(AND([Data.I$26]=[.$I16];[Data.J$26]=[.$J16]);[Data.I$3];&quot;&quot;)" table:style-name="ce3">
            <text:p>Bob</text:p>
          </table:table-cell>
          <table:table-cell office:value-type="string" office:string-value="" table:formula="of:=IF(AND([Data.K$26]=[.$I16];[Data.L$26]=[.$J16]);[Data.K$3];&quot;&quot;)" table:style-name="ce3"/>
          <table:table-cell office:value-type="string" office:string-value="" table:formula="of:=IF(AND([Data.M$26]=[.$I16];[Data.N$26]=[.$J16]);[Data.M$3];&quot;&quot;)" table:style-name="ce3"/>
          <table:table-cell office:value-type="string" office:string-value="" table:formula="of:=IF(AND([Data.O$26]=[.$I16];[Data.P$26]=[.$J16]);[Data.O$3];&quot;&quot;)" table:style-name="ce3"/>
          <table:table-cell office:value-type="string" office:string-value="" table:formula="of:=IF(AND([Data.Q$26]=[.$I16];[Data.R$26]=[.$J16]);[Data.Q$3];&quot;&quot;)" table:style-name="ce3"/>
          <table:table-cell office:value-type="string" office:string-value="" table:formula="of:=IF(AND([Data.S$26]=[.$I16];[Data.T$26]=[.$J16]);[Data.S$3];&quot;&quot;)" table:style-name="ce3"/>
          <table:table-cell office:value-type="string" office:string-value="" table:formula="of:=IF(AND([Data.U$26]=[.$I16];[Data.V$26]=[.$J16]);[Data.U$3];&quot;&quot;)" table:style-name="ce3"/>
          <table:table-cell office:value-type="string" office:string-value="" table:formula="of:=IF(AND([Data.W$26]=[.$I16];[Data.X$26]=[.$J16]);[Data.W$3];&quot;&quot;)" table:style-name="ce3"/>
          <table:table-cell office:value-type="string" office:string-value="" table:formula="of:=IF(AND([Data.Y$26]=[.$I16];[Data.Z$26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6]=[.$I17];[Data.D$26]=[.$J17]);[Data.C$3];&quot;&quot;)" table:style-name="ce3"/>
          <table:table-cell office:value-type="string" office:string-value="" table:formula="of:=IF(AND([Data.E$26]=[.$I17];[Data.F$26]=[.$J17]);[Data.E$3];&quot;&quot;)" table:style-name="ce3"/>
          <table:table-cell office:value-type="string" office:string-value="" table:formula="of:=IF(AND([Data.G$26]=[.$I17];[Data.H$26]=[.$J17]);[Data.G$3];&quot;&quot;)" table:style-name="ce3"/>
          <table:table-cell office:value-type="string" office:string-value="" table:formula="of:=IF(AND([Data.I$26]=[.$I17];[Data.J$26]=[.$J17]);[Data.I$3];&quot;&quot;)" table:style-name="ce3"/>
          <table:table-cell office:value-type="string" office:string-value="" table:formula="of:=IF(AND([Data.K$26]=[.$I17];[Data.L$26]=[.$J17]);[Data.K$3];&quot;&quot;)" table:style-name="ce3"/>
          <table:table-cell office:value-type="string" office:string-value="" table:formula="of:=IF(AND([Data.M$26]=[.$I17];[Data.N$26]=[.$J17]);[Data.M$3];&quot;&quot;)" table:style-name="ce3"/>
          <table:table-cell office:value-type="string" office:string-value="" table:formula="of:=IF(AND([Data.O$26]=[.$I17];[Data.P$26]=[.$J17]);[Data.O$3];&quot;&quot;)" table:style-name="ce3"/>
          <table:table-cell office:value-type="string" office:string-value="" table:formula="of:=IF(AND([Data.Q$26]=[.$I17];[Data.R$26]=[.$J17]);[Data.Q$3];&quot;&quot;)" table:style-name="ce3"/>
          <table:table-cell office:value-type="string" office:string-value="" table:formula="of:=IF(AND([Data.S$26]=[.$I17];[Data.T$26]=[.$J17]);[Data.S$3];&quot;&quot;)" table:style-name="ce3"/>
          <table:table-cell office:value-type="string" office:string-value="" table:formula="of:=IF(AND([Data.U$26]=[.$I17];[Data.V$26]=[.$J17]);[Data.U$3];&quot;&quot;)" table:style-name="ce3"/>
          <table:table-cell office:value-type="string" office:string-value="" table:formula="of:=IF(AND([Data.W$26]=[.$I17];[Data.X$26]=[.$J17]);[Data.W$3];&quot;&quot;)" table:style-name="ce3"/>
          <table:table-cell office:value-type="string" office:string-value="" table:formula="of:=IF(AND([Data.Y$26]=[.$I17];[Data.Z$26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6]=[.$I18];[Data.D$26]=[.$J18]);[Data.C$3];&quot;&quot;)" table:style-name="ce3"/>
          <table:table-cell office:value-type="string" office:string-value="" table:formula="of:=IF(AND([Data.E$26]=[.$I18];[Data.F$26]=[.$J18]);[Data.E$3];&quot;&quot;)" table:style-name="ce3"/>
          <table:table-cell office:value-type="string" office:string-value="Harry" table:formula="of:=IF(AND([Data.G$26]=[.$I18];[Data.H$26]=[.$J18]);[Data.G$3];&quot;&quot;)" table:style-name="ce3">
            <text:p>Harry</text:p>
          </table:table-cell>
          <table:table-cell office:value-type="string" office:string-value="" table:formula="of:=IF(AND([Data.I$26]=[.$I18];[Data.J$26]=[.$J18]);[Data.I$3];&quot;&quot;)" table:style-name="ce3"/>
          <table:table-cell office:value-type="string" office:string-value="Sam" table:formula="of:=IF(AND([Data.K$26]=[.$I18];[Data.L$26]=[.$J18]);[Data.K$3];&quot;&quot;)" table:style-name="ce3">
            <text:p>Sam</text:p>
          </table:table-cell>
          <table:table-cell office:value-type="string" office:string-value="" table:formula="of:=IF(AND([Data.M$26]=[.$I18];[Data.N$26]=[.$J18]);[Data.M$3];&quot;&quot;)" table:style-name="ce3"/>
          <table:table-cell office:value-type="string" office:string-value="Julie" table:formula="of:=IF(AND([Data.O$26]=[.$I18];[Data.P$26]=[.$J18]);[Data.O$3];&quot;&quot;)" table:style-name="ce3">
            <text:p>Julie</text:p>
          </table:table-cell>
          <table:table-cell office:value-type="string" office:string-value="Rosie" table:formula="of:=IF(AND([Data.Q$26]=[.$I18];[Data.R$26]=[.$J18]);[Data.Q$3];&quot;&quot;)" table:style-name="ce3">
            <text:p>Rosie</text:p>
          </table:table-cell>
          <table:table-cell office:value-type="string" office:string-value="Jim" table:formula="of:=IF(AND([Data.S$26]=[.$I18];[Data.T$26]=[.$J18]);[Data.S$3];&quot;&quot;)" table:style-name="ce3">
            <text:p>Jim</text:p>
          </table:table-cell>
          <table:table-cell office:value-type="string" office:string-value="Kate" table:formula="of:=IF(AND([Data.U$26]=[.$I18];[Data.V$26]=[.$J18]);[Data.U$3];&quot;&quot;)" table:style-name="ce3">
            <text:p>Kate</text:p>
          </table:table-cell>
          <table:table-cell office:value-type="string" office:string-value="Jill" table:formula="of:=IF(AND([Data.W$26]=[.$I18];[Data.X$26]=[.$J18]);[Data.W$3];&quot;&quot;)" table:style-name="ce3">
            <text:p>Jill</text:p>
          </table:table-cell>
          <table:table-cell office:value-type="string" office:string-value="" table:formula="of:=IF(AND([Data.Y$26]=[.$I18];[Data.Z$26]=[.$J18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6]=[.$I19];[Data.D$26]=[.$J19]);[Data.C$3];&quot;&quot;)" table:style-name="ce3"/>
          <table:table-cell office:value-type="string" office:string-value="" table:formula="of:=IF(AND([Data.E$26]=[.$I19];[Data.F$26]=[.$J19]);[Data.E$3];&quot;&quot;)" table:style-name="ce3"/>
          <table:table-cell office:value-type="string" office:string-value="" table:formula="of:=IF(AND([Data.G$26]=[.$I19];[Data.H$26]=[.$J19]);[Data.G$3];&quot;&quot;)" table:style-name="ce3"/>
          <table:table-cell office:value-type="string" office:string-value="" table:formula="of:=IF(AND([Data.I$26]=[.$I19];[Data.J$26]=[.$J19]);[Data.I$3];&quot;&quot;)" table:style-name="ce3"/>
          <table:table-cell office:value-type="string" office:string-value="" table:formula="of:=IF(AND([Data.K$26]=[.$I19];[Data.L$26]=[.$J19]);[Data.K$3];&quot;&quot;)" table:style-name="ce3"/>
          <table:table-cell office:value-type="string" office:string-value="" table:formula="of:=IF(AND([Data.M$26]=[.$I19];[Data.N$26]=[.$J19]);[Data.M$3];&quot;&quot;)" table:style-name="ce3"/>
          <table:table-cell office:value-type="string" office:string-value="" table:formula="of:=IF(AND([Data.O$26]=[.$I19];[Data.P$26]=[.$J19]);[Data.O$3];&quot;&quot;)" table:style-name="ce3"/>
          <table:table-cell office:value-type="string" office:string-value="" table:formula="of:=IF(AND([Data.Q$26]=[.$I19];[Data.R$26]=[.$J19]);[Data.Q$3];&quot;&quot;)" table:style-name="ce3"/>
          <table:table-cell office:value-type="string" office:string-value="" table:formula="of:=IF(AND([Data.S$26]=[.$I19];[Data.T$26]=[.$J19]);[Data.S$3];&quot;&quot;)" table:style-name="ce3"/>
          <table:table-cell office:value-type="string" office:string-value="" table:formula="of:=IF(AND([Data.U$26]=[.$I19];[Data.V$26]=[.$J19]);[Data.U$3];&quot;&quot;)" table:style-name="ce3"/>
          <table:table-cell office:value-type="string" office:string-value="" table:formula="of:=IF(AND([Data.W$26]=[.$I19];[Data.X$26]=[.$J19]);[Data.W$3];&quot;&quot;)" table:style-name="ce3"/>
          <table:table-cell office:value-type="string" office:string-value="" table:formula="of:=IF(AND([Data.Y$26]=[.$I19];[Data.Z$26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6]=[.$I20];[Data.D$26]=[.$J20]);[Data.C$3];&quot;&quot;)" table:style-name="ce3"/>
          <table:table-cell office:value-type="string" office:string-value="" table:formula="of:=IF(AND([Data.E$26]=[.$I20];[Data.F$26]=[.$J20]);[Data.E$3];&quot;&quot;)" table:style-name="ce3"/>
          <table:table-cell office:value-type="string" office:string-value="" table:formula="of:=IF(AND([Data.G$26]=[.$I20];[Data.H$26]=[.$J20]);[Data.G$3];&quot;&quot;)" table:style-name="ce3"/>
          <table:table-cell office:value-type="string" office:string-value="" table:formula="of:=IF(AND([Data.I$26]=[.$I20];[Data.J$26]=[.$J20]);[Data.I$3];&quot;&quot;)" table:style-name="ce3"/>
          <table:table-cell office:value-type="string" office:string-value="" table:formula="of:=IF(AND([Data.K$26]=[.$I20];[Data.L$26]=[.$J20]);[Data.K$3];&quot;&quot;)" table:style-name="ce3"/>
          <table:table-cell office:value-type="string" office:string-value="" table:formula="of:=IF(AND([Data.M$26]=[.$I20];[Data.N$26]=[.$J20]);[Data.M$3];&quot;&quot;)" table:style-name="ce3"/>
          <table:table-cell office:value-type="string" office:string-value="" table:formula="of:=IF(AND([Data.O$26]=[.$I20];[Data.P$26]=[.$J20]);[Data.O$3];&quot;&quot;)" table:style-name="ce3"/>
          <table:table-cell office:value-type="string" office:string-value="" table:formula="of:=IF(AND([Data.Q$26]=[.$I20];[Data.R$26]=[.$J20]);[Data.Q$3];&quot;&quot;)" table:style-name="ce3"/>
          <table:table-cell office:value-type="string" office:string-value="" table:formula="of:=IF(AND([Data.S$26]=[.$I20];[Data.T$26]=[.$J20]);[Data.S$3];&quot;&quot;)" table:style-name="ce3"/>
          <table:table-cell office:value-type="string" office:string-value="" table:formula="of:=IF(AND([Data.U$26]=[.$I20];[Data.V$26]=[.$J20]);[Data.U$3];&quot;&quot;)" table:style-name="ce3"/>
          <table:table-cell office:value-type="string" office:string-value="" table:formula="of:=IF(AND([Data.W$26]=[.$I20];[Data.X$26]=[.$J20]);[Data.W$3];&quot;&quot;)" table:style-name="ce3"/>
          <table:table-cell office:value-type="string" office:string-value="" table:formula="of:=IF(AND([Data.Y$26]=[.$I20];[Data.Z$26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6]=[.$I21];[Data.D$26]=[.$J21]);[Data.C$3];&quot;&quot;)" table:style-name="ce3"/>
          <table:table-cell office:value-type="string" office:string-value="" table:formula="of:=IF(AND([Data.E$26]=[.$I21];[Data.F$26]=[.$J21]);[Data.E$3];&quot;&quot;)" table:style-name="ce3"/>
          <table:table-cell office:value-type="string" office:string-value="" table:formula="of:=IF(AND([Data.G$26]=[.$I21];[Data.H$26]=[.$J21]);[Data.G$3];&quot;&quot;)" table:style-name="ce3"/>
          <table:table-cell office:value-type="string" office:string-value="" table:formula="of:=IF(AND([Data.I$26]=[.$I21];[Data.J$26]=[.$J21]);[Data.I$3];&quot;&quot;)" table:style-name="ce3"/>
          <table:table-cell office:value-type="string" office:string-value="" table:formula="of:=IF(AND([Data.K$26]=[.$I21];[Data.L$26]=[.$J21]);[Data.K$3];&quot;&quot;)" table:style-name="ce3"/>
          <table:table-cell office:value-type="string" office:string-value="" table:formula="of:=IF(AND([Data.M$26]=[.$I21];[Data.N$26]=[.$J21]);[Data.M$3];&quot;&quot;)" table:style-name="ce3"/>
          <table:table-cell office:value-type="string" office:string-value="" table:formula="of:=IF(AND([Data.O$26]=[.$I21];[Data.P$26]=[.$J21]);[Data.O$3];&quot;&quot;)" table:style-name="ce3"/>
          <table:table-cell office:value-type="string" office:string-value="" table:formula="of:=IF(AND([Data.Q$26]=[.$I21];[Data.R$26]=[.$J21]);[Data.Q$3];&quot;&quot;)" table:style-name="ce3"/>
          <table:table-cell office:value-type="string" office:string-value="" table:formula="of:=IF(AND([Data.S$26]=[.$I21];[Data.T$26]=[.$J21]);[Data.S$3];&quot;&quot;)" table:style-name="ce3"/>
          <table:table-cell office:value-type="string" office:string-value="" table:formula="of:=IF(AND([Data.U$26]=[.$I21];[Data.V$26]=[.$J21]);[Data.U$3];&quot;&quot;)" table:style-name="ce3"/>
          <table:table-cell office:value-type="string" office:string-value="" table:formula="of:=IF(AND([Data.W$26]=[.$I21];[Data.X$26]=[.$J21]);[Data.W$3];&quot;&quot;)" table:style-name="ce3"/>
          <table:table-cell office:value-type="string" office:string-value="" table:formula="of:=IF(AND([Data.Y$26]=[.$I21];[Data.Z$26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6]=[.$I22];[Data.D$26]=[.$J22]);[Data.C$3];&quot;&quot;)" table:style-name="ce3"/>
          <table:table-cell office:value-type="string" office:string-value="" table:formula="of:=IF(AND([Data.E$26]=[.$I22];[Data.F$26]=[.$J22]);[Data.E$3];&quot;&quot;)" table:style-name="ce3"/>
          <table:table-cell office:value-type="string" office:string-value="" table:formula="of:=IF(AND([Data.G$26]=[.$I22];[Data.H$26]=[.$J22]);[Data.G$3];&quot;&quot;)" table:style-name="ce3"/>
          <table:table-cell office:value-type="string" office:string-value="" table:formula="of:=IF(AND([Data.I$26]=[.$I22];[Data.J$26]=[.$J22]);[Data.I$3];&quot;&quot;)" table:style-name="ce3"/>
          <table:table-cell office:value-type="string" office:string-value="" table:formula="of:=IF(AND([Data.K$26]=[.$I22];[Data.L$26]=[.$J22]);[Data.K$3];&quot;&quot;)" table:style-name="ce3"/>
          <table:table-cell office:value-type="string" office:string-value="" table:formula="of:=IF(AND([Data.M$26]=[.$I22];[Data.N$26]=[.$J22]);[Data.M$3];&quot;&quot;)" table:style-name="ce3"/>
          <table:table-cell office:value-type="string" office:string-value="" table:formula="of:=IF(AND([Data.O$26]=[.$I22];[Data.P$26]=[.$J22]);[Data.O$3];&quot;&quot;)" table:style-name="ce3"/>
          <table:table-cell office:value-type="string" office:string-value="" table:formula="of:=IF(AND([Data.Q$26]=[.$I22];[Data.R$26]=[.$J22]);[Data.Q$3];&quot;&quot;)" table:style-name="ce3"/>
          <table:table-cell office:value-type="string" office:string-value="" table:formula="of:=IF(AND([Data.S$26]=[.$I22];[Data.T$26]=[.$J22]);[Data.S$3];&quot;&quot;)" table:style-name="ce3"/>
          <table:table-cell office:value-type="string" office:string-value="" table:formula="of:=IF(AND([Data.U$26]=[.$I22];[Data.V$26]=[.$J22]);[Data.U$3];&quot;&quot;)" table:style-name="ce3"/>
          <table:table-cell office:value-type="string" office:string-value="" table:formula="of:=IF(AND([Data.W$26]=[.$I22];[Data.X$26]=[.$J22]);[Data.W$3];&quot;&quot;)" table:style-name="ce3"/>
          <table:table-cell office:value-type="string" office:string-value="" table:formula="of:=IF(AND([Data.Y$26]=[.$I22];[Data.Z$26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6]=[.$I23];[Data.D$26]=[.$J23]);[Data.C$3];&quot;&quot;)" table:style-name="ce3"/>
          <table:table-cell office:value-type="string" office:string-value="" table:formula="of:=IF(AND([Data.E$26]=[.$I23];[Data.F$26]=[.$J23]);[Data.E$3];&quot;&quot;)" table:style-name="ce3"/>
          <table:table-cell office:value-type="string" office:string-value="" table:formula="of:=IF(AND([Data.G$26]=[.$I23];[Data.H$26]=[.$J23]);[Data.G$3];&quot;&quot;)" table:style-name="ce3"/>
          <table:table-cell office:value-type="string" office:string-value="" table:formula="of:=IF(AND([Data.I$26]=[.$I23];[Data.J$26]=[.$J23]);[Data.I$3];&quot;&quot;)" table:style-name="ce3"/>
          <table:table-cell office:value-type="string" office:string-value="" table:formula="of:=IF(AND([Data.K$26]=[.$I23];[Data.L$26]=[.$J23]);[Data.K$3];&quot;&quot;)" table:style-name="ce3"/>
          <table:table-cell office:value-type="string" office:string-value="" table:formula="of:=IF(AND([Data.M$26]=[.$I23];[Data.N$26]=[.$J23]);[Data.M$3];&quot;&quot;)" table:style-name="ce3"/>
          <table:table-cell office:value-type="string" office:string-value="" table:formula="of:=IF(AND([Data.O$26]=[.$I23];[Data.P$26]=[.$J23]);[Data.O$3];&quot;&quot;)" table:style-name="ce3"/>
          <table:table-cell office:value-type="string" office:string-value="" table:formula="of:=IF(AND([Data.Q$26]=[.$I23];[Data.R$26]=[.$J23]);[Data.Q$3];&quot;&quot;)" table:style-name="ce3"/>
          <table:table-cell office:value-type="string" office:string-value="" table:formula="of:=IF(AND([Data.S$26]=[.$I23];[Data.T$26]=[.$J23]);[Data.S$3];&quot;&quot;)" table:style-name="ce3"/>
          <table:table-cell office:value-type="string" office:string-value="" table:formula="of:=IF(AND([Data.U$26]=[.$I23];[Data.V$26]=[.$J23]);[Data.U$3];&quot;&quot;)" table:style-name="ce3"/>
          <table:table-cell office:value-type="string" office:string-value="" table:formula="of:=IF(AND([Data.W$26]=[.$I23];[Data.X$26]=[.$J23]);[Data.W$3];&quot;&quot;)" table:style-name="ce3"/>
          <table:table-cell office:value-type="string" office:string-value="" table:formula="of:=IF(AND([Data.Y$26]=[.$I23];[Data.Z$26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6]=[.$I24];[Data.D$26]=[.$J24]);[Data.C$3];&quot;&quot;)" table:style-name="ce3"/>
          <table:table-cell office:value-type="string" office:string-value="" table:formula="of:=IF(AND([Data.E$26]=[.$I24];[Data.F$26]=[.$J24]);[Data.E$3];&quot;&quot;)" table:style-name="ce3"/>
          <table:table-cell office:value-type="string" office:string-value="" table:formula="of:=IF(AND([Data.G$26]=[.$I24];[Data.H$26]=[.$J24]);[Data.G$3];&quot;&quot;)" table:style-name="ce3"/>
          <table:table-cell office:value-type="string" office:string-value="" table:formula="of:=IF(AND([Data.I$26]=[.$I24];[Data.J$26]=[.$J24]);[Data.I$3];&quot;&quot;)" table:style-name="ce3"/>
          <table:table-cell office:value-type="string" office:string-value="" table:formula="of:=IF(AND([Data.K$26]=[.$I24];[Data.L$26]=[.$J24]);[Data.K$3];&quot;&quot;)" table:style-name="ce3"/>
          <table:table-cell office:value-type="string" office:string-value="" table:formula="of:=IF(AND([Data.M$26]=[.$I24];[Data.N$26]=[.$J24]);[Data.M$3];&quot;&quot;)" table:style-name="ce3"/>
          <table:table-cell office:value-type="string" office:string-value="" table:formula="of:=IF(AND([Data.O$26]=[.$I24];[Data.P$26]=[.$J24]);[Data.O$3];&quot;&quot;)" table:style-name="ce3"/>
          <table:table-cell office:value-type="string" office:string-value="" table:formula="of:=IF(AND([Data.Q$26]=[.$I24];[Data.R$26]=[.$J24]);[Data.Q$3];&quot;&quot;)" table:style-name="ce3"/>
          <table:table-cell office:value-type="string" office:string-value="" table:formula="of:=IF(AND([Data.S$26]=[.$I24];[Data.T$26]=[.$J24]);[Data.S$3];&quot;&quot;)" table:style-name="ce3"/>
          <table:table-cell office:value-type="string" office:string-value="" table:formula="of:=IF(AND([Data.U$26]=[.$I24];[Data.V$26]=[.$J24]);[Data.U$3];&quot;&quot;)" table:style-name="ce3"/>
          <table:table-cell office:value-type="string" office:string-value="" table:formula="of:=IF(AND([Data.W$26]=[.$I24];[Data.X$26]=[.$J24]);[Data.W$3];&quot;&quot;)" table:style-name="ce3"/>
          <table:table-cell office:value-type="string" office:string-value="" table:formula="of:=IF(AND([Data.Y$26]=[.$I24];[Data.Z$26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6]=[.$I25];[Data.D$26]=[.$J25]);[Data.C$3];&quot;&quot;)" table:style-name="ce3"/>
          <table:table-cell office:value-type="string" office:string-value="" table:formula="of:=IF(AND([Data.E$26]=[.$I25];[Data.F$26]=[.$J25]);[Data.E$3];&quot;&quot;)" table:style-name="ce3"/>
          <table:table-cell office:value-type="string" office:string-value="" table:formula="of:=IF(AND([Data.G$26]=[.$I25];[Data.H$26]=[.$J25]);[Data.G$3];&quot;&quot;)" table:style-name="ce3"/>
          <table:table-cell office:value-type="string" office:string-value="" table:formula="of:=IF(AND([Data.I$26]=[.$I25];[Data.J$26]=[.$J25]);[Data.I$3];&quot;&quot;)" table:style-name="ce3"/>
          <table:table-cell office:value-type="string" office:string-value="" table:formula="of:=IF(AND([Data.K$26]=[.$I25];[Data.L$26]=[.$J25]);[Data.K$3];&quot;&quot;)" table:style-name="ce3"/>
          <table:table-cell office:value-type="string" office:string-value="" table:formula="of:=IF(AND([Data.M$26]=[.$I25];[Data.N$26]=[.$J25]);[Data.M$3];&quot;&quot;)" table:style-name="ce3"/>
          <table:table-cell office:value-type="string" office:string-value="" table:formula="of:=IF(AND([Data.O$26]=[.$I25];[Data.P$26]=[.$J25]);[Data.O$3];&quot;&quot;)" table:style-name="ce3"/>
          <table:table-cell office:value-type="string" office:string-value="" table:formula="of:=IF(AND([Data.Q$26]=[.$I25];[Data.R$26]=[.$J25]);[Data.Q$3];&quot;&quot;)" table:style-name="ce3"/>
          <table:table-cell office:value-type="string" office:string-value="" table:formula="of:=IF(AND([Data.S$26]=[.$I25];[Data.T$26]=[.$J25]);[Data.S$3];&quot;&quot;)" table:style-name="ce3"/>
          <table:table-cell office:value-type="string" office:string-value="" table:formula="of:=IF(AND([Data.U$26]=[.$I25];[Data.V$26]=[.$J25]);[Data.U$3];&quot;&quot;)" table:style-name="ce3"/>
          <table:table-cell office:value-type="string" office:string-value="" table:formula="of:=IF(AND([Data.W$26]=[.$I25];[Data.X$26]=[.$J25]);[Data.W$3];&quot;&quot;)" table:style-name="ce3"/>
          <table:table-cell office:value-type="string" office:string-value="" table:formula="of:=IF(AND([Data.Y$26]=[.$I25];[Data.Z$26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6]=[.$I26];[Data.D$26]=[.$J26]);[Data.C$3];&quot;&quot;)" table:style-name="ce3"/>
          <table:table-cell office:value-type="string" office:string-value="" table:formula="of:=IF(AND([Data.E$26]=[.$I26];[Data.F$26]=[.$J26]);[Data.E$3];&quot;&quot;)" table:style-name="ce3"/>
          <table:table-cell office:value-type="string" office:string-value="" table:formula="of:=IF(AND([Data.G$26]=[.$I26];[Data.H$26]=[.$J26]);[Data.G$3];&quot;&quot;)" table:style-name="ce3"/>
          <table:table-cell office:value-type="string" office:string-value="" table:formula="of:=IF(AND([Data.I$26]=[.$I26];[Data.J$26]=[.$J26]);[Data.I$3];&quot;&quot;)" table:style-name="ce3"/>
          <table:table-cell office:value-type="string" office:string-value="" table:formula="of:=IF(AND([Data.K$26]=[.$I26];[Data.L$26]=[.$J26]);[Data.K$3];&quot;&quot;)" table:style-name="ce3"/>
          <table:table-cell office:value-type="string" office:string-value="" table:formula="of:=IF(AND([Data.M$26]=[.$I26];[Data.N$26]=[.$J26]);[Data.M$3];&quot;&quot;)" table:style-name="ce3"/>
          <table:table-cell office:value-type="string" office:string-value="" table:formula="of:=IF(AND([Data.O$26]=[.$I26];[Data.P$26]=[.$J26]);[Data.O$3];&quot;&quot;)" table:style-name="ce3"/>
          <table:table-cell office:value-type="string" office:string-value="" table:formula="of:=IF(AND([Data.Q$26]=[.$I26];[Data.R$26]=[.$J26]);[Data.Q$3];&quot;&quot;)" table:style-name="ce3"/>
          <table:table-cell office:value-type="string" office:string-value="" table:formula="of:=IF(AND([Data.S$26]=[.$I26];[Data.T$26]=[.$J26]);[Data.S$3];&quot;&quot;)" table:style-name="ce3"/>
          <table:table-cell office:value-type="string" office:string-value="" table:formula="of:=IF(AND([Data.U$26]=[.$I26];[Data.V$26]=[.$J26]);[Data.U$3];&quot;&quot;)" table:style-name="ce3"/>
          <table:table-cell office:value-type="string" office:string-value="" table:formula="of:=IF(AND([Data.W$26]=[.$I26];[Data.X$26]=[.$J26]);[Data.W$3];&quot;&quot;)" table:style-name="ce3"/>
          <table:table-cell office:value-type="string" office:string-value="" table:formula="of:=IF(AND([Data.Y$26]=[.$I26];[Data.Z$26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  <table:table table:name="Implementing" table:style-name="ta3">
        <table:table-column table:style-name="co8" table:number-columns-repeated="2" table:default-cell-style-name="ce11"/>
        <table:table-column table:style-name="co9" table:number-columns-repeated="5" table:default-cell-style-name="ce11"/>
        <table:table-column table:style-name="co8" table:default-cell-style-name="ce11"/>
        <table:table-column table:style-name="co3" table:default-cell-style-name="ce11"/>
        <table:table-column table:style-name="co10" table:default-cell-style-name="ce11"/>
        <table:table-column table:style-name="co8" table:number-columns-repeated="16374" table:default-cell-style-name="ce11"/>
        <table:table-row table:style-name="ro10">
          <table:table-cell table:style-name="ce34"/>
          <table:table-cell table:number-columns-repeated="3" table:style-name="ce11"/>
          <table:table-cell table:style-name="ce11">
            <draw:custom-shape svg:x="1.48611in" svg:y="0.40278in" svg:width="3.65278in" svg:height="1.58333in" draw:z-index="1" draw:id="id204" draw:style-name="a364" draw:name="AutoShape 1">
              <svg:title/>
              <svg:desc/>
              <text:p text:style-name="a352" text:class-names="" text:cond-style-name=""><text:span text:style-name="a351" text:class-names=""/></text:p>
              <text:p text:style-name="a354" text:class-names="" text:cond-style-name=""><text:span text:style-name="a353" text:class-names=""/></text:p>
              <text:p text:style-name="a356" text:class-names="" text:cond-style-name=""><text:span text:style-name="a355" text:class-names="">Implementing efficiencies<text:s text:c="1"/></text:span></text:p>
              <text:p text:style-name="a358" text:class-names="" text:cond-style-name=""><text:span text:style-name="a357" text:class-names="">in our<text:s text:c="1"/></text:span></text:p>
              <text:p text:style-name="a361" text:class-names="" text:cond-style-name=""><text:span text:style-name="a359" text:class-names="">working practices</text:span><text:span text:style-name="a360" text:class-names=""/></text:p>
              <text:p text:style-name="a363" text:class-names="" text:cond-style-name=""><text:span text:style-name="a36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25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8 / 5"/>
                <draw:equation draw:name="f10" draw:formula="?f1 - ?f8"/>
                <draw:equation draw:name="f11" draw:formula="?f10 + ?f9"/>
                <draw:equation draw:name="f12" draw:formula="?f3 - ?f8"/>
                <draw:equation draw:name="f13" draw:formula="?f12 + ?f9"/>
              </draw:enhanced-geometry>
            </draw:custom-shape>
          </table:table-cell>
          <table:table-cell table:number-columns-repeated="16379" table:style-name="ce11"/>
        </table:table-row>
        <table:table-row table:style-name="ro11">
          <table:table-cell office:value-type="string" table:style-name="ce12">
            <text:p>LEVEL</text:p>
          </table:table-cell>
          <table:table-cell office:value-type="float" office:value="5" table:style-name="ce13">
            <text:p>5</text:p>
          </table:table-cell>
          <table:table-cell office:value-type="string" office:string-value="" table:formula="of:=TRIM([.K12]&amp;&quot;  &quot;&amp;[.L12]&amp;&quot;  &quot;&amp;[.M12]&amp;&quot;  &quot;&amp;[.N12]&amp;&quot;  &quot;&amp;[.O12]&amp;&quot; &quot;&amp;[.P12]&amp;&quot; &quot;&amp;[.Q12]&amp;&quot; &quot;&amp;[.R12]&amp;&quot; &quot;&amp;[.S12]&amp;&quot; &quot;&amp;[.T12]&amp;&quot; &quot;&amp;[.U12]&amp;&quot; &quot;&amp;[.V12])" table:style-name="ce5"/>
          <table:table-cell table:style-name="ce14">
            <draw:frame draw:z-index="2" draw:id="id205" draw:style-name="a369" draw:name="Text Box 2" svg:x="0.33333in" svg:y="0.25in" svg:width="1.26389in" svg:height="0.56944in">
              <draw:text-box>
                <text:p text:style-name="a366" text:class-names="" text:cond-style-name=""><text:span text:style-name="a365" text:class-names="">Something<text:s text:c="1"/></text:span></text:p>
                <text:p text:style-name="a368" text:class-names="" text:cond-style-name=""><text:span text:style-name="a367" text:class-names="">to share</text:span></text:p>
              </draw:text-box>
              <svg:title/>
              <svg:desc/>
            </draw:frame>
          </table:table-cell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4" table:style-name="ce13">
            <text:p>4</text:p>
          </table:table-cell>
          <table:table-cell office:value-type="string" office:string-value="" table:formula="of:=TRIM([.K13]&amp;&quot;  &quot;&amp;[.L13]&amp;&quot;  &quot;&amp;[.M13]&amp;&quot;  &quot;&amp;[.N13]&amp;&quot;  &quot;&amp;[.O13]&amp;&quot; &quot;&amp;[.P13]&amp;&quot; &quot;&amp;[.Q13]&amp;&quot; &quot;&amp;[.R13]&amp;&quot; &quot;&amp;[.S13]&amp;&quot; &quot;&amp;[.T13]&amp;&quot; &quot;&amp;[.U13]&amp;&quot; &quot;&amp;[.V13])" table:style-name="ce5"/>
          <table:table-cell office:value-type="string" office:string-value="" table:formula="of:=TRIM([.K14]&amp;&quot;  &quot;&amp;[.L14]&amp;&quot;  &quot;&amp;[.M14]&amp;&quot;  &quot;&amp;[.N14]&amp;&quot;  &quot;&amp;[.O14]&amp;&quot; &quot;&amp;[.P14]&amp;&quot; &quot;&amp;[.Q14]&amp;&quot; &quot;&amp;[.R14]&amp;&quot; &quot;&amp;[.S14]&amp;&quot; &quot;&amp;[.T14]&amp;&quot; &quot;&amp;[.U14]&amp;&quot; &quot;&amp;[.V14])" table:style-name="ce5"/>
          <table:table-cell table:number-columns-repeated="3" table:style-name="ce14"/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3" table:style-name="ce13">
            <text:p>3</text:p>
          </table:table-cell>
          <table:table-cell office:value-type="string" office:string-value="Bob Julie" table:formula="of:=TRIM([.K15]&amp;&quot;  &quot;&amp;[.L15]&amp;&quot;  &quot;&amp;[.M15]&amp;&quot;  &quot;&amp;[.N15]&amp;&quot;  &quot;&amp;[.O15]&amp;&quot; &quot;&amp;[.P15]&amp;&quot; &quot;&amp;[.Q15]&amp;&quot; &quot;&amp;[.R15]&amp;&quot; &quot;&amp;[.S15]&amp;&quot; &quot;&amp;[.T15]&amp;&quot; &quot;&amp;[.U15]&amp;&quot; &quot;&amp;[.V15])" table:style-name="ce6">
            <text:p>Bob Julie</text:p>
          </table:table-cell>
          <table:table-cell office:value-type="string" office:string-value="" table:formula="of:=TRIM([.K16]&amp;&quot;  &quot;&amp;[.L16]&amp;&quot;  &quot;&amp;[.M16]&amp;&quot;  &quot;&amp;[.N16]&amp;&quot;  &quot;&amp;[.O16]&amp;&quot; &quot;&amp;[.P16]&amp;&quot; &quot;&amp;[.Q16]&amp;&quot; &quot;&amp;[.R16]&amp;&quot; &quot;&amp;[.S16]&amp;&quot; &quot;&amp;[.T16]&amp;&quot; &quot;&amp;[.U16]&amp;&quot; &quot;&amp;[.V16])" table:style-name="ce6"/>
          <table:table-cell office:value-type="string" office:string-value="" table:formula="of:=TRIM([.K17]&amp;&quot;  &quot;&amp;[.L17]&amp;&quot;  &quot;&amp;[.M17]&amp;&quot;  &quot;&amp;[.N17]&amp;&quot;  &quot;&amp;[.O17]&amp;&quot; &quot;&amp;[.P17]&amp;&quot; &quot;&amp;[.Q17]&amp;&quot; &quot;&amp;[.R17]&amp;&quot; &quot;&amp;[.S17]&amp;&quot; &quot;&amp;[.T17]&amp;&quot; &quot;&amp;[.U17]&amp;&quot; &quot;&amp;[.V17])" table:style-name="ce7"/>
          <table:table-cell table:number-columns-repeated="2" table:style-name="ce15"/>
          <table:table-cell table:style-name="ce21"/>
          <table:table-cell table:number-columns-repeated="16376" table:style-name="ce11"/>
        </table:table-row>
        <table:table-row table:style-name="ro11">
          <table:table-cell table:style-name="ce11"/>
          <table:table-cell office:value-type="float" office:value="2" table:style-name="ce13">
            <text:p>2</text:p>
          </table:table-cell>
          <table:table-cell office:value-type="string" office:string-value="Tom Dick Sam Anne Kate Jill Wendy" table:formula="of:=TRIM([.K18]&amp;&quot;  &quot;&amp;[.L18]&amp;&quot;  &quot;&amp;[.M18]&amp;&quot;  &quot;&amp;[.N18]&amp;&quot;  &quot;&amp;[.O18]&amp;&quot; &quot;&amp;[.P18]&amp;&quot; &quot;&amp;[.Q18]&amp;&quot; &quot;&amp;[.R18]&amp;&quot; &quot;&amp;[.S18]&amp;&quot; &quot;&amp;[.T18]&amp;&quot; &quot;&amp;[.U18]&amp;&quot; &quot;&amp;[.V18])" table:style-name="ce6">
            <text:p>Tom Dick Sam Anne Kate Jill Wendy</text:p>
          </table:table-cell>
          <table:table-cell office:value-type="string" office:string-value="" table:formula="of:=TRIM([.K19]&amp;&quot;  &quot;&amp;[.L19]&amp;&quot;  &quot;&amp;[.M19]&amp;&quot;  &quot;&amp;[.N19]&amp;&quot;  &quot;&amp;[.O19]&amp;&quot; &quot;&amp;[.P19]&amp;&quot; &quot;&amp;[.Q19]&amp;&quot; &quot;&amp;[.R19]&amp;&quot; &quot;&amp;[.S19]&amp;&quot; &quot;&amp;[.T19]&amp;&quot; &quot;&amp;[.U19]&amp;&quot; &quot;&amp;[.V19])" table:style-name="ce6"/>
          <table:table-cell office:value-type="string" office:string-value="" table:formula="of:=TRIM([.K20]&amp;&quot;  &quot;&amp;[.L20]&amp;&quot;  &quot;&amp;[.M20]&amp;&quot;  &quot;&amp;[.N20]&amp;&quot;  &quot;&amp;[.O20]&amp;&quot; &quot;&amp;[.P20]&amp;&quot; &quot;&amp;[.Q20]&amp;&quot; &quot;&amp;[.R20]&amp;&quot; &quot;&amp;[.S20]&amp;&quot; &quot;&amp;[.T20]&amp;&quot; &quot;&amp;[.U20]&amp;&quot; &quot;&amp;[.V20])" table:style-name="ce7"/>
          <table:table-cell office:value-type="string" office:string-value="" table:formula="of:=TRIM([.K21]&amp;&quot;  &quot;&amp;[.L21]&amp;&quot;  &quot;&amp;[.M21]&amp;&quot;  &quot;&amp;[.N21]&amp;&quot;  &quot;&amp;[.O21]&amp;&quot; &quot;&amp;[.P21]&amp;&quot; &quot;&amp;[.Q21]&amp;&quot; &quot;&amp;[.R21]&amp;&quot; &quot;&amp;[.S21]&amp;&quot; &quot;&amp;[.T21]&amp;&quot; &quot;&amp;[.U21]&amp;&quot; &quot;&amp;[.V21])" table:style-name="ce7"/>
          <table:table-cell table:style-name="ce15">
            <draw:frame draw:z-index="3" draw:id="id206" draw:style-name="a374" draw:name="Text Box 3" svg:x="0.23611in" svg:y="0.41667in" svg:width="1.26389in" svg:height="0.55556in">
              <draw:text-box>
                <text:p text:style-name="a371" text:class-names="" text:cond-style-name=""><text:span text:style-name="a370" text:class-names="">Something<text:s text:c="1"/></text:span></text:p>
                <text:p text:style-name="a373" text:class-names="" text:cond-style-name=""><text:span text:style-name="a372" text:class-names="">to learn</text:span></text:p>
              </draw:text-box>
              <svg:title/>
              <svg:desc/>
            </draw:frame>
          </table:table-cell>
          <table:table-cell table:number-columns-repeated="16377" table:style-name="ce11"/>
        </table:table-row>
        <table:table-row table:style-name="ro11">
          <table:table-cell table:style-name="ce11"/>
          <table:table-cell office:value-type="float" office:value="1" table:style-name="ce13">
            <text:p>1</text:p>
          </table:table-cell>
          <table:table-cell office:value-type="string" office:string-value="Harry Rosie Jim" table:formula="of:=TRIM([.K22]&amp;&quot;  &quot;&amp;[.L22]&amp;&quot;  &quot;&amp;[.M22]&amp;&quot;  &quot;&amp;[.N22]&amp;&quot;  &quot;&amp;[.O22]&amp;&quot; &quot;&amp;[.P22]&amp;&quot; &quot;&amp;[.Q22]&amp;&quot; &quot;&amp;[.R22]&amp;&quot; &quot;&amp;[.S22]&amp;&quot; &quot;&amp;[.T22]&amp;&quot; &quot;&amp;[.U22]&amp;&quot; &quot;&amp;[.V22])" table:style-name="ce6">
            <text:p>Harry Rosie Jim</text:p>
          </table:table-cell>
          <table:table-cell office:value-type="string" office:string-value="" table:formula="of:=TRIM([.K23]&amp;&quot;  &quot;&amp;[.L23]&amp;&quot;  &quot;&amp;[.M23]&amp;&quot;  &quot;&amp;[.N23]&amp;&quot;  &quot;&amp;[.O23]&amp;&quot; &quot;&amp;[.P23]&amp;&quot; &quot;&amp;[.Q23]&amp;&quot; &quot;&amp;[.R23]&amp;&quot; &quot;&amp;[.S23]&amp;&quot; &quot;&amp;[.T23]&amp;&quot; &quot;&amp;[.U23]&amp;&quot; &quot;&amp;[.V23])" table:style-name="ce6"/>
          <table:table-cell office:value-type="string" office:string-value="" table:formula="of:=TRIM([.K24]&amp;&quot;  &quot;&amp;[.L24]&amp;&quot;  &quot;&amp;[.M24]&amp;&quot;  &quot;&amp;[.N24]&amp;&quot;  &quot;&amp;[.O24]&amp;&quot; &quot;&amp;[.P24]&amp;&quot; &quot;&amp;[.Q24]&amp;&quot; &quot;&amp;[.R24]&amp;&quot; &quot;&amp;[.S24]&amp;&quot; &quot;&amp;[.T24]&amp;&quot; &quot;&amp;[.U24]&amp;&quot; &quot;&amp;[.V24])" table:style-name="ce7"/>
          <table:table-cell office:value-type="string" office:string-value="" table:formula="of:=TRIM([.K25]&amp;&quot;  &quot;&amp;[.L25]&amp;&quot;  &quot;&amp;[.M25]&amp;&quot;  &quot;&amp;[.N25]&amp;&quot;  &quot;&amp;[.O25]&amp;&quot; &quot;&amp;[.P25]&amp;&quot; &quot;&amp;[.Q25]&amp;&quot; &quot;&amp;[.R25]&amp;&quot; &quot;&amp;[.S25]&amp;&quot; &quot;&amp;[.T25]&amp;&quot; &quot;&amp;[.U25]&amp;&quot; &quot;&amp;[.V25])" table:style-name="ce7"/>
          <table:table-cell office:value-type="string" office:string-value="" table:formula="of:=TRIM([.K26]&amp;&quot;  &quot;&amp;[.L26]&amp;&quot;  &quot;&amp;[.M26]&amp;&quot;  &quot;&amp;[.N26]&amp;&quot;  &quot;&amp;[.O26]&amp;&quot; &quot;&amp;[.P26]&amp;&quot; &quot;&amp;[.Q26]&amp;&quot; &quot;&amp;[.R26]&amp;&quot; &quot;&amp;[.S26]&amp;&quot; &quot;&amp;[.T26]&amp;&quot; &quot;&amp;[.U26]&amp;&quot; &quot;&amp;[.V26])" table:style-name="ce7"/>
          <table:table-cell table:number-columns-repeated="16377" table:style-name="ce11"/>
        </table:table-row>
        <table:table-row table:style-name="ro12">
          <table:table-cell table:number-columns-repeated="2" table:style-name="ce11"/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string" table:style-name="ce11">
            <text:p>Target minus current level</text:p>
          </table:table-cell>
          <table:table-cell table:number-columns-repeated="16376" table:style-name="ce11"/>
        </table:table-row>
        <table:table-row table:style-name="ro13">
          <table:table-cell table:style-name="ce11"/>
          <table:table-cell table:style-name="ce4"/>
          <table:table-cell table:number-columns-repeated="4" table:style-name="ce11"/>
          <table:table-cell office:value-type="string" table:style-name="ce18">
            <text:p>GAP</text:p>
          </table:table-cell>
          <table:table-cell table:number-columns-repeated="16377" table:style-name="ce11"/>
        </table:table-row>
        <table:table-row table:number-rows-repeated="3" table:style-name="ro9">
          <table:table-cell table:number-columns-repeated="16384"/>
        </table:table-row>
        <table:table-row table:style-name="ro14">
          <table:table-cell table:number-columns-repeated="8" table:style-name="ce11"/>
          <table:table-cell office:value-type="float" office:value="5" table:style-name="ce11">
            <text:p>5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7]=[.$I12];[Data.D$27]=[.$J12]);[Data.C$3];&quot;&quot;)" table:style-name="ce3"/>
          <table:table-cell office:value-type="string" office:string-value="" table:formula="of:=IF(AND([Data.E$27]=[.$I12];[Data.F$27]=[.$J12]);[Data.E$3];&quot;&quot;)" table:style-name="ce3"/>
          <table:table-cell office:value-type="string" office:string-value="" table:formula="of:=IF(AND([Data.G$27]=[.$I12];[Data.H$27]=[.$J12]);[Data.G$3];&quot;&quot;)" table:style-name="ce3"/>
          <table:table-cell office:value-type="string" office:string-value="" table:formula="of:=IF(AND([Data.I$27]=[.$I12];[Data.J$27]=[.$J12]);[Data.I$3];&quot;&quot;)" table:style-name="ce3"/>
          <table:table-cell office:value-type="string" office:string-value="" table:formula="of:=IF(AND([Data.K$27]=[.$I12];[Data.L$27]=[.$J12]);[Data.K$3];&quot;&quot;)" table:style-name="ce3"/>
          <table:table-cell office:value-type="string" office:string-value="" table:formula="of:=IF(AND([Data.M$27]=[.$I12];[Data.N$27]=[.$J12]);[Data.M$3];&quot;&quot;)" table:style-name="ce3"/>
          <table:table-cell office:value-type="string" office:string-value="" table:formula="of:=IF(AND([Data.O$27]=[.$I12];[Data.P$27]=[.$J12]);[Data.O$3];&quot;&quot;)" table:style-name="ce3"/>
          <table:table-cell office:value-type="string" office:string-value="" table:formula="of:=IF(AND([Data.Q$27]=[.$I12];[Data.R$27]=[.$J12]);[Data.Q$3];&quot;&quot;)" table:style-name="ce3"/>
          <table:table-cell office:value-type="string" office:string-value="" table:formula="of:=IF(AND([Data.S$27]=[.$I12];[Data.T$27]=[.$J12]);[Data.S$3];&quot;&quot;)" table:style-name="ce3"/>
          <table:table-cell office:value-type="string" office:string-value="" table:formula="of:=IF(AND([Data.U$27]=[.$I12];[Data.V$27]=[.$J12]);[Data.U$3];&quot;&quot;)" table:style-name="ce3"/>
          <table:table-cell office:value-type="string" office:string-value="" table:formula="of:=IF(AND([Data.W$27]=[.$I12];[Data.X$27]=[.$J12]);[Data.W$3];&quot;&quot;)" table:style-name="ce3"/>
          <table:table-cell office:value-type="string" office:string-value="" table:formula="of:=IF(AND([Data.Y$27]=[.$I12];[Data.Z$27]=[.$J12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7]=[.$I13];[Data.D$27]=[.$J13]);[Data.C$3];&quot;&quot;)" table:style-name="ce3"/>
          <table:table-cell office:value-type="string" office:string-value="" table:formula="of:=IF(AND([Data.E$27]=[.$I13];[Data.F$27]=[.$J13]);[Data.E$3];&quot;&quot;)" table:style-name="ce3"/>
          <table:table-cell office:value-type="string" office:string-value="" table:formula="of:=IF(AND([Data.G$27]=[.$I13];[Data.H$27]=[.$J13]);[Data.G$3];&quot;&quot;)" table:style-name="ce3"/>
          <table:table-cell office:value-type="string" office:string-value="" table:formula="of:=IF(AND([Data.I$27]=[.$I13];[Data.J$27]=[.$J13]);[Data.I$3];&quot;&quot;)" table:style-name="ce3"/>
          <table:table-cell office:value-type="string" office:string-value="" table:formula="of:=IF(AND([Data.K$27]=[.$I13];[Data.L$27]=[.$J13]);[Data.K$3];&quot;&quot;)" table:style-name="ce3"/>
          <table:table-cell office:value-type="string" office:string-value="" table:formula="of:=IF(AND([Data.M$27]=[.$I13];[Data.N$27]=[.$J13]);[Data.M$3];&quot;&quot;)" table:style-name="ce3"/>
          <table:table-cell office:value-type="string" office:string-value="" table:formula="of:=IF(AND([Data.O$27]=[.$I13];[Data.P$27]=[.$J13]);[Data.O$3];&quot;&quot;)" table:style-name="ce3"/>
          <table:table-cell office:value-type="string" office:string-value="" table:formula="of:=IF(AND([Data.Q$27]=[.$I13];[Data.R$27]=[.$J13]);[Data.Q$3];&quot;&quot;)" table:style-name="ce3"/>
          <table:table-cell office:value-type="string" office:string-value="" table:formula="of:=IF(AND([Data.S$27]=[.$I13];[Data.T$27]=[.$J13]);[Data.S$3];&quot;&quot;)" table:style-name="ce3"/>
          <table:table-cell office:value-type="string" office:string-value="" table:formula="of:=IF(AND([Data.U$27]=[.$I13];[Data.V$27]=[.$J13]);[Data.U$3];&quot;&quot;)" table:style-name="ce3"/>
          <table:table-cell office:value-type="string" office:string-value="" table:formula="of:=IF(AND([Data.W$27]=[.$I13];[Data.X$27]=[.$J13]);[Data.W$3];&quot;&quot;)" table:style-name="ce3"/>
          <table:table-cell office:value-type="string" office:string-value="" table:formula="of:=IF(AND([Data.Y$27]=[.$I13];[Data.Z$27]=[.$J13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7]=[.$I14];[Data.D$27]=[.$J14]);[Data.C$3];&quot;&quot;)" table:style-name="ce3"/>
          <table:table-cell office:value-type="string" office:string-value="" table:formula="of:=IF(AND([Data.E$27]=[.$I14];[Data.F$27]=[.$J14]);[Data.E$3];&quot;&quot;)" table:style-name="ce3"/>
          <table:table-cell office:value-type="string" office:string-value="" table:formula="of:=IF(AND([Data.G$27]=[.$I14];[Data.H$27]=[.$J14]);[Data.G$3];&quot;&quot;)" table:style-name="ce3"/>
          <table:table-cell office:value-type="string" office:string-value="" table:formula="of:=IF(AND([Data.I$27]=[.$I14];[Data.J$27]=[.$J14]);[Data.I$3];&quot;&quot;)" table:style-name="ce3"/>
          <table:table-cell office:value-type="string" office:string-value="" table:formula="of:=IF(AND([Data.K$27]=[.$I14];[Data.L$27]=[.$J14]);[Data.K$3];&quot;&quot;)" table:style-name="ce3"/>
          <table:table-cell office:value-type="string" office:string-value="" table:formula="of:=IF(AND([Data.M$27]=[.$I14];[Data.N$27]=[.$J14]);[Data.M$3];&quot;&quot;)" table:style-name="ce3"/>
          <table:table-cell office:value-type="string" office:string-value="" table:formula="of:=IF(AND([Data.O$27]=[.$I14];[Data.P$27]=[.$J14]);[Data.O$3];&quot;&quot;)" table:style-name="ce3"/>
          <table:table-cell office:value-type="string" office:string-value="" table:formula="of:=IF(AND([Data.Q$27]=[.$I14];[Data.R$27]=[.$J14]);[Data.Q$3];&quot;&quot;)" table:style-name="ce3"/>
          <table:table-cell office:value-type="string" office:string-value="" table:formula="of:=IF(AND([Data.S$27]=[.$I14];[Data.T$27]=[.$J14]);[Data.S$3];&quot;&quot;)" table:style-name="ce3"/>
          <table:table-cell office:value-type="string" office:string-value="" table:formula="of:=IF(AND([Data.U$27]=[.$I14];[Data.V$27]=[.$J14]);[Data.U$3];&quot;&quot;)" table:style-name="ce3"/>
          <table:table-cell office:value-type="string" office:string-value="" table:formula="of:=IF(AND([Data.W$27]=[.$I14];[Data.X$27]=[.$J14]);[Data.W$3];&quot;&quot;)" table:style-name="ce3"/>
          <table:table-cell office:value-type="string" office:string-value="" table:formula="of:=IF(AND([Data.Y$27]=[.$I14];[Data.Z$27]=[.$J14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7]=[.$I15];[Data.D$27]=[.$J15]);[Data.C$3];&quot;&quot;)" table:style-name="ce3"/>
          <table:table-cell office:value-type="string" office:string-value="" table:formula="of:=IF(AND([Data.E$27]=[.$I15];[Data.F$27]=[.$J15]);[Data.E$3];&quot;&quot;)" table:style-name="ce3"/>
          <table:table-cell office:value-type="string" office:string-value="" table:formula="of:=IF(AND([Data.G$27]=[.$I15];[Data.H$27]=[.$J15]);[Data.G$3];&quot;&quot;)" table:style-name="ce3"/>
          <table:table-cell office:value-type="string" office:string-value="Bob" table:formula="of:=IF(AND([Data.I$27]=[.$I15];[Data.J$27]=[.$J15]);[Data.I$3];&quot;&quot;)" table:style-name="ce3">
            <text:p>Bob</text:p>
          </table:table-cell>
          <table:table-cell office:value-type="string" office:string-value="" table:formula="of:=IF(AND([Data.K$27]=[.$I15];[Data.L$27]=[.$J15]);[Data.K$3];&quot;&quot;)" table:style-name="ce3"/>
          <table:table-cell office:value-type="string" office:string-value="" table:formula="of:=IF(AND([Data.M$27]=[.$I15];[Data.N$27]=[.$J15]);[Data.M$3];&quot;&quot;)" table:style-name="ce3"/>
          <table:table-cell office:value-type="string" office:string-value="Julie" table:formula="of:=IF(AND([Data.O$27]=[.$I15];[Data.P$27]=[.$J15]);[Data.O$3];&quot;&quot;)" table:style-name="ce3">
            <text:p>Julie</text:p>
          </table:table-cell>
          <table:table-cell office:value-type="string" office:string-value="" table:formula="of:=IF(AND([Data.Q$27]=[.$I15];[Data.R$27]=[.$J15]);[Data.Q$3];&quot;&quot;)" table:style-name="ce3"/>
          <table:table-cell office:value-type="string" office:string-value="" table:formula="of:=IF(AND([Data.S$27]=[.$I15];[Data.T$27]=[.$J15]);[Data.S$3];&quot;&quot;)" table:style-name="ce3"/>
          <table:table-cell office:value-type="string" office:string-value="" table:formula="of:=IF(AND([Data.U$27]=[.$I15];[Data.V$27]=[.$J15]);[Data.U$3];&quot;&quot;)" table:style-name="ce3"/>
          <table:table-cell office:value-type="string" office:string-value="" table:formula="of:=IF(AND([Data.W$27]=[.$I15];[Data.X$27]=[.$J15]);[Data.W$3];&quot;&quot;)" table:style-name="ce3"/>
          <table:table-cell office:value-type="string" office:string-value="" table:formula="of:=IF(AND([Data.Y$27]=[.$I15];[Data.Z$27]=[.$J15]);[Data.Y$3];&quot;&quot;)" table:style-name="ce3"/>
          <table:table-cell table:number-columns-repeated="16362"/>
        </table:table-row>
        <table:table-row table:style-name="ro14">
          <table:table-cell table:number-columns-repeated="8" table:style-name="ce11"/>
          <table:table-cell office:value-type="float" office:value="3" table:style-name="ce2">
            <text:p>3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7]=[.$I16];[Data.D$27]=[.$J16]);[Data.C$3];&quot;&quot;)" table:style-name="ce3"/>
          <table:table-cell office:value-type="string" office:string-value="" table:formula="of:=IF(AND([Data.E$27]=[.$I16];[Data.F$27]=[.$J16]);[Data.E$3];&quot;&quot;)" table:style-name="ce3"/>
          <table:table-cell office:value-type="string" office:string-value="" table:formula="of:=IF(AND([Data.G$27]=[.$I16];[Data.H$27]=[.$J16]);[Data.G$3];&quot;&quot;)" table:style-name="ce3"/>
          <table:table-cell office:value-type="string" office:string-value="" table:formula="of:=IF(AND([Data.I$27]=[.$I16];[Data.J$27]=[.$J16]);[Data.I$3];&quot;&quot;)" table:style-name="ce3"/>
          <table:table-cell office:value-type="string" office:string-value="" table:formula="of:=IF(AND([Data.K$27]=[.$I16];[Data.L$27]=[.$J16]);[Data.K$3];&quot;&quot;)" table:style-name="ce3"/>
          <table:table-cell office:value-type="string" office:string-value="" table:formula="of:=IF(AND([Data.M$27]=[.$I16];[Data.N$27]=[.$J16]);[Data.M$3];&quot;&quot;)" table:style-name="ce3"/>
          <table:table-cell office:value-type="string" office:string-value="" table:formula="of:=IF(AND([Data.O$27]=[.$I16];[Data.P$27]=[.$J16]);[Data.O$3];&quot;&quot;)" table:style-name="ce3"/>
          <table:table-cell office:value-type="string" office:string-value="" table:formula="of:=IF(AND([Data.Q$27]=[.$I16];[Data.R$27]=[.$J16]);[Data.Q$3];&quot;&quot;)" table:style-name="ce3"/>
          <table:table-cell office:value-type="string" office:string-value="" table:formula="of:=IF(AND([Data.S$27]=[.$I16];[Data.T$27]=[.$J16]);[Data.S$3];&quot;&quot;)" table:style-name="ce3"/>
          <table:table-cell office:value-type="string" office:string-value="" table:formula="of:=IF(AND([Data.U$27]=[.$I16];[Data.V$27]=[.$J16]);[Data.U$3];&quot;&quot;)" table:style-name="ce3"/>
          <table:table-cell office:value-type="string" office:string-value="" table:formula="of:=IF(AND([Data.W$27]=[.$I16];[Data.X$27]=[.$J16]);[Data.W$3];&quot;&quot;)" table:style-name="ce3"/>
          <table:table-cell office:value-type="string" office:string-value="" table:formula="of:=IF(AND([Data.Y$27]=[.$I16];[Data.Z$27]=[.$J16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3" table:style-name="ce2">
            <text:p>3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7]=[.$I17];[Data.D$27]=[.$J17]);[Data.C$3];&quot;&quot;)" table:style-name="ce3"/>
          <table:table-cell office:value-type="string" office:string-value="" table:formula="of:=IF(AND([Data.E$27]=[.$I17];[Data.F$27]=[.$J17]);[Data.E$3];&quot;&quot;)" table:style-name="ce3"/>
          <table:table-cell office:value-type="string" office:string-value="" table:formula="of:=IF(AND([Data.G$27]=[.$I17];[Data.H$27]=[.$J17]);[Data.G$3];&quot;&quot;)" table:style-name="ce3"/>
          <table:table-cell office:value-type="string" office:string-value="" table:formula="of:=IF(AND([Data.I$27]=[.$I17];[Data.J$27]=[.$J17]);[Data.I$3];&quot;&quot;)" table:style-name="ce3"/>
          <table:table-cell office:value-type="string" office:string-value="" table:formula="of:=IF(AND([Data.K$27]=[.$I17];[Data.L$27]=[.$J17]);[Data.K$3];&quot;&quot;)" table:style-name="ce3"/>
          <table:table-cell office:value-type="string" office:string-value="" table:formula="of:=IF(AND([Data.M$27]=[.$I17];[Data.N$27]=[.$J17]);[Data.M$3];&quot;&quot;)" table:style-name="ce3"/>
          <table:table-cell office:value-type="string" office:string-value="" table:formula="of:=IF(AND([Data.O$27]=[.$I17];[Data.P$27]=[.$J17]);[Data.O$3];&quot;&quot;)" table:style-name="ce3"/>
          <table:table-cell office:value-type="string" office:string-value="" table:formula="of:=IF(AND([Data.Q$27]=[.$I17];[Data.R$27]=[.$J17]);[Data.Q$3];&quot;&quot;)" table:style-name="ce3"/>
          <table:table-cell office:value-type="string" office:string-value="" table:formula="of:=IF(AND([Data.S$27]=[.$I17];[Data.T$27]=[.$J17]);[Data.S$3];&quot;&quot;)" table:style-name="ce3"/>
          <table:table-cell office:value-type="string" office:string-value="" table:formula="of:=IF(AND([Data.U$27]=[.$I17];[Data.V$27]=[.$J17]);[Data.U$3];&quot;&quot;)" table:style-name="ce3"/>
          <table:table-cell office:value-type="string" office:string-value="" table:formula="of:=IF(AND([Data.W$27]=[.$I17];[Data.X$27]=[.$J17]);[Data.W$3];&quot;&quot;)" table:style-name="ce3"/>
          <table:table-cell office:value-type="string" office:string-value="" table:formula="of:=IF(AND([Data.Y$27]=[.$I17];[Data.Z$27]=[.$J17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0" table:style-name="ce11">
            <text:p>0</text:p>
          </table:table-cell>
          <table:table-cell office:value-type="string" office:string-value="Tom" table:formula="of:=IF(AND([Data.C$27]=[.$I18];[Data.D$27]=[.$J18]);[Data.C$3];&quot;&quot;)" table:style-name="ce3">
            <text:p>Tom</text:p>
          </table:table-cell>
          <table:table-cell office:value-type="string" office:string-value="Dick" table:formula="of:=IF(AND([Data.E$27]=[.$I18];[Data.F$27]=[.$J18]);[Data.E$3];&quot;&quot;)" table:style-name="ce3">
            <text:p>Dick</text:p>
          </table:table-cell>
          <table:table-cell office:value-type="string" office:string-value="" table:formula="of:=IF(AND([Data.G$27]=[.$I18];[Data.H$27]=[.$J18]);[Data.G$3];&quot;&quot;)" table:style-name="ce3"/>
          <table:table-cell office:value-type="string" office:string-value="" table:formula="of:=IF(AND([Data.I$27]=[.$I18];[Data.J$27]=[.$J18]);[Data.I$3];&quot;&quot;)" table:style-name="ce3"/>
          <table:table-cell office:value-type="string" office:string-value="Sam" table:formula="of:=IF(AND([Data.K$27]=[.$I18];[Data.L$27]=[.$J18]);[Data.K$3];&quot;&quot;)" table:style-name="ce3">
            <text:p>Sam</text:p>
          </table:table-cell>
          <table:table-cell office:value-type="string" office:string-value="Anne" table:formula="of:=IF(AND([Data.M$27]=[.$I18];[Data.N$27]=[.$J18]);[Data.M$3];&quot;&quot;)" table:style-name="ce3">
            <text:p>Anne</text:p>
          </table:table-cell>
          <table:table-cell office:value-type="string" office:string-value="" table:formula="of:=IF(AND([Data.O$27]=[.$I18];[Data.P$27]=[.$J18]);[Data.O$3];&quot;&quot;)" table:style-name="ce3"/>
          <table:table-cell office:value-type="string" office:string-value="" table:formula="of:=IF(AND([Data.Q$27]=[.$I18];[Data.R$27]=[.$J18]);[Data.Q$3];&quot;&quot;)" table:style-name="ce3"/>
          <table:table-cell office:value-type="string" office:string-value="" table:formula="of:=IF(AND([Data.S$27]=[.$I18];[Data.T$27]=[.$J18]);[Data.S$3];&quot;&quot;)" table:style-name="ce3"/>
          <table:table-cell office:value-type="string" office:string-value="Kate" table:formula="of:=IF(AND([Data.U$27]=[.$I18];[Data.V$27]=[.$J18]);[Data.U$3];&quot;&quot;)" table:style-name="ce3">
            <text:p>Kate</text:p>
          </table:table-cell>
          <table:table-cell office:value-type="string" office:string-value="Jill" table:formula="of:=IF(AND([Data.W$27]=[.$I18];[Data.X$27]=[.$J18]);[Data.W$3];&quot;&quot;)" table:style-name="ce3">
            <text:p>Jill</text:p>
          </table:table-cell>
          <table:table-cell office:value-type="string" office:string-value="Wendy" table:formula="of:=IF(AND([Data.Y$27]=[.$I18];[Data.Z$27]=[.$J18]);[Data.Y$3];&quot;&quot;)" table:style-name="ce3">
            <text:p>Wendy</text:p>
          </table:table-cell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7]=[.$I19];[Data.D$27]=[.$J19]);[Data.C$3];&quot;&quot;)" table:style-name="ce3"/>
          <table:table-cell office:value-type="string" office:string-value="" table:formula="of:=IF(AND([Data.E$27]=[.$I19];[Data.F$27]=[.$J19]);[Data.E$3];&quot;&quot;)" table:style-name="ce3"/>
          <table:table-cell office:value-type="string" office:string-value="" table:formula="of:=IF(AND([Data.G$27]=[.$I19];[Data.H$27]=[.$J19]);[Data.G$3];&quot;&quot;)" table:style-name="ce3"/>
          <table:table-cell office:value-type="string" office:string-value="" table:formula="of:=IF(AND([Data.I$27]=[.$I19];[Data.J$27]=[.$J19]);[Data.I$3];&quot;&quot;)" table:style-name="ce3"/>
          <table:table-cell office:value-type="string" office:string-value="" table:formula="of:=IF(AND([Data.K$27]=[.$I19];[Data.L$27]=[.$J19]);[Data.K$3];&quot;&quot;)" table:style-name="ce3"/>
          <table:table-cell office:value-type="string" office:string-value="" table:formula="of:=IF(AND([Data.M$27]=[.$I19];[Data.N$27]=[.$J19]);[Data.M$3];&quot;&quot;)" table:style-name="ce3"/>
          <table:table-cell office:value-type="string" office:string-value="" table:formula="of:=IF(AND([Data.O$27]=[.$I19];[Data.P$27]=[.$J19]);[Data.O$3];&quot;&quot;)" table:style-name="ce3"/>
          <table:table-cell office:value-type="string" office:string-value="" table:formula="of:=IF(AND([Data.Q$27]=[.$I19];[Data.R$27]=[.$J19]);[Data.Q$3];&quot;&quot;)" table:style-name="ce3"/>
          <table:table-cell office:value-type="string" office:string-value="" table:formula="of:=IF(AND([Data.S$27]=[.$I19];[Data.T$27]=[.$J19]);[Data.S$3];&quot;&quot;)" table:style-name="ce3"/>
          <table:table-cell office:value-type="string" office:string-value="" table:formula="of:=IF(AND([Data.U$27]=[.$I19];[Data.V$27]=[.$J19]);[Data.U$3];&quot;&quot;)" table:style-name="ce3"/>
          <table:table-cell office:value-type="string" office:string-value="" table:formula="of:=IF(AND([Data.W$27]=[.$I19];[Data.X$27]=[.$J19]);[Data.W$3];&quot;&quot;)" table:style-name="ce3"/>
          <table:table-cell office:value-type="string" office:string-value="" table:formula="of:=IF(AND([Data.Y$27]=[.$I19];[Data.Z$27]=[.$J19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7]=[.$I20];[Data.D$27]=[.$J20]);[Data.C$3];&quot;&quot;)" table:style-name="ce3"/>
          <table:table-cell office:value-type="string" office:string-value="" table:formula="of:=IF(AND([Data.E$27]=[.$I20];[Data.F$27]=[.$J20]);[Data.E$3];&quot;&quot;)" table:style-name="ce3"/>
          <table:table-cell office:value-type="string" office:string-value="" table:formula="of:=IF(AND([Data.G$27]=[.$I20];[Data.H$27]=[.$J20]);[Data.G$3];&quot;&quot;)" table:style-name="ce3"/>
          <table:table-cell office:value-type="string" office:string-value="" table:formula="of:=IF(AND([Data.I$27]=[.$I20];[Data.J$27]=[.$J20]);[Data.I$3];&quot;&quot;)" table:style-name="ce3"/>
          <table:table-cell office:value-type="string" office:string-value="" table:formula="of:=IF(AND([Data.K$27]=[.$I20];[Data.L$27]=[.$J20]);[Data.K$3];&quot;&quot;)" table:style-name="ce3"/>
          <table:table-cell office:value-type="string" office:string-value="" table:formula="of:=IF(AND([Data.M$27]=[.$I20];[Data.N$27]=[.$J20]);[Data.M$3];&quot;&quot;)" table:style-name="ce3"/>
          <table:table-cell office:value-type="string" office:string-value="" table:formula="of:=IF(AND([Data.O$27]=[.$I20];[Data.P$27]=[.$J20]);[Data.O$3];&quot;&quot;)" table:style-name="ce3"/>
          <table:table-cell office:value-type="string" office:string-value="" table:formula="of:=IF(AND([Data.Q$27]=[.$I20];[Data.R$27]=[.$J20]);[Data.Q$3];&quot;&quot;)" table:style-name="ce3"/>
          <table:table-cell office:value-type="string" office:string-value="" table:formula="of:=IF(AND([Data.S$27]=[.$I20];[Data.T$27]=[.$J20]);[Data.S$3];&quot;&quot;)" table:style-name="ce3"/>
          <table:table-cell office:value-type="string" office:string-value="" table:formula="of:=IF(AND([Data.U$27]=[.$I20];[Data.V$27]=[.$J20]);[Data.U$3];&quot;&quot;)" table:style-name="ce3"/>
          <table:table-cell office:value-type="string" office:string-value="" table:formula="of:=IF(AND([Data.W$27]=[.$I20];[Data.X$27]=[.$J20]);[Data.W$3];&quot;&quot;)" table:style-name="ce3"/>
          <table:table-cell office:value-type="string" office:string-value="" table:formula="of:=IF(AND([Data.Y$27]=[.$I20];[Data.Z$27]=[.$J20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2" table:style-name="ce2">
            <text:p>2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7]=[.$I21];[Data.D$27]=[.$J21]);[Data.C$3];&quot;&quot;)" table:style-name="ce3"/>
          <table:table-cell office:value-type="string" office:string-value="" table:formula="of:=IF(AND([Data.E$27]=[.$I21];[Data.F$27]=[.$J21]);[Data.E$3];&quot;&quot;)" table:style-name="ce3"/>
          <table:table-cell office:value-type="string" office:string-value="" table:formula="of:=IF(AND([Data.G$27]=[.$I21];[Data.H$27]=[.$J21]);[Data.G$3];&quot;&quot;)" table:style-name="ce3"/>
          <table:table-cell office:value-type="string" office:string-value="" table:formula="of:=IF(AND([Data.I$27]=[.$I21];[Data.J$27]=[.$J21]);[Data.I$3];&quot;&quot;)" table:style-name="ce3"/>
          <table:table-cell office:value-type="string" office:string-value="" table:formula="of:=IF(AND([Data.K$27]=[.$I21];[Data.L$27]=[.$J21]);[Data.K$3];&quot;&quot;)" table:style-name="ce3"/>
          <table:table-cell office:value-type="string" office:string-value="" table:formula="of:=IF(AND([Data.M$27]=[.$I21];[Data.N$27]=[.$J21]);[Data.M$3];&quot;&quot;)" table:style-name="ce3"/>
          <table:table-cell office:value-type="string" office:string-value="" table:formula="of:=IF(AND([Data.O$27]=[.$I21];[Data.P$27]=[.$J21]);[Data.O$3];&quot;&quot;)" table:style-name="ce3"/>
          <table:table-cell office:value-type="string" office:string-value="" table:formula="of:=IF(AND([Data.Q$27]=[.$I21];[Data.R$27]=[.$J21]);[Data.Q$3];&quot;&quot;)" table:style-name="ce3"/>
          <table:table-cell office:value-type="string" office:string-value="" table:formula="of:=IF(AND([Data.S$27]=[.$I21];[Data.T$27]=[.$J21]);[Data.S$3];&quot;&quot;)" table:style-name="ce3"/>
          <table:table-cell office:value-type="string" office:string-value="" table:formula="of:=IF(AND([Data.U$27]=[.$I21];[Data.V$27]=[.$J21]);[Data.U$3];&quot;&quot;)" table:style-name="ce3"/>
          <table:table-cell office:value-type="string" office:string-value="" table:formula="of:=IF(AND([Data.W$27]=[.$I21];[Data.X$27]=[.$J21]);[Data.W$3];&quot;&quot;)" table:style-name="ce3"/>
          <table:table-cell office:value-type="string" office:string-value="" table:formula="of:=IF(AND([Data.Y$27]=[.$I21];[Data.Z$27]=[.$J21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0" table:style-name="ce11">
            <text:p>0</text:p>
          </table:table-cell>
          <table:table-cell office:value-type="string" office:string-value="" table:formula="of:=IF(AND([Data.C$27]=[.$I22];[Data.D$27]=[.$J22]);[Data.C$3];&quot;&quot;)" table:style-name="ce3"/>
          <table:table-cell office:value-type="string" office:string-value="" table:formula="of:=IF(AND([Data.E$27]=[.$I22];[Data.F$27]=[.$J22]);[Data.E$3];&quot;&quot;)" table:style-name="ce3"/>
          <table:table-cell office:value-type="string" office:string-value="Harry" table:formula="of:=IF(AND([Data.G$27]=[.$I22];[Data.H$27]=[.$J22]);[Data.G$3];&quot;&quot;)" table:style-name="ce3">
            <text:p>Harry</text:p>
          </table:table-cell>
          <table:table-cell office:value-type="string" office:string-value="" table:formula="of:=IF(AND([Data.I$27]=[.$I22];[Data.J$27]=[.$J22]);[Data.I$3];&quot;&quot;)" table:style-name="ce3"/>
          <table:table-cell office:value-type="string" office:string-value="" table:formula="of:=IF(AND([Data.K$27]=[.$I22];[Data.L$27]=[.$J22]);[Data.K$3];&quot;&quot;)" table:style-name="ce3"/>
          <table:table-cell office:value-type="string" office:string-value="" table:formula="of:=IF(AND([Data.M$27]=[.$I22];[Data.N$27]=[.$J22]);[Data.M$3];&quot;&quot;)" table:style-name="ce3"/>
          <table:table-cell office:value-type="string" office:string-value="" table:formula="of:=IF(AND([Data.O$27]=[.$I22];[Data.P$27]=[.$J22]);[Data.O$3];&quot;&quot;)" table:style-name="ce3"/>
          <table:table-cell office:value-type="string" office:string-value="Rosie" table:formula="of:=IF(AND([Data.Q$27]=[.$I22];[Data.R$27]=[.$J22]);[Data.Q$3];&quot;&quot;)" table:style-name="ce3">
            <text:p>Rosie</text:p>
          </table:table-cell>
          <table:table-cell office:value-type="string" office:string-value="Jim" table:formula="of:=IF(AND([Data.S$27]=[.$I22];[Data.T$27]=[.$J22]);[Data.S$3];&quot;&quot;)" table:style-name="ce3">
            <text:p>Jim</text:p>
          </table:table-cell>
          <table:table-cell office:value-type="string" office:string-value="" table:formula="of:=IF(AND([Data.U$27]=[.$I22];[Data.V$27]=[.$J22]);[Data.U$3];&quot;&quot;)" table:style-name="ce3"/>
          <table:table-cell office:value-type="string" office:string-value="" table:formula="of:=IF(AND([Data.W$27]=[.$I22];[Data.X$27]=[.$J22]);[Data.W$3];&quot;&quot;)" table:style-name="ce3"/>
          <table:table-cell office:value-type="string" office:string-value="" table:formula="of:=IF(AND([Data.Y$27]=[.$I22];[Data.Z$27]=[.$J22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1" table:style-name="ce11">
            <text:p>1</text:p>
          </table:table-cell>
          <table:table-cell office:value-type="string" office:string-value="" table:formula="of:=IF(AND([Data.C$27]=[.$I23];[Data.D$27]=[.$J23]);[Data.C$3];&quot;&quot;)" table:style-name="ce3"/>
          <table:table-cell office:value-type="string" office:string-value="" table:formula="of:=IF(AND([Data.E$27]=[.$I23];[Data.F$27]=[.$J23]);[Data.E$3];&quot;&quot;)" table:style-name="ce3"/>
          <table:table-cell office:value-type="string" office:string-value="" table:formula="of:=IF(AND([Data.G$27]=[.$I23];[Data.H$27]=[.$J23]);[Data.G$3];&quot;&quot;)" table:style-name="ce3"/>
          <table:table-cell office:value-type="string" office:string-value="" table:formula="of:=IF(AND([Data.I$27]=[.$I23];[Data.J$27]=[.$J23]);[Data.I$3];&quot;&quot;)" table:style-name="ce3"/>
          <table:table-cell office:value-type="string" office:string-value="" table:formula="of:=IF(AND([Data.K$27]=[.$I23];[Data.L$27]=[.$J23]);[Data.K$3];&quot;&quot;)" table:style-name="ce3"/>
          <table:table-cell office:value-type="string" office:string-value="" table:formula="of:=IF(AND([Data.M$27]=[.$I23];[Data.N$27]=[.$J23]);[Data.M$3];&quot;&quot;)" table:style-name="ce3"/>
          <table:table-cell office:value-type="string" office:string-value="" table:formula="of:=IF(AND([Data.O$27]=[.$I23];[Data.P$27]=[.$J23]);[Data.O$3];&quot;&quot;)" table:style-name="ce3"/>
          <table:table-cell office:value-type="string" office:string-value="" table:formula="of:=IF(AND([Data.Q$27]=[.$I23];[Data.R$27]=[.$J23]);[Data.Q$3];&quot;&quot;)" table:style-name="ce3"/>
          <table:table-cell office:value-type="string" office:string-value="" table:formula="of:=IF(AND([Data.S$27]=[.$I23];[Data.T$27]=[.$J23]);[Data.S$3];&quot;&quot;)" table:style-name="ce3"/>
          <table:table-cell office:value-type="string" office:string-value="" table:formula="of:=IF(AND([Data.U$27]=[.$I23];[Data.V$27]=[.$J23]);[Data.U$3];&quot;&quot;)" table:style-name="ce3"/>
          <table:table-cell office:value-type="string" office:string-value="" table:formula="of:=IF(AND([Data.W$27]=[.$I23];[Data.X$27]=[.$J23]);[Data.W$3];&quot;&quot;)" table:style-name="ce3"/>
          <table:table-cell office:value-type="string" office:string-value="" table:formula="of:=IF(AND([Data.Y$27]=[.$I23];[Data.Z$27]=[.$J23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2" table:style-name="ce11">
            <text:p>2</text:p>
          </table:table-cell>
          <table:table-cell office:value-type="string" office:string-value="" table:formula="of:=IF(AND([Data.C$27]=[.$I24];[Data.D$27]=[.$J24]);[Data.C$3];&quot;&quot;)" table:style-name="ce3"/>
          <table:table-cell office:value-type="string" office:string-value="" table:formula="of:=IF(AND([Data.E$27]=[.$I24];[Data.F$27]=[.$J24]);[Data.E$3];&quot;&quot;)" table:style-name="ce3"/>
          <table:table-cell office:value-type="string" office:string-value="" table:formula="of:=IF(AND([Data.G$27]=[.$I24];[Data.H$27]=[.$J24]);[Data.G$3];&quot;&quot;)" table:style-name="ce3"/>
          <table:table-cell office:value-type="string" office:string-value="" table:formula="of:=IF(AND([Data.I$27]=[.$I24];[Data.J$27]=[.$J24]);[Data.I$3];&quot;&quot;)" table:style-name="ce3"/>
          <table:table-cell office:value-type="string" office:string-value="" table:formula="of:=IF(AND([Data.K$27]=[.$I24];[Data.L$27]=[.$J24]);[Data.K$3];&quot;&quot;)" table:style-name="ce3"/>
          <table:table-cell office:value-type="string" office:string-value="" table:formula="of:=IF(AND([Data.M$27]=[.$I24];[Data.N$27]=[.$J24]);[Data.M$3];&quot;&quot;)" table:style-name="ce3"/>
          <table:table-cell office:value-type="string" office:string-value="" table:formula="of:=IF(AND([Data.O$27]=[.$I24];[Data.P$27]=[.$J24]);[Data.O$3];&quot;&quot;)" table:style-name="ce3"/>
          <table:table-cell office:value-type="string" office:string-value="" table:formula="of:=IF(AND([Data.Q$27]=[.$I24];[Data.R$27]=[.$J24]);[Data.Q$3];&quot;&quot;)" table:style-name="ce3"/>
          <table:table-cell office:value-type="string" office:string-value="" table:formula="of:=IF(AND([Data.S$27]=[.$I24];[Data.T$27]=[.$J24]);[Data.S$3];&quot;&quot;)" table:style-name="ce3"/>
          <table:table-cell office:value-type="string" office:string-value="" table:formula="of:=IF(AND([Data.U$27]=[.$I24];[Data.V$27]=[.$J24]);[Data.U$3];&quot;&quot;)" table:style-name="ce3"/>
          <table:table-cell office:value-type="string" office:string-value="" table:formula="of:=IF(AND([Data.W$27]=[.$I24];[Data.X$27]=[.$J24]);[Data.W$3];&quot;&quot;)" table:style-name="ce3"/>
          <table:table-cell office:value-type="string" office:string-value="" table:formula="of:=IF(AND([Data.Y$27]=[.$I24];[Data.Z$27]=[.$J24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3" table:style-name="ce11">
            <text:p>3</text:p>
          </table:table-cell>
          <table:table-cell office:value-type="string" office:string-value="" table:formula="of:=IF(AND([Data.C$27]=[.$I25];[Data.D$27]=[.$J25]);[Data.C$3];&quot;&quot;)" table:style-name="ce3"/>
          <table:table-cell office:value-type="string" office:string-value="" table:formula="of:=IF(AND([Data.E$27]=[.$I25];[Data.F$27]=[.$J25]);[Data.E$3];&quot;&quot;)" table:style-name="ce3"/>
          <table:table-cell office:value-type="string" office:string-value="" table:formula="of:=IF(AND([Data.G$27]=[.$I25];[Data.H$27]=[.$J25]);[Data.G$3];&quot;&quot;)" table:style-name="ce3"/>
          <table:table-cell office:value-type="string" office:string-value="" table:formula="of:=IF(AND([Data.I$27]=[.$I25];[Data.J$27]=[.$J25]);[Data.I$3];&quot;&quot;)" table:style-name="ce3"/>
          <table:table-cell office:value-type="string" office:string-value="" table:formula="of:=IF(AND([Data.K$27]=[.$I25];[Data.L$27]=[.$J25]);[Data.K$3];&quot;&quot;)" table:style-name="ce3"/>
          <table:table-cell office:value-type="string" office:string-value="" table:formula="of:=IF(AND([Data.M$27]=[.$I25];[Data.N$27]=[.$J25]);[Data.M$3];&quot;&quot;)" table:style-name="ce3"/>
          <table:table-cell office:value-type="string" office:string-value="" table:formula="of:=IF(AND([Data.O$27]=[.$I25];[Data.P$27]=[.$J25]);[Data.O$3];&quot;&quot;)" table:style-name="ce3"/>
          <table:table-cell office:value-type="string" office:string-value="" table:formula="of:=IF(AND([Data.Q$27]=[.$I25];[Data.R$27]=[.$J25]);[Data.Q$3];&quot;&quot;)" table:style-name="ce3"/>
          <table:table-cell office:value-type="string" office:string-value="" table:formula="of:=IF(AND([Data.S$27]=[.$I25];[Data.T$27]=[.$J25]);[Data.S$3];&quot;&quot;)" table:style-name="ce3"/>
          <table:table-cell office:value-type="string" office:string-value="" table:formula="of:=IF(AND([Data.U$27]=[.$I25];[Data.V$27]=[.$J25]);[Data.U$3];&quot;&quot;)" table:style-name="ce3"/>
          <table:table-cell office:value-type="string" office:string-value="" table:formula="of:=IF(AND([Data.W$27]=[.$I25];[Data.X$27]=[.$J25]);[Data.W$3];&quot;&quot;)" table:style-name="ce3"/>
          <table:table-cell office:value-type="string" office:string-value="" table:formula="of:=IF(AND([Data.Y$27]=[.$I25];[Data.Z$27]=[.$J25]);[Data.Y$3];&quot;&quot;)" table:style-name="ce3"/>
          <table:table-cell table:number-columns-repeated="16362"/>
        </table:table-row>
        <table:table-row table:style-name="ro14">
          <table:table-cell table:number-columns-repeated="6"/>
          <table:table-cell table:number-columns-repeated="2" table:style-name="ce11"/>
          <table:table-cell office:value-type="float" office:value="1" table:style-name="ce2">
            <text:p>1</text:p>
          </table:table-cell>
          <table:table-cell office:value-type="float" office:value="4" table:style-name="ce11">
            <text:p>4</text:p>
          </table:table-cell>
          <table:table-cell office:value-type="string" office:string-value="" table:formula="of:=IF(AND([Data.C$27]=[.$I26];[Data.D$27]=[.$J26]);[Data.C$3];&quot;&quot;)" table:style-name="ce3"/>
          <table:table-cell office:value-type="string" office:string-value="" table:formula="of:=IF(AND([Data.E$27]=[.$I26];[Data.F$27]=[.$J26]);[Data.E$3];&quot;&quot;)" table:style-name="ce3"/>
          <table:table-cell office:value-type="string" office:string-value="" table:formula="of:=IF(AND([Data.G$27]=[.$I26];[Data.H$27]=[.$J26]);[Data.G$3];&quot;&quot;)" table:style-name="ce3"/>
          <table:table-cell office:value-type="string" office:string-value="" table:formula="of:=IF(AND([Data.I$27]=[.$I26];[Data.J$27]=[.$J26]);[Data.I$3];&quot;&quot;)" table:style-name="ce3"/>
          <table:table-cell office:value-type="string" office:string-value="" table:formula="of:=IF(AND([Data.K$27]=[.$I26];[Data.L$27]=[.$J26]);[Data.K$3];&quot;&quot;)" table:style-name="ce3"/>
          <table:table-cell office:value-type="string" office:string-value="" table:formula="of:=IF(AND([Data.M$27]=[.$I26];[Data.N$27]=[.$J26]);[Data.M$3];&quot;&quot;)" table:style-name="ce3"/>
          <table:table-cell office:value-type="string" office:string-value="" table:formula="of:=IF(AND([Data.O$27]=[.$I26];[Data.P$27]=[.$J26]);[Data.O$3];&quot;&quot;)" table:style-name="ce3"/>
          <table:table-cell office:value-type="string" office:string-value="" table:formula="of:=IF(AND([Data.Q$27]=[.$I26];[Data.R$27]=[.$J26]);[Data.Q$3];&quot;&quot;)" table:style-name="ce3"/>
          <table:table-cell office:value-type="string" office:string-value="" table:formula="of:=IF(AND([Data.S$27]=[.$I26];[Data.T$27]=[.$J26]);[Data.S$3];&quot;&quot;)" table:style-name="ce3"/>
          <table:table-cell office:value-type="string" office:string-value="" table:formula="of:=IF(AND([Data.U$27]=[.$I26];[Data.V$27]=[.$J26]);[Data.U$3];&quot;&quot;)" table:style-name="ce3"/>
          <table:table-cell office:value-type="string" office:string-value="" table:formula="of:=IF(AND([Data.W$27]=[.$I26];[Data.X$27]=[.$J26]);[Data.W$3];&quot;&quot;)" table:style-name="ce3"/>
          <table:table-cell office:value-type="string" office:string-value="" table:formula="of:=IF(AND([Data.Y$27]=[.$I26];[Data.Z$27]=[.$J26]);[Data.Y$3];&quot;&quot;)" table:style-name="ce3"/>
          <table:table-cell table:number-columns-repeated="16362"/>
        </table:table-row>
        <table:table-row table:style-name="ro9">
          <table:table-cell table:number-columns-repeated="16384"/>
        </table:table-row>
        <table:table-row table:number-rows-repeated="7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style-name="ro9">
          <table:table-cell table:number-columns-repeated="6"/>
          <table:table-cell table:style-name="ce19"/>
          <table:table-cell table:number-columns-repeated="2" table:style-name="ce11"/>
          <table:table-cell table:style-name="ce20"/>
          <table:table-cell table:number-columns-repeated="16374"/>
        </table:table-row>
        <table:table-row table:number-rows-repeated="5" table:style-name="ro9">
          <table:table-cell table:number-columns-repeated="6"/>
          <table:table-cell table:style-name="ce19"/>
          <table:table-cell table:number-columns-repeated="16377" table:style-name="ce11"/>
        </table:table-row>
        <table:table-row table:number-rows-repeated="104853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rebuchet MS" svg:font-family="&quot;Trebuchet MS&quot;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5in" fo:margin-bottom="0.5in" fo:margin-left="0.75in" fo:margin-right="0.29in" style:print-orientation="landscape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dc:title>KM Assessment</dc:title>
    <meta:initial-creator>Geoff Parcell</meta:initial-creator>
    <dc:creator>Microsoft Office User</dc:creator>
    <meta:creation-date>2001-02-27T10:36:01Z</meta:creation-date>
    <dc:date>2021-07-14T12:12:36Z</dc:date>
    <meta:print-date>2003-04-16T12:26:0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ccffcc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00ff00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1389in" svg:stroke-color="#ffff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00ff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00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778in" svg:stroke-color="#008000" svg:stroke-opacity="100%" draw:stroke-linejoin="round" svg:stroke-linecap="round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0S3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 svg:stroke-linecap="round"/>
    </style:style>
    <style:style style:family="chart" style:name="G0S4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00" svg:stroke-opacity="100%" draw:stroke-linejoin="round" svg:stroke-linecap="round"/>
    </style:style>
    <style:style style:family="chart" style:name="G0S6">
      <style:chart-properties chart:symbol-type="named-symbol" chart:symbol-name="plus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8080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00ff" svg:stroke-opacity="100%" draw:stroke-linejoin="round" svg:stroke-linecap="round"/>
    </style:style>
    <style:style style:family="chart" style:name="G0S8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00ccff" svg:stroke-opacity="100%" draw:stroke-linejoin="round" svg:stroke-linecap="round"/>
    </style:style>
    <style:style style:family="chart" style:name="GMa1">
      <style:graphic-properties draw:fill="none" draw:stroke="solid" svg:stroke-width="0.00347in" svg:stroke-color="#000000" svg:stroke-opacity="100%" draw:stroke-linejoin="round" svg:stroke-linecap="butt"/>
    </style:style>
    <style:style style:family="chart" style:name="G0S9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ccffff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056in" style:font-size-asian="0.13056in" style:font-size-complex="0.13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89in" svg:stroke-color="#808080" svg:stroke-opacity="100%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236in" style:font-size-asian="0.14236in" style:font-size-complex="0.142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57.0pt" svg:width="808.0pt" chart:style-name="Crt0">
        <chart:title svg:x="355.0111023622047pt" svg:y="13.0003937007874pt" chart:style-name="CT00">
          <text:p text:style-name="a0" text:class-names="" text:cond-style-name="">KM Assessment</text:p>
        </chart:title>
        <chart:legend svg:x="632.0197637795275pt" svg:y="272.0085826771654pt" chart:style-name="Lgnd"/>
        <chart:plot-area svg:x="43.06220472440944pt" svg:y="36.2763779527559pt" svg:width="567.9569291338582pt" svg:height="361.0374015748031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8.00055118110236pt" svg:y="119.0037795275591pt" chart:style-name="AT01">
              <text:p text:style-name="a1" text:class-names="" text:cond-style-name="">Level</text:p>
            </chart:title>
            <chart:grid chart:class="major" chart:style-name="GMa1"/>
          </chart:axis>
          <chart:series chart:label-cell-address="Data.$C$3" chart:values-cell-range-address="Data.$C$5:.$C$12" chart:class="chart:line" chart:attached-axis="primary-y" chart:style-name="G0S0">
            <chart:data-point chart:repeated="8"/>
          </chart:series>
          <chart:series chart:label-cell-address="Data.$E$3" chart:values-cell-range-address="Data.$E$5:.$E$12" chart:class="chart:line" chart:attached-axis="primary-y" chart:style-name="G0S1">
            <chart:data-point chart:repeated="8"/>
          </chart:series>
          <chart:series chart:label-cell-address="Data.$G$3" chart:values-cell-range-address="Data.$G$5:.$G$9" chart:class="chart:line" chart:attached-axis="primary-y" chart:style-name="G0S2">
            <chart:data-point chart:repeated="5"/>
          </chart:series>
          <chart:series chart:label-cell-address="Data.$I$3" chart:values-cell-range-address="Data.$I$5:.$I$12" chart:class="chart:line" chart:attached-axis="primary-y" chart:style-name="G0S3">
            <chart:data-point chart:repeated="8"/>
          </chart:series>
          <chart:series chart:label-cell-address="Data.$K$3" chart:values-cell-range-address="Data.$K$5:.$K$12" chart:class="chart:line" chart:attached-axis="primary-y" chart:style-name="G0S4">
            <chart:data-point chart:repeated="8"/>
          </chart:series>
          <chart:series chart:label-cell-address="Data.$M$3" chart:values-cell-range-address="Data.$M$5:.$M$12" chart:class="chart:line" chart:attached-axis="primary-y" chart:style-name="G0S5">
            <chart:data-point chart:repeated="8"/>
          </chart:series>
          <chart:series chart:label-cell-address="Data.$O$3" chart:values-cell-range-address="Data.$O$5:.$O$12" chart:class="chart:line" chart:attached-axis="primary-y" chart:style-name="G0S6">
            <chart:data-point chart:repeated="8"/>
          </chart:series>
          <chart:series chart:label-cell-address="Data.$Q$3" chart:values-cell-range-address="Data.$Q$5:.$Q$12" chart:class="chart:line" chart:attached-axis="primary-y" chart:style-name="G0S7">
            <chart:data-point chart:repeated="8"/>
          </chart:series>
          <chart:series chart:label-cell-address="Data.$S$3" chart:values-cell-range-address="Data.$S$5:.$S$12" chart:class="chart:line" chart:attached-axis="primary-y" chart:style-name="G0S8">
            <chart:data-point chart:repeated="8"/>
          </chart:series>
          <chart:series chart:label-cell-address="Data.$U$3" chart:values-cell-range-address="Data.$U$5:.$U$12" chart:class="chart:line" chart:attached-axis="primary-y" chart:style-name="G0S9">
            <chart:data-point chart:repeated="8"/>
          </chart:series>
          <chart:series chart:label-cell-address="Data.$W$3" chart:values-cell-range-address="Data.$W$5:.$W$12" chart:class="chart:line" chart:attached-axis="primary-y" chart:style-name="G0S10">
            <chart:data-point chart:repeated="8"/>
          </chart:series>
          <chart:series chart:label-cell-address="Data.$Y$3" chart:values-cell-range-address="Data.$Y$5:.$Y$12" chart:class="chart:line" chart:attached-axis="primary-y" chart:style-name="G0S11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Q$3" svg:x="337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R$5:.$R$12" chart:class="chart:line" chart:attached-axis="primary-y" chart:style-name="G1S0">
            <chart:data-point chart:repeated="8"/>
          </chart:series>
          <chart:series chart:label-cell-address="Data.$B$2" chart:values-cell-range-address="Data.$Q$5:.$Q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S$3" svg:x="346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T$5:.$T$12" chart:class="chart:line" chart:attached-axis="primary-y" chart:style-name="G1S0">
            <chart:data-point chart:repeated="8"/>
          </chart:series>
          <chart:series chart:label-cell-address="Data.$B$2" chart:values-cell-range-address="Data.$S$5:.$S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U$3" svg:x="342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V$5:.$V$12" chart:class="chart:line" chart:attached-axis="primary-y" chart:style-name="G1S0">
            <chart:data-point chart:repeated="8"/>
          </chart:series>
          <chart:series chart:label-cell-address="Data.$B$2" chart:values-cell-range-address="Data.$U$5:.$U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W$3" svg:x="34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X$5:.$X$12" chart:class="chart:line" chart:attached-axis="primary-y" chart:style-name="G1S0">
            <chart:data-point chart:repeated="8"/>
          </chart:series>
          <chart:series chart:label-cell-address="Data.$B$2" chart:values-cell-range-address="Data.$W$5:.$W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Y$3" svg:x="333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Z$5:.$Z$12" chart:class="chart:line" chart:attached-axis="primary-y" chart:style-name="G1S0">
            <chart:data-point chart:repeated="8"/>
          </chart:series>
          <chart:series chart:label-cell-address="Data.$B$2" chart:values-cell-range-address="Data.$Y$5:.$Y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</office:automatic-styles>
  <office:body>
    <office:chart>
      <chart:chart chart:class="chart:area" svg:height="442.4242519685039pt" svg:width="725.7575590551181pt" chart:style-name="Crt0">
        <chart:title table:cell-range="Data.$C$3" svg:x="282.2946456692914pt" svg:y="7.006692913385826pt" chart:style-name="CT00"/>
        <chart:plot-area svg:x="105.9581102362205pt" svg:y="32.44897637795275pt" svg:width="600.6668503937008pt" svg:height="375.8300787401575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1669291338583pt" svg:y="116.1113385826772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C$3" svg:x="342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D$5:.$D$12" chart:class="chart:line" chart:attached-axis="primary-y" chart:style-name="G1S0">
            <chart:data-point chart:repeated="8"/>
          </chart:series>
          <chart:series chart:label-cell-address="Data.$B$2" chart:values-cell-range-address="Data.$C$5:.$C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E$3" svg:x="342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F$5:.$F$12" chart:class="chart:line" chart:attached-axis="primary-y" chart:style-name="G1S0">
            <chart:data-point chart:repeated="8"/>
          </chart:series>
          <chart:series chart:label-cell-address="Data.$B$2" chart:values-cell-range-address="Data.$E$5:.$E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G$3" svg:x="338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H$5:.$H$12" chart:class="chart:line" chart:attached-axis="primary-y" chart:style-name="G1S0">
            <chart:data-point chart:repeated="8"/>
          </chart:series>
          <chart:series chart:label-cell-address="Data.$B$2" chart:values-cell-range-address="Data.$G$5:.$G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I$3" svg:x="343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J$5:.$J$12" chart:class="chart:line" chart:attached-axis="primary-y" chart:style-name="G1S0">
            <chart:data-point chart:repeated="8"/>
          </chart:series>
          <chart:series chart:label-cell-address="Data.$B$2" chart:values-cell-range-address="Data.$I$5:.$I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K$3" svg:x="342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L$5:.$L$12" chart:class="chart:line" chart:attached-axis="primary-y" chart:style-name="G1S0">
            <chart:data-point chart:repeated="8"/>
          </chart:series>
          <chart:series chart:label-cell-address="Data.$B$2" chart:values-cell-range-address="Data.$K$5:.$K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M$3" svg:x="339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N$5:.$N$12" chart:class="chart:line" chart:attached-axis="primary-y" chart:style-name="G1S0">
            <chart:data-point chart:repeated="8"/>
          </chart:series>
          <chart:series chart:label-cell-address="Data.$B$2" chart:values-cell-range-address="Data.$M$5:.$M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00ff00" draw:opacity="100%" draw:stroke="solid" svg:stroke-width="0.01389in" svg:stroke-color="#808080" svg:stroke-opacity="100%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75in" style:font-size-asian="0.1875in" style:font-size-complex="0.187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5" chart:minimum="1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00ff00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0000ff" draw:opacity="100%" draw:stroke="solid" svg:stroke-width="0.02778in" svg:stroke-color="#ffcc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528in" style:font-size-asian="0.21528in" style:font-size-complex="0.2152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00ff00" draw:opacity="100%" draw:stroke="solid" svg:stroke-width="0.01389in" svg:stroke-color="#808080" svg:stroke-opacity="100%"/>
    </style:style>
    <style:style style:family="chart" style:name="G1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4167in" svg:stroke-color="#ff0000" svg:stroke-opacity="100%" draw:stroke-linejoin="round" svg:stroke-linecap="round"/>
    </style:style>
    <style:style style:family="chart" style:name="G1S1">
      <style:chart-properties chart:symbol-type="named-symbol" chart:symbol-name="asterisk" chart:symbol-width="0.125in" chart:symbol-height="0.125in" chart:connect-bars="false" chart:solid-type="cuboid" chart:stacked="false" chart:percentage="false"/>
      <style:graphic-properties draw:fill="none" draw:stroke="solid" svg:stroke-width="0.04167in" svg:stroke-color="#00ff00" svg:stroke-opacity="100%" draw:stroke-linejoin="round" svg:stroke-linecap="round"/>
    </style:style>
  </office:automatic-styles>
  <office:body>
    <office:chart>
      <chart:chart chart:class="chart:area" svg:height="442.0pt" svg:width="725.0pt" chart:style-name="Crt0">
        <chart:title table:cell-range="Data.$O$3" svg:x="341.0pt" svg:y="9.0pt" chart:style-name="CT00"/>
        <chart:plot-area svg:x="105.750157480315pt" svg:y="32.41251968503937pt" svg:width="600.1517322834645pt" svg:height="375.6390551181103pt" chart:style-name="Plt0">
          <chart:axis chart:dimension="x" chart:name="primary-x" chart:style-name="Axs0">
            <chart:categories table:cell-range-address="Data.$B$5:.$B$12"/>
          </chart:axis>
          <chart:axis chart:dimension="y" chart:name="primary-y" chart:style-name="Axs1">
            <chart:title svg:x="16.0pt" svg:y="116.0pt" chart:style-name="AT01">
              <text:p text:style-name="a1" text:class-names="" text:cond-style-name="">Level</text:p>
            </chart:title>
          </chart:axis>
          <chart:series chart:label-cell-address="Data.$AB$3" chart:values-cell-range-address="Data.$AB$5:.$AB$12" chart:class="chart:area" chart:attached-axis="primary-y" chart:style-name="G0S0">
            <chart:data-point chart:repeated="8"/>
          </chart:series>
          <chart:series chart:label-cell-address="Data.$AD$3" chart:values-cell-range-address="Data.$AD$5:.$AD$12" chart:class="chart:area" chart:attached-axis="primary-y" chart:style-name="G0S1">
            <chart:data-point chart:repeated="8"/>
          </chart:series>
          <chart:series chart:label-cell-address="Data.$B$13" chart:values-cell-range-address="Data.$P$5:.$P$12" chart:class="chart:line" chart:attached-axis="primary-y" chart:style-name="G1S0">
            <chart:data-point chart:repeated="8"/>
          </chart:series>
          <chart:series chart:label-cell-address="Data.$B$2" chart:values-cell-range-address="Data.$O$5:.$O$12" chart:class="chart:line" chart:attached-axis="primary-y" chart:style-name="G1S1">
            <chart:data-point chart:repeated="8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</office:document-styles>
</file>